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Block Size</text:p>
          </table:table-cell>
          <table:table-cell office:value-type="string" table:style-name="ce1">
            <text:p>Merge sort</text:p>
          </table:table-cell>
          <table:table-cell office:value-type="string" table:style-name="ce1">
            <text:p>Quick sort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9.0000000000000002E-6" table:style-name="ce1">
            <text:p>0.000009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.2E-5" table:style-name="ce1">
            <text:p>0.000012</text:p>
          </table:table-cell>
          <table:table-cell office:value-type="float" office:value="2.5999999999999998E-5" table:style-name="ce1">
            <text:p>0.000026</text:p>
          </table:table-cell>
          <table:table-cell/>
          <table:table-cell table:style-name="ce1">
            <draw:frame draw:z-index="1" draw:id="id0" draw:style-name="a0" draw:name="Chart 2" svg:x="0.3125in" svg:y="0.0583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.9000000000000001E-5" table:style-name="ce1">
            <text:p>0.000019</text:p>
          </table:table-cell>
          <table:table-cell office:value-type="float" office:value="5.3000000000000001E-5" table:style-name="ce1">
            <text:p>0.000053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.4000000000000001E-5" table:style-name="ce1">
            <text:p>0.000024</text:p>
          </table:table-cell>
          <table:table-cell office:value-type="float" office:value="8.5000000000000006E-5" table:style-name="ce1">
            <text:p>0.000085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.9E-5" table:style-name="ce1">
            <text:p>0.000029</text:p>
          </table:table-cell>
          <table:table-cell office:value-type="float" office:value="1.27E-4" table:style-name="ce1">
            <text:p>0.000127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3.4999999999999997E-5" table:style-name="ce1">
            <text:p>0.000035</text:p>
          </table:table-cell>
          <table:table-cell office:value-type="float" office:value="1.7100000000000001E-4" table:style-name="ce1">
            <text:p>0.000171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4.1E-5" table:style-name="ce1">
            <text:p>0.000041</text:p>
          </table:table-cell>
          <table:table-cell office:value-type="float" office:value="2.2499999999999999E-4" table:style-name="ce1">
            <text:p>0.000225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5.0000000000000002E-5" table:style-name="ce1">
            <text:p>0.00005</text:p>
          </table:table-cell>
          <table:table-cell office:value-type="float" office:value="2.8400000000000002E-4" table:style-name="ce1">
            <text:p>0.000284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5.3999999999999998E-5" table:style-name="ce1">
            <text:p>0.000054</text:p>
          </table:table-cell>
          <table:table-cell office:value-type="float" office:value="3.5399999999999999E-4" table:style-name="ce1">
            <text:p>0.000354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5.8999999999999998E-5" table:style-name="ce1">
            <text:p>0.000059</text:p>
          </table:table-cell>
          <table:table-cell office:value-type="float" office:value="4.2900000000000002E-4" table:style-name="ce1">
            <text:p>0.000429</text:p>
          </table:table-cell>
          <table:table-cell table:number-columns-repeated="1638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6.6000000000000005E-5" table:style-name="ce1">
            <text:p>0.000066</text:p>
          </table:table-cell>
          <table:table-cell office:value-type="float" office:value="5.1500000000000005E-4" table:style-name="ce1">
            <text:p>0.000515</text:p>
          </table:table-cell>
          <table:table-cell table:number-columns-repeated="1638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7.2999999999999999E-5" table:style-name="ce1">
            <text:p>0.000073</text:p>
          </table:table-cell>
          <table:table-cell office:value-type="float" office:value="6.0499999999999996E-4" table:style-name="ce1">
            <text:p>0.000605</text:p>
          </table:table-cell>
          <table:table-cell table:number-columns-repeated="16381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8.2000000000000001E-5" table:style-name="ce1">
            <text:p>0.000082</text:p>
          </table:table-cell>
          <table:table-cell office:value-type="float" office:value="7.0299999999999996E-4" table:style-name="ce1">
            <text:p>0.000703</text:p>
          </table:table-cell>
          <table:table-cell table:number-columns-repeated="16381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8.5000000000000006E-5" table:style-name="ce1">
            <text:p>0.000085</text:p>
          </table:table-cell>
          <table:table-cell office:value-type="float" office:value="8.0800000000000002E-4" table:style-name="ce1">
            <text:p>0.000808</text:p>
          </table:table-cell>
          <table:table-cell table:number-columns-repeated="16381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9.2E-5" table:style-name="ce1">
            <text:p>0.000092</text:p>
          </table:table-cell>
          <table:table-cell office:value-type="float" office:value="9.1500000000000001E-4" table:style-name="ce1">
            <text:p>0.000915</text:p>
          </table:table-cell>
          <table:table-cell table:number-columns-repeated="16381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1.02E-4" table:style-name="ce1">
            <text:p>0.000102</text:p>
          </table:table-cell>
          <table:table-cell office:value-type="float" office:value="1.0579999999999999E-3" table:style-name="ce1">
            <text:p>0.001058</text:p>
          </table:table-cell>
          <table:table-cell table:number-columns-repeated="16381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float" office:value="1.0399999999999999E-4" table:style-name="ce1">
            <text:p>0.000104</text:p>
          </table:table-cell>
          <table:table-cell office:value-type="float" office:value="1.158E-3" table:style-name="ce1">
            <text:p>0.001158</text:p>
          </table:table-cell>
          <table:table-cell table:number-columns-repeated="16381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1.12E-4" table:style-name="ce1">
            <text:p>0.000112</text:p>
          </table:table-cell>
          <table:table-cell office:value-type="float" office:value="1.2780000000000001E-3" table:style-name="ce1">
            <text:p>0.001278</text:p>
          </table:table-cell>
          <table:table-cell table:number-columns-repeated="16381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1.16E-4" table:style-name="ce1">
            <text:p>0.000116</text:p>
          </table:table-cell>
          <table:table-cell office:value-type="float" office:value="1.407E-3" table:style-name="ce1">
            <text:p>0.001407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.22E-4" table:style-name="ce1">
            <text:p>0.000122</text:p>
          </table:table-cell>
          <table:table-cell office:value-type="float" office:value="1.5579999999999999E-3" table:style-name="ce1">
            <text:p>0.001558</text:p>
          </table:table-cell>
          <table:table-cell table:number-columns-repeated="16381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1.7049999999999999E-3" table:style-name="ce1">
            <text:p>0.001705</text:p>
          </table:table-cell>
          <table:table-cell table:number-columns-repeated="1638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1.35E-4" table:style-name="ce1">
            <text:p>0.000135</text:p>
          </table:table-cell>
          <table:table-cell office:value-type="float" office:value="1.854E-3" table:style-name="ce1">
            <text:p>0.001854</text:p>
          </table:table-cell>
          <table:table-cell table:number-columns-repeated="16381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float" office:value="1.5200000000000001E-4" table:style-name="ce1">
            <text:p>0.000152</text:p>
          </table:table-cell>
          <table:table-cell office:value-type="float" office:value="2.0219999999999999E-3" table:style-name="ce1">
            <text:p>0.002022</text:p>
          </table:table-cell>
          <table:table-cell table:number-columns-repeated="16381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1.4999999999999999E-4" table:style-name="ce1">
            <text:p>0.00015</text:p>
          </table:table-cell>
          <table:table-cell office:value-type="float" office:value="2.2160000000000001E-3" table:style-name="ce1">
            <text:p>0.002216</text:p>
          </table:table-cell>
          <table:table-cell table:number-columns-repeated="16381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1.56E-4" table:style-name="ce1">
            <text:p>0.000156</text:p>
          </table:table-cell>
          <table:table-cell office:value-type="float" office:value="2.3909999999999999E-3" table:style-name="ce1">
            <text:p>0.002391</text:p>
          </table:table-cell>
          <table:table-cell table:number-columns-repeated="16381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1.6200000000000001E-4" table:style-name="ce1">
            <text:p>0.000162</text:p>
          </table:table-cell>
          <table:table-cell office:value-type="float" office:value="2.5769999999999999E-3" table:style-name="ce1">
            <text:p>0.002577</text:p>
          </table:table-cell>
          <table:table-cell table:number-columns-repeated="16381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2.784E-3" table:style-name="ce1">
            <text:p>0.002784</text:p>
          </table:table-cell>
          <table:table-cell table:number-columns-repeated="16381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float" office:value="1.76E-4" table:style-name="ce1">
            <text:p>0.000176</text:p>
          </table:table-cell>
          <table:table-cell office:value-type="float" office:value="2.9849999999999998E-3" table:style-name="ce1">
            <text:p>0.002985</text:p>
          </table:table-cell>
          <table:table-cell table:number-columns-repeated="16381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float" office:value="1.83E-4" table:style-name="ce1">
            <text:p>0.000183</text:p>
          </table:table-cell>
          <table:table-cell office:value-type="float" office:value="3.1949999999999999E-3" table:style-name="ce1">
            <text:p>0.003195</text:p>
          </table:table-cell>
          <table:table-cell table:number-columns-repeated="16381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1.8900000000000001E-4" table:style-name="ce1">
            <text:p>0.000189</text:p>
          </table:table-cell>
          <table:table-cell office:value-type="float" office:value="3.4299999999999999E-3" table:style-name="ce1">
            <text:p>0.00343</text:p>
          </table:table-cell>
          <table:table-cell table:number-columns-repeated="16381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float" office:value="1.94E-4" table:style-name="ce1">
            <text:p>0.000194</text:p>
          </table:table-cell>
          <table:table-cell office:value-type="float" office:value="3.6510000000000002E-3" table:style-name="ce1">
            <text:p>0.003651</text:p>
          </table:table-cell>
          <table:table-cell table:number-columns-repeated="16381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float" office:value="2.02E-4" table:style-name="ce1">
            <text:p>0.000202</text:p>
          </table:table-cell>
          <table:table-cell office:value-type="float" office:value="3.8670000000000002E-3" table:style-name="ce1">
            <text:p>0.003867</text:p>
          </table:table-cell>
          <table:table-cell table:number-columns-repeated="16381"/>
        </table:table-row>
        <table:table-row table:style-name="ro1">
          <table:table-cell office:value-type="float" office:value="3300" table:style-name="ce1">
            <text:p>3300</text:p>
          </table:table-cell>
          <table:table-cell office:value-type="float" office:value="2.1000000000000001E-4" table:style-name="ce1">
            <text:p>0.00021</text:p>
          </table:table-cell>
          <table:table-cell office:value-type="float" office:value="4.0969999999999999E-3" table:style-name="ce1">
            <text:p>0.004097</text:p>
          </table:table-cell>
          <table:table-cell table:number-columns-repeated="16381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float" office:value="2.1499999999999999E-4" table:style-name="ce1">
            <text:p>0.000215</text:p>
          </table:table-cell>
          <table:table-cell office:value-type="float" office:value="4.3400000000000001E-3" table:style-name="ce1">
            <text:p>0.00434</text:p>
          </table:table-cell>
          <table:table-cell table:number-columns-repeated="16381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float" office:value="2.2100000000000001E-4" table:style-name="ce1">
            <text:p>0.000221</text:p>
          </table:table-cell>
          <table:table-cell office:value-type="float" office:value="4.5919999999999997E-3" table:style-name="ce1">
            <text:p>0.004592</text:p>
          </table:table-cell>
          <table:table-cell table:number-columns-repeated="16381"/>
        </table:table-row>
        <table:table-row table:style-name="ro1">
          <table:table-cell office:value-type="float" office:value="3600" table:style-name="ce1">
            <text:p>3600</text:p>
          </table:table-cell>
          <table:table-cell office:value-type="float" office:value="2.2699999999999999E-4" table:style-name="ce1">
            <text:p>0.000227</text:p>
          </table:table-cell>
          <table:table-cell office:value-type="float" office:value="4.8510000000000003E-3" table:style-name="ce1">
            <text:p>0.004851</text:p>
          </table:table-cell>
          <table:table-cell table:number-columns-repeated="16381"/>
        </table:table-row>
        <table:table-row table:style-name="ro1">
          <table:table-cell office:value-type="float" office:value="3700" table:style-name="ce1">
            <text:p>3700</text:p>
          </table:table-cell>
          <table:table-cell office:value-type="float" office:value="2.3499999999999999E-4" table:style-name="ce1">
            <text:p>0.000235</text:p>
          </table:table-cell>
          <table:table-cell office:value-type="float" office:value="5.1269999999999996E-3" table:style-name="ce1">
            <text:p>0.005127</text:p>
          </table:table-cell>
          <table:table-cell table:number-columns-repeated="16381"/>
        </table:table-row>
        <table:table-row table:style-name="ro1">
          <table:table-cell office:value-type="float" office:value="3800" table:style-name="ce1">
            <text:p>3800</text:p>
          </table:table-cell>
          <table:table-cell office:value-type="float" office:value="2.3900000000000001E-4" table:style-name="ce1">
            <text:p>0.000239</text:p>
          </table:table-cell>
          <table:table-cell office:value-type="float" office:value="5.4070000000000003E-3" table:style-name="ce1">
            <text:p>0.005407</text:p>
          </table:table-cell>
          <table:table-cell table:number-columns-repeated="16381"/>
        </table:table-row>
        <table:table-row table:style-name="ro1">
          <table:table-cell office:value-type="float" office:value="3900" table:style-name="ce1">
            <text:p>3900</text:p>
          </table:table-cell>
          <table:table-cell office:value-type="float" office:value="2.4800000000000001E-4" table:style-name="ce1">
            <text:p>0.000248</text:p>
          </table:table-cell>
          <table:table-cell office:value-type="float" office:value="5.6519999999999999E-3" table:style-name="ce1">
            <text:p>0.005652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2.5700000000000001E-4" table:style-name="ce1">
            <text:p>0.000257</text:p>
          </table:table-cell>
          <table:table-cell office:value-type="float" office:value="5.9259999999999998E-3" table:style-name="ce1">
            <text:p>0.005926</text:p>
          </table:table-cell>
          <table:table-cell table:number-columns-repeated="16381"/>
        </table:table-row>
        <table:table-row table:style-name="ro1">
          <table:table-cell office:value-type="float" office:value="4100" table:style-name="ce1">
            <text:p>4100</text:p>
          </table:table-cell>
          <table:table-cell office:value-type="float" office:value="2.5900000000000001E-4" table:style-name="ce1">
            <text:p>0.000259</text:p>
          </table:table-cell>
          <table:table-cell office:value-type="float" office:value="6.215E-3" table:style-name="ce1">
            <text:p>0.006215</text:p>
          </table:table-cell>
          <table:table-cell table:number-columns-repeated="16381"/>
        </table:table-row>
        <table:table-row table:style-name="ro1">
          <table:table-cell office:value-type="float" office:value="4200" table:style-name="ce1">
            <text:p>4200</text:p>
          </table:table-cell>
          <table:table-cell office:value-type="float" office:value="2.6899999999999998E-4" table:style-name="ce1">
            <text:p>0.000269</text:p>
          </table:table-cell>
          <table:table-cell office:value-type="float" office:value="6.535E-3" table:style-name="ce1">
            <text:p>0.006535</text:p>
          </table:table-cell>
          <table:table-cell table:number-columns-repeated="16381"/>
        </table:table-row>
        <table:table-row table:style-name="ro1">
          <table:table-cell office:value-type="float" office:value="4300" table:style-name="ce1">
            <text:p>4300</text:p>
          </table:table-cell>
          <table:table-cell office:value-type="float" office:value="2.7399999999999999E-4" table:style-name="ce1">
            <text:p>0.000274</text:p>
          </table:table-cell>
          <table:table-cell office:value-type="float" office:value="6.8669999999999998E-3" table:style-name="ce1">
            <text:p>0.006867</text:p>
          </table:table-cell>
          <table:table-cell table:number-columns-repeated="16381"/>
        </table:table-row>
        <table:table-row table:style-name="ro1">
          <table:table-cell office:value-type="float" office:value="4400" table:style-name="ce1">
            <text:p>4400</text:p>
          </table:table-cell>
          <table:table-cell office:value-type="float" office:value="2.8299999999999999E-4" table:style-name="ce1">
            <text:p>0.000283</text:p>
          </table:table-cell>
          <table:table-cell office:value-type="float" office:value="7.1440000000000002E-3" table:style-name="ce1">
            <text:p>0.007144</text:p>
          </table:table-cell>
          <table:table-cell table:number-columns-repeated="16381"/>
        </table:table-row>
        <table:table-row table:style-name="ro1">
          <table:table-cell office:value-type="float" office:value="4500" table:style-name="ce1">
            <text:p>4500</text:p>
          </table:table-cell>
          <table:table-cell office:value-type="float" office:value="2.8800000000000001E-4" table:style-name="ce1">
            <text:p>0.000288</text:p>
          </table:table-cell>
          <table:table-cell office:value-type="float" office:value="7.4729999999999996E-3" table:style-name="ce1">
            <text:p>0.007473</text:p>
          </table:table-cell>
          <table:table-cell table:number-columns-repeated="16381"/>
        </table:table-row>
        <table:table-row table:style-name="ro1">
          <table:table-cell office:value-type="float" office:value="4600" table:style-name="ce1">
            <text:p>4600</text:p>
          </table:table-cell>
          <table:table-cell office:value-type="float" office:value="2.9300000000000002E-4" table:style-name="ce1">
            <text:p>0.000293</text:p>
          </table:table-cell>
          <table:table-cell office:value-type="float" office:value="7.8100000000000001E-3" table:style-name="ce1">
            <text:p>0.00781</text:p>
          </table:table-cell>
          <table:table-cell table:number-columns-repeated="16381"/>
        </table:table-row>
        <table:table-row table:style-name="ro1">
          <table:table-cell office:value-type="float" office:value="4700" table:style-name="ce1">
            <text:p>4700</text:p>
          </table:table-cell>
          <table:table-cell office:value-type="float" office:value="3.0200000000000002E-4" table:style-name="ce1">
            <text:p>0.000302</text:p>
          </table:table-cell>
          <table:table-cell office:value-type="float" office:value="8.1799999999999998E-3" table:style-name="ce1">
            <text:p>0.00818</text:p>
          </table:table-cell>
          <table:table-cell table:number-columns-repeated="16381"/>
        </table:table-row>
        <table:table-row table:style-name="ro1">
          <table:table-cell office:value-type="float" office:value="4800" table:style-name="ce1">
            <text:p>4800</text:p>
          </table:table-cell>
          <table:table-cell office:value-type="float" office:value="3.0800000000000001E-4" table:style-name="ce1">
            <text:p>0.000308</text:p>
          </table:table-cell>
          <table:table-cell office:value-type="float" office:value="8.5129999999999997E-3" table:style-name="ce1">
            <text:p>0.008513</text:p>
          </table:table-cell>
          <table:table-cell table:number-columns-repeated="16381"/>
        </table:table-row>
        <table:table-row table:style-name="ro1">
          <table:table-cell office:value-type="float" office:value="4900" table:style-name="ce1">
            <text:p>4900</text:p>
          </table:table-cell>
          <table:table-cell office:value-type="float" office:value="3.1700000000000001E-4" table:style-name="ce1">
            <text:p>0.000317</text:p>
          </table:table-cell>
          <table:table-cell office:value-type="float" office:value="8.8529999999999998E-3" table:style-name="ce1">
            <text:p>0.008853</text:p>
          </table:table-cell>
          <table:table-cell table:number-columns-repeated="16381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3.2299999999999999E-4" table:style-name="ce1">
            <text:p>0.000323</text:p>
          </table:table-cell>
          <table:table-cell office:value-type="float" office:value="9.2309999999999996E-3" table:style-name="ce1">
            <text:p>0.009231</text:p>
          </table:table-cell>
          <table:table-cell table:number-columns-repeated="16381"/>
        </table:table-row>
        <table:table-row table:style-name="ro1">
          <table:table-cell office:value-type="float" office:value="5100" table:style-name="ce1">
            <text:p>5100</text:p>
          </table:table-cell>
          <table:table-cell office:value-type="float" office:value="3.3100000000000002E-4" table:style-name="ce1">
            <text:p>0.000331</text:p>
          </table:table-cell>
          <table:table-cell office:value-type="float" office:value="9.5860000000000008E-3" table:style-name="ce1">
            <text:p>0.009586</text:p>
          </table:table-cell>
          <table:table-cell table:number-columns-repeated="16381"/>
        </table:table-row>
        <table:table-row table:style-name="ro1">
          <table:table-cell office:value-type="float" office:value="5200" table:style-name="ce1">
            <text:p>5200</text:p>
          </table:table-cell>
          <table:table-cell office:value-type="float" office:value="3.3799999999999998E-4" table:style-name="ce1">
            <text:p>0.000338</text:p>
          </table:table-cell>
          <table:table-cell office:value-type="float" office:value="9.9369999999999997E-3" table:style-name="ce1">
            <text:p>0.009937</text:p>
          </table:table-cell>
          <table:table-cell table:number-columns-repeated="16381"/>
        </table:table-row>
        <table:table-row table:style-name="ro1">
          <table:table-cell office:value-type="float" office:value="5300" table:style-name="ce1">
            <text:p>5300</text:p>
          </table:table-cell>
          <table:table-cell office:value-type="float" office:value="3.4299999999999999E-4" table:style-name="ce1">
            <text:p>0.000343</text:p>
          </table:table-cell>
          <table:table-cell office:value-type="float" office:value="1.0331E-2" table:style-name="ce1">
            <text:p>0.010331</text:p>
          </table:table-cell>
          <table:table-cell table:number-columns-repeated="16381"/>
        </table:table-row>
        <table:table-row table:style-name="ro1">
          <table:table-cell office:value-type="float" office:value="5400" table:style-name="ce1">
            <text:p>5400</text:p>
          </table:table-cell>
          <table:table-cell office:value-type="float" office:value="3.5399999999999999E-4" table:style-name="ce1">
            <text:p>0.000354</text:p>
          </table:table-cell>
          <table:table-cell office:value-type="float" office:value="1.0692E-2" table:style-name="ce1">
            <text:p>0.010692</text:p>
          </table:table-cell>
          <table:table-cell table:number-columns-repeated="16381"/>
        </table:table-row>
        <table:table-row table:style-name="ro1">
          <table:table-cell office:value-type="float" office:value="5500" table:style-name="ce1">
            <text:p>5500</text:p>
          </table:table-cell>
          <table:table-cell office:value-type="float" office:value="3.57E-4" table:style-name="ce1">
            <text:p>0.000357</text:p>
          </table:table-cell>
          <table:table-cell office:value-type="float" office:value="1.1117E-2" table:style-name="ce1">
            <text:p>0.011117</text:p>
          </table:table-cell>
          <table:table-cell table:number-columns-repeated="16381"/>
        </table:table-row>
        <table:table-row table:style-name="ro1">
          <table:table-cell office:value-type="float" office:value="5600" table:style-name="ce1">
            <text:p>5600</text:p>
          </table:table-cell>
          <table:table-cell office:value-type="float" office:value="3.6200000000000002E-4" table:style-name="ce1">
            <text:p>0.000362</text:p>
          </table:table-cell>
          <table:table-cell office:value-type="float" office:value="1.1573E-2" table:style-name="ce1">
            <text:p>0.011573</text:p>
          </table:table-cell>
          <table:table-cell table:number-columns-repeated="16381"/>
        </table:table-row>
        <table:table-row table:style-name="ro1">
          <table:table-cell office:value-type="float" office:value="5700" table:style-name="ce1">
            <text:p>5700</text:p>
          </table:table-cell>
          <table:table-cell office:value-type="float" office:value="3.7300000000000001E-4" table:style-name="ce1">
            <text:p>0.000373</text:p>
          </table:table-cell>
          <table:table-cell office:value-type="float" office:value="1.1927E-2" table:style-name="ce1">
            <text:p>0.011927</text:p>
          </table:table-cell>
          <table:table-cell table:number-columns-repeated="16381"/>
        </table:table-row>
        <table:table-row table:style-name="ro1">
          <table:table-cell office:value-type="float" office:value="5800" table:style-name="ce1">
            <text:p>5800</text:p>
          </table:table-cell>
          <table:table-cell office:value-type="float" office:value="3.8099999999999999E-4" table:style-name="ce1">
            <text:p>0.000381</text:p>
          </table:table-cell>
          <table:table-cell office:value-type="float" office:value="1.238E-2" table:style-name="ce1">
            <text:p>0.01238</text:p>
          </table:table-cell>
          <table:table-cell table:number-columns-repeated="16381"/>
        </table:table-row>
        <table:table-row table:style-name="ro1">
          <table:table-cell office:value-type="float" office:value="5900" table:style-name="ce1">
            <text:p>5900</text:p>
          </table:table-cell>
          <table:table-cell office:value-type="float" office:value="3.9300000000000001E-4" table:style-name="ce1">
            <text:p>0.000393</text:p>
          </table:table-cell>
          <table:table-cell office:value-type="float" office:value="1.2824E-2" table:style-name="ce1">
            <text:p>0.012824</text:p>
          </table:table-cell>
          <table:table-cell table:number-columns-repeated="16381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3.97E-4" table:style-name="ce1">
            <text:p>0.000397</text:p>
          </table:table-cell>
          <table:table-cell office:value-type="float" office:value="1.3228E-2" table:style-name="ce1">
            <text:p>0.013228</text:p>
          </table:table-cell>
          <table:table-cell table:number-columns-repeated="16381"/>
        </table:table-row>
        <table:table-row table:style-name="ro1">
          <table:table-cell office:value-type="float" office:value="6100" table:style-name="ce1">
            <text:p>6100</text:p>
          </table:table-cell>
          <table:table-cell office:value-type="float" office:value="3.9599999999999998E-4" table:style-name="ce1">
            <text:p>0.000396</text:p>
          </table:table-cell>
          <table:table-cell office:value-type="float" office:value="1.3676000000000001E-2" table:style-name="ce1">
            <text:p>0.013676</text:p>
          </table:table-cell>
          <table:table-cell table:number-columns-repeated="16381"/>
        </table:table-row>
        <table:table-row table:style-name="ro1">
          <table:table-cell office:value-type="float" office:value="6200" table:style-name="ce1">
            <text:p>6200</text:p>
          </table:table-cell>
          <table:table-cell office:value-type="float" office:value="4.0499999999999998E-4" table:style-name="ce1">
            <text:p>0.000405</text:p>
          </table:table-cell>
          <table:table-cell office:value-type="float" office:value="1.4119E-2" table:style-name="ce1">
            <text:p>0.014119</text:p>
          </table:table-cell>
          <table:table-cell table:number-columns-repeated="16381"/>
        </table:table-row>
        <table:table-row table:style-name="ro1">
          <table:table-cell office:value-type="float" office:value="6300" table:style-name="ce1">
            <text:p>6300</text:p>
          </table:table-cell>
          <table:table-cell office:value-type="float" office:value="4.1300000000000001E-4" table:style-name="ce1">
            <text:p>0.000413</text:p>
          </table:table-cell>
          <table:table-cell office:value-type="float" office:value="1.4614E-2" table:style-name="ce1">
            <text:p>0.014614</text:p>
          </table:table-cell>
          <table:table-cell table:number-columns-repeated="16381"/>
        </table:table-row>
        <table:table-row table:style-name="ro1">
          <table:table-cell office:value-type="float" office:value="6400" table:style-name="ce1">
            <text:p>6400</text:p>
          </table:table-cell>
          <table:table-cell office:value-type="float" office:value="4.2299999999999998E-4" table:style-name="ce1">
            <text:p>0.000423</text:p>
          </table:table-cell>
          <table:table-cell office:value-type="float" office:value="1.5107000000000001E-2" table:style-name="ce1">
            <text:p>0.015107</text:p>
          </table:table-cell>
          <table:table-cell table:number-columns-repeated="16381"/>
        </table:table-row>
        <table:table-row table:style-name="ro1">
          <table:table-cell office:value-type="float" office:value="6500" table:style-name="ce1">
            <text:p>6500</text:p>
          </table:table-cell>
          <table:table-cell office:value-type="float" office:value="4.2700000000000002E-4" table:style-name="ce1">
            <text:p>0.000427</text:p>
          </table:table-cell>
          <table:table-cell office:value-type="float" office:value="1.5592999999999999E-2" table:style-name="ce1">
            <text:p>0.015593</text:p>
          </table:table-cell>
          <table:table-cell table:number-columns-repeated="16381"/>
        </table:table-row>
        <table:table-row table:style-name="ro1">
          <table:table-cell office:value-type="float" office:value="6600" table:style-name="ce1">
            <text:p>6600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1.6084999999999999E-2" table:style-name="ce1">
            <text:p>0.016085</text:p>
          </table:table-cell>
          <table:table-cell table:number-columns-repeated="16381"/>
        </table:table-row>
        <table:table-row table:style-name="ro1">
          <table:table-cell office:value-type="float" office:value="6700" table:style-name="ce1">
            <text:p>6700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1.661E-2" table:style-name="ce1">
            <text:p>0.01661</text:p>
          </table:table-cell>
          <table:table-cell table:number-columns-repeated="16381"/>
        </table:table-row>
        <table:table-row table:style-name="ro1">
          <table:table-cell office:value-type="float" office:value="6800" table:style-name="ce1">
            <text:p>6800</text:p>
          </table:table-cell>
          <table:table-cell office:value-type="float" office:value="4.5800000000000002E-4" table:style-name="ce1">
            <text:p>0.000458</text:p>
          </table:table-cell>
          <table:table-cell office:value-type="float" office:value="1.7069000000000001E-2" table:style-name="ce1">
            <text:p>0.017069</text:p>
          </table:table-cell>
          <table:table-cell table:number-columns-repeated="16381"/>
        </table:table-row>
        <table:table-row table:style-name="ro1">
          <table:table-cell office:value-type="float" office:value="6900" table:style-name="ce1">
            <text:p>6900</text:p>
          </table:table-cell>
          <table:table-cell office:value-type="float" office:value="4.6099999999999998E-4" table:style-name="ce1">
            <text:p>0.000461</text:p>
          </table:table-cell>
          <table:table-cell office:value-type="float" office:value="1.7652999999999999E-2" table:style-name="ce1">
            <text:p>0.017653</text:p>
          </table:table-cell>
          <table:table-cell table:number-columns-repeated="16381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4.5800000000000002E-4" table:style-name="ce1">
            <text:p>0.000458</text:p>
          </table:table-cell>
          <table:table-cell office:value-type="float" office:value="1.8134999999999998E-2" table:style-name="ce1">
            <text:p>0.018135</text:p>
          </table:table-cell>
          <table:table-cell table:number-columns-repeated="16381"/>
        </table:table-row>
        <table:table-row table:style-name="ro1">
          <table:table-cell office:value-type="float" office:value="7100" table:style-name="ce1">
            <text:p>7100</text:p>
          </table:table-cell>
          <table:table-cell office:value-type="float" office:value="4.6299999999999998E-4" table:style-name="ce1">
            <text:p>0.000463</text:p>
          </table:table-cell>
          <table:table-cell office:value-type="float" office:value="1.8676999999999999E-2" table:style-name="ce1">
            <text:p>0.018677</text:p>
          </table:table-cell>
          <table:table-cell table:number-columns-repeated="16381"/>
        </table:table-row>
        <table:table-row table:style-name="ro1">
          <table:table-cell office:value-type="float" office:value="7200" table:style-name="ce1">
            <text:p>7200</text:p>
          </table:table-cell>
          <table:table-cell office:value-type="float" office:value="4.7100000000000001E-4" table:style-name="ce1">
            <text:p>0.000471</text:p>
          </table:table-cell>
          <table:table-cell office:value-type="float" office:value="1.9189999999999999E-2" table:style-name="ce1">
            <text:p>0.01919</text:p>
          </table:table-cell>
          <table:table-cell table:number-columns-repeated="16381"/>
        </table:table-row>
        <table:table-row table:style-name="ro1">
          <table:table-cell office:value-type="float" office:value="7300" table:style-name="ce1">
            <text:p>7300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1.9713999999999999E-2" table:style-name="ce1">
            <text:p>0.019714</text:p>
          </table:table-cell>
          <table:table-cell table:number-columns-repeated="16381"/>
        </table:table-row>
        <table:table-row table:style-name="ro1">
          <table:table-cell office:value-type="float" office:value="7400" table:style-name="ce1">
            <text:p>7400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2.0333E-2" table:style-name="ce1">
            <text:p>0.020333</text:p>
          </table:table-cell>
          <table:table-cell table:number-columns-repeated="16381"/>
        </table:table-row>
        <table:table-row table:style-name="ro1">
          <table:table-cell office:value-type="float" office:value="7500" table:style-name="ce1">
            <text:p>7500</text:p>
          </table:table-cell>
          <table:table-cell office:value-type="float" office:value="4.9299999999999995E-4" table:style-name="ce1">
            <text:p>0.000493</text:p>
          </table:table-cell>
          <table:table-cell office:value-type="float" office:value="2.0847000000000001E-2" table:style-name="ce1">
            <text:p>0.020847</text:p>
          </table:table-cell>
          <table:table-cell table:number-columns-repeated="16381"/>
        </table:table-row>
        <table:table-row table:style-name="ro1">
          <table:table-cell office:value-type="float" office:value="7600" table:style-name="ce1">
            <text:p>7600</text:p>
          </table:table-cell>
          <table:table-cell office:value-type="float" office:value="4.9799999999999996E-4" table:style-name="ce1">
            <text:p>0.000498</text:p>
          </table:table-cell>
          <table:table-cell office:value-type="float" office:value="2.1361000000000002E-2" table:style-name="ce1">
            <text:p>0.021361</text:p>
          </table:table-cell>
          <table:table-cell table:number-columns-repeated="16381"/>
        </table:table-row>
        <table:table-row table:style-name="ro1">
          <table:table-cell office:value-type="float" office:value="7700" table:style-name="ce1">
            <text:p>7700</text:p>
          </table:table-cell>
          <table:table-cell office:value-type="float" office:value="5.0299999999999997E-4" table:style-name="ce1">
            <text:p>0.000503</text:p>
          </table:table-cell>
          <table:table-cell office:value-type="float" office:value="2.1968999999999999E-2" table:style-name="ce1">
            <text:p>0.021969</text:p>
          </table:table-cell>
          <table:table-cell table:number-columns-repeated="16381"/>
        </table:table-row>
        <table:table-row table:style-name="ro1">
          <table:table-cell office:value-type="float" office:value="7800" table:style-name="ce1">
            <text:p>7800</text:p>
          </table:table-cell>
          <table:table-cell office:value-type="float" office:value="5.1000000000000004E-4" table:style-name="ce1">
            <text:p>0.00051</text:p>
          </table:table-cell>
          <table:table-cell office:value-type="float" office:value="2.2498000000000001E-2" table:style-name="ce1">
            <text:p>0.022498</text:p>
          </table:table-cell>
          <table:table-cell table:number-columns-repeated="16381"/>
        </table:table-row>
        <table:table-row table:style-name="ro1">
          <table:table-cell office:value-type="float" office:value="7900" table:style-name="ce1">
            <text:p>7900</text:p>
          </table:table-cell>
          <table:table-cell office:value-type="float" office:value="5.1900000000000004E-4" table:style-name="ce1">
            <text:p>0.000519</text:p>
          </table:table-cell>
          <table:table-cell office:value-type="float" office:value="2.3054999999999999E-2" table:style-name="ce1">
            <text:p>0.023055</text:p>
          </table:table-cell>
          <table:table-cell table:number-columns-repeated="16381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5.2800000000000004E-4" table:style-name="ce1">
            <text:p>0.000528</text:p>
          </table:table-cell>
          <table:table-cell office:value-type="float" office:value="2.3689000000000002E-2" table:style-name="ce1">
            <text:p>0.023689</text:p>
          </table:table-cell>
          <table:table-cell table:number-columns-repeated="16381"/>
        </table:table-row>
        <table:table-row table:style-name="ro1">
          <table:table-cell office:value-type="float" office:value="8100" table:style-name="ce1">
            <text:p>8100</text:p>
          </table:table-cell>
          <table:table-cell office:value-type="float" office:value="5.3300000000000005E-4" table:style-name="ce1">
            <text:p>0.000533</text:p>
          </table:table-cell>
          <table:table-cell office:value-type="float" office:value="2.4351999999999999E-2" table:style-name="ce1">
            <text:p>0.024352</text:p>
          </table:table-cell>
          <table:table-cell table:number-columns-repeated="16381"/>
        </table:table-row>
        <table:table-row table:style-name="ro1">
          <table:table-cell office:value-type="float" office:value="8200" table:style-name="ce1">
            <text:p>8200</text:p>
          </table:table-cell>
          <table:table-cell office:value-type="float" office:value="5.4199999999999995E-4" table:style-name="ce1">
            <text:p>0.000542</text:p>
          </table:table-cell>
          <table:table-cell office:value-type="float" office:value="2.4934999999999999E-2" table:style-name="ce1">
            <text:p>0.024935</text:p>
          </table:table-cell>
          <table:table-cell table:number-columns-repeated="16381"/>
        </table:table-row>
        <table:table-row table:style-name="ro1">
          <table:table-cell office:value-type="float" office:value="8300" table:style-name="ce1">
            <text:p>8300</text:p>
          </table:table-cell>
          <table:table-cell office:value-type="float" office:value="5.4600000000000004E-4" table:style-name="ce1">
            <text:p>0.000546</text:p>
          </table:table-cell>
          <table:table-cell office:value-type="float" office:value="2.5610999999999998E-2" table:style-name="ce1">
            <text:p>0.025611</text:p>
          </table:table-cell>
          <table:table-cell table:number-columns-repeated="16381"/>
        </table:table-row>
        <table:table-row table:style-name="ro1">
          <table:table-cell office:value-type="float" office:value="8400" table:style-name="ce1">
            <text:p>8400</text:p>
          </table:table-cell>
          <table:table-cell office:value-type="float" office:value="5.5599999999999996E-4" table:style-name="ce1">
            <text:p>0.000556</text:p>
          </table:table-cell>
          <table:table-cell office:value-type="float" office:value="2.6185E-2" table:style-name="ce1">
            <text:p>0.026185</text:p>
          </table:table-cell>
          <table:table-cell table:number-columns-repeated="16381"/>
        </table:table-row>
        <table:table-row table:style-name="ro1">
          <table:table-cell office:value-type="float" office:value="8500" table:style-name="ce1">
            <text:p>8500</text:p>
          </table:table-cell>
          <table:table-cell office:value-type="float" office:value="5.6599999999999999E-4" table:style-name="ce1">
            <text:p>0.000566</text:p>
          </table:table-cell>
          <table:table-cell office:value-type="float" office:value="2.6939999999999999E-2" table:style-name="ce1">
            <text:p>0.02694</text:p>
          </table:table-cell>
          <table:table-cell table:number-columns-repeated="16381"/>
        </table:table-row>
        <table:table-row table:style-name="ro1">
          <table:table-cell office:value-type="float" office:value="8600" table:style-name="ce1">
            <text:p>8600</text:p>
          </table:table-cell>
          <table:table-cell office:value-type="float" office:value="5.6800000000000004E-4" table:style-name="ce1">
            <text:p>0.000568</text:p>
          </table:table-cell>
          <table:table-cell office:value-type="float" office:value="2.7501999999999999E-2" table:style-name="ce1">
            <text:p>0.027502</text:p>
          </table:table-cell>
          <table:table-cell table:number-columns-repeated="16381"/>
        </table:table-row>
        <table:table-row table:style-name="ro1">
          <table:table-cell office:value-type="float" office:value="8700" table:style-name="ce1">
            <text:p>8700</text:p>
          </table:table-cell>
          <table:table-cell office:value-type="float" office:value="5.71E-4" table:style-name="ce1">
            <text:p>0.000571</text:p>
          </table:table-cell>
          <table:table-cell office:value-type="float" office:value="2.8236000000000001E-2" table:style-name="ce1">
            <text:p>0.028236</text:p>
          </table:table-cell>
          <table:table-cell table:number-columns-repeated="16381"/>
        </table:table-row>
        <table:table-row table:style-name="ro1">
          <table:table-cell office:value-type="float" office:value="8800" table:style-name="ce1">
            <text:p>8800</text:p>
          </table:table-cell>
          <table:table-cell office:value-type="float" office:value="5.8399999999999999E-4" table:style-name="ce1">
            <text:p>0.000584</text:p>
          </table:table-cell>
          <table:table-cell office:value-type="float" office:value="2.8909000000000001E-2" table:style-name="ce1">
            <text:p>0.028909</text:p>
          </table:table-cell>
          <table:table-cell table:number-columns-repeated="16381"/>
        </table:table-row>
        <table:table-row table:style-name="ro1">
          <table:table-cell office:value-type="float" office:value="8900" table:style-name="ce1">
            <text:p>8900</text:p>
          </table:table-cell>
          <table:table-cell office:value-type="float" office:value="5.9299999999999999E-4" table:style-name="ce1">
            <text:p>0.000593</text:p>
          </table:table-cell>
          <table:table-cell office:value-type="float" office:value="2.9561E-2" table:style-name="ce1">
            <text:p>0.029561</text:p>
          </table:table-cell>
          <table:table-cell table:number-columns-repeated="16381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0213E-2" table:style-name="ce1">
            <text:p>0.030213</text:p>
          </table:table-cell>
          <table:table-cell table:number-columns-repeated="16381"/>
        </table:table-row>
        <table:table-row table:style-name="ro1">
          <table:table-cell office:value-type="float" office:value="9100" table:style-name="ce1">
            <text:p>9100</text:p>
          </table:table-cell>
          <table:table-cell office:value-type="float" office:value="6.02E-4" table:style-name="ce1">
            <text:p>0.000602</text:p>
          </table:table-cell>
          <table:table-cell office:value-type="float" office:value="3.0931E-2" table:style-name="ce1">
            <text:p>0.030931</text:p>
          </table:table-cell>
          <table:table-cell table:number-columns-repeated="16381"/>
        </table:table-row>
        <table:table-row table:style-name="ro1">
          <table:table-cell office:value-type="float" office:value="9200" table:style-name="ce1">
            <text:p>9200</text:p>
          </table:table-cell>
          <table:table-cell office:value-type="float" office:value="6.0499999999999996E-4" table:style-name="ce1">
            <text:p>0.000605</text:p>
          </table:table-cell>
          <table:table-cell office:value-type="float" office:value="3.1640000000000001E-2" table:style-name="ce1">
            <text:p>0.03164</text:p>
          </table:table-cell>
          <table:table-cell table:number-columns-repeated="16381"/>
        </table:table-row>
        <table:table-row table:style-name="ro1">
          <table:table-cell office:value-type="float" office:value="9300" table:style-name="ce1">
            <text:p>9300</text:p>
          </table:table-cell>
          <table:table-cell office:value-type="float" office:value="6.1899999999999998E-4" table:style-name="ce1">
            <text:p>0.000619</text:p>
          </table:table-cell>
          <table:table-cell office:value-type="float" office:value="3.2409E-2" table:style-name="ce1">
            <text:p>0.032409</text:p>
          </table:table-cell>
          <table:table-cell table:number-columns-repeated="16381"/>
        </table:table-row>
        <table:table-row table:style-name="ro1">
          <table:table-cell office:value-type="float" office:value="9400" table:style-name="ce1">
            <text:p>9400</text:p>
          </table:table-cell>
          <table:table-cell office:value-type="float" office:value="6.29E-4" table:style-name="ce1">
            <text:p>0.000629</text:p>
          </table:table-cell>
          <table:table-cell office:value-type="float" office:value="3.3104000000000001E-2" table:style-name="ce1">
            <text:p>0.033104</text:p>
          </table:table-cell>
          <table:table-cell table:number-columns-repeated="16381"/>
        </table:table-row>
        <table:table-row table:style-name="ro1">
          <table:table-cell office:value-type="float" office:value="9500" table:style-name="ce1">
            <text:p>9500</text:p>
          </table:table-cell>
          <table:table-cell office:value-type="float" office:value="6.3500000000000004E-4" table:style-name="ce1">
            <text:p>0.000635</text:p>
          </table:table-cell>
          <table:table-cell office:value-type="float" office:value="3.3824E-2" table:style-name="ce1">
            <text:p>0.033824</text:p>
          </table:table-cell>
          <table:table-cell table:number-columns-repeated="16381"/>
        </table:table-row>
        <table:table-row table:style-name="ro1">
          <table:table-cell office:value-type="float" office:value="9600" table:style-name="ce1">
            <text:p>9600</text:p>
          </table:table-cell>
          <table:table-cell office:value-type="float" office:value="6.4000000000000005E-4" table:style-name="ce1">
            <text:p>0.00064</text:p>
          </table:table-cell>
          <table:table-cell office:value-type="float" office:value="3.4472999999999997E-2" table:style-name="ce1">
            <text:p>0.034473</text:p>
          </table:table-cell>
          <table:table-cell table:number-columns-repeated="16381"/>
        </table:table-row>
        <table:table-row table:style-name="ro1">
          <table:table-cell office:value-type="float" office:value="9700" table:style-name="ce1">
            <text:p>9700</text:p>
          </table:table-cell>
          <table:table-cell office:value-type="float" office:value="6.4199999999999999E-4" table:style-name="ce1">
            <text:p>0.000642</text:p>
          </table:table-cell>
          <table:table-cell office:value-type="float" office:value="3.5346000000000002E-2" table:style-name="ce1">
            <text:p>0.035346</text:p>
          </table:table-cell>
          <table:table-cell table:number-columns-repeated="16381"/>
        </table:table-row>
        <table:table-row table:style-name="ro1">
          <table:table-cell office:value-type="float" office:value="9800" table:style-name="ce1">
            <text:p>9800</text:p>
          </table:table-cell>
          <table:table-cell office:value-type="float" office:value="6.5300000000000004E-4" table:style-name="ce1">
            <text:p>0.000653</text:p>
          </table:table-cell>
          <table:table-cell office:value-type="float" office:value="3.6059000000000001E-2" table:style-name="ce1">
            <text:p>0.036059</text:p>
          </table:table-cell>
          <table:table-cell table:number-columns-repeated="16381"/>
        </table:table-row>
        <table:table-row table:style-name="ro1">
          <table:table-cell office:value-type="float" office:value="9900" table:style-name="ce1">
            <text:p>9900</text:p>
          </table:table-cell>
          <table:table-cell office:value-type="float" office:value="6.6500000000000001E-4" table:style-name="ce1">
            <text:p>0.000665</text:p>
          </table:table-cell>
          <table:table-cell office:value-type="float" office:value="3.6796000000000002E-2" table:style-name="ce1">
            <text:p>0.036796</text:p>
          </table:table-cell>
          <table:table-cell table:number-columns-repeated="1638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3.7532000000000003E-2" table:style-name="ce1">
            <text:p>0.037532</text:p>
          </table:table-cell>
          <table:table-cell table:number-columns-repeated="16381"/>
        </table:table-row>
        <table:table-row table:style-name="ro1">
          <table:table-cell office:value-type="float" office:value="10100" table:style-name="ce1">
            <text:p>10100</text:p>
          </table:table-cell>
          <table:table-cell office:value-type="float" office:value="6.7299999999999999E-4" table:style-name="ce1">
            <text:p>0.000673</text:p>
          </table:table-cell>
          <table:table-cell office:value-type="float" office:value="3.8356000000000001E-2" table:style-name="ce1">
            <text:p>0.038356</text:p>
          </table:table-cell>
          <table:table-cell table:number-columns-repeated="16381"/>
        </table:table-row>
        <table:table-row table:style-name="ro1">
          <table:table-cell office:value-type="float" office:value="10200" table:style-name="ce1">
            <text:p>10200</text:p>
          </table:table-cell>
          <table:table-cell office:value-type="float" office:value="6.7900000000000002E-4" table:style-name="ce1">
            <text:p>0.000679</text:p>
          </table:table-cell>
          <table:table-cell office:value-type="float" office:value="3.9151999999999999E-2" table:style-name="ce1">
            <text:p>0.039152</text:p>
          </table:table-cell>
          <table:table-cell table:number-columns-repeated="16381"/>
        </table:table-row>
        <table:table-row table:style-name="ro1">
          <table:table-cell office:value-type="float" office:value="10300" table:style-name="ce1">
            <text:p>10300</text:p>
          </table:table-cell>
          <table:table-cell office:value-type="float" office:value="6.8900000000000005E-4" table:style-name="ce1">
            <text:p>0.000689</text:p>
          </table:table-cell>
          <table:table-cell office:value-type="float" office:value="3.9980000000000002E-2" table:style-name="ce1">
            <text:p>0.03998</text:p>
          </table:table-cell>
          <table:table-cell table:number-columns-repeated="16381"/>
        </table:table-row>
        <table:table-row table:style-name="ro1">
          <table:table-cell office:value-type="float" office:value="10400" table:style-name="ce1">
            <text:p>10400</text:p>
          </table:table-cell>
          <table:table-cell office:value-type="float" office:value="6.9800000000000005E-4" table:style-name="ce1">
            <text:p>0.000698</text:p>
          </table:table-cell>
          <table:table-cell office:value-type="float" office:value="4.0715000000000001E-2" table:style-name="ce1">
            <text:p>0.040715</text:p>
          </table:table-cell>
          <table:table-cell table:number-columns-repeated="16381"/>
        </table:table-row>
        <table:table-row table:style-name="ro1">
          <table:table-cell office:value-type="float" office:value="10500" table:style-name="ce1">
            <text:p>10500</text:p>
          </table:table-cell>
          <table:table-cell office:value-type="float" office:value="7.1400000000000001E-4" table:style-name="ce1">
            <text:p>0.000714</text:p>
          </table:table-cell>
          <table:table-cell office:value-type="float" office:value="4.1584999999999997E-2" table:style-name="ce1">
            <text:p>0.041585</text:p>
          </table:table-cell>
          <table:table-cell table:number-columns-repeated="16381"/>
        </table:table-row>
        <table:table-row table:style-name="ro1">
          <table:table-cell office:value-type="float" office:value="10600" table:style-name="ce1">
            <text:p>10600</text:p>
          </table:table-cell>
          <table:table-cell office:value-type="float" office:value="7.1900000000000002E-4" table:style-name="ce1">
            <text:p>0.000719</text:p>
          </table:table-cell>
          <table:table-cell office:value-type="float" office:value="4.2360000000000002E-2" table:style-name="ce1">
            <text:p>0.04236</text:p>
          </table:table-cell>
          <table:table-cell table:number-columns-repeated="16381"/>
        </table:table-row>
        <table:table-row table:style-name="ro1">
          <table:table-cell office:value-type="float" office:value="10700" table:style-name="ce1">
            <text:p>10700</text:p>
          </table:table-cell>
          <table:table-cell office:value-type="float" office:value="7.2400000000000003E-4" table:style-name="ce1">
            <text:p>0.000724</text:p>
          </table:table-cell>
          <table:table-cell office:value-type="float" office:value="4.3232E-2" table:style-name="ce1">
            <text:p>0.043232</text:p>
          </table:table-cell>
          <table:table-cell table:number-columns-repeated="16381"/>
        </table:table-row>
        <table:table-row table:style-name="ro1">
          <table:table-cell office:value-type="float" office:value="10800" table:style-name="ce1">
            <text:p>10800</text:p>
          </table:table-cell>
          <table:table-cell office:value-type="float" office:value="7.3700000000000002E-4" table:style-name="ce1">
            <text:p>0.000737</text:p>
          </table:table-cell>
          <table:table-cell office:value-type="float" office:value="4.4093E-2" table:style-name="ce1">
            <text:p>0.044093</text:p>
          </table:table-cell>
          <table:table-cell table:number-columns-repeated="16381"/>
        </table:table-row>
        <table:table-row table:style-name="ro1">
          <table:table-cell office:value-type="float" office:value="10900" table:style-name="ce1">
            <text:p>10900</text:p>
          </table:table-cell>
          <table:table-cell office:value-type="float" office:value="7.4600000000000003E-4" table:style-name="ce1">
            <text:p>0.000746</text:p>
          </table:table-cell>
          <table:table-cell office:value-type="float" office:value="4.4998000000000003E-2" table:style-name="ce1">
            <text:p>0.044998</text:p>
          </table:table-cell>
          <table:table-cell table:number-columns-repeated="16381"/>
        </table:table-row>
        <table:table-row table:style-name="ro1">
          <table:table-cell office:value-type="float" office:value="11000" table:style-name="ce1">
            <text:p>11000</text:p>
          </table:table-cell>
          <table:table-cell office:value-type="float" office:value="7.54E-4" table:style-name="ce1">
            <text:p>0.000754</text:p>
          </table:table-cell>
          <table:table-cell office:value-type="float" office:value="4.5844000000000003E-2" table:style-name="ce1">
            <text:p>0.045844</text:p>
          </table:table-cell>
          <table:table-cell table:number-columns-repeated="16381"/>
        </table:table-row>
        <table:table-row table:style-name="ro1">
          <table:table-cell office:value-type="float" office:value="11100" table:style-name="ce1">
            <text:p>11100</text:p>
          </table:table-cell>
          <table:table-cell office:value-type="float" office:value="7.5000000000000002E-4" table:style-name="ce1">
            <text:p>0.00075</text:p>
          </table:table-cell>
          <table:table-cell office:value-type="float" office:value="4.6743E-2" table:style-name="ce1">
            <text:p>0.046743</text:p>
          </table:table-cell>
          <table:table-cell table:number-columns-repeated="16381"/>
        </table:table-row>
        <table:table-row table:style-name="ro1">
          <table:table-cell office:value-type="float" office:value="11200" table:style-name="ce1">
            <text:p>11200</text:p>
          </table:table-cell>
          <table:table-cell office:value-type="float" office:value="7.5299999999999998E-4" table:style-name="ce1">
            <text:p>0.000753</text:p>
          </table:table-cell>
          <table:table-cell office:value-type="float" office:value="4.7678999999999999E-2" table:style-name="ce1">
            <text:p>0.047679</text:p>
          </table:table-cell>
          <table:table-cell table:number-columns-repeated="16381"/>
        </table:table-row>
        <table:table-row table:style-name="ro1">
          <table:table-cell office:value-type="float" office:value="11300" table:style-name="ce1">
            <text:p>11300</text:p>
          </table:table-cell>
          <table:table-cell office:value-type="float" office:value="7.6599999999999997E-4" table:style-name="ce1">
            <text:p>0.000766</text:p>
          </table:table-cell>
          <table:table-cell office:value-type="float" office:value="4.8505E-2" table:style-name="ce1">
            <text:p>0.048505</text:p>
          </table:table-cell>
          <table:table-cell table:number-columns-repeated="16381"/>
        </table:table-row>
        <table:table-row table:style-name="ro1">
          <table:table-cell office:value-type="float" office:value="11400" table:style-name="ce1">
            <text:p>11400</text:p>
          </table:table-cell>
          <table:table-cell office:value-type="float" office:value="7.7099999999999998E-4" table:style-name="ce1">
            <text:p>0.000771</text:p>
          </table:table-cell>
          <table:table-cell office:value-type="float" office:value="4.9341999999999997E-2" table:style-name="ce1">
            <text:p>0.049342</text:p>
          </table:table-cell>
          <table:table-cell table:number-columns-repeated="16381"/>
        </table:table-row>
        <table:table-row table:style-name="ro1">
          <table:table-cell office:value-type="float" office:value="11500" table:style-name="ce1">
            <text:p>11500</text:p>
          </table:table-cell>
          <table:table-cell office:value-type="float" office:value="7.85E-4" table:style-name="ce1">
            <text:p>0.000785</text:p>
          </table:table-cell>
          <table:table-cell office:value-type="float" office:value="5.0271000000000003E-2" table:style-name="ce1">
            <text:p>0.050271</text:p>
          </table:table-cell>
          <table:table-cell table:number-columns-repeated="16381"/>
        </table:table-row>
        <table:table-row table:style-name="ro1">
          <table:table-cell office:value-type="float" office:value="11600" table:style-name="ce1">
            <text:p>11600</text:p>
          </table:table-cell>
          <table:table-cell office:value-type="float" office:value="7.9000000000000001E-4" table:style-name="ce1">
            <text:p>0.00079</text:p>
          </table:table-cell>
          <table:table-cell office:value-type="float" office:value="5.1181999999999998E-2" table:style-name="ce1">
            <text:p>0.051182</text:p>
          </table:table-cell>
          <table:table-cell table:number-columns-repeated="16381"/>
        </table:table-row>
        <table:table-row table:style-name="ro1">
          <table:table-cell office:value-type="float" office:value="11700" table:style-name="ce1">
            <text:p>11700</text:p>
          </table:table-cell>
          <table:table-cell office:value-type="float" office:value="8.0400000000000003E-4" table:style-name="ce1">
            <text:p>0.000804</text:p>
          </table:table-cell>
          <table:table-cell office:value-type="float" office:value="5.2019999999999997E-2" table:style-name="ce1">
            <text:p>0.05202</text:p>
          </table:table-cell>
          <table:table-cell table:number-columns-repeated="16381"/>
        </table:table-row>
        <table:table-row table:style-name="ro1">
          <table:table-cell office:value-type="float" office:value="11800" table:style-name="ce1">
            <text:p>11800</text:p>
          </table:table-cell>
          <table:table-cell office:value-type="float" office:value="8.0800000000000002E-4" table:style-name="ce1">
            <text:p>0.000808</text:p>
          </table:table-cell>
          <table:table-cell office:value-type="float" office:value="5.2878000000000001E-2" table:style-name="ce1">
            <text:p>0.052878</text:p>
          </table:table-cell>
          <table:table-cell table:number-columns-repeated="16381"/>
        </table:table-row>
        <table:table-row table:style-name="ro1">
          <table:table-cell office:value-type="float" office:value="11900" table:style-name="ce1">
            <text:p>11900</text:p>
          </table:table-cell>
          <table:table-cell office:value-type="float" office:value="8.1099999999999998E-4" table:style-name="ce1">
            <text:p>0.000811</text:p>
          </table:table-cell>
          <table:table-cell office:value-type="float" office:value="5.3761000000000003E-2" table:style-name="ce1">
            <text:p>0.053761</text:p>
          </table:table-cell>
          <table:table-cell table:number-columns-repeated="16381"/>
        </table:table-row>
        <table:table-row table:style-name="ro1">
          <table:table-cell office:value-type="float" office:value="12000" table:style-name="ce1">
            <text:p>12000</text:p>
          </table:table-cell>
          <table:table-cell office:value-type="float" office:value="8.1700000000000002E-4" table:style-name="ce1">
            <text:p>0.000817</text:p>
          </table:table-cell>
          <table:table-cell office:value-type="float" office:value="5.4799E-2" table:style-name="ce1">
            <text:p>0.054799</text:p>
          </table:table-cell>
          <table:table-cell table:number-columns-repeated="16381"/>
        </table:table-row>
        <table:table-row table:style-name="ro1">
          <table:table-cell office:value-type="float" office:value="12100" table:style-name="ce1">
            <text:p>12100</text:p>
          </table:table-cell>
          <table:table-cell office:value-type="float" office:value="8.25E-4" table:style-name="ce1">
            <text:p>0.000825</text:p>
          </table:table-cell>
          <table:table-cell office:value-type="float" office:value="5.5634999999999997E-2" table:style-name="ce1">
            <text:p>0.055635</text:p>
          </table:table-cell>
          <table:table-cell table:number-columns-repeated="16381"/>
        </table:table-row>
        <table:table-row table:style-name="ro1">
          <table:table-cell office:value-type="float" office:value="12200" table:style-name="ce1">
            <text:p>12200</text:p>
          </table:table-cell>
          <table:table-cell office:value-type="float" office:value="8.3299999999999997E-4" table:style-name="ce1">
            <text:p>0.000833</text:p>
          </table:table-cell>
          <table:table-cell office:value-type="float" office:value="5.6536000000000003E-2" table:style-name="ce1">
            <text:p>0.056536</text:p>
          </table:table-cell>
          <table:table-cell table:number-columns-repeated="16381"/>
        </table:table-row>
        <table:table-row table:style-name="ro1">
          <table:table-cell office:value-type="float" office:value="12300" table:style-name="ce1">
            <text:p>12300</text:p>
          </table:table-cell>
          <table:table-cell office:value-type="float" office:value="8.3000000000000001E-4" table:style-name="ce1">
            <text:p>0.00083</text:p>
          </table:table-cell>
          <table:table-cell office:value-type="float" office:value="5.7528000000000003E-2" table:style-name="ce1">
            <text:p>0.057528</text:p>
          </table:table-cell>
          <table:table-cell table:number-columns-repeated="16381"/>
        </table:table-row>
        <table:table-row table:style-name="ro1">
          <table:table-cell office:value-type="float" office:value="12400" table:style-name="ce1">
            <text:p>12400</text:p>
          </table:table-cell>
          <table:table-cell office:value-type="float" office:value="8.3699999999999996E-4" table:style-name="ce1">
            <text:p>0.000837</text:p>
          </table:table-cell>
          <table:table-cell office:value-type="float" office:value="5.8430999999999997E-2" table:style-name="ce1">
            <text:p>0.058431</text:p>
          </table:table-cell>
          <table:table-cell table:number-columns-repeated="16381"/>
        </table:table-row>
        <table:table-row table:style-name="ro1">
          <table:table-cell office:value-type="float" office:value="12500" table:style-name="ce1">
            <text:p>12500</text:p>
          </table:table-cell>
          <table:table-cell office:value-type="float" office:value="8.4500000000000005E-4" table:style-name="ce1">
            <text:p>0.000845</text:p>
          </table:table-cell>
          <table:table-cell office:value-type="float" office:value="5.9390999999999999E-2" table:style-name="ce1">
            <text:p>0.059391</text:p>
          </table:table-cell>
          <table:table-cell table:number-columns-repeated="16381"/>
        </table:table-row>
        <table:table-row table:style-name="ro1">
          <table:table-cell office:value-type="float" office:value="12600" table:style-name="ce1">
            <text:p>12600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6.0405E-2" table:style-name="ce1">
            <text:p>0.060405</text:p>
          </table:table-cell>
          <table:table-cell table:number-columns-repeated="16381"/>
        </table:table-row>
        <table:table-row table:style-name="ro1">
          <table:table-cell office:value-type="float" office:value="12700" table:style-name="ce1">
            <text:p>12700</text:p>
          </table:table-cell>
          <table:table-cell office:value-type="float" office:value="8.61E-4" table:style-name="ce1">
            <text:p>0.000861</text:p>
          </table:table-cell>
          <table:table-cell office:value-type="float" office:value="6.1481000000000001E-2" table:style-name="ce1">
            <text:p>0.061481</text:p>
          </table:table-cell>
          <table:table-cell table:number-columns-repeated="16381"/>
        </table:table-row>
        <table:table-row table:style-name="ro1">
          <table:table-cell office:value-type="float" office:value="12800" table:style-name="ce1">
            <text:p>12800</text:p>
          </table:table-cell>
          <table:table-cell office:value-type="float" office:value="8.7000000000000001E-4" table:style-name="ce1">
            <text:p>0.00087</text:p>
          </table:table-cell>
          <table:table-cell office:value-type="float" office:value="6.2406999999999997E-2" table:style-name="ce1">
            <text:p>0.062407</text:p>
          </table:table-cell>
          <table:table-cell table:number-columns-repeated="16381"/>
        </table:table-row>
        <table:table-row table:style-name="ro1">
          <table:table-cell office:value-type="float" office:value="12900" table:style-name="ce1">
            <text:p>12900</text:p>
          </table:table-cell>
          <table:table-cell office:value-type="float" office:value="8.7799999999999998E-4" table:style-name="ce1">
            <text:p>0.000878</text:p>
          </table:table-cell>
          <table:table-cell office:value-type="float" office:value="6.3439999999999996E-2" table:style-name="ce1">
            <text:p>0.06344</text:p>
          </table:table-cell>
          <table:table-cell table:number-columns-repeated="16381"/>
        </table:table-row>
        <table:table-row table:style-name="ro1">
          <table:table-cell office:value-type="float" office:value="13000" table:style-name="ce1">
            <text:p>13000</text:p>
          </table:table-cell>
          <table:table-cell office:value-type="float" office:value="8.8500000000000004E-4" table:style-name="ce1">
            <text:p>0.000885</text:p>
          </table:table-cell>
          <table:table-cell office:value-type="float" office:value="6.4380000000000007E-2" table:style-name="ce1">
            <text:p>0.06438</text:p>
          </table:table-cell>
          <table:table-cell table:number-columns-repeated="16381"/>
        </table:table-row>
        <table:table-row table:style-name="ro1">
          <table:table-cell office:value-type="float" office:value="13100" table:style-name="ce1">
            <text:p>13100</text:p>
          </table:table-cell>
          <table:table-cell office:value-type="float" office:value="8.8999999999999995E-4" table:style-name="ce1">
            <text:p>0.00089</text:p>
          </table:table-cell>
          <table:table-cell office:value-type="float" office:value="6.5355999999999997E-2" table:style-name="ce1">
            <text:p>0.065356</text:p>
          </table:table-cell>
          <table:table-cell table:number-columns-repeated="16381"/>
        </table:table-row>
        <table:table-row table:style-name="ro1">
          <table:table-cell office:value-type="float" office:value="13200" table:style-name="ce1">
            <text:p>13200</text:p>
          </table:table-cell>
          <table:table-cell office:value-type="float" office:value="8.9400000000000005E-4" table:style-name="ce1">
            <text:p>0.000894</text:p>
          </table:table-cell>
          <table:table-cell office:value-type="float" office:value="6.6496E-2" table:style-name="ce1">
            <text:p>0.066496</text:p>
          </table:table-cell>
          <table:table-cell table:number-columns-repeated="16381"/>
        </table:table-row>
        <table:table-row table:style-name="ro1">
          <table:table-cell office:value-type="float" office:value="13300" table:style-name="ce1">
            <text:p>13300</text:p>
          </table:table-cell>
          <table:table-cell office:value-type="float" office:value="9.0499999999999999E-4" table:style-name="ce1">
            <text:p>0.000905</text:p>
          </table:table-cell>
          <table:table-cell office:value-type="float" office:value="6.7371E-2" table:style-name="ce1">
            <text:p>0.067371</text:p>
          </table:table-cell>
          <table:table-cell table:number-columns-repeated="16381"/>
        </table:table-row>
        <table:table-row table:style-name="ro1">
          <table:table-cell office:value-type="float" office:value="13400" table:style-name="ce1">
            <text:p>13400</text:p>
          </table:table-cell>
          <table:table-cell office:value-type="float" office:value="9.0700000000000004E-4" table:style-name="ce1">
            <text:p>0.000907</text:p>
          </table:table-cell>
          <table:table-cell office:value-type="float" office:value="6.8422999999999998E-2" table:style-name="ce1">
            <text:p>0.068423</text:p>
          </table:table-cell>
          <table:table-cell table:number-columns-repeated="16381"/>
        </table:table-row>
        <table:table-row table:style-name="ro1">
          <table:table-cell office:value-type="float" office:value="13500" table:style-name="ce1">
            <text:p>13500</text:p>
          </table:table-cell>
          <table:table-cell office:value-type="float" office:value="9.1600000000000004E-4" table:style-name="ce1">
            <text:p>0.000916</text:p>
          </table:table-cell>
          <table:table-cell office:value-type="float" office:value="6.9495000000000001E-2" table:style-name="ce1">
            <text:p>0.069495</text:p>
          </table:table-cell>
          <table:table-cell table:number-columns-repeated="16381"/>
        </table:table-row>
        <table:table-row table:style-name="ro1">
          <table:table-cell office:value-type="float" office:value="13600" table:style-name="ce1">
            <text:p>13600</text:p>
          </table:table-cell>
          <table:table-cell office:value-type="float" office:value="9.2699999999999998E-4" table:style-name="ce1">
            <text:p>0.000927</text:p>
          </table:table-cell>
          <table:table-cell office:value-type="float" office:value="7.0633000000000001E-2" table:style-name="ce1">
            <text:p>0.070633</text:p>
          </table:table-cell>
          <table:table-cell table:number-columns-repeated="16381"/>
        </table:table-row>
        <table:table-row table:style-name="ro1">
          <table:table-cell office:value-type="float" office:value="13700" table:style-name="ce1">
            <text:p>13700</text:p>
          </table:table-cell>
          <table:table-cell office:value-type="float" office:value="9.4499999999999998E-4" table:style-name="ce1">
            <text:p>0.000945</text:p>
          </table:table-cell>
          <table:table-cell office:value-type="float" office:value="7.1457000000000007E-2" table:style-name="ce1">
            <text:p>0.071457</text:p>
          </table:table-cell>
          <table:table-cell table:number-columns-repeated="16381"/>
        </table:table-row>
        <table:table-row table:style-name="ro1">
          <table:table-cell office:value-type="float" office:value="13800" table:style-name="ce1">
            <text:p>13800</text:p>
          </table:table-cell>
          <table:table-cell office:value-type="float" office:value="9.4300000000000004E-4" table:style-name="ce1">
            <text:p>0.000943</text:p>
          </table:table-cell>
          <table:table-cell office:value-type="float" office:value="7.2635000000000005E-2" table:style-name="ce1">
            <text:p>0.072635</text:p>
          </table:table-cell>
          <table:table-cell table:number-columns-repeated="16381"/>
        </table:table-row>
        <table:table-row table:style-name="ro1">
          <table:table-cell office:value-type="float" office:value="13900" table:style-name="ce1">
            <text:p>13900</text:p>
          </table:table-cell>
          <table:table-cell office:value-type="float" office:value="9.4600000000000001E-4" table:style-name="ce1">
            <text:p>0.000946</text:p>
          </table:table-cell>
          <table:table-cell office:value-type="float" office:value="7.3803999999999995E-2" table:style-name="ce1">
            <text:p>0.073804</text:p>
          </table:table-cell>
          <table:table-cell table:number-columns-repeated="16381"/>
        </table:table-row>
        <table:table-row table:style-name="ro1">
          <table:table-cell office:value-type="float" office:value="14000" table:style-name="ce1">
            <text:p>14000</text:p>
          </table:table-cell>
          <table:table-cell office:value-type="float" office:value="9.5200000000000005E-4" table:style-name="ce1">
            <text:p>0.000952</text:p>
          </table:table-cell>
          <table:table-cell office:value-type="float" office:value="7.4802999999999994E-2" table:style-name="ce1">
            <text:p>0.074803</text:p>
          </table:table-cell>
          <table:table-cell table:number-columns-repeated="16381"/>
        </table:table-row>
        <table:table-row table:style-name="ro1">
          <table:table-cell office:value-type="float" office:value="14100" table:style-name="ce1">
            <text:p>14100</text:p>
          </table:table-cell>
          <table:table-cell office:value-type="float" office:value="9.6299999999999999E-4" table:style-name="ce1">
            <text:p>0.000963</text:p>
          </table:table-cell>
          <table:table-cell office:value-type="float" office:value="7.5923000000000004E-2" table:style-name="ce1">
            <text:p>0.075923</text:p>
          </table:table-cell>
          <table:table-cell table:number-columns-repeated="16381"/>
        </table:table-row>
        <table:table-row table:style-name="ro1">
          <table:table-cell office:value-type="float" office:value="14200" table:style-name="ce1">
            <text:p>14200</text:p>
          </table:table-cell>
          <table:table-cell office:value-type="float" office:value="9.6299999999999999E-4" table:style-name="ce1">
            <text:p>0.000963</text:p>
          </table:table-cell>
          <table:table-cell office:value-type="float" office:value="7.7114000000000002E-2" table:style-name="ce1">
            <text:p>0.077114</text:p>
          </table:table-cell>
          <table:table-cell table:number-columns-repeated="16381"/>
        </table:table-row>
        <table:table-row table:style-name="ro1">
          <table:table-cell office:value-type="float" office:value="14300" table:style-name="ce1">
            <text:p>1430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7.8237000000000001E-2" table:style-name="ce1">
            <text:p>0.078237</text:p>
          </table:table-cell>
          <table:table-cell table:number-columns-repeated="16381"/>
        </table:table-row>
        <table:table-row table:style-name="ro1">
          <table:table-cell office:value-type="float" office:value="14400" table:style-name="ce1">
            <text:p>14400</text:p>
          </table:table-cell>
          <table:table-cell office:value-type="float" office:value="9.8200000000000002E-4" table:style-name="ce1">
            <text:p>0.000982</text:p>
          </table:table-cell>
          <table:table-cell office:value-type="float" office:value="7.9253000000000004E-2" table:style-name="ce1">
            <text:p>0.079253</text:p>
          </table:table-cell>
          <table:table-cell table:number-columns-repeated="16381"/>
        </table:table-row>
        <table:table-row table:style-name="ro1">
          <table:table-cell office:value-type="float" office:value="14500" table:style-name="ce1">
            <text:p>14500</text:p>
          </table:table-cell>
          <table:table-cell office:value-type="float" office:value="9.859999999999999E-4" table:style-name="ce1">
            <text:p>0.000986</text:p>
          </table:table-cell>
          <table:table-cell office:value-type="float" office:value="8.0453999999999998E-2" table:style-name="ce1">
            <text:p>0.080454</text:p>
          </table:table-cell>
          <table:table-cell table:number-columns-repeated="16381"/>
        </table:table-row>
        <table:table-row table:style-name="ro1">
          <table:table-cell office:value-type="float" office:value="14600" table:style-name="ce1">
            <text:p>14600</text:p>
          </table:table-cell>
          <table:table-cell office:value-type="float" office:value="1.0250000000000001E-3" table:style-name="ce1">
            <text:p>0.001025</text:p>
          </table:table-cell>
          <table:table-cell office:value-type="float" office:value="8.1674999999999998E-2" table:style-name="ce1">
            <text:p>0.081675</text:p>
          </table:table-cell>
          <table:table-cell table:number-columns-repeated="16381"/>
        </table:table-row>
        <table:table-row table:style-name="ro1">
          <table:table-cell office:value-type="float" office:value="14700" table:style-name="ce1">
            <text:p>14700</text:p>
          </table:table-cell>
          <table:table-cell office:value-type="float" office:value="1.0059999999999999E-3" table:style-name="ce1">
            <text:p>0.001006</text:p>
          </table:table-cell>
          <table:table-cell office:value-type="float" office:value="8.2832000000000003E-2" table:style-name="ce1">
            <text:p>0.082832</text:p>
          </table:table-cell>
          <table:table-cell table:number-columns-repeated="16381"/>
        </table:table-row>
        <table:table-row table:style-name="ro1">
          <table:table-cell office:value-type="float" office:value="14800" table:style-name="ce1">
            <text:p>14800</text:p>
          </table:table-cell>
          <table:table-cell office:value-type="float" office:value="1.01E-3" table:style-name="ce1">
            <text:p>0.00101</text:p>
          </table:table-cell>
          <table:table-cell office:value-type="float" office:value="8.3821999999999994E-2" table:style-name="ce1">
            <text:p>0.083822</text:p>
          </table:table-cell>
          <table:table-cell table:number-columns-repeated="16381"/>
        </table:table-row>
        <table:table-row table:style-name="ro1">
          <table:table-cell office:value-type="float" office:value="14900" table:style-name="ce1">
            <text:p>14900</text:p>
          </table:table-cell>
          <table:table-cell office:value-type="float" office:value="1.0150000000000001E-3" table:style-name="ce1">
            <text:p>0.001015</text:p>
          </table:table-cell>
          <table:table-cell office:value-type="float" office:value="8.5232000000000002E-2" table:style-name="ce1">
            <text:p>0.085232</text:p>
          </table:table-cell>
          <table:table-cell table:number-columns-repeated="16381"/>
        </table:table-row>
        <table:table-row table:style-name="ro1">
          <table:table-cell office:value-type="float" office:value="15000" table:style-name="ce1">
            <text:p>15000</text:p>
          </table:table-cell>
          <table:table-cell office:value-type="float" office:value="1.021E-3" table:style-name="ce1">
            <text:p>0.001021</text:p>
          </table:table-cell>
          <table:table-cell office:value-type="float" office:value="8.6129999999999998E-2" table:style-name="ce1">
            <text:p>0.08613</text:p>
          </table:table-cell>
          <table:table-cell table:number-columns-repeated="16381"/>
        </table:table-row>
        <table:table-row table:style-name="ro1">
          <table:table-cell office:value-type="float" office:value="15100" table:style-name="ce1">
            <text:p>15100</text:p>
          </table:table-cell>
          <table:table-cell office:value-type="float" office:value="1.0349999999999999E-3" table:style-name="ce1">
            <text:p>0.001035</text:p>
          </table:table-cell>
          <table:table-cell office:value-type="float" office:value="8.7403999999999996E-2" table:style-name="ce1">
            <text:p>0.087404</text:p>
          </table:table-cell>
          <table:table-cell table:number-columns-repeated="16381"/>
        </table:table-row>
        <table:table-row table:style-name="ro1">
          <table:table-cell office:value-type="float" office:value="15200" table:style-name="ce1">
            <text:p>15200</text:p>
          </table:table-cell>
          <table:table-cell office:value-type="float" office:value="1.0319999999999999E-3" table:style-name="ce1">
            <text:p>0.001032</text:p>
          </table:table-cell>
          <table:table-cell office:value-type="float" office:value="8.8423000000000002E-2" table:style-name="ce1">
            <text:p>0.088423</text:p>
          </table:table-cell>
          <table:table-cell table:number-columns-repeated="16381"/>
        </table:table-row>
        <table:table-row table:style-name="ro1">
          <table:table-cell office:value-type="float" office:value="15300" table:style-name="ce1">
            <text:p>15300</text:p>
          </table:table-cell>
          <table:table-cell office:value-type="float" office:value="1.034E-3" table:style-name="ce1">
            <text:p>0.001034</text:p>
          </table:table-cell>
          <table:table-cell office:value-type="float" office:value="8.9701000000000003E-2" table:style-name="ce1">
            <text:p>0.089701</text:p>
          </table:table-cell>
          <table:table-cell table:number-columns-repeated="16381"/>
        </table:table-row>
        <table:table-row table:style-name="ro1">
          <table:table-cell office:value-type="float" office:value="15400" table:style-name="ce1">
            <text:p>15400</text:p>
          </table:table-cell>
          <table:table-cell office:value-type="float" office:value="1.047E-3" table:style-name="ce1">
            <text:p>0.001047</text:p>
          </table:table-cell>
          <table:table-cell office:value-type="float" office:value="9.0927999999999995E-2" table:style-name="ce1">
            <text:p>0.090928</text:p>
          </table:table-cell>
          <table:table-cell table:number-columns-repeated="16381"/>
        </table:table-row>
        <table:table-row table:style-name="ro1">
          <table:table-cell office:value-type="float" office:value="15500" table:style-name="ce1">
            <text:p>15500</text:p>
          </table:table-cell>
          <table:table-cell office:value-type="float" office:value="1.0529999999999999E-3" table:style-name="ce1">
            <text:p>0.001053</text:p>
          </table:table-cell>
          <table:table-cell office:value-type="float" office:value="9.1994000000000006E-2" table:style-name="ce1">
            <text:p>0.091994</text:p>
          </table:table-cell>
          <table:table-cell table:number-columns-repeated="16381"/>
        </table:table-row>
        <table:table-row table:style-name="ro1">
          <table:table-cell office:value-type="float" office:value="15600" table:style-name="ce1">
            <text:p>15600</text:p>
          </table:table-cell>
          <table:table-cell office:value-type="float" office:value="1.0640000000000001E-3" table:style-name="ce1">
            <text:p>0.001064</text:p>
          </table:table-cell>
          <table:table-cell office:value-type="float" office:value="9.3351000000000003E-2" table:style-name="ce1">
            <text:p>0.093351</text:p>
          </table:table-cell>
          <table:table-cell table:number-columns-repeated="16381"/>
        </table:table-row>
        <table:table-row table:style-name="ro1">
          <table:table-cell office:value-type="float" office:value="15700" table:style-name="ce1">
            <text:p>15700</text:p>
          </table:table-cell>
          <table:table-cell office:value-type="float" office:value="1.0759999999999999E-3" table:style-name="ce1">
            <text:p>0.001076</text:p>
          </table:table-cell>
          <table:table-cell office:value-type="float" office:value="9.4490000000000005E-2" table:style-name="ce1">
            <text:p>0.09449</text:p>
          </table:table-cell>
          <table:table-cell table:number-columns-repeated="16381"/>
        </table:table-row>
        <table:table-row table:style-name="ro1">
          <table:table-cell office:value-type="float" office:value="15800" table:style-name="ce1">
            <text:p>15800</text:p>
          </table:table-cell>
          <table:table-cell office:value-type="float" office:value="1.077E-3" table:style-name="ce1">
            <text:p>0.001077</text:p>
          </table:table-cell>
          <table:table-cell office:value-type="float" office:value="9.5710000000000003E-2" table:style-name="ce1">
            <text:p>0.09571</text:p>
          </table:table-cell>
          <table:table-cell table:number-columns-repeated="16381"/>
        </table:table-row>
        <table:table-row table:style-name="ro1">
          <table:table-cell office:value-type="float" office:value="15900" table:style-name="ce1">
            <text:p>15900</text:p>
          </table:table-cell>
          <table:table-cell office:value-type="float" office:value="1.085E-3" table:style-name="ce1">
            <text:p>0.001085</text:p>
          </table:table-cell>
          <table:table-cell office:value-type="float" office:value="9.7050999999999998E-2" table:style-name="ce1">
            <text:p>0.097051</text:p>
          </table:table-cell>
          <table:table-cell table:number-columns-repeated="16381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1.0920000000000001E-3" table:style-name="ce1">
            <text:p>0.001092</text:p>
          </table:table-cell>
          <table:table-cell office:value-type="float" office:value="9.8283999999999996E-2" table:style-name="ce1">
            <text:p>0.098284</text:p>
          </table:table-cell>
          <table:table-cell table:number-columns-repeated="16381"/>
        </table:table-row>
        <table:table-row table:style-name="ro1">
          <table:table-cell office:value-type="float" office:value="16100" table:style-name="ce1">
            <text:p>16100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9.9298999999999998E-2" table:style-name="ce1">
            <text:p>0.099299</text:p>
          </table:table-cell>
          <table:table-cell table:number-columns-repeated="16381"/>
        </table:table-row>
        <table:table-row table:style-name="ro1">
          <table:table-cell office:value-type="float" office:value="16200" table:style-name="ce1">
            <text:p>16200</text:p>
          </table:table-cell>
          <table:table-cell office:value-type="float" office:value="1.108E-3" table:style-name="ce1">
            <text:p>0.001108</text:p>
          </table:table-cell>
          <table:table-cell office:value-type="float" office:value="0.10058" table:style-name="ce1">
            <text:p>0.10058</text:p>
          </table:table-cell>
          <table:table-cell table:number-columns-repeated="16381"/>
        </table:table-row>
        <table:table-row table:style-name="ro1">
          <table:table-cell office:value-type="float" office:value="16300" table:style-name="ce1">
            <text:p>1630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0.101852" table:style-name="ce1">
            <text:p>0.101852</text:p>
          </table:table-cell>
          <table:table-cell table:number-columns-repeated="16381"/>
        </table:table-row>
        <table:table-row table:style-name="ro1">
          <table:table-cell office:value-type="float" office:value="16400" table:style-name="ce1">
            <text:p>16400</text:p>
          </table:table-cell>
          <table:table-cell office:value-type="float" office:value="1.137E-3" table:style-name="ce1">
            <text:p>0.001137</text:p>
          </table:table-cell>
          <table:table-cell office:value-type="float" office:value="0.10302500000000001" table:style-name="ce1">
            <text:p>0.103025</text:p>
          </table:table-cell>
          <table:table-cell table:number-columns-repeated="16381"/>
        </table:table-row>
        <table:table-row table:style-name="ro1">
          <table:table-cell office:value-type="float" office:value="16500" table:style-name="ce1">
            <text:p>16500</text:p>
          </table:table-cell>
          <table:table-cell office:value-type="float" office:value="1.127E-3" table:style-name="ce1">
            <text:p>0.001127</text:p>
          </table:table-cell>
          <table:table-cell office:value-type="float" office:value="0.104449" table:style-name="ce1">
            <text:p>0.104449</text:p>
          </table:table-cell>
          <table:table-cell table:number-columns-repeated="16381"/>
        </table:table-row>
        <table:table-row table:style-name="ro1">
          <table:table-cell office:value-type="float" office:value="16600" table:style-name="ce1">
            <text:p>16600</text:p>
          </table:table-cell>
          <table:table-cell office:value-type="float" office:value="1.1329999999999999E-3" table:style-name="ce1">
            <text:p>0.001133</text:p>
          </table:table-cell>
          <table:table-cell office:value-type="float" office:value="0.105615" table:style-name="ce1">
            <text:p>0.105615</text:p>
          </table:table-cell>
          <table:table-cell table:number-columns-repeated="16381"/>
        </table:table-row>
        <table:table-row table:style-name="ro1">
          <table:table-cell office:value-type="float" office:value="16700" table:style-name="ce1">
            <text:p>16700</text:p>
          </table:table-cell>
          <table:table-cell office:value-type="float" office:value="1.1440000000000001E-3" table:style-name="ce1">
            <text:p>0.001144</text:p>
          </table:table-cell>
          <table:table-cell office:value-type="float" office:value="0.10698000000000001" table:style-name="ce1">
            <text:p>0.10698</text:p>
          </table:table-cell>
          <table:table-cell table:number-columns-repeated="16381"/>
        </table:table-row>
        <table:table-row table:style-name="ro1">
          <table:table-cell office:value-type="float" office:value="16800" table:style-name="ce1">
            <text:p>16800</text:p>
          </table:table-cell>
          <table:table-cell office:value-type="float" office:value="1.1490000000000001E-3" table:style-name="ce1">
            <text:p>0.001149</text:p>
          </table:table-cell>
          <table:table-cell office:value-type="float" office:value="0.108375" table:style-name="ce1">
            <text:p>0.108375</text:p>
          </table:table-cell>
          <table:table-cell table:number-columns-repeated="16381"/>
        </table:table-row>
        <table:table-row table:style-name="ro1">
          <table:table-cell office:value-type="float" office:value="16900" table:style-name="ce1">
            <text:p>16900</text:p>
          </table:table-cell>
          <table:table-cell office:value-type="float" office:value="1.158E-3" table:style-name="ce1">
            <text:p>0.001158</text:p>
          </table:table-cell>
          <table:table-cell office:value-type="float" office:value="0.109668" table:style-name="ce1">
            <text:p>0.109668</text:p>
          </table:table-cell>
          <table:table-cell table:number-columns-repeated="16381"/>
        </table:table-row>
        <table:table-row table:style-name="ro1">
          <table:table-cell office:value-type="float" office:value="17000" table:style-name="ce1">
            <text:p>17000</text:p>
          </table:table-cell>
          <table:table-cell office:value-type="float" office:value="1.1640000000000001E-3" table:style-name="ce1">
            <text:p>0.001164</text:p>
          </table:table-cell>
          <table:table-cell office:value-type="float" office:value="0.110822" table:style-name="ce1">
            <text:p>0.110822</text:p>
          </table:table-cell>
          <table:table-cell table:number-columns-repeated="16381"/>
        </table:table-row>
        <table:table-row table:style-name="ro1">
          <table:table-cell office:value-type="float" office:value="17100" table:style-name="ce1">
            <text:p>17100</text:p>
          </table:table-cell>
          <table:table-cell office:value-type="float" office:value="1.1689999999999999E-3" table:style-name="ce1">
            <text:p>0.001169</text:p>
          </table:table-cell>
          <table:table-cell office:value-type="float" office:value="0.112097" table:style-name="ce1">
            <text:p>0.112097</text:p>
          </table:table-cell>
          <table:table-cell table:number-columns-repeated="16381"/>
        </table:table-row>
        <table:table-row table:style-name="ro1">
          <table:table-cell office:value-type="float" office:value="17200" table:style-name="ce1">
            <text:p>17200</text:p>
          </table:table-cell>
          <table:table-cell office:value-type="float" office:value="1.191E-3" table:style-name="ce1">
            <text:p>0.001191</text:p>
          </table:table-cell>
          <table:table-cell office:value-type="float" office:value="0.11350399999999999" table:style-name="ce1">
            <text:p>0.113504</text:p>
          </table:table-cell>
          <table:table-cell table:number-columns-repeated="16381"/>
        </table:table-row>
        <table:table-row table:style-name="ro1">
          <table:table-cell office:value-type="float" office:value="17300" table:style-name="ce1">
            <text:p>17300</text:p>
          </table:table-cell>
          <table:table-cell office:value-type="float" office:value="1.1850000000000001E-3" table:style-name="ce1">
            <text:p>0.001185</text:p>
          </table:table-cell>
          <table:table-cell office:value-type="float" office:value="0.114692" table:style-name="ce1">
            <text:p>0.114692</text:p>
          </table:table-cell>
          <table:table-cell table:number-columns-repeated="16381"/>
        </table:table-row>
        <table:table-row table:style-name="ro1">
          <table:table-cell office:value-type="float" office:value="17400" table:style-name="ce1">
            <text:p>17400</text:p>
          </table:table-cell>
          <table:table-cell office:value-type="float" office:value="1.1869999999999999E-3" table:style-name="ce1">
            <text:p>0.001187</text:p>
          </table:table-cell>
          <table:table-cell office:value-type="float" office:value="0.115994" table:style-name="ce1">
            <text:p>0.115994</text:p>
          </table:table-cell>
          <table:table-cell table:number-columns-repeated="16381"/>
        </table:table-row>
        <table:table-row table:style-name="ro1">
          <table:table-cell office:value-type="float" office:value="17500" table:style-name="ce1">
            <text:p>17500</text:p>
          </table:table-cell>
          <table:table-cell office:value-type="float" office:value="1.201E-3" table:style-name="ce1">
            <text:p>0.001201</text:p>
          </table:table-cell>
          <table:table-cell office:value-type="float" office:value="0.117302" table:style-name="ce1">
            <text:p>0.117302</text:p>
          </table:table-cell>
          <table:table-cell table:number-columns-repeated="16381"/>
        </table:table-row>
        <table:table-row table:style-name="ro1">
          <table:table-cell office:value-type="float" office:value="17600" table:style-name="ce1">
            <text:p>17600</text:p>
          </table:table-cell>
          <table:table-cell office:value-type="float" office:value="1.206E-3" table:style-name="ce1">
            <text:p>0.001206</text:p>
          </table:table-cell>
          <table:table-cell office:value-type="float" office:value="0.118578" table:style-name="ce1">
            <text:p>0.118578</text:p>
          </table:table-cell>
          <table:table-cell table:number-columns-repeated="16381"/>
        </table:table-row>
        <table:table-row table:style-name="ro1">
          <table:table-cell office:value-type="float" office:value="17700" table:style-name="ce1">
            <text:p>17700</text:p>
          </table:table-cell>
          <table:table-cell office:value-type="float" office:value="1.2179999999999999E-3" table:style-name="ce1">
            <text:p>0.001218</text:p>
          </table:table-cell>
          <table:table-cell office:value-type="float" office:value="0.11998300000000001" table:style-name="ce1">
            <text:p>0.119983</text:p>
          </table:table-cell>
          <table:table-cell table:number-columns-repeated="16381"/>
        </table:table-row>
        <table:table-row table:style-name="ro1">
          <table:table-cell office:value-type="float" office:value="17800" table:style-name="ce1">
            <text:p>17800</text:p>
          </table:table-cell>
          <table:table-cell office:value-type="float" office:value="1.227E-3" table:style-name="ce1">
            <text:p>0.001227</text:p>
          </table:table-cell>
          <table:table-cell office:value-type="float" office:value="0.121264" table:style-name="ce1">
            <text:p>0.121264</text:p>
          </table:table-cell>
          <table:table-cell table:number-columns-repeated="16381"/>
        </table:table-row>
        <table:table-row table:style-name="ro1">
          <table:table-cell office:value-type="float" office:value="17900" table:style-name="ce1">
            <text:p>17900</text:p>
          </table:table-cell>
          <table:table-cell office:value-type="float" office:value="1.2310000000000001E-3" table:style-name="ce1">
            <text:p>0.001231</text:p>
          </table:table-cell>
          <table:table-cell office:value-type="float" office:value="0.12260699999999999" table:style-name="ce1">
            <text:p>0.122607</text:p>
          </table:table-cell>
          <table:table-cell table:number-columns-repeated="1638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1.238E-3" table:style-name="ce1">
            <text:p>0.001238</text:p>
          </table:table-cell>
          <table:table-cell office:value-type="float" office:value="0.124247" table:style-name="ce1">
            <text:p>0.124247</text:p>
          </table:table-cell>
          <table:table-cell table:number-columns-repeated="16381"/>
        </table:table-row>
        <table:table-row table:style-name="ro1">
          <table:table-cell office:value-type="float" office:value="18100" table:style-name="ce1">
            <text:p>18100</text:p>
          </table:table-cell>
          <table:table-cell office:value-type="float" office:value="1.2440000000000001E-3" table:style-name="ce1">
            <text:p>0.001244</text:p>
          </table:table-cell>
          <table:table-cell office:value-type="float" office:value="0.12559500000000001" table:style-name="ce1">
            <text:p>0.125595</text:p>
          </table:table-cell>
          <table:table-cell table:number-columns-repeated="16381"/>
        </table:table-row>
        <table:table-row table:style-name="ro1">
          <table:table-cell office:value-type="float" office:value="18200" table:style-name="ce1">
            <text:p>18200</text:p>
          </table:table-cell>
          <table:table-cell office:value-type="float" office:value="1.25E-3" table:style-name="ce1">
            <text:p>0.00125</text:p>
          </table:table-cell>
          <table:table-cell office:value-type="float" office:value="0.12690100000000001" table:style-name="ce1">
            <text:p>0.126901</text:p>
          </table:table-cell>
          <table:table-cell table:number-columns-repeated="16381"/>
        </table:table-row>
        <table:table-row table:style-name="ro1">
          <table:table-cell office:value-type="float" office:value="18300" table:style-name="ce1">
            <text:p>18300</text:p>
          </table:table-cell>
          <table:table-cell office:value-type="float" office:value="1.2539999999999999E-3" table:style-name="ce1">
            <text:p>0.001254</text:p>
          </table:table-cell>
          <table:table-cell office:value-type="float" office:value="0.12842999999999999" table:style-name="ce1">
            <text:p>0.12843</text:p>
          </table:table-cell>
          <table:table-cell table:number-columns-repeated="16381"/>
        </table:table-row>
        <table:table-row table:style-name="ro1">
          <table:table-cell office:value-type="float" office:value="18400" table:style-name="ce1">
            <text:p>18400</text:p>
          </table:table-cell>
          <table:table-cell office:value-type="float" office:value="1.2620000000000001E-3" table:style-name="ce1">
            <text:p>0.001262</text:p>
          </table:table-cell>
          <table:table-cell office:value-type="float" office:value="0.12979299999999999" table:style-name="ce1">
            <text:p>0.129793</text:p>
          </table:table-cell>
          <table:table-cell table:number-columns-repeated="16381"/>
        </table:table-row>
        <table:table-row table:style-name="ro1">
          <table:table-cell office:value-type="float" office:value="18500" table:style-name="ce1">
            <text:p>18500</text:p>
          </table:table-cell>
          <table:table-cell office:value-type="float" office:value="1.2930000000000001E-3" table:style-name="ce1">
            <text:p>0.001293</text:p>
          </table:table-cell>
          <table:table-cell office:value-type="float" office:value="0.131271" table:style-name="ce1">
            <text:p>0.131271</text:p>
          </table:table-cell>
          <table:table-cell table:number-columns-repeated="16381"/>
        </table:table-row>
        <table:table-row table:style-name="ro1">
          <table:table-cell office:value-type="float" office:value="18600" table:style-name="ce1">
            <text:p>18600</text:p>
          </table:table-cell>
          <table:table-cell office:value-type="float" office:value="1.2930000000000001E-3" table:style-name="ce1">
            <text:p>0.001293</text:p>
          </table:table-cell>
          <table:table-cell office:value-type="float" office:value="0.132629" table:style-name="ce1">
            <text:p>0.132629</text:p>
          </table:table-cell>
          <table:table-cell table:number-columns-repeated="16381"/>
        </table:table-row>
        <table:table-row table:style-name="ro1">
          <table:table-cell office:value-type="float" office:value="18700" table:style-name="ce1">
            <text:p>18700</text:p>
          </table:table-cell>
          <table:table-cell office:value-type="float" office:value="1.294E-3" table:style-name="ce1">
            <text:p>0.001294</text:p>
          </table:table-cell>
          <table:table-cell office:value-type="float" office:value="0.134157" table:style-name="ce1">
            <text:p>0.134157</text:p>
          </table:table-cell>
          <table:table-cell table:number-columns-repeated="16381"/>
        </table:table-row>
        <table:table-row table:style-name="ro1">
          <table:table-cell office:value-type="float" office:value="18800" table:style-name="ce1">
            <text:p>18800</text:p>
          </table:table-cell>
          <table:table-cell office:value-type="float" office:value="1.3029999999999999E-3" table:style-name="ce1">
            <text:p>0.001303</text:p>
          </table:table-cell>
          <table:table-cell office:value-type="float" office:value="0.135461" table:style-name="ce1">
            <text:p>0.135461</text:p>
          </table:table-cell>
          <table:table-cell table:number-columns-repeated="16381"/>
        </table:table-row>
        <table:table-row table:style-name="ro1">
          <table:table-cell office:value-type="float" office:value="18900" table:style-name="ce1">
            <text:p>18900</text:p>
          </table:table-cell>
          <table:table-cell office:value-type="float" office:value="1.3060000000000001E-3" table:style-name="ce1">
            <text:p>0.001306</text:p>
          </table:table-cell>
          <table:table-cell office:value-type="float" office:value="0.13708699999999999" table:style-name="ce1">
            <text:p>0.137087</text:p>
          </table:table-cell>
          <table:table-cell table:number-columns-repeated="16381"/>
        </table:table-row>
        <table:table-row table:style-name="ro1">
          <table:table-cell office:value-type="float" office:value="19000" table:style-name="ce1">
            <text:p>19000</text:p>
          </table:table-cell>
          <table:table-cell office:value-type="float" office:value="1.312E-3" table:style-name="ce1">
            <text:p>0.001312</text:p>
          </table:table-cell>
          <table:table-cell office:value-type="float" office:value="0.13855200000000001" table:style-name="ce1">
            <text:p>0.138552</text:p>
          </table:table-cell>
          <table:table-cell table:number-columns-repeated="16381"/>
        </table:table-row>
        <table:table-row table:style-name="ro1">
          <table:table-cell office:value-type="float" office:value="19100" table:style-name="ce1">
            <text:p>19100</text:p>
          </table:table-cell>
          <table:table-cell office:value-type="float" office:value="1.3240000000000001E-3" table:style-name="ce1">
            <text:p>0.001324</text:p>
          </table:table-cell>
          <table:table-cell office:value-type="float" office:value="0.140096" table:style-name="ce1">
            <text:p>0.140096</text:p>
          </table:table-cell>
          <table:table-cell table:number-columns-repeated="16381"/>
        </table:table-row>
        <table:table-row table:style-name="ro1">
          <table:table-cell office:value-type="float" office:value="19200" table:style-name="ce1">
            <text:p>19200</text:p>
          </table:table-cell>
          <table:table-cell office:value-type="float" office:value="1.3370000000000001E-3" table:style-name="ce1">
            <text:p>0.001337</text:p>
          </table:table-cell>
          <table:table-cell office:value-type="float" office:value="0.141512" table:style-name="ce1">
            <text:p>0.141512</text:p>
          </table:table-cell>
          <table:table-cell table:number-columns-repeated="16381"/>
        </table:table-row>
        <table:table-row table:style-name="ro1">
          <table:table-cell office:value-type="float" office:value="19300" table:style-name="ce1">
            <text:p>19300</text:p>
          </table:table-cell>
          <table:table-cell office:value-type="float" office:value="1.33E-3" table:style-name="ce1">
            <text:p>0.00133</text:p>
          </table:table-cell>
          <table:table-cell office:value-type="float" office:value="0.14305499999999999" table:style-name="ce1">
            <text:p>0.143055</text:p>
          </table:table-cell>
          <table:table-cell table:number-columns-repeated="16381"/>
        </table:table-row>
        <table:table-row table:style-name="ro1">
          <table:table-cell office:value-type="float" office:value="19400" table:style-name="ce1">
            <text:p>19400</text:p>
          </table:table-cell>
          <table:table-cell office:value-type="float" office:value="1.338E-3" table:style-name="ce1">
            <text:p>0.001338</text:p>
          </table:table-cell>
          <table:table-cell office:value-type="float" office:value="0.14482900000000001" table:style-name="ce1">
            <text:p>0.144829</text:p>
          </table:table-cell>
          <table:table-cell table:number-columns-repeated="16381"/>
        </table:table-row>
        <table:table-row table:style-name="ro1">
          <table:table-cell office:value-type="float" office:value="19500" table:style-name="ce1">
            <text:p>19500</text:p>
          </table:table-cell>
          <table:table-cell office:value-type="float" office:value="1.3420000000000001E-3" table:style-name="ce1">
            <text:p>0.001342</text:p>
          </table:table-cell>
          <table:table-cell office:value-type="float" office:value="0.146063" table:style-name="ce1">
            <text:p>0.146063</text:p>
          </table:table-cell>
          <table:table-cell table:number-columns-repeated="16381"/>
        </table:table-row>
        <table:table-row table:style-name="ro1">
          <table:table-cell office:value-type="float" office:value="19600" table:style-name="ce1">
            <text:p>19600</text:p>
          </table:table-cell>
          <table:table-cell office:value-type="float" office:value="1.3519999999999999E-3" table:style-name="ce1">
            <text:p>0.001352</text:p>
          </table:table-cell>
          <table:table-cell office:value-type="float" office:value="0.14749699999999999" table:style-name="ce1">
            <text:p>0.147497</text:p>
          </table:table-cell>
          <table:table-cell table:number-columns-repeated="16381"/>
        </table:table-row>
        <table:table-row table:style-name="ro1">
          <table:table-cell office:value-type="float" office:value="19700" table:style-name="ce1">
            <text:p>19700</text:p>
          </table:table-cell>
          <table:table-cell office:value-type="float" office:value="1.3680000000000001E-3" table:style-name="ce1">
            <text:p>0.001368</text:p>
          </table:table-cell>
          <table:table-cell office:value-type="float" office:value="0.14915" table:style-name="ce1">
            <text:p>0.14915</text:p>
          </table:table-cell>
          <table:table-cell table:number-columns-repeated="16381"/>
        </table:table-row>
        <table:table-row table:style-name="ro1">
          <table:table-cell office:value-type="float" office:value="19800" table:style-name="ce1">
            <text:p>19800</text:p>
          </table:table-cell>
          <table:table-cell office:value-type="float" office:value="1.372E-3" table:style-name="ce1">
            <text:p>0.001372</text:p>
          </table:table-cell>
          <table:table-cell office:value-type="float" office:value="0.15090700000000001" table:style-name="ce1">
            <text:p>0.150907</text:p>
          </table:table-cell>
          <table:table-cell table:number-columns-repeated="16381"/>
        </table:table-row>
        <table:table-row table:style-name="ro1">
          <table:table-cell office:value-type="float" office:value="19900" table:style-name="ce1">
            <text:p>19900</text:p>
          </table:table-cell>
          <table:table-cell office:value-type="float" office:value="1.382E-3" table:style-name="ce1">
            <text:p>0.001382</text:p>
          </table:table-cell>
          <table:table-cell office:value-type="float" office:value="0.15213699999999999" table:style-name="ce1">
            <text:p>0.152137</text:p>
          </table:table-cell>
          <table:table-cell table:number-columns-repeated="16381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1.39E-3" table:style-name="ce1">
            <text:p>0.00139</text:p>
          </table:table-cell>
          <table:table-cell office:value-type="float" office:value="0.15328600000000001" table:style-name="ce1">
            <text:p>0.153286</text:p>
          </table:table-cell>
          <table:table-cell table:number-columns-repeated="16381"/>
        </table:table-row>
        <table:table-row table:style-name="ro1">
          <table:table-cell office:value-type="float" office:value="20100" table:style-name="ce1">
            <text:p>20100</text:p>
          </table:table-cell>
          <table:table-cell office:value-type="float" office:value="1.3990000000000001E-3" table:style-name="ce1">
            <text:p>0.001399</text:p>
          </table:table-cell>
          <table:table-cell office:value-type="float" office:value="0.15490200000000001" table:style-name="ce1">
            <text:p>0.154902</text:p>
          </table:table-cell>
          <table:table-cell table:number-columns-repeated="16381"/>
        </table:table-row>
        <table:table-row table:style-name="ro1">
          <table:table-cell office:value-type="float" office:value="20200" table:style-name="ce1">
            <text:p>20200</text:p>
          </table:table-cell>
          <table:table-cell office:value-type="float" office:value="1.397E-3" table:style-name="ce1">
            <text:p>0.001397</text:p>
          </table:table-cell>
          <table:table-cell office:value-type="float" office:value="0.15664600000000001" table:style-name="ce1">
            <text:p>0.156646</text:p>
          </table:table-cell>
          <table:table-cell table:number-columns-repeated="16381"/>
        </table:table-row>
        <table:table-row table:style-name="ro1">
          <table:table-cell office:value-type="float" office:value="20300" table:style-name="ce1">
            <text:p>20300</text:p>
          </table:table-cell>
          <table:table-cell office:value-type="float" office:value="1.4040000000000001E-3" table:style-name="ce1">
            <text:p>0.001404</text:p>
          </table:table-cell>
          <table:table-cell office:value-type="float" office:value="0.15824299999999999" table:style-name="ce1">
            <text:p>0.158243</text:p>
          </table:table-cell>
          <table:table-cell table:number-columns-repeated="16381"/>
        </table:table-row>
        <table:table-row table:style-name="ro1">
          <table:table-cell office:value-type="float" office:value="20400" table:style-name="ce1">
            <text:p>20400</text:p>
          </table:table-cell>
          <table:table-cell office:value-type="float" office:value="1.421E-3" table:style-name="ce1">
            <text:p>0.001421</text:p>
          </table:table-cell>
          <table:table-cell office:value-type="float" office:value="0.159833" table:style-name="ce1">
            <text:p>0.159833</text:p>
          </table:table-cell>
          <table:table-cell table:number-columns-repeated="16381"/>
        </table:table-row>
        <table:table-row table:style-name="ro1">
          <table:table-cell office:value-type="float" office:value="20500" table:style-name="ce1">
            <text:p>20500</text:p>
          </table:table-cell>
          <table:table-cell office:value-type="float" office:value="1.4350000000000001E-3" table:style-name="ce1">
            <text:p>0.001435</text:p>
          </table:table-cell>
          <table:table-cell office:value-type="float" office:value="0.16117200000000001" table:style-name="ce1">
            <text:p>0.161172</text:p>
          </table:table-cell>
          <table:table-cell table:number-columns-repeated="16381"/>
        </table:table-row>
        <table:table-row table:style-name="ro1">
          <table:table-cell office:value-type="float" office:value="20600" table:style-name="ce1">
            <text:p>20600</text:p>
          </table:table-cell>
          <table:table-cell office:value-type="float" office:value="1.4339999999999999E-3" table:style-name="ce1">
            <text:p>0.001434</text:p>
          </table:table-cell>
          <table:table-cell office:value-type="float" office:value="0.16279399999999999" table:style-name="ce1">
            <text:p>0.162794</text:p>
          </table:table-cell>
          <table:table-cell table:number-columns-repeated="16381"/>
        </table:table-row>
        <table:table-row table:style-name="ro1">
          <table:table-cell office:value-type="float" office:value="20700" table:style-name="ce1">
            <text:p>20700</text:p>
          </table:table-cell>
          <table:table-cell office:value-type="float" office:value="1.4369999999999999E-3" table:style-name="ce1">
            <text:p>0.001437</text:p>
          </table:table-cell>
          <table:table-cell office:value-type="float" office:value="0.16436700000000001" table:style-name="ce1">
            <text:p>0.164367</text:p>
          </table:table-cell>
          <table:table-cell table:number-columns-repeated="16381"/>
        </table:table-row>
        <table:table-row table:style-name="ro1">
          <table:table-cell office:value-type="float" office:value="20800" table:style-name="ce1">
            <text:p>20800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0.165987" table:style-name="ce1">
            <text:p>0.165987</text:p>
          </table:table-cell>
          <table:table-cell table:number-columns-repeated="16381"/>
        </table:table-row>
        <table:table-row table:style-name="ro1">
          <table:table-cell office:value-type="float" office:value="20900" table:style-name="ce1">
            <text:p>20900</text:p>
          </table:table-cell>
          <table:table-cell office:value-type="float" office:value="1.4530000000000001E-3" table:style-name="ce1">
            <text:p>0.001453</text:p>
          </table:table-cell>
          <table:table-cell office:value-type="float" office:value="0.167328" table:style-name="ce1">
            <text:p>0.167328</text:p>
          </table:table-cell>
          <table:table-cell table:number-columns-repeated="16381"/>
        </table:table-row>
        <table:table-row table:style-name="ro1">
          <table:table-cell office:value-type="float" office:value="21000" table:style-name="ce1">
            <text:p>21000</text:p>
          </table:table-cell>
          <table:table-cell office:value-type="float" office:value="1.459E-3" table:style-name="ce1">
            <text:p>0.001459</text:p>
          </table:table-cell>
          <table:table-cell office:value-type="float" office:value="0.16900899999999999" table:style-name="ce1">
            <text:p>0.169009</text:p>
          </table:table-cell>
          <table:table-cell table:number-columns-repeated="16381"/>
        </table:table-row>
        <table:table-row table:style-name="ro1">
          <table:table-cell office:value-type="float" office:value="21100" table:style-name="ce1">
            <text:p>21100</text:p>
          </table:table-cell>
          <table:table-cell office:value-type="float" office:value="1.47E-3" table:style-name="ce1">
            <text:p>0.00147</text:p>
          </table:table-cell>
          <table:table-cell office:value-type="float" office:value="0.17042399999999999" table:style-name="ce1">
            <text:p>0.170424</text:p>
          </table:table-cell>
          <table:table-cell table:number-columns-repeated="16381"/>
        </table:table-row>
        <table:table-row table:style-name="ro1">
          <table:table-cell office:value-type="float" office:value="21200" table:style-name="ce1">
            <text:p>21200</text:p>
          </table:table-cell>
          <table:table-cell office:value-type="float" office:value="1.477E-3" table:style-name="ce1">
            <text:p>0.001477</text:p>
          </table:table-cell>
          <table:table-cell office:value-type="float" office:value="0.172154" table:style-name="ce1">
            <text:p>0.172154</text:p>
          </table:table-cell>
          <table:table-cell table:number-columns-repeated="16381"/>
        </table:table-row>
        <table:table-row table:style-name="ro1">
          <table:table-cell office:value-type="float" office:value="21300" table:style-name="ce1">
            <text:p>21300</text:p>
          </table:table-cell>
          <table:table-cell office:value-type="float" office:value="1.4959999999999999E-3" table:style-name="ce1">
            <text:p>0.001496</text:p>
          </table:table-cell>
          <table:table-cell office:value-type="float" office:value="0.173627" table:style-name="ce1">
            <text:p>0.173627</text:p>
          </table:table-cell>
          <table:table-cell table:number-columns-repeated="16381"/>
        </table:table-row>
        <table:table-row table:style-name="ro1">
          <table:table-cell office:value-type="float" office:value="21400" table:style-name="ce1">
            <text:p>21400</text:p>
          </table:table-cell>
          <table:table-cell office:value-type="float" office:value="1.498E-3" table:style-name="ce1">
            <text:p>0.001498</text:p>
          </table:table-cell>
          <table:table-cell office:value-type="float" office:value="0.175152" table:style-name="ce1">
            <text:p>0.175152</text:p>
          </table:table-cell>
          <table:table-cell table:number-columns-repeated="16381"/>
        </table:table-row>
        <table:table-row table:style-name="ro1">
          <table:table-cell office:value-type="float" office:value="21500" table:style-name="ce1">
            <text:p>21500</text:p>
          </table:table-cell>
          <table:table-cell office:value-type="float" office:value="1.503E-3" table:style-name="ce1">
            <text:p>0.001503</text:p>
          </table:table-cell>
          <table:table-cell office:value-type="float" office:value="0.17696300000000001" table:style-name="ce1">
            <text:p>0.176963</text:p>
          </table:table-cell>
          <table:table-cell table:number-columns-repeated="16381"/>
        </table:table-row>
        <table:table-row table:style-name="ro1">
          <table:table-cell office:value-type="float" office:value="21600" table:style-name="ce1">
            <text:p>21600</text:p>
          </table:table-cell>
          <table:table-cell office:value-type="float" office:value="1.5089999999999999E-3" table:style-name="ce1">
            <text:p>0.001509</text:p>
          </table:table-cell>
          <table:table-cell office:value-type="float" office:value="0.17840300000000001" table:style-name="ce1">
            <text:p>0.178403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float" office:value="1.519E-3" table:style-name="ce1">
            <text:p>0.001519</text:p>
          </table:table-cell>
          <table:table-cell office:value-type="float" office:value="0.18002699999999999" table:style-name="ce1">
            <text:p>0.180027</text:p>
          </table:table-cell>
          <table:table-cell table:number-columns-repeated="16381"/>
        </table:table-row>
        <table:table-row table:style-name="ro1">
          <table:table-cell office:value-type="float" office:value="21800" table:style-name="ce1">
            <text:p>21800</text:p>
          </table:table-cell>
          <table:table-cell office:value-type="float" office:value="1.5330000000000001E-3" table:style-name="ce1">
            <text:p>0.001533</text:p>
          </table:table-cell>
          <table:table-cell office:value-type="float" office:value="0.18176700000000001" table:style-name="ce1">
            <text:p>0.181767</text:p>
          </table:table-cell>
          <table:table-cell table:number-columns-repeated="16381"/>
        </table:table-row>
        <table:table-row table:style-name="ro1">
          <table:table-cell office:value-type="float" office:value="21900" table:style-name="ce1">
            <text:p>21900</text:p>
          </table:table-cell>
          <table:table-cell office:value-type="float" office:value="1.531E-3" table:style-name="ce1">
            <text:p>0.001531</text:p>
          </table:table-cell>
          <table:table-cell office:value-type="float" office:value="0.18326700000000001" table:style-name="ce1">
            <text:p>0.183267</text:p>
          </table:table-cell>
          <table:table-cell table:number-columns-repeated="16381"/>
        </table:table-row>
        <table:table-row table:style-name="ro1">
          <table:table-cell office:value-type="float" office:value="22000" table:style-name="ce1">
            <text:p>22000</text:p>
          </table:table-cell>
          <table:table-cell office:value-type="float" office:value="1.5380000000000001E-3" table:style-name="ce1">
            <text:p>0.001538</text:p>
          </table:table-cell>
          <table:table-cell office:value-type="float" office:value="0.18509300000000001" table:style-name="ce1">
            <text:p>0.185093</text:p>
          </table:table-cell>
          <table:table-cell table:number-columns-repeated="16381"/>
        </table:table-row>
        <table:table-row table:style-name="ro1">
          <table:table-cell office:value-type="float" office:value="22100" table:style-name="ce1">
            <text:p>22100</text:p>
          </table:table-cell>
          <table:table-cell office:value-type="float" office:value="1.5460000000000001E-3" table:style-name="ce1">
            <text:p>0.001546</text:p>
          </table:table-cell>
          <table:table-cell office:value-type="float" office:value="0.18662300000000001" table:style-name="ce1">
            <text:p>0.186623</text:p>
          </table:table-cell>
          <table:table-cell table:number-columns-repeated="16381"/>
        </table:table-row>
        <table:table-row table:style-name="ro1">
          <table:table-cell office:value-type="float" office:value="22200" table:style-name="ce1">
            <text:p>22200</text:p>
          </table:table-cell>
          <table:table-cell office:value-type="float" office:value="1.5629999999999999E-3" table:style-name="ce1">
            <text:p>0.001563</text:p>
          </table:table-cell>
          <table:table-cell office:value-type="float" office:value="0.18826599999999999" table:style-name="ce1">
            <text:p>0.188266</text:p>
          </table:table-cell>
          <table:table-cell table:number-columns-repeated="16381"/>
        </table:table-row>
        <table:table-row table:style-name="ro1">
          <table:table-cell office:value-type="float" office:value="22300" table:style-name="ce1">
            <text:p>22300</text:p>
          </table:table-cell>
          <table:table-cell office:value-type="float" office:value="1.5560000000000001E-3" table:style-name="ce1">
            <text:p>0.001556</text:p>
          </table:table-cell>
          <table:table-cell office:value-type="float" office:value="0.189919" table:style-name="ce1">
            <text:p>0.189919</text:p>
          </table:table-cell>
          <table:table-cell table:number-columns-repeated="16381"/>
        </table:table-row>
        <table:table-row table:style-name="ro1">
          <table:table-cell office:value-type="float" office:value="22400" table:style-name="ce1">
            <text:p>22400</text:p>
          </table:table-cell>
          <table:table-cell office:value-type="float" office:value="1.5790000000000001E-3" table:style-name="ce1">
            <text:p>0.001579</text:p>
          </table:table-cell>
          <table:table-cell office:value-type="float" office:value="0.191604" table:style-name="ce1">
            <text:p>0.191604</text:p>
          </table:table-cell>
          <table:table-cell table:number-columns-repeated="16381"/>
        </table:table-row>
        <table:table-row table:style-name="ro1">
          <table:table-cell office:value-type="float" office:value="22500" table:style-name="ce1">
            <text:p>22500</text:p>
          </table:table-cell>
          <table:table-cell office:value-type="float" office:value="1.56E-3" table:style-name="ce1">
            <text:p>0.00156</text:p>
          </table:table-cell>
          <table:table-cell office:value-type="float" office:value="0.19342100000000001" table:style-name="ce1">
            <text:p>0.193421</text:p>
          </table:table-cell>
          <table:table-cell table:number-columns-repeated="16381"/>
        </table:table-row>
        <table:table-row table:style-name="ro1">
          <table:table-cell office:value-type="float" office:value="22600" table:style-name="ce1">
            <text:p>22600</text:p>
          </table:table-cell>
          <table:table-cell office:value-type="float" office:value="1.5679999999999999E-3" table:style-name="ce1">
            <text:p>0.001568</text:p>
          </table:table-cell>
          <table:table-cell office:value-type="float" office:value="0.194961" table:style-name="ce1">
            <text:p>0.194961</text:p>
          </table:table-cell>
          <table:table-cell table:number-columns-repeated="16381"/>
        </table:table-row>
        <table:table-row table:style-name="ro1">
          <table:table-cell office:value-type="float" office:value="22700" table:style-name="ce1">
            <text:p>22700</text:p>
          </table:table-cell>
          <table:table-cell office:value-type="float" office:value="1.578E-3" table:style-name="ce1">
            <text:p>0.001578</text:p>
          </table:table-cell>
          <table:table-cell office:value-type="float" office:value="0.196912" table:style-name="ce1">
            <text:p>0.196912</text:p>
          </table:table-cell>
          <table:table-cell table:number-columns-repeated="16381"/>
        </table:table-row>
        <table:table-row table:style-name="ro1">
          <table:table-cell office:value-type="float" office:value="22800" table:style-name="ce1">
            <text:p>22800</text:p>
          </table:table-cell>
          <table:table-cell office:value-type="float" office:value="1.5969999999999999E-3" table:style-name="ce1">
            <text:p>0.001597</text:p>
          </table:table-cell>
          <table:table-cell office:value-type="float" office:value="0.19843" table:style-name="ce1">
            <text:p>0.19843</text:p>
          </table:table-cell>
          <table:table-cell table:number-columns-repeated="16381"/>
        </table:table-row>
        <table:table-row table:style-name="ro1">
          <table:table-cell office:value-type="float" office:value="22900" table:style-name="ce1">
            <text:p>22900</text:p>
          </table:table-cell>
          <table:table-cell office:value-type="float" office:value="1.601E-3" table:style-name="ce1">
            <text:p>0.001601</text:p>
          </table:table-cell>
          <table:table-cell office:value-type="float" office:value="0.19989799999999999" table:style-name="ce1">
            <text:p>0.199898</text:p>
          </table:table-cell>
          <table:table-cell table:number-columns-repeated="16381"/>
        </table:table-row>
        <table:table-row table:style-name="ro1">
          <table:table-cell office:value-type="float" office:value="23000" table:style-name="ce1">
            <text:p>23000</text:p>
          </table:table-cell>
          <table:table-cell office:value-type="float" office:value="1.6069999999999999E-3" table:style-name="ce1">
            <text:p>0.001607</text:p>
          </table:table-cell>
          <table:table-cell office:value-type="float" office:value="0.20175199999999999" table:style-name="ce1">
            <text:p>0.201752</text:p>
          </table:table-cell>
          <table:table-cell table:number-columns-repeated="16381"/>
        </table:table-row>
        <table:table-row table:style-name="ro1">
          <table:table-cell office:value-type="float" office:value="23100" table:style-name="ce1">
            <text:p>23100</text:p>
          </table:table-cell>
          <table:table-cell office:value-type="float" office:value="1.621E-3" table:style-name="ce1">
            <text:p>0.001621</text:p>
          </table:table-cell>
          <table:table-cell office:value-type="float" office:value="0.20330899999999999" table:style-name="ce1">
            <text:p>0.203309</text:p>
          </table:table-cell>
          <table:table-cell table:number-columns-repeated="16381"/>
        </table:table-row>
        <table:table-row table:style-name="ro1">
          <table:table-cell office:value-type="float" office:value="23200" table:style-name="ce1">
            <text:p>23200</text:p>
          </table:table-cell>
          <table:table-cell office:value-type="float" office:value="1.627E-3" table:style-name="ce1">
            <text:p>0.001627</text:p>
          </table:table-cell>
          <table:table-cell office:value-type="float" office:value="0.20514399999999999" table:style-name="ce1">
            <text:p>0.205144</text:p>
          </table:table-cell>
          <table:table-cell table:number-columns-repeated="16381"/>
        </table:table-row>
        <table:table-row table:style-name="ro1">
          <table:table-cell office:value-type="float" office:value="23300" table:style-name="ce1">
            <text:p>23300</text:p>
          </table:table-cell>
          <table:table-cell office:value-type="float" office:value="1.642E-3" table:style-name="ce1">
            <text:p>0.001642</text:p>
          </table:table-cell>
          <table:table-cell office:value-type="float" office:value="0.206868" table:style-name="ce1">
            <text:p>0.206868</text:p>
          </table:table-cell>
          <table:table-cell table:number-columns-repeated="16381"/>
        </table:table-row>
        <table:table-row table:style-name="ro1">
          <table:table-cell office:value-type="float" office:value="23400" table:style-name="ce1">
            <text:p>23400</text:p>
          </table:table-cell>
          <table:table-cell office:value-type="float" office:value="1.645E-3" table:style-name="ce1">
            <text:p>0.001645</text:p>
          </table:table-cell>
          <table:table-cell office:value-type="float" office:value="0.208649" table:style-name="ce1">
            <text:p>0.208649</text:p>
          </table:table-cell>
          <table:table-cell table:number-columns-repeated="16381"/>
        </table:table-row>
        <table:table-row table:style-name="ro1">
          <table:table-cell office:value-type="float" office:value="23500" table:style-name="ce1">
            <text:p>23500</text:p>
          </table:table-cell>
          <table:table-cell office:value-type="float" office:value="1.658E-3" table:style-name="ce1">
            <text:p>0.001658</text:p>
          </table:table-cell>
          <table:table-cell office:value-type="float" office:value="0.210253" table:style-name="ce1">
            <text:p>0.210253</text:p>
          </table:table-cell>
          <table:table-cell table:number-columns-repeated="16381"/>
        </table:table-row>
        <table:table-row table:style-name="ro1">
          <table:table-cell office:value-type="float" office:value="23600" table:style-name="ce1">
            <text:p>23600</text:p>
          </table:table-cell>
          <table:table-cell office:value-type="float" office:value="1.6639999999999999E-3" table:style-name="ce1">
            <text:p>0.001664</text:p>
          </table:table-cell>
          <table:table-cell office:value-type="float" office:value="0.21208199999999999" table:style-name="ce1">
            <text:p>0.212082</text:p>
          </table:table-cell>
          <table:table-cell table:number-columns-repeated="16381"/>
        </table:table-row>
        <table:table-row table:style-name="ro1">
          <table:table-cell office:value-type="float" office:value="23700" table:style-name="ce1">
            <text:p>23700</text:p>
          </table:table-cell>
          <table:table-cell office:value-type="float" office:value="1.6739999999999999E-3" table:style-name="ce1">
            <text:p>0.001674</text:p>
          </table:table-cell>
          <table:table-cell office:value-type="float" office:value="0.21377499999999999" table:style-name="ce1">
            <text:p>0.213775</text:p>
          </table:table-cell>
          <table:table-cell table:number-columns-repeated="16381"/>
        </table:table-row>
        <table:table-row table:style-name="ro1">
          <table:table-cell office:value-type="float" office:value="23800" table:style-name="ce1">
            <text:p>23800</text:p>
          </table:table-cell>
          <table:table-cell office:value-type="float" office:value="1.691E-3" table:style-name="ce1">
            <text:p>0.001691</text:p>
          </table:table-cell>
          <table:table-cell office:value-type="float" office:value="0.21565400000000001" table:style-name="ce1">
            <text:p>0.215654</text:p>
          </table:table-cell>
          <table:table-cell table:number-columns-repeated="16381"/>
        </table:table-row>
        <table:table-row table:style-name="ro1">
          <table:table-cell office:value-type="float" office:value="23900" table:style-name="ce1">
            <text:p>23900</text:p>
          </table:table-cell>
          <table:table-cell office:value-type="float" office:value="1.683E-3" table:style-name="ce1">
            <text:p>0.001683</text:p>
          </table:table-cell>
          <table:table-cell office:value-type="float" office:value="0.217478" table:style-name="ce1">
            <text:p>0.217478</text:p>
          </table:table-cell>
          <table:table-cell table:number-columns-repeated="16381"/>
        </table:table-row>
        <table:table-row table:style-name="ro1">
          <table:table-cell office:value-type="float" office:value="24000" table:style-name="ce1">
            <text:p>24000</text:p>
          </table:table-cell>
          <table:table-cell office:value-type="float" office:value="1.684E-3" table:style-name="ce1">
            <text:p>0.001684</text:p>
          </table:table-cell>
          <table:table-cell office:value-type="float" office:value="0.21913299999999999" table:style-name="ce1">
            <text:p>0.219133</text:p>
          </table:table-cell>
          <table:table-cell table:number-columns-repeated="16381"/>
        </table:table-row>
        <table:table-row table:style-name="ro1">
          <table:table-cell office:value-type="float" office:value="24100" table:style-name="ce1">
            <text:p>24100</text:p>
          </table:table-cell>
          <table:table-cell office:value-type="float" office:value="1.6930000000000001E-3" table:style-name="ce1">
            <text:p>0.001693</text:p>
          </table:table-cell>
          <table:table-cell office:value-type="float" office:value="0.220916" table:style-name="ce1">
            <text:p>0.220916</text:p>
          </table:table-cell>
          <table:table-cell table:number-columns-repeated="16381"/>
        </table:table-row>
        <table:table-row table:style-name="ro1">
          <table:table-cell office:value-type="float" office:value="24200" table:style-name="ce1">
            <text:p>24200</text:p>
          </table:table-cell>
          <table:table-cell office:value-type="float" office:value="1.7080000000000001E-3" table:style-name="ce1">
            <text:p>0.001708</text:p>
          </table:table-cell>
          <table:table-cell office:value-type="float" office:value="0.222938" table:style-name="ce1">
            <text:p>0.222938</text:p>
          </table:table-cell>
          <table:table-cell table:number-columns-repeated="16381"/>
        </table:table-row>
        <table:table-row table:style-name="ro1">
          <table:table-cell office:value-type="float" office:value="24300" table:style-name="ce1">
            <text:p>24300</text:p>
          </table:table-cell>
          <table:table-cell office:value-type="float" office:value="1.7049999999999999E-3" table:style-name="ce1">
            <text:p>0.001705</text:p>
          </table:table-cell>
          <table:table-cell office:value-type="float" office:value="0.22476699999999999" table:style-name="ce1">
            <text:p>0.224767</text:p>
          </table:table-cell>
          <table:table-cell table:number-columns-repeated="16381"/>
        </table:table-row>
        <table:table-row table:style-name="ro1">
          <table:table-cell office:value-type="float" office:value="24400" table:style-name="ce1">
            <text:p>24400</text:p>
          </table:table-cell>
          <table:table-cell office:value-type="float" office:value="1.704E-3" table:style-name="ce1">
            <text:p>0.001704</text:p>
          </table:table-cell>
          <table:table-cell office:value-type="float" office:value="0.22744800000000001" table:style-name="ce1">
            <text:p>0.227448</text:p>
          </table:table-cell>
          <table:table-cell table:number-columns-repeated="16381"/>
        </table:table-row>
        <table:table-row table:style-name="ro1">
          <table:table-cell office:value-type="float" office:value="24500" table:style-name="ce1">
            <text:p>24500</text:p>
          </table:table-cell>
          <table:table-cell office:value-type="float" office:value="1.7129999999999999E-3" table:style-name="ce1">
            <text:p>0.001713</text:p>
          </table:table-cell>
          <table:table-cell office:value-type="float" office:value="0.228635" table:style-name="ce1">
            <text:p>0.228635</text:p>
          </table:table-cell>
          <table:table-cell table:number-columns-repeated="16381"/>
        </table:table-row>
        <table:table-row table:style-name="ro1">
          <table:table-cell office:value-type="float" office:value="24600" table:style-name="ce1">
            <text:p>24600</text:p>
          </table:table-cell>
          <table:table-cell office:value-type="float" office:value="1.7149999999999999E-3" table:style-name="ce1">
            <text:p>0.001715</text:p>
          </table:table-cell>
          <table:table-cell office:value-type="float" office:value="0.23127700000000001" table:style-name="ce1">
            <text:p>0.231277</text:p>
          </table:table-cell>
          <table:table-cell table:number-columns-repeated="16381"/>
        </table:table-row>
        <table:table-row table:style-name="ro1">
          <table:table-cell office:value-type="float" office:value="24700" table:style-name="ce1">
            <text:p>24700</text:p>
          </table:table-cell>
          <table:table-cell office:value-type="float" office:value="1.7279999999999999E-3" table:style-name="ce1">
            <text:p>0.001728</text:p>
          </table:table-cell>
          <table:table-cell office:value-type="float" office:value="0.23196700000000001" table:style-name="ce1">
            <text:p>0.231967</text:p>
          </table:table-cell>
          <table:table-cell table:number-columns-repeated="16381"/>
        </table:table-row>
        <table:table-row table:style-name="ro1">
          <table:table-cell office:value-type="float" office:value="24800" table:style-name="ce1">
            <text:p>24800</text:p>
          </table:table-cell>
          <table:table-cell office:value-type="float" office:value="1.735E-3" table:style-name="ce1">
            <text:p>0.001735</text:p>
          </table:table-cell>
          <table:table-cell office:value-type="float" office:value="0.23395199999999999" table:style-name="ce1">
            <text:p>0.233952</text:p>
          </table:table-cell>
          <table:table-cell table:number-columns-repeated="16381"/>
        </table:table-row>
        <table:table-row table:style-name="ro1">
          <table:table-cell office:value-type="float" office:value="24900" table:style-name="ce1">
            <text:p>24900</text:p>
          </table:table-cell>
          <table:table-cell office:value-type="float" office:value="1.75E-3" table:style-name="ce1">
            <text:p>0.00175</text:p>
          </table:table-cell>
          <table:table-cell office:value-type="float" office:value="0.235869" table:style-name="ce1">
            <text:p>0.235869</text:p>
          </table:table-cell>
          <table:table-cell table:number-columns-repeated="16381"/>
        </table:table-row>
        <table:table-row table:style-name="ro1">
          <table:table-cell office:value-type="float" office:value="25000" table:style-name="ce1">
            <text:p>25000</text:p>
          </table:table-cell>
          <table:table-cell office:value-type="float" office:value="1.755E-3" table:style-name="ce1">
            <text:p>0.001755</text:p>
          </table:table-cell>
          <table:table-cell office:value-type="float" office:value="0.23779700000000001" table:style-name="ce1">
            <text:p>0.237797</text:p>
          </table:table-cell>
          <table:table-cell table:number-columns-repeated="16381"/>
        </table:table-row>
        <table:table-row table:style-name="ro1">
          <table:table-cell office:value-type="float" office:value="25100" table:style-name="ce1">
            <text:p>25100</text:p>
          </table:table-cell>
          <table:table-cell office:value-type="float" office:value="1.7650000000000001E-3" table:style-name="ce1">
            <text:p>0.001765</text:p>
          </table:table-cell>
          <table:table-cell office:value-type="float" office:value="0.239673" table:style-name="ce1">
            <text:p>0.239673</text:p>
          </table:table-cell>
          <table:table-cell table:number-columns-repeated="16381"/>
        </table:table-row>
        <table:table-row table:style-name="ro1">
          <table:table-cell office:value-type="float" office:value="25200" table:style-name="ce1">
            <text:p>25200</text:p>
          </table:table-cell>
          <table:table-cell office:value-type="float" office:value="1.771E-3" table:style-name="ce1">
            <text:p>0.001771</text:p>
          </table:table-cell>
          <table:table-cell office:value-type="float" office:value="0.241591" table:style-name="ce1">
            <text:p>0.241591</text:p>
          </table:table-cell>
          <table:table-cell table:number-columns-repeated="16381"/>
        </table:table-row>
        <table:table-row table:style-name="ro1">
          <table:table-cell office:value-type="float" office:value="25300" table:style-name="ce1">
            <text:p>25300</text:p>
          </table:table-cell>
          <table:table-cell office:value-type="float" office:value="1.7930000000000001E-3" table:style-name="ce1">
            <text:p>0.001793</text:p>
          </table:table-cell>
          <table:table-cell office:value-type="float" office:value="0.24332799999999999" table:style-name="ce1">
            <text:p>0.243328</text:p>
          </table:table-cell>
          <table:table-cell table:number-columns-repeated="16381"/>
        </table:table-row>
        <table:table-row table:style-name="ro1">
          <table:table-cell office:value-type="float" office:value="25400" table:style-name="ce1">
            <text:p>25400</text:p>
          </table:table-cell>
          <table:table-cell office:value-type="float" office:value="1.7880000000000001E-3" table:style-name="ce1">
            <text:p>0.001788</text:p>
          </table:table-cell>
          <table:table-cell office:value-type="float" office:value="0.24517" table:style-name="ce1">
            <text:p>0.24517</text:p>
          </table:table-cell>
          <table:table-cell table:number-columns-repeated="16381"/>
        </table:table-row>
        <table:table-row table:style-name="ro1">
          <table:table-cell office:value-type="float" office:value="25500" table:style-name="ce1">
            <text:p>25500</text:p>
          </table:table-cell>
          <table:table-cell office:value-type="float" office:value="1.7960000000000001E-3" table:style-name="ce1">
            <text:p>0.001796</text:p>
          </table:table-cell>
          <table:table-cell office:value-type="float" office:value="0.247364" table:style-name="ce1">
            <text:p>0.247364</text:p>
          </table:table-cell>
          <table:table-cell table:number-columns-repeated="16381"/>
        </table:table-row>
        <table:table-row table:style-name="ro1">
          <table:table-cell office:value-type="float" office:value="25600" table:style-name="ce1">
            <text:p>25600</text:p>
          </table:table-cell>
          <table:table-cell office:value-type="float" office:value="1.8010000000000001E-3" table:style-name="ce1">
            <text:p>0.001801</text:p>
          </table:table-cell>
          <table:table-cell office:value-type="float" office:value="0.24931300000000001" table:style-name="ce1">
            <text:p>0.249313</text:p>
          </table:table-cell>
          <table:table-cell table:number-columns-repeated="16381"/>
        </table:table-row>
        <table:table-row table:style-name="ro1">
          <table:table-cell office:value-type="float" office:value="25700" table:style-name="ce1">
            <text:p>25700</text:p>
          </table:table-cell>
          <table:table-cell office:value-type="float" office:value="1.8109999999999999E-3" table:style-name="ce1">
            <text:p>0.001811</text:p>
          </table:table-cell>
          <table:table-cell office:value-type="float" office:value="0.25117499999999998" table:style-name="ce1">
            <text:p>0.251175</text:p>
          </table:table-cell>
          <table:table-cell table:number-columns-repeated="16381"/>
        </table:table-row>
        <table:table-row table:style-name="ro1">
          <table:table-cell office:value-type="float" office:value="25800" table:style-name="ce1">
            <text:p>25800</text:p>
          </table:table-cell>
          <table:table-cell office:value-type="float" office:value="1.8309999999999999E-3" table:style-name="ce1">
            <text:p>0.001831</text:p>
          </table:table-cell>
          <table:table-cell office:value-type="float" office:value="0.25314700000000001" table:style-name="ce1">
            <text:p>0.253147</text:p>
          </table:table-cell>
          <table:table-cell table:number-columns-repeated="16381"/>
        </table:table-row>
        <table:table-row table:style-name="ro1">
          <table:table-cell office:value-type="float" office:value="25900" table:style-name="ce1">
            <text:p>25900</text:p>
          </table:table-cell>
          <table:table-cell office:value-type="float" office:value="1.8339999999999999E-3" table:style-name="ce1">
            <text:p>0.001834</text:p>
          </table:table-cell>
          <table:table-cell office:value-type="float" office:value="0.25470900000000002" table:style-name="ce1">
            <text:p>0.254709</text:p>
          </table:table-cell>
          <table:table-cell table:number-columns-repeated="16381"/>
        </table:table-row>
        <table:table-row table:style-name="ro1">
          <table:table-cell office:value-type="float" office:value="26000" table:style-name="ce1">
            <text:p>26000</text:p>
          </table:table-cell>
          <table:table-cell office:value-type="float" office:value="1.833E-3" table:style-name="ce1">
            <text:p>0.001833</text:p>
          </table:table-cell>
          <table:table-cell office:value-type="float" office:value="0.25705699999999998" table:style-name="ce1">
            <text:p>0.257057</text:p>
          </table:table-cell>
          <table:table-cell table:number-columns-repeated="16381"/>
        </table:table-row>
        <table:table-row table:style-name="ro1">
          <table:table-cell office:value-type="float" office:value="26100" table:style-name="ce1">
            <text:p>26100</text:p>
          </table:table-cell>
          <table:table-cell office:value-type="float" office:value="1.838E-3" table:style-name="ce1">
            <text:p>0.001838</text:p>
          </table:table-cell>
          <table:table-cell office:value-type="float" office:value="0.25905099999999998" table:style-name="ce1">
            <text:p>0.259051</text:p>
          </table:table-cell>
          <table:table-cell table:number-columns-repeated="16381"/>
        </table:table-row>
        <table:table-row table:style-name="ro1">
          <table:table-cell office:value-type="float" office:value="26200" table:style-name="ce1">
            <text:p>26200</text:p>
          </table:table-cell>
          <table:table-cell office:value-type="float" office:value="1.848E-3" table:style-name="ce1">
            <text:p>0.001848</text:p>
          </table:table-cell>
          <table:table-cell office:value-type="float" office:value="0.261488" table:style-name="ce1">
            <text:p>0.261488</text:p>
          </table:table-cell>
          <table:table-cell table:number-columns-repeated="16381"/>
        </table:table-row>
        <table:table-row table:style-name="ro1">
          <table:table-cell office:value-type="float" office:value="26300" table:style-name="ce1">
            <text:p>26300</text:p>
          </table:table-cell>
          <table:table-cell office:value-type="float" office:value="1.848E-3" table:style-name="ce1">
            <text:p>0.001848</text:p>
          </table:table-cell>
          <table:table-cell office:value-type="float" office:value="0.263511" table:style-name="ce1">
            <text:p>0.263511</text:p>
          </table:table-cell>
          <table:table-cell table:number-columns-repeated="16381"/>
        </table:table-row>
        <table:table-row table:style-name="ro1">
          <table:table-cell office:value-type="float" office:value="26400" table:style-name="ce1">
            <text:p>26400</text:p>
          </table:table-cell>
          <table:table-cell office:value-type="float" office:value="1.864E-3" table:style-name="ce1">
            <text:p>0.001864</text:p>
          </table:table-cell>
          <table:table-cell office:value-type="float" office:value="0.26510800000000001" table:style-name="ce1">
            <text:p>0.265108</text:p>
          </table:table-cell>
          <table:table-cell table:number-columns-repeated="16381"/>
        </table:table-row>
        <table:table-row table:style-name="ro1">
          <table:table-cell office:value-type="float" office:value="26500" table:style-name="ce1">
            <text:p>26500</text:p>
          </table:table-cell>
          <table:table-cell office:value-type="float" office:value="1.8569999999999999E-3" table:style-name="ce1">
            <text:p>0.001857</text:p>
          </table:table-cell>
          <table:table-cell office:value-type="float" office:value="0.26712999999999998" table:style-name="ce1">
            <text:p>0.26713</text:p>
          </table:table-cell>
          <table:table-cell table:number-columns-repeated="16381"/>
        </table:table-row>
        <table:table-row table:style-name="ro1">
          <table:table-cell office:value-type="float" office:value="26600" table:style-name="ce1">
            <text:p>26600</text:p>
          </table:table-cell>
          <table:table-cell office:value-type="float" office:value="1.8680000000000001E-3" table:style-name="ce1">
            <text:p>0.001868</text:p>
          </table:table-cell>
          <table:table-cell office:value-type="float" office:value="0.269096" table:style-name="ce1">
            <text:p>0.269096</text:p>
          </table:table-cell>
          <table:table-cell table:number-columns-repeated="16381"/>
        </table:table-row>
        <table:table-row table:style-name="ro1">
          <table:table-cell office:value-type="float" office:value="26700" table:style-name="ce1">
            <text:p>26700</text:p>
          </table:table-cell>
          <table:table-cell office:value-type="float" office:value="1.879E-3" table:style-name="ce1">
            <text:p>0.001879</text:p>
          </table:table-cell>
          <table:table-cell office:value-type="float" office:value="0.27108100000000002" table:style-name="ce1">
            <text:p>0.271081</text:p>
          </table:table-cell>
          <table:table-cell table:number-columns-repeated="16381"/>
        </table:table-row>
        <table:table-row table:style-name="ro1">
          <table:table-cell office:value-type="float" office:value="26800" table:style-name="ce1">
            <text:p>26800</text:p>
          </table:table-cell>
          <table:table-cell office:value-type="float" office:value="1.916E-3" table:style-name="ce1">
            <text:p>0.001916</text:p>
          </table:table-cell>
          <table:table-cell office:value-type="float" office:value="0.27319599999999999" table:style-name="ce1">
            <text:p>0.273196</text:p>
          </table:table-cell>
          <table:table-cell table:number-columns-repeated="16381"/>
        </table:table-row>
        <table:table-row table:style-name="ro1">
          <table:table-cell office:value-type="float" office:value="26900" table:style-name="ce1">
            <text:p>26900</text:p>
          </table:table-cell>
          <table:table-cell office:value-type="float" office:value="1.897E-3" table:style-name="ce1">
            <text:p>0.001897</text:p>
          </table:table-cell>
          <table:table-cell office:value-type="float" office:value="0.27516499999999999" table:style-name="ce1">
            <text:p>0.275165</text:p>
          </table:table-cell>
          <table:table-cell table:number-columns-repeated="16381"/>
        </table:table-row>
        <table:table-row table:style-name="ro1">
          <table:table-cell office:value-type="float" office:value="27000" table:style-name="ce1">
            <text:p>27000</text:p>
          </table:table-cell>
          <table:table-cell office:value-type="float" office:value="1.903E-3" table:style-name="ce1">
            <text:p>0.001903</text:p>
          </table:table-cell>
          <table:table-cell office:value-type="float" office:value="0.27735399999999999" table:style-name="ce1">
            <text:p>0.277354</text:p>
          </table:table-cell>
          <table:table-cell table:number-columns-repeated="16381"/>
        </table:table-row>
        <table:table-row table:style-name="ro1">
          <table:table-cell office:value-type="float" office:value="27100" table:style-name="ce1">
            <text:p>27100</text:p>
          </table:table-cell>
          <table:table-cell office:value-type="float" office:value="1.908E-3" table:style-name="ce1">
            <text:p>0.001908</text:p>
          </table:table-cell>
          <table:table-cell office:value-type="float" office:value="0.27935399999999999" table:style-name="ce1">
            <text:p>0.279354</text:p>
          </table:table-cell>
          <table:table-cell table:number-columns-repeated="16381"/>
        </table:table-row>
        <table:table-row table:style-name="ro1">
          <table:table-cell office:value-type="float" office:value="27200" table:style-name="ce1">
            <text:p>27200</text:p>
          </table:table-cell>
          <table:table-cell office:value-type="float" office:value="1.9189999999999999E-3" table:style-name="ce1">
            <text:p>0.001919</text:p>
          </table:table-cell>
          <table:table-cell office:value-type="float" office:value="0.28121600000000002" table:style-name="ce1">
            <text:p>0.281216</text:p>
          </table:table-cell>
          <table:table-cell table:number-columns-repeated="16381"/>
        </table:table-row>
        <table:table-row table:style-name="ro1">
          <table:table-cell office:value-type="float" office:value="27300" table:style-name="ce1">
            <text:p>2730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283362" table:style-name="ce1">
            <text:p>0.283362</text:p>
          </table:table-cell>
          <table:table-cell table:number-columns-repeated="16381"/>
        </table:table-row>
        <table:table-row table:style-name="ro1">
          <table:table-cell office:value-type="float" office:value="27400" table:style-name="ce1">
            <text:p>27400</text:p>
          </table:table-cell>
          <table:table-cell office:value-type="float" office:value="1.9369999999999999E-3" table:style-name="ce1">
            <text:p>0.001937</text:p>
          </table:table-cell>
          <table:table-cell office:value-type="float" office:value="0.285248" table:style-name="ce1">
            <text:p>0.285248</text:p>
          </table:table-cell>
          <table:table-cell table:number-columns-repeated="16381"/>
        </table:table-row>
        <table:table-row table:style-name="ro1">
          <table:table-cell office:value-type="float" office:value="27500" table:style-name="ce1">
            <text:p>27500</text:p>
          </table:table-cell>
          <table:table-cell office:value-type="float" office:value="1.9419999999999999E-3" table:style-name="ce1">
            <text:p>0.001942</text:p>
          </table:table-cell>
          <table:table-cell office:value-type="float" office:value="0.28776099999999999" table:style-name="ce1">
            <text:p>0.287761</text:p>
          </table:table-cell>
          <table:table-cell table:number-columns-repeated="16381"/>
        </table:table-row>
        <table:table-row table:style-name="ro1">
          <table:table-cell office:value-type="float" office:value="27600" table:style-name="ce1">
            <text:p>27600</text:p>
          </table:table-cell>
          <table:table-cell office:value-type="float" office:value="1.9469999999999999E-3" table:style-name="ce1">
            <text:p>0.001947</text:p>
          </table:table-cell>
          <table:table-cell office:value-type="float" office:value="0.289719" table:style-name="ce1">
            <text:p>0.289719</text:p>
          </table:table-cell>
          <table:table-cell table:number-columns-repeated="16381"/>
        </table:table-row>
        <table:table-row table:style-name="ro1">
          <table:table-cell office:value-type="float" office:value="27700" table:style-name="ce1">
            <text:p>27700</text:p>
          </table:table-cell>
          <table:table-cell office:value-type="float" office:value="1.9620000000000002E-3" table:style-name="ce1">
            <text:p>0.001962</text:p>
          </table:table-cell>
          <table:table-cell office:value-type="float" office:value="0.29168699999999997" table:style-name="ce1">
            <text:p>0.291687</text:p>
          </table:table-cell>
          <table:table-cell table:number-columns-repeated="16381"/>
        </table:table-row>
        <table:table-row table:style-name="ro1">
          <table:table-cell office:value-type="float" office:value="27800" table:style-name="ce1">
            <text:p>27800</text:p>
          </table:table-cell>
          <table:table-cell office:value-type="float" office:value="1.9629999999999999E-3" table:style-name="ce1">
            <text:p>0.001963</text:p>
          </table:table-cell>
          <table:table-cell office:value-type="float" office:value="0.29363400000000001" table:style-name="ce1">
            <text:p>0.293634</text:p>
          </table:table-cell>
          <table:table-cell table:number-columns-repeated="16381"/>
        </table:table-row>
        <table:table-row table:style-name="ro1">
          <table:table-cell office:value-type="float" office:value="27900" table:style-name="ce1">
            <text:p>27900</text:p>
          </table:table-cell>
          <table:table-cell office:value-type="float" office:value="1.97E-3" table:style-name="ce1">
            <text:p>0.00197</text:p>
          </table:table-cell>
          <table:table-cell office:value-type="float" office:value="0.29555900000000002" table:style-name="ce1">
            <text:p>0.295559</text:p>
          </table:table-cell>
          <table:table-cell table:number-columns-repeated="16381"/>
        </table:table-row>
        <table:table-row table:style-name="ro1">
          <table:table-cell office:value-type="float" office:value="28000" table:style-name="ce1">
            <text:p>28000</text:p>
          </table:table-cell>
          <table:table-cell office:value-type="float" office:value="1.9740000000000001E-3" table:style-name="ce1">
            <text:p>0.001974</text:p>
          </table:table-cell>
          <table:table-cell office:value-type="float" office:value="0.29771399999999998" table:style-name="ce1">
            <text:p>0.297714</text:p>
          </table:table-cell>
          <table:table-cell table:number-columns-repeated="16381"/>
        </table:table-row>
        <table:table-row table:style-name="ro1">
          <table:table-cell office:value-type="float" office:value="28100" table:style-name="ce1">
            <text:p>28100</text:p>
          </table:table-cell>
          <table:table-cell office:value-type="float" office:value="2.006E-3" table:style-name="ce1">
            <text:p>0.002006</text:p>
          </table:table-cell>
          <table:table-cell office:value-type="float" office:value="0.29994900000000002" table:style-name="ce1">
            <text:p>0.299949</text:p>
          </table:table-cell>
          <table:table-cell table:number-columns-repeated="16381"/>
        </table:table-row>
        <table:table-row table:style-name="ro1">
          <table:table-cell office:value-type="float" office:value="28200" table:style-name="ce1">
            <text:p>28200</text:p>
          </table:table-cell>
          <table:table-cell office:value-type="float" office:value="1.9859999999999999E-3" table:style-name="ce1">
            <text:p>0.001986</text:p>
          </table:table-cell>
          <table:table-cell office:value-type="float" office:value="0.30196400000000001" table:style-name="ce1">
            <text:p>0.301964</text:p>
          </table:table-cell>
          <table:table-cell table:number-columns-repeated="16381"/>
        </table:table-row>
        <table:table-row table:style-name="ro1">
          <table:table-cell office:value-type="float" office:value="28300" table:style-name="ce1">
            <text:p>28300</text:p>
          </table:table-cell>
          <table:table-cell office:value-type="float" office:value="1.9870000000000001E-3" table:style-name="ce1">
            <text:p>0.001987</text:p>
          </table:table-cell>
          <table:table-cell office:value-type="float" office:value="0.30442200000000003" table:style-name="ce1">
            <text:p>0.304422</text:p>
          </table:table-cell>
          <table:table-cell table:number-columns-repeated="16381"/>
        </table:table-row>
        <table:table-row table:style-name="ro1">
          <table:table-cell office:value-type="float" office:value="28400" table:style-name="ce1">
            <text:p>28400</text:p>
          </table:table-cell>
          <table:table-cell office:value-type="float" office:value="2.0019999999999999E-3" table:style-name="ce1">
            <text:p>0.002002</text:p>
          </table:table-cell>
          <table:table-cell office:value-type="float" office:value="0.30622199999999999" table:style-name="ce1">
            <text:p>0.306222</text:p>
          </table:table-cell>
          <table:table-cell table:number-columns-repeated="16381"/>
        </table:table-row>
        <table:table-row table:style-name="ro1">
          <table:table-cell office:value-type="float" office:value="28500" table:style-name="ce1">
            <text:p>28500</text:p>
          </table:table-cell>
          <table:table-cell office:value-type="float" office:value="2.003E-3" table:style-name="ce1">
            <text:p>0.002003</text:p>
          </table:table-cell>
          <table:table-cell office:value-type="float" office:value="0.308365" table:style-name="ce1">
            <text:p>0.308365</text:p>
          </table:table-cell>
          <table:table-cell table:number-columns-repeated="16381"/>
        </table:table-row>
        <table:table-row table:style-name="ro1">
          <table:table-cell office:value-type="float" office:value="28600" table:style-name="ce1">
            <text:p>28600</text:p>
          </table:table-cell>
          <table:table-cell office:value-type="float" office:value="2.0070000000000001E-3" table:style-name="ce1">
            <text:p>0.002007</text:p>
          </table:table-cell>
          <table:table-cell office:value-type="float" office:value="0.31129699999999999" table:style-name="ce1">
            <text:p>0.311297</text:p>
          </table:table-cell>
          <table:table-cell table:number-columns-repeated="16381"/>
        </table:table-row>
        <table:table-row table:style-name="ro1">
          <table:table-cell office:value-type="float" office:value="28700" table:style-name="ce1">
            <text:p>28700</text:p>
          </table:table-cell>
          <table:table-cell office:value-type="float" office:value="2.0170000000000001E-3" table:style-name="ce1">
            <text:p>0.002017</text:p>
          </table:table-cell>
          <table:table-cell office:value-type="float" office:value="0.312643" table:style-name="ce1">
            <text:p>0.312643</text:p>
          </table:table-cell>
          <table:table-cell table:number-columns-repeated="16381"/>
        </table:table-row>
        <table:table-row table:style-name="ro1">
          <table:table-cell office:value-type="float" office:value="28800" table:style-name="ce1">
            <text:p>28800</text:p>
          </table:table-cell>
          <table:table-cell office:value-type="float" office:value="2.0249999999999999E-3" table:style-name="ce1">
            <text:p>0.002025</text:p>
          </table:table-cell>
          <table:table-cell office:value-type="float" office:value="0.31484800000000002" table:style-name="ce1">
            <text:p>0.314848</text:p>
          </table:table-cell>
          <table:table-cell table:number-columns-repeated="16381"/>
        </table:table-row>
        <table:table-row table:style-name="ro1">
          <table:table-cell office:value-type="float" office:value="28900" table:style-name="ce1">
            <text:p>28900</text:p>
          </table:table-cell>
          <table:table-cell office:value-type="float" office:value="2.0400000000000001E-3" table:style-name="ce1">
            <text:p>0.00204</text:p>
          </table:table-cell>
          <table:table-cell office:value-type="float" office:value="0.317189" table:style-name="ce1">
            <text:p>0.317189</text:p>
          </table:table-cell>
          <table:table-cell table:number-columns-repeated="16381"/>
        </table:table-row>
        <table:table-row table:style-name="ro1">
          <table:table-cell office:value-type="float" office:value="29000" table:style-name="ce1">
            <text:p>29000</text:p>
          </table:table-cell>
          <table:table-cell office:value-type="float" office:value="2.0470000000000002E-3" table:style-name="ce1">
            <text:p>0.002047</text:p>
          </table:table-cell>
          <table:table-cell office:value-type="float" office:value="0.31898599999999999" table:style-name="ce1">
            <text:p>0.318986</text:p>
          </table:table-cell>
          <table:table-cell table:number-columns-repeated="16381"/>
        </table:table-row>
        <table:table-row table:style-name="ro1">
          <table:table-cell office:value-type="float" office:value="29100" table:style-name="ce1">
            <text:p>29100</text:p>
          </table:table-cell>
          <table:table-cell office:value-type="float" office:value="2.0509999999999999E-3" table:style-name="ce1">
            <text:p>0.002051</text:p>
          </table:table-cell>
          <table:table-cell office:value-type="float" office:value="0.32123800000000002" table:style-name="ce1">
            <text:p>0.321238</text:p>
          </table:table-cell>
          <table:table-cell table:number-columns-repeated="16381"/>
        </table:table-row>
        <table:table-row table:style-name="ro1">
          <table:table-cell office:value-type="float" office:value="29200" table:style-name="ce1">
            <text:p>29200</text:p>
          </table:table-cell>
          <table:table-cell office:value-type="float" office:value="2.062E-3" table:style-name="ce1">
            <text:p>0.002062</text:p>
          </table:table-cell>
          <table:table-cell office:value-type="float" office:value="0.32358700000000001" table:style-name="ce1">
            <text:p>0.323587</text:p>
          </table:table-cell>
          <table:table-cell table:number-columns-repeated="16381"/>
        </table:table-row>
        <table:table-row table:style-name="ro1">
          <table:table-cell office:value-type="float" office:value="29300" table:style-name="ce1">
            <text:p>29300</text:p>
          </table:table-cell>
          <table:table-cell office:value-type="float" office:value="2.0709999999999999E-3" table:style-name="ce1">
            <text:p>0.002071</text:p>
          </table:table-cell>
          <table:table-cell office:value-type="float" office:value="0.32558999999999999" table:style-name="ce1">
            <text:p>0.32559</text:p>
          </table:table-cell>
          <table:table-cell table:number-columns-repeated="16381"/>
        </table:table-row>
        <table:table-row table:style-name="ro1">
          <table:table-cell office:value-type="float" office:value="29400" table:style-name="ce1">
            <text:p>29400</text:p>
          </table:table-cell>
          <table:table-cell office:value-type="float" office:value="2.0929999999999998E-3" table:style-name="ce1">
            <text:p>0.002093</text:p>
          </table:table-cell>
          <table:table-cell office:value-type="float" office:value="0.32797700000000002" table:style-name="ce1">
            <text:p>0.327977</text:p>
          </table:table-cell>
          <table:table-cell table:number-columns-repeated="16381"/>
        </table:table-row>
        <table:table-row table:style-name="ro1">
          <table:table-cell office:value-type="float" office:value="29500" table:style-name="ce1">
            <text:p>29500</text:p>
          </table:table-cell>
          <table:table-cell office:value-type="float" office:value="2.1120000000000002E-3" table:style-name="ce1">
            <text:p>0.002112</text:p>
          </table:table-cell>
          <table:table-cell office:value-type="float" office:value="0.33030500000000002" table:style-name="ce1">
            <text:p>0.330305</text:p>
          </table:table-cell>
          <table:table-cell table:number-columns-repeated="16381"/>
        </table:table-row>
        <table:table-row table:style-name="ro1">
          <table:table-cell office:value-type="float" office:value="29600" table:style-name="ce1">
            <text:p>29600</text:p>
          </table:table-cell>
          <table:table-cell office:value-type="float" office:value="2.0950000000000001E-3" table:style-name="ce1">
            <text:p>0.002095</text:p>
          </table:table-cell>
          <table:table-cell office:value-type="float" office:value="0.33257900000000001" table:style-name="ce1">
            <text:p>0.332579</text:p>
          </table:table-cell>
          <table:table-cell table:number-columns-repeated="16381"/>
        </table:table-row>
        <table:table-row table:style-name="ro1">
          <table:table-cell office:value-type="float" office:value="29700" table:style-name="ce1">
            <text:p>29700</text:p>
          </table:table-cell>
          <table:table-cell office:value-type="float" office:value="2.098E-3" table:style-name="ce1">
            <text:p>0.002098</text:p>
          </table:table-cell>
          <table:table-cell office:value-type="float" office:value="0.33445000000000003" table:style-name="ce1">
            <text:p>0.33445</text:p>
          </table:table-cell>
          <table:table-cell table:number-columns-repeated="16381"/>
        </table:table-row>
        <table:table-row table:style-name="ro1">
          <table:table-cell office:value-type="float" office:value="29800" table:style-name="ce1">
            <text:p>29800</text:p>
          </table:table-cell>
          <table:table-cell office:value-type="float" office:value="2.1050000000000001E-3" table:style-name="ce1">
            <text:p>0.002105</text:p>
          </table:table-cell>
          <table:table-cell office:value-type="float" office:value="0.336864" table:style-name="ce1">
            <text:p>0.336864</text:p>
          </table:table-cell>
          <table:table-cell table:number-columns-repeated="16381"/>
        </table:table-row>
        <table:table-row table:style-name="ro1">
          <table:table-cell office:value-type="float" office:value="29900" table:style-name="ce1">
            <text:p>29900</text:p>
          </table:table-cell>
          <table:table-cell office:value-type="float" office:value="2.117E-3" table:style-name="ce1">
            <text:p>0.002117</text:p>
          </table:table-cell>
          <table:table-cell office:value-type="float" office:value="0.33903800000000001" table:style-name="ce1">
            <text:p>0.339038</text:p>
          </table:table-cell>
          <table:table-cell table:number-columns-repeated="16381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2.1289999999999998E-3" table:style-name="ce1">
            <text:p>0.002129</text:p>
          </table:table-cell>
          <table:table-cell office:value-type="float" office:value="0.34120800000000001" table:style-name="ce1">
            <text:p>0.341208</text:p>
          </table:table-cell>
          <table:table-cell table:number-columns-repeated="16381"/>
        </table:table-row>
        <table:table-row table:style-name="ro1">
          <table:table-cell office:value-type="float" office:value="30100" table:style-name="ce1">
            <text:p>30100</text:p>
          </table:table-cell>
          <table:table-cell office:value-type="float" office:value="2.1259999999999999E-3" table:style-name="ce1">
            <text:p>0.002126</text:p>
          </table:table-cell>
          <table:table-cell office:value-type="float" office:value="0.34335700000000002" table:style-name="ce1">
            <text:p>0.343357</text:p>
          </table:table-cell>
          <table:table-cell table:number-columns-repeated="16381"/>
        </table:table-row>
        <table:table-row table:style-name="ro1">
          <table:table-cell office:value-type="float" office:value="30200" table:style-name="ce1">
            <text:p>30200</text:p>
          </table:table-cell>
          <table:table-cell office:value-type="float" office:value="2.1359999999999999E-3" table:style-name="ce1">
            <text:p>0.002136</text:p>
          </table:table-cell>
          <table:table-cell office:value-type="float" office:value="0.34577200000000002" table:style-name="ce1">
            <text:p>0.345772</text:p>
          </table:table-cell>
          <table:table-cell table:number-columns-repeated="16381"/>
        </table:table-row>
        <table:table-row table:style-name="ro1">
          <table:table-cell office:value-type="float" office:value="30300" table:style-name="ce1">
            <text:p>30300</text:p>
          </table:table-cell>
          <table:table-cell office:value-type="float" office:value="2.137E-3" table:style-name="ce1">
            <text:p>0.002137</text:p>
          </table:table-cell>
          <table:table-cell office:value-type="float" office:value="0.34771099999999999" table:style-name="ce1">
            <text:p>0.347711</text:p>
          </table:table-cell>
          <table:table-cell table:number-columns-repeated="16381"/>
        </table:table-row>
        <table:table-row table:style-name="ro1">
          <table:table-cell office:value-type="float" office:value="30400" table:style-name="ce1">
            <text:p>30400</text:p>
          </table:table-cell>
          <table:table-cell office:value-type="float" office:value="2.1419999999999998E-3" table:style-name="ce1">
            <text:p>0.002142</text:p>
          </table:table-cell>
          <table:table-cell office:value-type="float" office:value="0.35001300000000002" table:style-name="ce1">
            <text:p>0.350013</text:p>
          </table:table-cell>
          <table:table-cell table:number-columns-repeated="16381"/>
        </table:table-row>
        <table:table-row table:style-name="ro1">
          <table:table-cell office:value-type="float" office:value="30500" table:style-name="ce1">
            <text:p>30500</text:p>
          </table:table-cell>
          <table:table-cell office:value-type="float" office:value="2.1570000000000001E-3" table:style-name="ce1">
            <text:p>0.002157</text:p>
          </table:table-cell>
          <table:table-cell office:value-type="float" office:value="0.35209299999999999" table:style-name="ce1">
            <text:p>0.352093</text:p>
          </table:table-cell>
          <table:table-cell table:number-columns-repeated="16381"/>
        </table:table-row>
        <table:table-row table:style-name="ro1">
          <table:table-cell office:value-type="float" office:value="30600" table:style-name="ce1">
            <text:p>30600</text:p>
          </table:table-cell>
          <table:table-cell office:value-type="float" office:value="2.1540000000000001E-3" table:style-name="ce1">
            <text:p>0.002154</text:p>
          </table:table-cell>
          <table:table-cell office:value-type="float" office:value="0.35425699999999999" table:style-name="ce1">
            <text:p>0.354257</text:p>
          </table:table-cell>
          <table:table-cell table:number-columns-repeated="16381"/>
        </table:table-row>
        <table:table-row table:style-name="ro1">
          <table:table-cell office:value-type="float" office:value="30700" table:style-name="ce1">
            <text:p>30700</text:p>
          </table:table-cell>
          <table:table-cell office:value-type="float" office:value="2.16E-3" table:style-name="ce1">
            <text:p>0.00216</text:p>
          </table:table-cell>
          <table:table-cell office:value-type="float" office:value="0.35666300000000001" table:style-name="ce1">
            <text:p>0.356663</text:p>
          </table:table-cell>
          <table:table-cell table:number-columns-repeated="16381"/>
        </table:table-row>
        <table:table-row table:style-name="ro1">
          <table:table-cell office:value-type="float" office:value="30800" table:style-name="ce1">
            <text:p>30800</text:p>
          </table:table-cell>
          <table:table-cell office:value-type="float" office:value="2.183E-3" table:style-name="ce1">
            <text:p>0.002183</text:p>
          </table:table-cell>
          <table:table-cell office:value-type="float" office:value="0.35872700000000002" table:style-name="ce1">
            <text:p>0.358727</text:p>
          </table:table-cell>
          <table:table-cell table:number-columns-repeated="16381"/>
        </table:table-row>
        <table:table-row table:style-name="ro1">
          <table:table-cell office:value-type="float" office:value="30900" table:style-name="ce1">
            <text:p>30900</text:p>
          </table:table-cell>
          <table:table-cell office:value-type="float" office:value="2.1740000000000002E-3" table:style-name="ce1">
            <text:p>0.002174</text:p>
          </table:table-cell>
          <table:table-cell office:value-type="float" office:value="0.36112" table:style-name="ce1">
            <text:p>0.36112</text:p>
          </table:table-cell>
          <table:table-cell table:number-columns-repeated="16381"/>
        </table:table-row>
        <table:table-row table:style-name="ro1">
          <table:table-cell office:value-type="float" office:value="31000" table:style-name="ce1">
            <text:p>31000</text:p>
          </table:table-cell>
          <table:table-cell office:value-type="float" office:value="2.1849999999999999E-3" table:style-name="ce1">
            <text:p>0.002185</text:p>
          </table:table-cell>
          <table:table-cell office:value-type="float" office:value="0.36321599999999998" table:style-name="ce1">
            <text:p>0.363216</text:p>
          </table:table-cell>
          <table:table-cell table:number-columns-repeated="16381"/>
        </table:table-row>
        <table:table-row table:style-name="ro1">
          <table:table-cell office:value-type="float" office:value="31100" table:style-name="ce1">
            <text:p>31100</text:p>
          </table:table-cell>
          <table:table-cell office:value-type="float" office:value="2.196E-3" table:style-name="ce1">
            <text:p>0.002196</text:p>
          </table:table-cell>
          <table:table-cell office:value-type="float" office:value="0.36601499999999998" table:style-name="ce1">
            <text:p>0.366015</text:p>
          </table:table-cell>
          <table:table-cell table:number-columns-repeated="16381"/>
        </table:table-row>
        <table:table-row table:style-name="ro1">
          <table:table-cell office:value-type="float" office:value="31200" table:style-name="ce1">
            <text:p>31200</text:p>
          </table:table-cell>
          <table:table-cell office:value-type="float" office:value="2.196E-3" table:style-name="ce1">
            <text:p>0.002196</text:p>
          </table:table-cell>
          <table:table-cell office:value-type="float" office:value="0.36793900000000002" table:style-name="ce1">
            <text:p>0.367939</text:p>
          </table:table-cell>
          <table:table-cell table:number-columns-repeated="16381"/>
        </table:table-row>
        <table:table-row table:style-name="ro1">
          <table:table-cell office:value-type="float" office:value="31300" table:style-name="ce1">
            <text:p>31300</text:p>
          </table:table-cell>
          <table:table-cell office:value-type="float" office:value="2.2109999999999999E-3" table:style-name="ce1">
            <text:p>0.002211</text:p>
          </table:table-cell>
          <table:table-cell office:value-type="float" office:value="0.37053599999999998" table:style-name="ce1">
            <text:p>0.370536</text:p>
          </table:table-cell>
          <table:table-cell table:number-columns-repeated="16381"/>
        </table:table-row>
        <table:table-row table:style-name="ro1">
          <table:table-cell office:value-type="float" office:value="31400" table:style-name="ce1">
            <text:p>31400</text:p>
          </table:table-cell>
          <table:table-cell office:value-type="float" office:value="2.2209999999999999E-3" table:style-name="ce1">
            <text:p>0.002221</text:p>
          </table:table-cell>
          <table:table-cell office:value-type="float" office:value="0.37291999999999997" table:style-name="ce1">
            <text:p>0.37292</text:p>
          </table:table-cell>
          <table:table-cell table:number-columns-repeated="16381"/>
        </table:table-row>
        <table:table-row table:style-name="ro1">
          <table:table-cell office:value-type="float" office:value="31500" table:style-name="ce1">
            <text:p>31500</text:p>
          </table:table-cell>
          <table:table-cell office:value-type="float" office:value="2.2290000000000001E-3" table:style-name="ce1">
            <text:p>0.002229</text:p>
          </table:table-cell>
          <table:table-cell office:value-type="float" office:value="0.37512699999999999" table:style-name="ce1">
            <text:p>0.375127</text:p>
          </table:table-cell>
          <table:table-cell table:number-columns-repeated="16381"/>
        </table:table-row>
        <table:table-row table:style-name="ro1">
          <table:table-cell office:value-type="float" office:value="31600" table:style-name="ce1">
            <text:p>31600</text:p>
          </table:table-cell>
          <table:table-cell office:value-type="float" office:value="2.238E-3" table:style-name="ce1">
            <text:p>0.002238</text:p>
          </table:table-cell>
          <table:table-cell office:value-type="float" office:value="0.37726199999999999" table:style-name="ce1">
            <text:p>0.377262</text:p>
          </table:table-cell>
          <table:table-cell table:number-columns-repeated="16381"/>
        </table:table-row>
        <table:table-row table:style-name="ro1">
          <table:table-cell office:value-type="float" office:value="31700" table:style-name="ce1">
            <text:p>31700</text:p>
          </table:table-cell>
          <table:table-cell office:value-type="float" office:value="2.2430000000000002E-3" table:style-name="ce1">
            <text:p>0.002243</text:p>
          </table:table-cell>
          <table:table-cell office:value-type="float" office:value="0.37959399999999999" table:style-name="ce1">
            <text:p>0.379594</text:p>
          </table:table-cell>
          <table:table-cell table:number-columns-repeated="16381"/>
        </table:table-row>
        <table:table-row table:style-name="ro1">
          <table:table-cell office:value-type="float" office:value="31800" table:style-name="ce1">
            <text:p>31800</text:p>
          </table:table-cell>
          <table:table-cell office:value-type="float" office:value="2.2590000000000002E-3" table:style-name="ce1">
            <text:p>0.002259</text:p>
          </table:table-cell>
          <table:table-cell office:value-type="float" office:value="0.38168000000000002" table:style-name="ce1">
            <text:p>0.38168</text:p>
          </table:table-cell>
          <table:table-cell table:number-columns-repeated="16381"/>
        </table:table-row>
        <table:table-row table:style-name="ro1">
          <table:table-cell office:value-type="float" office:value="31900" table:style-name="ce1">
            <text:p>31900</text:p>
          </table:table-cell>
          <table:table-cell office:value-type="float" office:value="2.2569999999999999E-3" table:style-name="ce1">
            <text:p>0.002257</text:p>
          </table:table-cell>
          <table:table-cell office:value-type="float" office:value="0.38442799999999999" table:style-name="ce1">
            <text:p>0.384428</text:p>
          </table:table-cell>
          <table:table-cell table:number-columns-repeated="16381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2.2669999999999999E-3" table:style-name="ce1">
            <text:p>0.002267</text:p>
          </table:table-cell>
          <table:table-cell office:value-type="float" office:value="0.38616299999999998" table:style-name="ce1">
            <text:p>0.386163</text:p>
          </table:table-cell>
          <table:table-cell table:number-columns-repeated="16381"/>
        </table:table-row>
        <table:table-row table:style-name="ro1">
          <table:table-cell office:value-type="float" office:value="32100" table:style-name="ce1">
            <text:p>32100</text:p>
          </table:table-cell>
          <table:table-cell office:value-type="float" office:value="2.284E-3" table:style-name="ce1">
            <text:p>0.002284</text:p>
          </table:table-cell>
          <table:table-cell office:value-type="float" office:value="0.388876" table:style-name="ce1">
            <text:p>0.388876</text:p>
          </table:table-cell>
          <table:table-cell table:number-columns-repeated="16381"/>
        </table:table-row>
        <table:table-row table:style-name="ro1">
          <table:table-cell office:value-type="float" office:value="32200" table:style-name="ce1">
            <text:p>32200</text:p>
          </table:table-cell>
          <table:table-cell office:value-type="float" office:value="2.2790000000000002E-3" table:style-name="ce1">
            <text:p>0.002279</text:p>
          </table:table-cell>
          <table:table-cell office:value-type="float" office:value="0.39108500000000002" table:style-name="ce1">
            <text:p>0.391085</text:p>
          </table:table-cell>
          <table:table-cell table:number-columns-repeated="16381"/>
        </table:table-row>
        <table:table-row table:style-name="ro1">
          <table:table-cell office:value-type="float" office:value="32300" table:style-name="ce1">
            <text:p>32300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0.393735" table:style-name="ce1">
            <text:p>0.393735</text:p>
          </table:table-cell>
          <table:table-cell table:number-columns-repeated="16381"/>
        </table:table-row>
        <table:table-row table:style-name="ro1">
          <table:table-cell office:value-type="float" office:value="32400" table:style-name="ce1">
            <text:p>32400</text:p>
          </table:table-cell>
          <table:table-cell office:value-type="float" office:value="2.2929999999999999E-3" table:style-name="ce1">
            <text:p>0.002293</text:p>
          </table:table-cell>
          <table:table-cell office:value-type="float" office:value="0.39600600000000002" table:style-name="ce1">
            <text:p>0.396006</text:p>
          </table:table-cell>
          <table:table-cell table:number-columns-repeated="16381"/>
        </table:table-row>
        <table:table-row table:style-name="ro1">
          <table:table-cell office:value-type="float" office:value="32500" table:style-name="ce1">
            <text:p>32500</text:p>
          </table:table-cell>
          <table:table-cell office:value-type="float" office:value="2.3010000000000001E-3" table:style-name="ce1">
            <text:p>0.002301</text:p>
          </table:table-cell>
          <table:table-cell office:value-type="float" office:value="0.39844099999999999" table:style-name="ce1">
            <text:p>0.398441</text:p>
          </table:table-cell>
          <table:table-cell table:number-columns-repeated="16381"/>
        </table:table-row>
        <table:table-row table:style-name="ro1">
          <table:table-cell office:value-type="float" office:value="32600" table:style-name="ce1">
            <text:p>32600</text:p>
          </table:table-cell>
          <table:table-cell office:value-type="float" office:value="2.3010000000000001E-3" table:style-name="ce1">
            <text:p>0.002301</text:p>
          </table:table-cell>
          <table:table-cell office:value-type="float" office:value="0.40066400000000002" table:style-name="ce1">
            <text:p>0.400664</text:p>
          </table:table-cell>
          <table:table-cell table:number-columns-repeated="16381"/>
        </table:table-row>
        <table:table-row table:style-name="ro1">
          <table:table-cell office:value-type="float" office:value="32700" table:style-name="ce1">
            <text:p>32700</text:p>
          </table:table-cell>
          <table:table-cell office:value-type="float" office:value="2.3080000000000002E-3" table:style-name="ce1">
            <text:p>0.002308</text:p>
          </table:table-cell>
          <table:table-cell office:value-type="float" office:value="0.40309899999999999" table:style-name="ce1">
            <text:p>0.403099</text:p>
          </table:table-cell>
          <table:table-cell table:number-columns-repeated="16381"/>
        </table:table-row>
        <table:table-row table:style-name="ro1">
          <table:table-cell office:value-type="float" office:value="32800" table:style-name="ce1">
            <text:p>32800</text:p>
          </table:table-cell>
          <table:table-cell office:value-type="float" office:value="2.313E-3" table:style-name="ce1">
            <text:p>0.002313</text:p>
          </table:table-cell>
          <table:table-cell office:value-type="float" office:value="0.40690900000000002" table:style-name="ce1">
            <text:p>0.406909</text:p>
          </table:table-cell>
          <table:table-cell table:number-columns-repeated="16381"/>
        </table:table-row>
        <table:table-row table:style-name="ro1">
          <table:table-cell office:value-type="float" office:value="32900" table:style-name="ce1">
            <text:p>32900</text:p>
          </table:table-cell>
          <table:table-cell office:value-type="float" office:value="2.3280000000000002E-3" table:style-name="ce1">
            <text:p>0.002328</text:p>
          </table:table-cell>
          <table:table-cell office:value-type="float" office:value="0.40797699999999998" table:style-name="ce1">
            <text:p>0.407977</text:p>
          </table:table-cell>
          <table:table-cell table:number-columns-repeated="16381"/>
        </table:table-row>
        <table:table-row table:style-name="ro1">
          <table:table-cell office:value-type="float" office:value="33000" table:style-name="ce1">
            <text:p>33000</text:p>
          </table:table-cell>
          <table:table-cell office:value-type="float" office:value="2.3530000000000001E-3" table:style-name="ce1">
            <text:p>0.002353</text:p>
          </table:table-cell>
          <table:table-cell office:value-type="float" office:value="0.41039900000000001" table:style-name="ce1">
            <text:p>0.410399</text:p>
          </table:table-cell>
          <table:table-cell table:number-columns-repeated="16381"/>
        </table:table-row>
        <table:table-row table:style-name="ro1">
          <table:table-cell office:value-type="float" office:value="33100" table:style-name="ce1">
            <text:p>33100</text:p>
          </table:table-cell>
          <table:table-cell office:value-type="float" office:value="2.3479999999999998E-3" table:style-name="ce1">
            <text:p>0.002348</text:p>
          </table:table-cell>
          <table:table-cell office:value-type="float" office:value="0.41308800000000001" table:style-name="ce1">
            <text:p>0.413088</text:p>
          </table:table-cell>
          <table:table-cell table:number-columns-repeated="16381"/>
        </table:table-row>
        <table:table-row table:style-name="ro1">
          <table:table-cell office:value-type="float" office:value="33200" table:style-name="ce1">
            <text:p>33200</text:p>
          </table:table-cell>
          <table:table-cell office:value-type="float" office:value="2.359E-3" table:style-name="ce1">
            <text:p>0.002359</text:p>
          </table:table-cell>
          <table:table-cell office:value-type="float" office:value="0.41531499999999999" table:style-name="ce1">
            <text:p>0.415315</text:p>
          </table:table-cell>
          <table:table-cell table:number-columns-repeated="16381"/>
        </table:table-row>
        <table:table-row table:style-name="ro1">
          <table:table-cell office:value-type="float" office:value="33300" table:style-name="ce1">
            <text:p>33300</text:p>
          </table:table-cell>
          <table:table-cell office:value-type="float" office:value="2.3730000000000001E-3" table:style-name="ce1">
            <text:p>0.002373</text:p>
          </table:table-cell>
          <table:table-cell office:value-type="float" office:value="0.41789799999999999" table:style-name="ce1">
            <text:p>0.417898</text:p>
          </table:table-cell>
          <table:table-cell table:number-columns-repeated="16381"/>
        </table:table-row>
        <table:table-row table:style-name="ro1">
          <table:table-cell office:value-type="float" office:value="33400" table:style-name="ce1">
            <text:p>33400</text:p>
          </table:table-cell>
          <table:table-cell office:value-type="float" office:value="2.3800000000000002E-3" table:style-name="ce1">
            <text:p>0.00238</text:p>
          </table:table-cell>
          <table:table-cell office:value-type="float" office:value="0.42055100000000001" table:style-name="ce1">
            <text:p>0.420551</text:p>
          </table:table-cell>
          <table:table-cell table:number-columns-repeated="16381"/>
        </table:table-row>
        <table:table-row table:style-name="ro1">
          <table:table-cell office:value-type="float" office:value="33500" table:style-name="ce1">
            <text:p>33500</text:p>
          </table:table-cell>
          <table:table-cell office:value-type="float" office:value="2.3909999999999999E-3" table:style-name="ce1">
            <text:p>0.002391</text:p>
          </table:table-cell>
          <table:table-cell office:value-type="float" office:value="0.42337999999999998" table:style-name="ce1">
            <text:p>0.42338</text:p>
          </table:table-cell>
          <table:table-cell table:number-columns-repeated="16381"/>
        </table:table-row>
        <table:table-row table:style-name="ro1">
          <table:table-cell office:value-type="float" office:value="33600" table:style-name="ce1">
            <text:p>33600</text:p>
          </table:table-cell>
          <table:table-cell office:value-type="float" office:value="2.3909999999999999E-3" table:style-name="ce1">
            <text:p>0.002391</text:p>
          </table:table-cell>
          <table:table-cell office:value-type="float" office:value="0.42561599999999999" table:style-name="ce1">
            <text:p>0.425616</text:p>
          </table:table-cell>
          <table:table-cell table:number-columns-repeated="16381"/>
        </table:table-row>
        <table:table-row table:style-name="ro1">
          <table:table-cell office:value-type="float" office:value="33700" table:style-name="ce1">
            <text:p>33700</text:p>
          </table:table-cell>
          <table:table-cell office:value-type="float" office:value="2.3939999999999999E-3" table:style-name="ce1">
            <text:p>0.002394</text:p>
          </table:table-cell>
          <table:table-cell office:value-type="float" office:value="0.42837199999999998" table:style-name="ce1">
            <text:p>0.428372</text:p>
          </table:table-cell>
          <table:table-cell table:number-columns-repeated="16381"/>
        </table:table-row>
        <table:table-row table:style-name="ro1">
          <table:table-cell office:value-type="float" office:value="33800" table:style-name="ce1">
            <text:p>33800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0.43090200000000001" table:style-name="ce1">
            <text:p>0.430902</text:p>
          </table:table-cell>
          <table:table-cell table:number-columns-repeated="16381"/>
        </table:table-row>
        <table:table-row table:style-name="ro1">
          <table:table-cell office:value-type="float" office:value="33900" table:style-name="ce1">
            <text:p>33900</text:p>
          </table:table-cell>
          <table:table-cell office:value-type="float" office:value="2.4030000000000002E-3" table:style-name="ce1">
            <text:p>0.002403</text:p>
          </table:table-cell>
          <table:table-cell office:value-type="float" office:value="0.43353999999999998" table:style-name="ce1">
            <text:p>0.43354</text:p>
          </table:table-cell>
          <table:table-cell table:number-columns-repeated="16381"/>
        </table:table-row>
        <table:table-row table:style-name="ro1">
          <table:table-cell office:value-type="float" office:value="34000" table:style-name="ce1">
            <text:p>34000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0.43695499999999998" table:style-name="ce1">
            <text:p>0.436955</text:p>
          </table:table-cell>
          <table:table-cell table:number-columns-repeated="16381"/>
        </table:table-row>
        <table:table-row table:style-name="ro1">
          <table:table-cell office:value-type="float" office:value="34100" table:style-name="ce1">
            <text:p>34100</text:p>
          </table:table-cell>
          <table:table-cell office:value-type="float" office:value="2.4650000000000002E-3" table:style-name="ce1">
            <text:p>0.002465</text:p>
          </table:table-cell>
          <table:table-cell office:value-type="float" office:value="0.43948300000000001" table:style-name="ce1">
            <text:p>0.439483</text:p>
          </table:table-cell>
          <table:table-cell table:number-columns-repeated="16381"/>
        </table:table-row>
        <table:table-row table:style-name="ro1">
          <table:table-cell office:value-type="float" office:value="34200" table:style-name="ce1">
            <text:p>34200</text:p>
          </table:table-cell>
          <table:table-cell office:value-type="float" office:value="2.4320000000000001E-3" table:style-name="ce1">
            <text:p>0.002432</text:p>
          </table:table-cell>
          <table:table-cell office:value-type="float" office:value="0.44126900000000002" table:style-name="ce1">
            <text:p>0.441269</text:p>
          </table:table-cell>
          <table:table-cell table:number-columns-repeated="16381"/>
        </table:table-row>
        <table:table-row table:style-name="ro1">
          <table:table-cell office:value-type="float" office:value="34300" table:style-name="ce1">
            <text:p>34300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0.44388" table:style-name="ce1">
            <text:p>0.44388</text:p>
          </table:table-cell>
          <table:table-cell table:number-columns-repeated="16381"/>
        </table:table-row>
        <table:table-row table:style-name="ro1">
          <table:table-cell office:value-type="float" office:value="34400" table:style-name="ce1">
            <text:p>34400</text:p>
          </table:table-cell>
          <table:table-cell office:value-type="float" office:value="2.4429999999999999E-3" table:style-name="ce1">
            <text:p>0.002443</text:p>
          </table:table-cell>
          <table:table-cell office:value-type="float" office:value="0.44672600000000001" table:style-name="ce1">
            <text:p>0.446726</text:p>
          </table:table-cell>
          <table:table-cell table:number-columns-repeated="16381"/>
        </table:table-row>
        <table:table-row table:style-name="ro1">
          <table:table-cell office:value-type="float" office:value="34500" table:style-name="ce1">
            <text:p>34500</text:p>
          </table:table-cell>
          <table:table-cell office:value-type="float" office:value="2.4520000000000002E-3" table:style-name="ce1">
            <text:p>0.002452</text:p>
          </table:table-cell>
          <table:table-cell office:value-type="float" office:value="0.44939099999999998" table:style-name="ce1">
            <text:p>0.449391</text:p>
          </table:table-cell>
          <table:table-cell table:number-columns-repeated="16381"/>
        </table:table-row>
        <table:table-row table:style-name="ro1">
          <table:table-cell office:value-type="float" office:value="34600" table:style-name="ce1">
            <text:p>34600</text:p>
          </table:table-cell>
          <table:table-cell office:value-type="float" office:value="2.4550000000000002E-3" table:style-name="ce1">
            <text:p>0.002455</text:p>
          </table:table-cell>
          <table:table-cell office:value-type="float" office:value="0.45182099999999997" table:style-name="ce1">
            <text:p>0.451821</text:p>
          </table:table-cell>
          <table:table-cell table:number-columns-repeated="16381"/>
        </table:table-row>
        <table:table-row table:style-name="ro1">
          <table:table-cell office:value-type="float" office:value="34700" table:style-name="ce1">
            <text:p>34700</text:p>
          </table:table-cell>
          <table:table-cell office:value-type="float" office:value="2.457E-3" table:style-name="ce1">
            <text:p>0.002457</text:p>
          </table:table-cell>
          <table:table-cell office:value-type="float" office:value="0.454455" table:style-name="ce1">
            <text:p>0.454455</text:p>
          </table:table-cell>
          <table:table-cell table:number-columns-repeated="16381"/>
        </table:table-row>
        <table:table-row table:style-name="ro1">
          <table:table-cell office:value-type="float" office:value="34800" table:style-name="ce1">
            <text:p>34800</text:p>
          </table:table-cell>
          <table:table-cell office:value-type="float" office:value="2.464E-3" table:style-name="ce1">
            <text:p>0.002464</text:p>
          </table:table-cell>
          <table:table-cell office:value-type="float" office:value="0.45691100000000001" table:style-name="ce1">
            <text:p>0.456911</text:p>
          </table:table-cell>
          <table:table-cell table:number-columns-repeated="16381"/>
        </table:table-row>
        <table:table-row table:style-name="ro1">
          <table:table-cell office:value-type="float" office:value="34900" table:style-name="ce1">
            <text:p>34900</text:p>
          </table:table-cell>
          <table:table-cell office:value-type="float" office:value="2.477E-3" table:style-name="ce1">
            <text:p>0.002477</text:p>
          </table:table-cell>
          <table:table-cell office:value-type="float" office:value="0.45990500000000001" table:style-name="ce1">
            <text:p>0.459905</text:p>
          </table:table-cell>
          <table:table-cell table:number-columns-repeated="16381"/>
        </table:table-row>
        <table:table-row table:style-name="ro1">
          <table:table-cell office:value-type="float" office:value="35000" table:style-name="ce1">
            <text:p>35000</text:p>
          </table:table-cell>
          <table:table-cell office:value-type="float" office:value="2.48E-3" table:style-name="ce1">
            <text:p>0.00248</text:p>
          </table:table-cell>
          <table:table-cell office:value-type="float" office:value="0.46298499999999998" table:style-name="ce1">
            <text:p>0.462985</text:p>
          </table:table-cell>
          <table:table-cell table:number-columns-repeated="16381"/>
        </table:table-row>
        <table:table-row table:style-name="ro1">
          <table:table-cell office:value-type="float" office:value="35100" table:style-name="ce1">
            <text:p>35100</text:p>
          </table:table-cell>
          <table:table-cell office:value-type="float" office:value="2.506E-3" table:style-name="ce1">
            <text:p>0.002506</text:p>
          </table:table-cell>
          <table:table-cell office:value-type="float" office:value="0.46518700000000002" table:style-name="ce1">
            <text:p>0.465187</text:p>
          </table:table-cell>
          <table:table-cell table:number-columns-repeated="16381"/>
        </table:table-row>
        <table:table-row table:style-name="ro1">
          <table:table-cell office:value-type="float" office:value="35200" table:style-name="ce1">
            <text:p>35200</text:p>
          </table:table-cell>
          <table:table-cell office:value-type="float" office:value="2.526E-3" table:style-name="ce1">
            <text:p>0.002526</text:p>
          </table:table-cell>
          <table:table-cell office:value-type="float" office:value="0.46745900000000001" table:style-name="ce1">
            <text:p>0.467459</text:p>
          </table:table-cell>
          <table:table-cell table:number-columns-repeated="16381"/>
        </table:table-row>
        <table:table-row table:style-name="ro1">
          <table:table-cell office:value-type="float" office:value="35300" table:style-name="ce1">
            <text:p>35300</text:p>
          </table:table-cell>
          <table:table-cell office:value-type="float" office:value="2.516E-3" table:style-name="ce1">
            <text:p>0.002516</text:p>
          </table:table-cell>
          <table:table-cell office:value-type="float" office:value="0.47054400000000002" table:style-name="ce1">
            <text:p>0.470544</text:p>
          </table:table-cell>
          <table:table-cell table:number-columns-repeated="16381"/>
        </table:table-row>
        <table:table-row table:style-name="ro1">
          <table:table-cell office:value-type="float" office:value="35400" table:style-name="ce1">
            <text:p>35400</text:p>
          </table:table-cell>
          <table:table-cell office:value-type="float" office:value="2.516E-3" table:style-name="ce1">
            <text:p>0.002516</text:p>
          </table:table-cell>
          <table:table-cell office:value-type="float" office:value="0.47311599999999998" table:style-name="ce1">
            <text:p>0.473116</text:p>
          </table:table-cell>
          <table:table-cell table:number-columns-repeated="16381"/>
        </table:table-row>
        <table:table-row table:style-name="ro1">
          <table:table-cell office:value-type="float" office:value="35500" table:style-name="ce1">
            <text:p>35500</text:p>
          </table:table-cell>
          <table:table-cell office:value-type="float" office:value="2.532E-3" table:style-name="ce1">
            <text:p>0.002532</text:p>
          </table:table-cell>
          <table:table-cell office:value-type="float" office:value="0.47576499999999999" table:style-name="ce1">
            <text:p>0.475765</text:p>
          </table:table-cell>
          <table:table-cell table:number-columns-repeated="16381"/>
        </table:table-row>
        <table:table-row table:style-name="ro1">
          <table:table-cell office:value-type="float" office:value="35600" table:style-name="ce1">
            <text:p>35600</text:p>
          </table:table-cell>
          <table:table-cell office:value-type="float" office:value="2.5430000000000001E-3" table:style-name="ce1">
            <text:p>0.002543</text:p>
          </table:table-cell>
          <table:table-cell office:value-type="float" office:value="0.47908000000000001" table:style-name="ce1">
            <text:p>0.47908</text:p>
          </table:table-cell>
          <table:table-cell table:number-columns-repeated="16381"/>
        </table:table-row>
        <table:table-row table:style-name="ro1">
          <table:table-cell office:value-type="float" office:value="35700" table:style-name="ce1">
            <text:p>35700</text:p>
          </table:table-cell>
          <table:table-cell office:value-type="float" office:value="2.5460000000000001E-3" table:style-name="ce1">
            <text:p>0.002546</text:p>
          </table:table-cell>
          <table:table-cell office:value-type="float" office:value="0.48114400000000002" table:style-name="ce1">
            <text:p>0.481144</text:p>
          </table:table-cell>
          <table:table-cell table:number-columns-repeated="16381"/>
        </table:table-row>
        <table:table-row table:style-name="ro1">
          <table:table-cell office:value-type="float" office:value="35800" table:style-name="ce1">
            <text:p>35800</text:p>
          </table:table-cell>
          <table:table-cell office:value-type="float" office:value="2.552E-3" table:style-name="ce1">
            <text:p>0.002552</text:p>
          </table:table-cell>
          <table:table-cell office:value-type="float" office:value="0.48404999999999998" table:style-name="ce1">
            <text:p>0.48405</text:p>
          </table:table-cell>
          <table:table-cell table:number-columns-repeated="16381"/>
        </table:table-row>
        <table:table-row table:style-name="ro1">
          <table:table-cell office:value-type="float" office:value="35900" table:style-name="ce1">
            <text:p>35900</text:p>
          </table:table-cell>
          <table:table-cell office:value-type="float" office:value="2.5639999999999999E-3" table:style-name="ce1">
            <text:p>0.002564</text:p>
          </table:table-cell>
          <table:table-cell office:value-type="float" office:value="0.48738799999999999" table:style-name="ce1">
            <text:p>0.487388</text:p>
          </table:table-cell>
          <table:table-cell table:number-columns-repeated="16381"/>
        </table:table-row>
        <table:table-row table:style-name="ro1">
          <table:table-cell office:value-type="float" office:value="36000" table:style-name="ce1">
            <text:p>36000</text:p>
          </table:table-cell>
          <table:table-cell office:value-type="float" office:value="2.5690000000000001E-3" table:style-name="ce1">
            <text:p>0.002569</text:p>
          </table:table-cell>
          <table:table-cell office:value-type="float" office:value="0.48950199999999999" table:style-name="ce1">
            <text:p>0.489502</text:p>
          </table:table-cell>
          <table:table-cell table:number-columns-repeated="16381"/>
        </table:table-row>
        <table:table-row table:style-name="ro1">
          <table:table-cell office:value-type="float" office:value="36100" table:style-name="ce1">
            <text:p>36100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0.49192599999999997" table:style-name="ce1">
            <text:p>0.491926</text:p>
          </table:table-cell>
          <table:table-cell table:number-columns-repeated="16381"/>
        </table:table-row>
        <table:table-row table:style-name="ro1">
          <table:table-cell office:value-type="float" office:value="36200" table:style-name="ce1">
            <text:p>36200</text:p>
          </table:table-cell>
          <table:table-cell office:value-type="float" office:value="2.5950000000000001E-3" table:style-name="ce1">
            <text:p>0.002595</text:p>
          </table:table-cell>
          <table:table-cell office:value-type="float" office:value="0.49476100000000001" table:style-name="ce1">
            <text:p>0.494761</text:p>
          </table:table-cell>
          <table:table-cell table:number-columns-repeated="16381"/>
        </table:table-row>
        <table:table-row table:style-name="ro1">
          <table:table-cell office:value-type="float" office:value="36300" table:style-name="ce1">
            <text:p>36300</text:p>
          </table:table-cell>
          <table:table-cell office:value-type="float" office:value="2.5839999999999999E-3" table:style-name="ce1">
            <text:p>0.002584</text:p>
          </table:table-cell>
          <table:table-cell office:value-type="float" office:value="0.49778" table:style-name="ce1">
            <text:p>0.49778</text:p>
          </table:table-cell>
          <table:table-cell table:number-columns-repeated="16381"/>
        </table:table-row>
        <table:table-row table:style-name="ro1">
          <table:table-cell office:value-type="float" office:value="36400" table:style-name="ce1">
            <text:p>36400</text:p>
          </table:table-cell>
          <table:table-cell office:value-type="float" office:value="2.5929999999999998E-3" table:style-name="ce1">
            <text:p>0.002593</text:p>
          </table:table-cell>
          <table:table-cell office:value-type="float" office:value="0.50078199999999995" table:style-name="ce1">
            <text:p>0.500782</text:p>
          </table:table-cell>
          <table:table-cell table:number-columns-repeated="16381"/>
        </table:table-row>
        <table:table-row table:style-name="ro1">
          <table:table-cell office:value-type="float" office:value="36500" table:style-name="ce1">
            <text:p>36500</text:p>
          </table:table-cell>
          <table:table-cell office:value-type="float" office:value="2.601E-3" table:style-name="ce1">
            <text:p>0.002601</text:p>
          </table:table-cell>
          <table:table-cell office:value-type="float" office:value="0.50342799999999999" table:style-name="ce1">
            <text:p>0.503428</text:p>
          </table:table-cell>
          <table:table-cell table:number-columns-repeated="16381"/>
        </table:table-row>
        <table:table-row table:style-name="ro1">
          <table:table-cell office:value-type="float" office:value="36600" table:style-name="ce1">
            <text:p>36600</text:p>
          </table:table-cell>
          <table:table-cell office:value-type="float" office:value="2.6029999999999998E-3" table:style-name="ce1">
            <text:p>0.002603</text:p>
          </table:table-cell>
          <table:table-cell office:value-type="float" office:value="0.50637399999999999" table:style-name="ce1">
            <text:p>0.506374</text:p>
          </table:table-cell>
          <table:table-cell table:number-columns-repeated="16381"/>
        </table:table-row>
        <table:table-row table:style-name="ro1">
          <table:table-cell office:value-type="float" office:value="36700" table:style-name="ce1">
            <text:p>36700</text:p>
          </table:table-cell>
          <table:table-cell office:value-type="float" office:value="2.6080000000000001E-3" table:style-name="ce1">
            <text:p>0.002608</text:p>
          </table:table-cell>
          <table:table-cell office:value-type="float" office:value="0.50935399999999997" table:style-name="ce1">
            <text:p>0.509354</text:p>
          </table:table-cell>
          <table:table-cell table:number-columns-repeated="16381"/>
        </table:table-row>
        <table:table-row table:style-name="ro1">
          <table:table-cell office:value-type="float" office:value="36800" table:style-name="ce1">
            <text:p>36800</text:p>
          </table:table-cell>
          <table:table-cell office:value-type="float" office:value="2.614E-3" table:style-name="ce1">
            <text:p>0.002614</text:p>
          </table:table-cell>
          <table:table-cell office:value-type="float" office:value="0.51218600000000003" table:style-name="ce1">
            <text:p>0.512186</text:p>
          </table:table-cell>
          <table:table-cell table:number-columns-repeated="16381"/>
        </table:table-row>
        <table:table-row table:style-name="ro1">
          <table:table-cell office:value-type="float" office:value="36900" table:style-name="ce1">
            <text:p>36900</text:p>
          </table:table-cell>
          <table:table-cell office:value-type="float" office:value="2.6220000000000002E-3" table:style-name="ce1">
            <text:p>0.002622</text:p>
          </table:table-cell>
          <table:table-cell office:value-type="float" office:value="0.51485099999999995" table:style-name="ce1">
            <text:p>0.514851</text:p>
          </table:table-cell>
          <table:table-cell table:number-columns-repeated="16381"/>
        </table:table-row>
        <table:table-row table:style-name="ro1">
          <table:table-cell office:value-type="float" office:value="37000" table:style-name="ce1">
            <text:p>37000</text:p>
          </table:table-cell>
          <table:table-cell office:value-type="float" office:value="2.6280000000000001E-3" table:style-name="ce1">
            <text:p>0.002628</text:p>
          </table:table-cell>
          <table:table-cell office:value-type="float" office:value="0.51758700000000002" table:style-name="ce1">
            <text:p>0.517587</text:p>
          </table:table-cell>
          <table:table-cell table:number-columns-repeated="16381"/>
        </table:table-row>
        <table:table-row table:style-name="ro1">
          <table:table-cell office:value-type="float" office:value="37100" table:style-name="ce1">
            <text:p>37100</text:p>
          </table:table-cell>
          <table:table-cell office:value-type="float" office:value="2.6580000000000002E-3" table:style-name="ce1">
            <text:p>0.002658</text:p>
          </table:table-cell>
          <table:table-cell office:value-type="float" office:value="0.52045699999999995" table:style-name="ce1">
            <text:p>0.520457</text:p>
          </table:table-cell>
          <table:table-cell table:number-columns-repeated="16381"/>
        </table:table-row>
        <table:table-row table:style-name="ro1">
          <table:table-cell office:value-type="float" office:value="37200" table:style-name="ce1">
            <text:p>37200</text:p>
          </table:table-cell>
          <table:table-cell office:value-type="float" office:value="2.6670000000000001E-3" table:style-name="ce1">
            <text:p>0.002667</text:p>
          </table:table-cell>
          <table:table-cell office:value-type="float" office:value="0.52327000000000001" table:style-name="ce1">
            <text:p>0.52327</text:p>
          </table:table-cell>
          <table:table-cell table:number-columns-repeated="16381"/>
        </table:table-row>
        <table:table-row table:style-name="ro1">
          <table:table-cell office:value-type="float" office:value="37300" table:style-name="ce1">
            <text:p>37300</text:p>
          </table:table-cell>
          <table:table-cell office:value-type="float" office:value="2.6830000000000001E-3" table:style-name="ce1">
            <text:p>0.002683</text:p>
          </table:table-cell>
          <table:table-cell office:value-type="float" office:value="0.52635500000000002" table:style-name="ce1">
            <text:p>0.526355</text:p>
          </table:table-cell>
          <table:table-cell table:number-columns-repeated="16381"/>
        </table:table-row>
        <table:table-row table:style-name="ro1">
          <table:table-cell office:value-type="float" office:value="37400" table:style-name="ce1">
            <text:p>37400</text:p>
          </table:table-cell>
          <table:table-cell office:value-type="float" office:value="2.679E-3" table:style-name="ce1">
            <text:p>0.002679</text:p>
          </table:table-cell>
          <table:table-cell office:value-type="float" office:value="0.52892099999999997" table:style-name="ce1">
            <text:p>0.528921</text:p>
          </table:table-cell>
          <table:table-cell table:number-columns-repeated="16381"/>
        </table:table-row>
        <table:table-row table:style-name="ro1">
          <table:table-cell office:value-type="float" office:value="37500" table:style-name="ce1">
            <text:p>37500</text:p>
          </table:table-cell>
          <table:table-cell office:value-type="float" office:value="2.6879999999999999E-3" table:style-name="ce1">
            <text:p>0.002688</text:p>
          </table:table-cell>
          <table:table-cell office:value-type="float" office:value="0.53186500000000003" table:style-name="ce1">
            <text:p>0.531865</text:p>
          </table:table-cell>
          <table:table-cell table:number-columns-repeated="16381"/>
        </table:table-row>
        <table:table-row table:style-name="ro1">
          <table:table-cell office:value-type="float" office:value="37600" table:style-name="ce1">
            <text:p>37600</text:p>
          </table:table-cell>
          <table:table-cell office:value-type="float" office:value="2.702E-3" table:style-name="ce1">
            <text:p>0.002702</text:p>
          </table:table-cell>
          <table:table-cell office:value-type="float" office:value="0.53473599999999999" table:style-name="ce1">
            <text:p>0.534736</text:p>
          </table:table-cell>
          <table:table-cell table:number-columns-repeated="16381"/>
        </table:table-row>
        <table:table-row table:style-name="ro1">
          <table:table-cell office:value-type="float" office:value="37700" table:style-name="ce1">
            <text:p>37700</text:p>
          </table:table-cell>
          <table:table-cell office:value-type="float" office:value="2.7179999999999999E-3" table:style-name="ce1">
            <text:p>0.002718</text:p>
          </table:table-cell>
          <table:table-cell office:value-type="float" office:value="0.53773300000000002" table:style-name="ce1">
            <text:p>0.537733</text:p>
          </table:table-cell>
          <table:table-cell table:number-columns-repeated="16381"/>
        </table:table-row>
        <table:table-row table:style-name="ro1">
          <table:table-cell office:value-type="float" office:value="37800" table:style-name="ce1">
            <text:p>37800</text:p>
          </table:table-cell>
          <table:table-cell office:value-type="float" office:value="2.7260000000000001E-3" table:style-name="ce1">
            <text:p>0.002726</text:p>
          </table:table-cell>
          <table:table-cell office:value-type="float" office:value="0.54041399999999995" table:style-name="ce1">
            <text:p>0.540414</text:p>
          </table:table-cell>
          <table:table-cell table:number-columns-repeated="16381"/>
        </table:table-row>
        <table:table-row table:style-name="ro1">
          <table:table-cell office:value-type="float" office:value="37900" table:style-name="ce1">
            <text:p>37900</text:p>
          </table:table-cell>
          <table:table-cell office:value-type="float" office:value="2.7230000000000002E-3" table:style-name="ce1">
            <text:p>0.002723</text:p>
          </table:table-cell>
          <table:table-cell office:value-type="float" office:value="0.54332100000000005" table:style-name="ce1">
            <text:p>0.543321</text:p>
          </table:table-cell>
          <table:table-cell table:number-columns-repeated="16381"/>
        </table:table-row>
        <table:table-row table:style-name="ro1">
          <table:table-cell office:value-type="float" office:value="38000" table:style-name="ce1">
            <text:p>38000</text:p>
          </table:table-cell>
          <table:table-cell office:value-type="float" office:value="2.7290000000000001E-3" table:style-name="ce1">
            <text:p>0.002729</text:p>
          </table:table-cell>
          <table:table-cell office:value-type="float" office:value="0.54642000000000002" table:style-name="ce1">
            <text:p>0.54642</text:p>
          </table:table-cell>
          <table:table-cell table:number-columns-repeated="16381"/>
        </table:table-row>
        <table:table-row table:style-name="ro1">
          <table:table-cell office:value-type="float" office:value="38100" table:style-name="ce1">
            <text:p>38100</text:p>
          </table:table-cell>
          <table:table-cell office:value-type="float" office:value="2.7680000000000001E-3" table:style-name="ce1">
            <text:p>0.002768</text:p>
          </table:table-cell>
          <table:table-cell office:value-type="float" office:value="0.54940199999999995" table:style-name="ce1">
            <text:p>0.549402</text:p>
          </table:table-cell>
          <table:table-cell table:number-columns-repeated="16381"/>
        </table:table-row>
        <table:table-row table:style-name="ro1">
          <table:table-cell office:value-type="float" office:value="38200" table:style-name="ce1">
            <text:p>38200</text:p>
          </table:table-cell>
          <table:table-cell office:value-type="float" office:value="2.7810000000000001E-3" table:style-name="ce1">
            <text:p>0.002781</text:p>
          </table:table-cell>
          <table:table-cell office:value-type="float" office:value="0.552199" table:style-name="ce1">
            <text:p>0.552199</text:p>
          </table:table-cell>
          <table:table-cell table:number-columns-repeated="16381"/>
        </table:table-row>
        <table:table-row table:style-name="ro1">
          <table:table-cell office:value-type="float" office:value="38300" table:style-name="ce1">
            <text:p>38300</text:p>
          </table:table-cell>
          <table:table-cell office:value-type="float" office:value="2.7599999999999999E-3" table:style-name="ce1">
            <text:p>0.00276</text:p>
          </table:table-cell>
          <table:table-cell office:value-type="float" office:value="0.555122" table:style-name="ce1">
            <text:p>0.555122</text:p>
          </table:table-cell>
          <table:table-cell table:number-columns-repeated="16381"/>
        </table:table-row>
        <table:table-row table:style-name="ro1">
          <table:table-cell office:value-type="float" office:value="38400" table:style-name="ce1">
            <text:p>38400</text:p>
          </table:table-cell>
          <table:table-cell office:value-type="float" office:value="2.7959999999999999E-3" table:style-name="ce1">
            <text:p>0.002796</text:p>
          </table:table-cell>
          <table:table-cell office:value-type="float" office:value="0.55792799999999998" table:style-name="ce1">
            <text:p>0.557928</text:p>
          </table:table-cell>
          <table:table-cell table:number-columns-repeated="16381"/>
        </table:table-row>
        <table:table-row table:style-name="ro1">
          <table:table-cell office:value-type="float" office:value="38500" table:style-name="ce1">
            <text:p>38500</text:p>
          </table:table-cell>
          <table:table-cell office:value-type="float" office:value="2.7750000000000001E-3" table:style-name="ce1">
            <text:p>0.002775</text:p>
          </table:table-cell>
          <table:table-cell office:value-type="float" office:value="0.56084199999999995" table:style-name="ce1">
            <text:p>0.560842</text:p>
          </table:table-cell>
          <table:table-cell table:number-columns-repeated="16381"/>
        </table:table-row>
        <table:table-row table:style-name="ro1">
          <table:table-cell office:value-type="float" office:value="38600" table:style-name="ce1">
            <text:p>38600</text:p>
          </table:table-cell>
          <table:table-cell office:value-type="float" office:value="2.787E-3" table:style-name="ce1">
            <text:p>0.002787</text:p>
          </table:table-cell>
          <table:table-cell office:value-type="float" office:value="0.56392100000000001" table:style-name="ce1">
            <text:p>0.563921</text:p>
          </table:table-cell>
          <table:table-cell table:number-columns-repeated="16381"/>
        </table:table-row>
        <table:table-row table:style-name="ro1">
          <table:table-cell office:value-type="float" office:value="38700" table:style-name="ce1">
            <text:p>38700</text:p>
          </table:table-cell>
          <table:table-cell office:value-type="float" office:value="2.8059999999999999E-3" table:style-name="ce1">
            <text:p>0.002806</text:p>
          </table:table-cell>
          <table:table-cell office:value-type="float" office:value="0.56653100000000001" table:style-name="ce1">
            <text:p>0.566531</text:p>
          </table:table-cell>
          <table:table-cell table:number-columns-repeated="16381"/>
        </table:table-row>
        <table:table-row table:style-name="ro1">
          <table:table-cell office:value-type="float" office:value="38800" table:style-name="ce1">
            <text:p>38800</text:p>
          </table:table-cell>
          <table:table-cell office:value-type="float" office:value="2.8059999999999999E-3" table:style-name="ce1">
            <text:p>0.002806</text:p>
          </table:table-cell>
          <table:table-cell office:value-type="float" office:value="0.56967199999999996" table:style-name="ce1">
            <text:p>0.569672</text:p>
          </table:table-cell>
          <table:table-cell table:number-columns-repeated="16381"/>
        </table:table-row>
        <table:table-row table:style-name="ro1">
          <table:table-cell office:value-type="float" office:value="38900" table:style-name="ce1">
            <text:p>38900</text:p>
          </table:table-cell>
          <table:table-cell office:value-type="float" office:value="2.8119999999999998E-3" table:style-name="ce1">
            <text:p>0.002812</text:p>
          </table:table-cell>
          <table:table-cell office:value-type="float" office:value="0.57284299999999999" table:style-name="ce1">
            <text:p>0.572843</text:p>
          </table:table-cell>
          <table:table-cell table:number-columns-repeated="16381"/>
        </table:table-row>
        <table:table-row table:style-name="ro1">
          <table:table-cell office:value-type="float" office:value="39000" table:style-name="ce1">
            <text:p>39000</text:p>
          </table:table-cell>
          <table:table-cell office:value-type="float" office:value="2.807E-3" table:style-name="ce1">
            <text:p>0.002807</text:p>
          </table:table-cell>
          <table:table-cell office:value-type="float" office:value="0.57594900000000004" table:style-name="ce1">
            <text:p>0.575949</text:p>
          </table:table-cell>
          <table:table-cell table:number-columns-repeated="16381"/>
        </table:table-row>
        <table:table-row table:style-name="ro1">
          <table:table-cell office:value-type="float" office:value="39100" table:style-name="ce1">
            <text:p>39100</text:p>
          </table:table-cell>
          <table:table-cell office:value-type="float" office:value="2.8289999999999999E-3" table:style-name="ce1">
            <text:p>0.002829</text:p>
          </table:table-cell>
          <table:table-cell office:value-type="float" office:value="0.57861099999999999" table:style-name="ce1">
            <text:p>0.578611</text:p>
          </table:table-cell>
          <table:table-cell table:number-columns-repeated="16381"/>
        </table:table-row>
        <table:table-row table:style-name="ro1">
          <table:table-cell office:value-type="float" office:value="39200" table:style-name="ce1">
            <text:p>39200</text:p>
          </table:table-cell>
          <table:table-cell office:value-type="float" office:value="2.8379999999999998E-3" table:style-name="ce1">
            <text:p>0.002838</text:p>
          </table:table-cell>
          <table:table-cell office:value-type="float" office:value="0.58179199999999998" table:style-name="ce1">
            <text:p>0.581792</text:p>
          </table:table-cell>
          <table:table-cell table:number-columns-repeated="16381"/>
        </table:table-row>
        <table:table-row table:style-name="ro1">
          <table:table-cell office:value-type="float" office:value="39300" table:style-name="ce1">
            <text:p>39300</text:p>
          </table:table-cell>
          <table:table-cell office:value-type="float" office:value="2.8440000000000002E-3" table:style-name="ce1">
            <text:p>0.002844</text:p>
          </table:table-cell>
          <table:table-cell office:value-type="float" office:value="0.58554499999999998" table:style-name="ce1">
            <text:p>0.585545</text:p>
          </table:table-cell>
          <table:table-cell table:number-columns-repeated="16381"/>
        </table:table-row>
        <table:table-row table:style-name="ro1">
          <table:table-cell office:value-type="float" office:value="39400" table:style-name="ce1">
            <text:p>39400</text:p>
          </table:table-cell>
          <table:table-cell office:value-type="float" office:value="2.8709999999999999E-3" table:style-name="ce1">
            <text:p>0.002871</text:p>
          </table:table-cell>
          <table:table-cell office:value-type="float" office:value="0.588113" table:style-name="ce1">
            <text:p>0.588113</text:p>
          </table:table-cell>
          <table:table-cell table:number-columns-repeated="16381"/>
        </table:table-row>
        <table:table-row table:style-name="ro1">
          <table:table-cell office:value-type="float" office:value="39500" table:style-name="ce1">
            <text:p>39500</text:p>
          </table:table-cell>
          <table:table-cell office:value-type="float" office:value="2.8579999999999999E-3" table:style-name="ce1">
            <text:p>0.002858</text:p>
          </table:table-cell>
          <table:table-cell office:value-type="float" office:value="0.59064799999999995" table:style-name="ce1">
            <text:p>0.590648</text:p>
          </table:table-cell>
          <table:table-cell table:number-columns-repeated="16381"/>
        </table:table-row>
        <table:table-row table:style-name="ro1">
          <table:table-cell office:value-type="float" office:value="39600" table:style-name="ce1">
            <text:p>39600</text:p>
          </table:table-cell>
          <table:table-cell office:value-type="float" office:value="2.8609999999999998E-3" table:style-name="ce1">
            <text:p>0.002861</text:p>
          </table:table-cell>
          <table:table-cell office:value-type="float" office:value="0.59370800000000001" table:style-name="ce1">
            <text:p>0.593708</text:p>
          </table:table-cell>
          <table:table-cell table:number-columns-repeated="16381"/>
        </table:table-row>
        <table:table-row table:style-name="ro1">
          <table:table-cell office:value-type="float" office:value="39700" table:style-name="ce1">
            <text:p>39700</text:p>
          </table:table-cell>
          <table:table-cell office:value-type="float" office:value="2.8830000000000001E-3" table:style-name="ce1">
            <text:p>0.002883</text:p>
          </table:table-cell>
          <table:table-cell office:value-type="float" office:value="0.59647799999999995" table:style-name="ce1">
            <text:p>0.596478</text:p>
          </table:table-cell>
          <table:table-cell table:number-columns-repeated="16381"/>
        </table:table-row>
        <table:table-row table:style-name="ro1">
          <table:table-cell office:value-type="float" office:value="39800" table:style-name="ce1">
            <text:p>39800</text:p>
          </table:table-cell>
          <table:table-cell office:value-type="float" office:value="2.8839999999999998E-3" table:style-name="ce1">
            <text:p>0.002884</text:p>
          </table:table-cell>
          <table:table-cell office:value-type="float" office:value="0.59982800000000003" table:style-name="ce1">
            <text:p>0.599828</text:p>
          </table:table-cell>
          <table:table-cell table:number-columns-repeated="16381"/>
        </table:table-row>
        <table:table-row table:style-name="ro1">
          <table:table-cell office:value-type="float" office:value="39900" table:style-name="ce1">
            <text:p>39900</text:p>
          </table:table-cell>
          <table:table-cell office:value-type="float" office:value="2.8830000000000001E-3" table:style-name="ce1">
            <text:p>0.002883</text:p>
          </table:table-cell>
          <table:table-cell office:value-type="float" office:value="0.602823" table:style-name="ce1">
            <text:p>0.602823</text:p>
          </table:table-cell>
          <table:table-cell table:number-columns-repeated="16381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2.918E-3" table:style-name="ce1">
            <text:p>0.002918</text:p>
          </table:table-cell>
          <table:table-cell office:value-type="float" office:value="0.60590900000000003" table:style-name="ce1">
            <text:p>0.605909</text:p>
          </table:table-cell>
          <table:table-cell table:number-columns-repeated="16381"/>
        </table:table-row>
        <table:table-row table:style-name="ro1">
          <table:table-cell office:value-type="float" office:value="40100" table:style-name="ce1">
            <text:p>40100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0.60949799999999998" table:style-name="ce1">
            <text:p>0.609498</text:p>
          </table:table-cell>
          <table:table-cell table:number-columns-repeated="16381"/>
        </table:table-row>
        <table:table-row table:style-name="ro1">
          <table:table-cell office:value-type="float" office:value="40200" table:style-name="ce1">
            <text:p>40200</text:p>
          </table:table-cell>
          <table:table-cell office:value-type="float" office:value="2.905E-3" table:style-name="ce1">
            <text:p>0.002905</text:p>
          </table:table-cell>
          <table:table-cell office:value-type="float" office:value="0.6129" table:style-name="ce1">
            <text:p>0.6129</text:p>
          </table:table-cell>
          <table:table-cell table:number-columns-repeated="16381"/>
        </table:table-row>
        <table:table-row table:style-name="ro1">
          <table:table-cell office:value-type="float" office:value="40300" table:style-name="ce1">
            <text:p>40300</text:p>
          </table:table-cell>
          <table:table-cell office:value-type="float" office:value="2.8990000000000001E-3" table:style-name="ce1">
            <text:p>0.002899</text:p>
          </table:table-cell>
          <table:table-cell office:value-type="float" office:value="0.61599700000000002" table:style-name="ce1">
            <text:p>0.615997</text:p>
          </table:table-cell>
          <table:table-cell table:number-columns-repeated="16381"/>
        </table:table-row>
        <table:table-row table:style-name="ro1">
          <table:table-cell office:value-type="float" office:value="40400" table:style-name="ce1">
            <text:p>40400</text:p>
          </table:table-cell>
          <table:table-cell office:value-type="float" office:value="2.9020000000000001E-3" table:style-name="ce1">
            <text:p>0.002902</text:p>
          </table:table-cell>
          <table:table-cell office:value-type="float" office:value="0.61843499999999996" table:style-name="ce1">
            <text:p>0.618435</text:p>
          </table:table-cell>
          <table:table-cell table:number-columns-repeated="16381"/>
        </table:table-row>
        <table:table-row table:style-name="ro1">
          <table:table-cell office:value-type="float" office:value="40500" table:style-name="ce1">
            <text:p>40500</text:p>
          </table:table-cell>
          <table:table-cell office:value-type="float" office:value="2.9060000000000002E-3" table:style-name="ce1">
            <text:p>0.002906</text:p>
          </table:table-cell>
          <table:table-cell office:value-type="float" office:value="0.62143000000000004" table:style-name="ce1">
            <text:p>0.62143</text:p>
          </table:table-cell>
          <table:table-cell table:number-columns-repeated="16381"/>
        </table:table-row>
        <table:table-row table:style-name="ro1">
          <table:table-cell office:value-type="float" office:value="40600" table:style-name="ce1">
            <text:p>40600</text:p>
          </table:table-cell>
          <table:table-cell office:value-type="float" office:value="2.908E-3" table:style-name="ce1">
            <text:p>0.002908</text:p>
          </table:table-cell>
          <table:table-cell office:value-type="float" office:value="0.62443700000000002" table:style-name="ce1">
            <text:p>0.624437</text:p>
          </table:table-cell>
          <table:table-cell table:number-columns-repeated="16381"/>
        </table:table-row>
        <table:table-row table:style-name="ro1">
          <table:table-cell office:value-type="float" office:value="40700" table:style-name="ce1">
            <text:p>40700</text:p>
          </table:table-cell>
          <table:table-cell office:value-type="float" office:value="2.9239999999999999E-3" table:style-name="ce1">
            <text:p>0.002924</text:p>
          </table:table-cell>
          <table:table-cell office:value-type="float" office:value="0.627467" table:style-name="ce1">
            <text:p>0.627467</text:p>
          </table:table-cell>
          <table:table-cell table:number-columns-repeated="16381"/>
        </table:table-row>
        <table:table-row table:style-name="ro1">
          <table:table-cell office:value-type="float" office:value="40800" table:style-name="ce1">
            <text:p>40800</text:p>
          </table:table-cell>
          <table:table-cell office:value-type="float" office:value="2.918E-3" table:style-name="ce1">
            <text:p>0.002918</text:p>
          </table:table-cell>
          <table:table-cell office:value-type="float" office:value="0.63069699999999995" table:style-name="ce1">
            <text:p>0.630697</text:p>
          </table:table-cell>
          <table:table-cell table:number-columns-repeated="16381"/>
        </table:table-row>
        <table:table-row table:style-name="ro1">
          <table:table-cell office:value-type="float" office:value="40900" table:style-name="ce1">
            <text:p>40900</text:p>
          </table:table-cell>
          <table:table-cell office:value-type="float" office:value="2.9390000000000002E-3" table:style-name="ce1">
            <text:p>0.002939</text:p>
          </table:table-cell>
          <table:table-cell office:value-type="float" office:value="0.633934" table:style-name="ce1">
            <text:p>0.633934</text:p>
          </table:table-cell>
          <table:table-cell table:number-columns-repeated="16381"/>
        </table:table-row>
        <table:table-row table:style-name="ro1">
          <table:table-cell office:value-type="float" office:value="41000" table:style-name="ce1">
            <text:p>41000</text:p>
          </table:table-cell>
          <table:table-cell office:value-type="float" office:value="2.931E-3" table:style-name="ce1">
            <text:p>0.002931</text:p>
          </table:table-cell>
          <table:table-cell office:value-type="float" office:value="0.63714700000000002" table:style-name="ce1">
            <text:p>0.637147</text:p>
          </table:table-cell>
          <table:table-cell table:number-columns-repeated="16381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float" office:value="2.9429999999999999E-3" table:style-name="ce1">
            <text:p>0.002943</text:p>
          </table:table-cell>
          <table:table-cell office:value-type="float" office:value="0.64046400000000003" table:style-name="ce1">
            <text:p>0.640464</text:p>
          </table:table-cell>
          <table:table-cell table:number-columns-repeated="16381"/>
        </table:table-row>
        <table:table-row table:style-name="ro1">
          <table:table-cell office:value-type="float" office:value="41200" table:style-name="ce1">
            <text:p>41200</text:p>
          </table:table-cell>
          <table:table-cell office:value-type="float" office:value="2.9610000000000001E-3" table:style-name="ce1">
            <text:p>0.002961</text:p>
          </table:table-cell>
          <table:table-cell office:value-type="float" office:value="0.643459" table:style-name="ce1">
            <text:p>0.643459</text:p>
          </table:table-cell>
          <table:table-cell table:number-columns-repeated="16381"/>
        </table:table-row>
        <table:table-row table:style-name="ro1">
          <table:table-cell office:value-type="float" office:value="41300" table:style-name="ce1">
            <text:p>41300</text:p>
          </table:table-cell>
          <table:table-cell office:value-type="float" office:value="2.9710000000000001E-3" table:style-name="ce1">
            <text:p>0.002971</text:p>
          </table:table-cell>
          <table:table-cell office:value-type="float" office:value="0.64645900000000001" table:style-name="ce1">
            <text:p>0.646459</text:p>
          </table:table-cell>
          <table:table-cell table:number-columns-repeated="16381"/>
        </table:table-row>
        <table:table-row table:style-name="ro1">
          <table:table-cell office:value-type="float" office:value="41400" table:style-name="ce1">
            <text:p>41400</text:p>
          </table:table-cell>
          <table:table-cell office:value-type="float" office:value="2.9759999999999999E-3" table:style-name="ce1">
            <text:p>0.002976</text:p>
          </table:table-cell>
          <table:table-cell office:value-type="float" office:value="0.65007599999999999" table:style-name="ce1">
            <text:p>0.650076</text:p>
          </table:table-cell>
          <table:table-cell table:number-columns-repeated="16381"/>
        </table:table-row>
        <table:table-row table:style-name="ro1">
          <table:table-cell office:value-type="float" office:value="41500" table:style-name="ce1">
            <text:p>41500</text:p>
          </table:table-cell>
          <table:table-cell office:value-type="float" office:value="2.9810000000000001E-3" table:style-name="ce1">
            <text:p>0.002981</text:p>
          </table:table-cell>
          <table:table-cell office:value-type="float" office:value="0.653424" table:style-name="ce1">
            <text:p>0.653424</text:p>
          </table:table-cell>
          <table:table-cell table:number-columns-repeated="16381"/>
        </table:table-row>
        <table:table-row table:style-name="ro1">
          <table:table-cell office:value-type="float" office:value="41600" table:style-name="ce1">
            <text:p>41600</text:p>
          </table:table-cell>
          <table:table-cell office:value-type="float" office:value="2.993E-3" table:style-name="ce1">
            <text:p>0.002993</text:p>
          </table:table-cell>
          <table:table-cell office:value-type="float" office:value="0.65714399999999995" table:style-name="ce1">
            <text:p>0.657144</text:p>
          </table:table-cell>
          <table:table-cell table:number-columns-repeated="16381"/>
        </table:table-row>
        <table:table-row table:style-name="ro1">
          <table:table-cell office:value-type="float" office:value="41700" table:style-name="ce1">
            <text:p>41700</text:p>
          </table:table-cell>
          <table:table-cell office:value-type="float" office:value="3.0100000000000001E-3" table:style-name="ce1">
            <text:p>0.00301</text:p>
          </table:table-cell>
          <table:table-cell office:value-type="float" office:value="0.65975700000000004" table:style-name="ce1">
            <text:p>0.659757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float" office:value="3.026E-3" table:style-name="ce1">
            <text:p>0.003026</text:p>
          </table:table-cell>
          <table:table-cell office:value-type="float" office:value="0.66307799999999995" table:style-name="ce1">
            <text:p>0.663078</text:p>
          </table:table-cell>
          <table:table-cell table:number-columns-repeated="16381"/>
        </table:table-row>
        <table:table-row table:style-name="ro1">
          <table:table-cell office:value-type="float" office:value="41900" table:style-name="ce1">
            <text:p>41900</text:p>
          </table:table-cell>
          <table:table-cell office:value-type="float" office:value="3.0240000000000002E-3" table:style-name="ce1">
            <text:p>0.003024</text:p>
          </table:table-cell>
          <table:table-cell office:value-type="float" office:value="0.66595899999999997" table:style-name="ce1">
            <text:p>0.665959</text:p>
          </table:table-cell>
          <table:table-cell table:number-columns-repeated="16381"/>
        </table:table-row>
        <table:table-row table:style-name="ro1">
          <table:table-cell office:value-type="float" office:value="42000" table:style-name="ce1">
            <text:p>42000</text:p>
          </table:table-cell>
          <table:table-cell office:value-type="float" office:value="3.0339999999999998E-3" table:style-name="ce1">
            <text:p>0.003034</text:p>
          </table:table-cell>
          <table:table-cell office:value-type="float" office:value="0.66916799999999999" table:style-name="ce1">
            <text:p>0.669168</text:p>
          </table:table-cell>
          <table:table-cell table:number-columns-repeated="16381"/>
        </table:table-row>
        <table:table-row table:style-name="ro1">
          <table:table-cell office:value-type="float" office:value="42100" table:style-name="ce1">
            <text:p>42100</text:p>
          </table:table-cell>
          <table:table-cell office:value-type="float" office:value="3.0409999999999999E-3" table:style-name="ce1">
            <text:p>0.003041</text:p>
          </table:table-cell>
          <table:table-cell office:value-type="float" office:value="0.67259800000000003" table:style-name="ce1">
            <text:p>0.672598</text:p>
          </table:table-cell>
          <table:table-cell table:number-columns-repeated="16381"/>
        </table:table-row>
        <table:table-row table:style-name="ro1">
          <table:table-cell office:value-type="float" office:value="42200" table:style-name="ce1">
            <text:p>42200</text:p>
          </table:table-cell>
          <table:table-cell office:value-type="float" office:value="3.0539999999999999E-3" table:style-name="ce1">
            <text:p>0.003054</text:p>
          </table:table-cell>
          <table:table-cell office:value-type="float" office:value="0.676172" table:style-name="ce1">
            <text:p>0.676172</text:p>
          </table:table-cell>
          <table:table-cell table:number-columns-repeated="16381"/>
        </table:table-row>
        <table:table-row table:style-name="ro1">
          <table:table-cell office:value-type="float" office:value="42300" table:style-name="ce1">
            <text:p>42300</text:p>
          </table:table-cell>
          <table:table-cell office:value-type="float" office:value="3.0620000000000001E-3" table:style-name="ce1">
            <text:p>0.003062</text:p>
          </table:table-cell>
          <table:table-cell office:value-type="float" office:value="0.67888099999999996" table:style-name="ce1">
            <text:p>0.678881</text:p>
          </table:table-cell>
          <table:table-cell table:number-columns-repeated="16381"/>
        </table:table-row>
        <table:table-row table:style-name="ro1">
          <table:table-cell office:value-type="float" office:value="42400" table:style-name="ce1">
            <text:p>42400</text:p>
          </table:table-cell>
          <table:table-cell office:value-type="float" office:value="3.0660000000000001E-3" table:style-name="ce1">
            <text:p>0.003066</text:p>
          </table:table-cell>
          <table:table-cell office:value-type="float" office:value="0.68220899999999995" table:style-name="ce1">
            <text:p>0.682209</text:p>
          </table:table-cell>
          <table:table-cell table:number-columns-repeated="16381"/>
        </table:table-row>
        <table:table-row table:style-name="ro1">
          <table:table-cell office:value-type="float" office:value="42500" table:style-name="ce1">
            <text:p>42500</text:p>
          </table:table-cell>
          <table:table-cell office:value-type="float" office:value="3.0730000000000002E-3" table:style-name="ce1">
            <text:p>0.003073</text:p>
          </table:table-cell>
          <table:table-cell office:value-type="float" office:value="0.68551700000000004" table:style-name="ce1">
            <text:p>0.685517</text:p>
          </table:table-cell>
          <table:table-cell table:number-columns-repeated="16381"/>
        </table:table-row>
        <table:table-row table:style-name="ro1">
          <table:table-cell office:value-type="float" office:value="42600" table:style-name="ce1">
            <text:p>42600</text:p>
          </table:table-cell>
          <table:table-cell office:value-type="float" office:value="3.0890000000000002E-3" table:style-name="ce1">
            <text:p>0.003089</text:p>
          </table:table-cell>
          <table:table-cell office:value-type="float" office:value="0.68853799999999998" table:style-name="ce1">
            <text:p>0.688538</text:p>
          </table:table-cell>
          <table:table-cell table:number-columns-repeated="16381"/>
        </table:table-row>
        <table:table-row table:style-name="ro1">
          <table:table-cell office:value-type="float" office:value="42700" table:style-name="ce1">
            <text:p>42700</text:p>
          </table:table-cell>
          <table:table-cell office:value-type="float" office:value="3.104E-3" table:style-name="ce1">
            <text:p>0.003104</text:p>
          </table:table-cell>
          <table:table-cell office:value-type="float" office:value="0.692218" table:style-name="ce1">
            <text:p>0.692218</text:p>
          </table:table-cell>
          <table:table-cell table:number-columns-repeated="16381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float" office:value="3.1440000000000001E-3" table:style-name="ce1">
            <text:p>0.003144</text:p>
          </table:table-cell>
          <table:table-cell office:value-type="float" office:value="0.69541399999999998" table:style-name="ce1">
            <text:p>0.695414</text:p>
          </table:table-cell>
          <table:table-cell table:number-columns-repeated="16381"/>
        </table:table-row>
        <table:table-row table:style-name="ro1">
          <table:table-cell office:value-type="float" office:value="42900" table:style-name="ce1">
            <text:p>42900</text:p>
          </table:table-cell>
          <table:table-cell office:value-type="float" office:value="3.1089999999999998E-3" table:style-name="ce1">
            <text:p>0.003109</text:p>
          </table:table-cell>
          <table:table-cell office:value-type="float" office:value="0.69883099999999998" table:style-name="ce1">
            <text:p>0.698831</text:p>
          </table:table-cell>
          <table:table-cell table:number-columns-repeated="16381"/>
        </table:table-row>
        <table:table-row table:style-name="ro1">
          <table:table-cell office:value-type="float" office:value="43000" table:style-name="ce1">
            <text:p>43000</text:p>
          </table:table-cell>
          <table:table-cell office:value-type="float" office:value="3.1129999999999999E-3" table:style-name="ce1">
            <text:p>0.003113</text:p>
          </table:table-cell>
          <table:table-cell office:value-type="float" office:value="0.70202600000000004" table:style-name="ce1">
            <text:p>0.702026</text:p>
          </table:table-cell>
          <table:table-cell table:number-columns-repeated="16381"/>
        </table:table-row>
        <table:table-row table:style-name="ro1">
          <table:table-cell office:value-type="float" office:value="43100" table:style-name="ce1">
            <text:p>43100</text:p>
          </table:table-cell>
          <table:table-cell office:value-type="float" office:value="3.1329999999999999E-3" table:style-name="ce1">
            <text:p>0.003133</text:p>
          </table:table-cell>
          <table:table-cell office:value-type="float" office:value="0.70579800000000004" table:style-name="ce1">
            <text:p>0.705798</text:p>
          </table:table-cell>
          <table:table-cell table:number-columns-repeated="16381"/>
        </table:table-row>
        <table:table-row table:style-name="ro1">
          <table:table-cell office:value-type="float" office:value="43200" table:style-name="ce1">
            <text:p>43200</text:p>
          </table:table-cell>
          <table:table-cell office:value-type="float" office:value="3.1419999999999998E-3" table:style-name="ce1">
            <text:p>0.003142</text:p>
          </table:table-cell>
          <table:table-cell office:value-type="float" office:value="0.70873200000000003" table:style-name="ce1">
            <text:p>0.708732</text:p>
          </table:table-cell>
          <table:table-cell table:number-columns-repeated="16381"/>
        </table:table-row>
        <table:table-row table:style-name="ro1">
          <table:table-cell office:value-type="float" office:value="43300" table:style-name="ce1">
            <text:p>43300</text:p>
          </table:table-cell>
          <table:table-cell office:value-type="float" office:value="3.1519999999999999E-3" table:style-name="ce1">
            <text:p>0.003152</text:p>
          </table:table-cell>
          <table:table-cell office:value-type="float" office:value="0.71200799999999997" table:style-name="ce1">
            <text:p>0.712008</text:p>
          </table:table-cell>
          <table:table-cell table:number-columns-repeated="16381"/>
        </table:table-row>
        <table:table-row table:style-name="ro1">
          <table:table-cell office:value-type="float" office:value="43400" table:style-name="ce1">
            <text:p>43400</text:p>
          </table:table-cell>
          <table:table-cell office:value-type="float" office:value="3.1510000000000002E-3" table:style-name="ce1">
            <text:p>0.003151</text:p>
          </table:table-cell>
          <table:table-cell office:value-type="float" office:value="0.71548199999999995" table:style-name="ce1">
            <text:p>0.715482</text:p>
          </table:table-cell>
          <table:table-cell table:number-columns-repeated="16381"/>
        </table:table-row>
        <table:table-row table:style-name="ro1">
          <table:table-cell office:value-type="float" office:value="43500" table:style-name="ce1">
            <text:p>43500</text:p>
          </table:table-cell>
          <table:table-cell office:value-type="float" office:value="3.1719999999999999E-3" table:style-name="ce1">
            <text:p>0.003172</text:p>
          </table:table-cell>
          <table:table-cell office:value-type="float" office:value="0.71891499999999997" table:style-name="ce1">
            <text:p>0.718915</text:p>
          </table:table-cell>
          <table:table-cell table:number-columns-repeated="16381"/>
        </table:table-row>
        <table:table-row table:style-name="ro1">
          <table:table-cell office:value-type="float" office:value="43600" table:style-name="ce1">
            <text:p>43600</text:p>
          </table:table-cell>
          <table:table-cell office:value-type="float" office:value="3.163E-3" table:style-name="ce1">
            <text:p>0.003163</text:p>
          </table:table-cell>
          <table:table-cell office:value-type="float" office:value="0.72229600000000005" table:style-name="ce1">
            <text:p>0.722296</text:p>
          </table:table-cell>
          <table:table-cell table:number-columns-repeated="16381"/>
        </table:table-row>
        <table:table-row table:style-name="ro1">
          <table:table-cell office:value-type="float" office:value="43700" table:style-name="ce1">
            <text:p>43700</text:p>
          </table:table-cell>
          <table:table-cell office:value-type="float" office:value="3.1840000000000002E-3" table:style-name="ce1">
            <text:p>0.003184</text:p>
          </table:table-cell>
          <table:table-cell office:value-type="float" office:value="0.72554399999999997" table:style-name="ce1">
            <text:p>0.725544</text:p>
          </table:table-cell>
          <table:table-cell table:number-columns-repeated="16381"/>
        </table:table-row>
        <table:table-row table:style-name="ro1">
          <table:table-cell office:value-type="float" office:value="43800" table:style-name="ce1">
            <text:p>43800</text:p>
          </table:table-cell>
          <table:table-cell office:value-type="float" office:value="3.179E-3" table:style-name="ce1">
            <text:p>0.003179</text:p>
          </table:table-cell>
          <table:table-cell office:value-type="float" office:value="0.72919800000000001" table:style-name="ce1">
            <text:p>0.729198</text:p>
          </table:table-cell>
          <table:table-cell table:number-columns-repeated="16381"/>
        </table:table-row>
        <table:table-row table:style-name="ro1">
          <table:table-cell office:value-type="float" office:value="43900" table:style-name="ce1">
            <text:p>43900</text:p>
          </table:table-cell>
          <table:table-cell office:value-type="float" office:value="3.1770000000000001E-3" table:style-name="ce1">
            <text:p>0.003177</text:p>
          </table:table-cell>
          <table:table-cell office:value-type="float" office:value="0.73243999999999998" table:style-name="ce1">
            <text:p>0.73244</text:p>
          </table:table-cell>
          <table:table-cell table:number-columns-repeated="16381"/>
        </table:table-row>
        <table:table-row table:style-name="ro1">
          <table:table-cell office:value-type="float" office:value="44000" table:style-name="ce1">
            <text:p>44000</text:p>
          </table:table-cell>
          <table:table-cell office:value-type="float" office:value="3.1849999999999999E-3" table:style-name="ce1">
            <text:p>0.003185</text:p>
          </table:table-cell>
          <table:table-cell office:value-type="float" office:value="0.73572800000000005" table:style-name="ce1">
            <text:p>0.735728</text:p>
          </table:table-cell>
          <table:table-cell table:number-columns-repeated="16381"/>
        </table:table-row>
        <table:table-row table:style-name="ro1">
          <table:table-cell office:value-type="float" office:value="44100" table:style-name="ce1">
            <text:p>44100</text:p>
          </table:table-cell>
          <table:table-cell office:value-type="float" office:value="3.1939999999999998E-3" table:style-name="ce1">
            <text:p>0.003194</text:p>
          </table:table-cell>
          <table:table-cell office:value-type="float" office:value="0.73982000000000003" table:style-name="ce1">
            <text:p>0.73982</text:p>
          </table:table-cell>
          <table:table-cell table:number-columns-repeated="16381"/>
        </table:table-row>
        <table:table-row table:style-name="ro1">
          <table:table-cell office:value-type="float" office:value="44200" table:style-name="ce1">
            <text:p>44200</text:p>
          </table:table-cell>
          <table:table-cell office:value-type="float" office:value="3.2049999999999999E-3" table:style-name="ce1">
            <text:p>0.003205</text:p>
          </table:table-cell>
          <table:table-cell office:value-type="float" office:value="0.74339100000000002" table:style-name="ce1">
            <text:p>0.743391</text:p>
          </table:table-cell>
          <table:table-cell table:number-columns-repeated="16381"/>
        </table:table-row>
        <table:table-row table:style-name="ro1">
          <table:table-cell office:value-type="float" office:value="44300" table:style-name="ce1">
            <text:p>44300</text:p>
          </table:table-cell>
          <table:table-cell office:value-type="float" office:value="3.222E-3" table:style-name="ce1">
            <text:p>0.003222</text:p>
          </table:table-cell>
          <table:table-cell office:value-type="float" office:value="0.74599800000000005" table:style-name="ce1">
            <text:p>0.745998</text:p>
          </table:table-cell>
          <table:table-cell table:number-columns-repeated="16381"/>
        </table:table-row>
        <table:table-row table:style-name="ro1">
          <table:table-cell office:value-type="float" office:value="44400" table:style-name="ce1">
            <text:p>44400</text:p>
          </table:table-cell>
          <table:table-cell office:value-type="float" office:value="3.2060000000000001E-3" table:style-name="ce1">
            <text:p>0.003206</text:p>
          </table:table-cell>
          <table:table-cell office:value-type="float" office:value="0.74921099999999996" table:style-name="ce1">
            <text:p>0.749211</text:p>
          </table:table-cell>
          <table:table-cell table:number-columns-repeated="16381"/>
        </table:table-row>
        <table:table-row table:style-name="ro1">
          <table:table-cell office:value-type="float" office:value="44500" table:style-name="ce1">
            <text:p>44500</text:p>
          </table:table-cell>
          <table:table-cell office:value-type="float" office:value="3.2070000000000002E-3" table:style-name="ce1">
            <text:p>0.003207</text:p>
          </table:table-cell>
          <table:table-cell office:value-type="float" office:value="0.75290599999999996" table:style-name="ce1">
            <text:p>0.752906</text:p>
          </table:table-cell>
          <table:table-cell table:number-columns-repeated="16381"/>
        </table:table-row>
        <table:table-row table:style-name="ro1">
          <table:table-cell office:value-type="float" office:value="44600" table:style-name="ce1">
            <text:p>44600</text:p>
          </table:table-cell>
          <table:table-cell office:value-type="float" office:value="3.2269999999999998E-3" table:style-name="ce1">
            <text:p>0.003227</text:p>
          </table:table-cell>
          <table:table-cell office:value-type="float" office:value="0.75662200000000002" table:style-name="ce1">
            <text:p>0.756622</text:p>
          </table:table-cell>
          <table:table-cell table:number-columns-repeated="16381"/>
        </table:table-row>
        <table:table-row table:style-name="ro1">
          <table:table-cell office:value-type="float" office:value="44700" table:style-name="ce1">
            <text:p>44700</text:p>
          </table:table-cell>
          <table:table-cell office:value-type="float" office:value="3.2209999999999999E-3" table:style-name="ce1">
            <text:p>0.003221</text:p>
          </table:table-cell>
          <table:table-cell office:value-type="float" office:value="0.75964399999999999" table:style-name="ce1">
            <text:p>0.759644</text:p>
          </table:table-cell>
          <table:table-cell table:number-columns-repeated="16381"/>
        </table:table-row>
        <table:table-row table:style-name="ro1">
          <table:table-cell office:value-type="float" office:value="44800" table:style-name="ce1">
            <text:p>44800</text:p>
          </table:table-cell>
          <table:table-cell office:value-type="float" office:value="3.228E-3" table:style-name="ce1">
            <text:p>0.003228</text:p>
          </table:table-cell>
          <table:table-cell office:value-type="float" office:value="0.76391799999999999" table:style-name="ce1">
            <text:p>0.763918</text:p>
          </table:table-cell>
          <table:table-cell table:number-columns-repeated="16381"/>
        </table:table-row>
        <table:table-row table:style-name="ro1">
          <table:table-cell office:value-type="float" office:value="44900" table:style-name="ce1">
            <text:p>44900</text:p>
          </table:table-cell>
          <table:table-cell office:value-type="float" office:value="3.2309999999999999E-3" table:style-name="ce1">
            <text:p>0.003231</text:p>
          </table:table-cell>
          <table:table-cell office:value-type="float" office:value="0.76822999999999997" table:style-name="ce1">
            <text:p>0.76823</text:p>
          </table:table-cell>
          <table:table-cell table:number-columns-repeated="16381"/>
        </table:table-row>
        <table:table-row table:style-name="ro1">
          <table:table-cell office:value-type="float" office:value="45000" table:style-name="ce1">
            <text:p>45000</text:p>
          </table:table-cell>
          <table:table-cell office:value-type="float" office:value="3.2339999999999999E-3" table:style-name="ce1">
            <text:p>0.003234</text:p>
          </table:table-cell>
          <table:table-cell office:value-type="float" office:value="0.77048899999999998" table:style-name="ce1">
            <text:p>0.770489</text:p>
          </table:table-cell>
          <table:table-cell table:number-columns-repeated="16381"/>
        </table:table-row>
        <table:table-row table:style-name="ro1">
          <table:table-cell office:value-type="float" office:value="45100" table:style-name="ce1">
            <text:p>45100</text:p>
          </table:table-cell>
          <table:table-cell office:value-type="float" office:value="3.2499999999999999E-3" table:style-name="ce1">
            <text:p>0.00325</text:p>
          </table:table-cell>
          <table:table-cell office:value-type="float" office:value="0.77375700000000003" table:style-name="ce1">
            <text:p>0.773757</text:p>
          </table:table-cell>
          <table:table-cell table:number-columns-repeated="16381"/>
        </table:table-row>
        <table:table-row table:style-name="ro1">
          <table:table-cell office:value-type="float" office:value="45200" table:style-name="ce1">
            <text:p>45200</text:p>
          </table:table-cell>
          <table:table-cell office:value-type="float" office:value="3.2629999999999998E-3" table:style-name="ce1">
            <text:p>0.003263</text:p>
          </table:table-cell>
          <table:table-cell office:value-type="float" office:value="0.77779200000000004" table:style-name="ce1">
            <text:p>0.777792</text:p>
          </table:table-cell>
          <table:table-cell table:number-columns-repeated="16381"/>
        </table:table-row>
        <table:table-row table:style-name="ro1">
          <table:table-cell office:value-type="float" office:value="45300" table:style-name="ce1">
            <text:p>45300</text:p>
          </table:table-cell>
          <table:table-cell office:value-type="float" office:value="3.271E-3" table:style-name="ce1">
            <text:p>0.003271</text:p>
          </table:table-cell>
          <table:table-cell office:value-type="float" office:value="0.78055600000000003" table:style-name="ce1">
            <text:p>0.780556</text:p>
          </table:table-cell>
          <table:table-cell table:number-columns-repeated="16381"/>
        </table:table-row>
        <table:table-row table:style-name="ro1">
          <table:table-cell office:value-type="float" office:value="45400" table:style-name="ce1">
            <text:p>45400</text:p>
          </table:table-cell>
          <table:table-cell office:value-type="float" office:value="3.274E-3" table:style-name="ce1">
            <text:p>0.003274</text:p>
          </table:table-cell>
          <table:table-cell office:value-type="float" office:value="0.78461000000000003" table:style-name="ce1">
            <text:p>0.78461</text:p>
          </table:table-cell>
          <table:table-cell table:number-columns-repeated="16381"/>
        </table:table-row>
        <table:table-row table:style-name="ro1">
          <table:table-cell office:value-type="float" office:value="45500" table:style-name="ce1">
            <text:p>45500</text:p>
          </table:table-cell>
          <table:table-cell office:value-type="float" office:value="3.2850000000000002E-3" table:style-name="ce1">
            <text:p>0.003285</text:p>
          </table:table-cell>
          <table:table-cell office:value-type="float" office:value="0.78777399999999997" table:style-name="ce1">
            <text:p>0.787774</text:p>
          </table:table-cell>
          <table:table-cell table:number-columns-repeated="16381"/>
        </table:table-row>
        <table:table-row table:style-name="ro1">
          <table:table-cell office:value-type="float" office:value="45600" table:style-name="ce1">
            <text:p>45600</text:p>
          </table:table-cell>
          <table:table-cell office:value-type="float" office:value="3.3E-3" table:style-name="ce1">
            <text:p>0.0033</text:p>
          </table:table-cell>
          <table:table-cell office:value-type="float" office:value="0.79135200000000006" table:style-name="ce1">
            <text:p>0.791352</text:p>
          </table:table-cell>
          <table:table-cell table:number-columns-repeated="16381"/>
        </table:table-row>
        <table:table-row table:style-name="ro1">
          <table:table-cell office:value-type="float" office:value="45700" table:style-name="ce1">
            <text:p>45700</text:p>
          </table:table-cell>
          <table:table-cell office:value-type="float" office:value="3.3110000000000001E-3" table:style-name="ce1">
            <text:p>0.003311</text:p>
          </table:table-cell>
          <table:table-cell office:value-type="float" office:value="0.79467200000000005" table:style-name="ce1">
            <text:p>0.794672</text:p>
          </table:table-cell>
          <table:table-cell table:number-columns-repeated="16381"/>
        </table:table-row>
        <table:table-row table:style-name="ro1">
          <table:table-cell office:value-type="float" office:value="45800" table:style-name="ce1">
            <text:p>45800</text:p>
          </table:table-cell>
          <table:table-cell office:value-type="float" office:value="3.326E-3" table:style-name="ce1">
            <text:p>0.003326</text:p>
          </table:table-cell>
          <table:table-cell office:value-type="float" office:value="0.79859000000000002" table:style-name="ce1">
            <text:p>0.79859</text:p>
          </table:table-cell>
          <table:table-cell table:number-columns-repeated="16381"/>
        </table:table-row>
        <table:table-row table:style-name="ro1">
          <table:table-cell office:value-type="float" office:value="45900" table:style-name="ce1">
            <text:p>45900</text:p>
          </table:table-cell>
          <table:table-cell office:value-type="float" office:value="3.3370000000000001E-3" table:style-name="ce1">
            <text:p>0.003337</text:p>
          </table:table-cell>
          <table:table-cell office:value-type="float" office:value="0.80256400000000006" table:style-name="ce1">
            <text:p>0.802564</text:p>
          </table:table-cell>
          <table:table-cell table:number-columns-repeated="16381"/>
        </table:table-row>
        <table:table-row table:style-name="ro1">
          <table:table-cell office:value-type="float" office:value="46000" table:style-name="ce1">
            <text:p>46000</text:p>
          </table:table-cell>
          <table:table-cell office:value-type="float" office:value="3.3440000000000002E-3" table:style-name="ce1">
            <text:p>0.003344</text:p>
          </table:table-cell>
          <table:table-cell office:value-type="float" office:value="0.80539799999999995" table:style-name="ce1">
            <text:p>0.805398</text:p>
          </table:table-cell>
          <table:table-cell table:number-columns-repeated="16381"/>
        </table:table-row>
        <table:table-row table:style-name="ro1">
          <table:table-cell office:value-type="float" office:value="46100" table:style-name="ce1">
            <text:p>46100</text:p>
          </table:table-cell>
          <table:table-cell office:value-type="float" office:value="3.3549999999999999E-3" table:style-name="ce1">
            <text:p>0.003355</text:p>
          </table:table-cell>
          <table:table-cell office:value-type="float" office:value="0.80869199999999997" table:style-name="ce1">
            <text:p>0.808692</text:p>
          </table:table-cell>
          <table:table-cell table:number-columns-repeated="16381"/>
        </table:table-row>
        <table:table-row table:style-name="ro1">
          <table:table-cell office:value-type="float" office:value="46200" table:style-name="ce1">
            <text:p>46200</text:p>
          </table:table-cell>
          <table:table-cell office:value-type="float" office:value="3.3540000000000002E-3" table:style-name="ce1">
            <text:p>0.003354</text:p>
          </table:table-cell>
          <table:table-cell office:value-type="float" office:value="0.81224200000000002" table:style-name="ce1">
            <text:p>0.812242</text:p>
          </table:table-cell>
          <table:table-cell table:number-columns-repeated="16381"/>
        </table:table-row>
        <table:table-row table:style-name="ro1">
          <table:table-cell office:value-type="float" office:value="46300" table:style-name="ce1">
            <text:p>46300</text:p>
          </table:table-cell>
          <table:table-cell office:value-type="float" office:value="3.362E-3" table:style-name="ce1">
            <text:p>0.003362</text:p>
          </table:table-cell>
          <table:table-cell office:value-type="float" office:value="0.81612899999999999" table:style-name="ce1">
            <text:p>0.816129</text:p>
          </table:table-cell>
          <table:table-cell table:number-columns-repeated="16381"/>
        </table:table-row>
        <table:table-row table:style-name="ro1">
          <table:table-cell office:value-type="float" office:value="46400" table:style-name="ce1">
            <text:p>46400</text:p>
          </table:table-cell>
          <table:table-cell office:value-type="float" office:value="3.3890000000000001E-3" table:style-name="ce1">
            <text:p>0.003389</text:p>
          </table:table-cell>
          <table:table-cell office:value-type="float" office:value="0.82003300000000001" table:style-name="ce1">
            <text:p>0.820033</text:p>
          </table:table-cell>
          <table:table-cell table:number-columns-repeated="16381"/>
        </table:table-row>
        <table:table-row table:style-name="ro1">
          <table:table-cell office:value-type="float" office:value="46500" table:style-name="ce1">
            <text:p>46500</text:p>
          </table:table-cell>
          <table:table-cell office:value-type="float" office:value="3.418E-3" table:style-name="ce1">
            <text:p>0.003418</text:p>
          </table:table-cell>
          <table:table-cell office:value-type="float" office:value="0.82330599999999998" table:style-name="ce1">
            <text:p>0.823306</text:p>
          </table:table-cell>
          <table:table-cell table:number-columns-repeated="16381"/>
        </table:table-row>
        <table:table-row table:style-name="ro1">
          <table:table-cell office:value-type="float" office:value="46600" table:style-name="ce1">
            <text:p>46600</text:p>
          </table:table-cell>
          <table:table-cell office:value-type="float" office:value="3.3930000000000002E-3" table:style-name="ce1">
            <text:p>0.003393</text:p>
          </table:table-cell>
          <table:table-cell office:value-type="float" office:value="0.82681099999999996" table:style-name="ce1">
            <text:p>0.826811</text:p>
          </table:table-cell>
          <table:table-cell table:number-columns-repeated="16381"/>
        </table:table-row>
        <table:table-row table:style-name="ro1">
          <table:table-cell office:value-type="float" office:value="46700" table:style-name="ce1">
            <text:p>46700</text:p>
          </table:table-cell>
          <table:table-cell office:value-type="float" office:value="3.4169999999999999E-3" table:style-name="ce1">
            <text:p>0.003417</text:p>
          </table:table-cell>
          <table:table-cell office:value-type="float" office:value="0.83019500000000002" table:style-name="ce1">
            <text:p>0.830195</text:p>
          </table:table-cell>
          <table:table-cell table:number-columns-repeated="16381"/>
        </table:table-row>
        <table:table-row table:style-name="ro1">
          <table:table-cell office:value-type="float" office:value="46800" table:style-name="ce1">
            <text:p>46800</text:p>
          </table:table-cell>
          <table:table-cell office:value-type="float" office:value="3.4150000000000001E-3" table:style-name="ce1">
            <text:p>0.003415</text:p>
          </table:table-cell>
          <table:table-cell office:value-type="float" office:value="0.83388099999999998" table:style-name="ce1">
            <text:p>0.833881</text:p>
          </table:table-cell>
          <table:table-cell table:number-columns-repeated="16381"/>
        </table:table-row>
        <table:table-row table:style-name="ro1">
          <table:table-cell office:value-type="float" office:value="46900" table:style-name="ce1">
            <text:p>46900</text:p>
          </table:table-cell>
          <table:table-cell office:value-type="float" office:value="3.421E-3" table:style-name="ce1">
            <text:p>0.003421</text:p>
          </table:table-cell>
          <table:table-cell office:value-type="float" office:value="0.83764000000000005" table:style-name="ce1">
            <text:p>0.83764</text:p>
          </table:table-cell>
          <table:table-cell table:number-columns-repeated="16381"/>
        </table:table-row>
        <table:table-row table:style-name="ro1">
          <table:table-cell office:value-type="float" office:value="47000" table:style-name="ce1">
            <text:p>47000</text:p>
          </table:table-cell>
          <table:table-cell office:value-type="float" office:value="3.4290000000000002E-3" table:style-name="ce1">
            <text:p>0.003429</text:p>
          </table:table-cell>
          <table:table-cell office:value-type="float" office:value="0.84106599999999998" table:style-name="ce1">
            <text:p>0.841066</text:p>
          </table:table-cell>
          <table:table-cell table:number-columns-repeated="16381"/>
        </table:table-row>
        <table:table-row table:style-name="ro1">
          <table:table-cell office:value-type="float" office:value="47100" table:style-name="ce1">
            <text:p>47100</text:p>
          </table:table-cell>
          <table:table-cell office:value-type="float" office:value="3.437E-3" table:style-name="ce1">
            <text:p>0.003437</text:p>
          </table:table-cell>
          <table:table-cell office:value-type="float" office:value="0.84486600000000001" table:style-name="ce1">
            <text:p>0.844866</text:p>
          </table:table-cell>
          <table:table-cell table:number-columns-repeated="16381"/>
        </table:table-row>
        <table:table-row table:style-name="ro1">
          <table:table-cell office:value-type="float" office:value="47200" table:style-name="ce1">
            <text:p>47200</text:p>
          </table:table-cell>
          <table:table-cell office:value-type="float" office:value="3.4450000000000001E-3" table:style-name="ce1">
            <text:p>0.003445</text:p>
          </table:table-cell>
          <table:table-cell office:value-type="float" office:value="0.84841500000000003" table:style-name="ce1">
            <text:p>0.848415</text:p>
          </table:table-cell>
          <table:table-cell table:number-columns-repeated="16381"/>
        </table:table-row>
        <table:table-row table:style-name="ro1">
          <table:table-cell office:value-type="float" office:value="47300" table:style-name="ce1">
            <text:p>47300</text:p>
          </table:table-cell>
          <table:table-cell office:value-type="float" office:value="3.4550000000000002E-3" table:style-name="ce1">
            <text:p>0.003455</text:p>
          </table:table-cell>
          <table:table-cell office:value-type="float" office:value="0.85187900000000005" table:style-name="ce1">
            <text:p>0.851879</text:p>
          </table:table-cell>
          <table:table-cell table:number-columns-repeated="16381"/>
        </table:table-row>
        <table:table-row table:style-name="ro1">
          <table:table-cell office:value-type="float" office:value="47400" table:style-name="ce1">
            <text:p>47400</text:p>
          </table:table-cell>
          <table:table-cell office:value-type="float" office:value="3.4610000000000001E-3" table:style-name="ce1">
            <text:p>0.003461</text:p>
          </table:table-cell>
          <table:table-cell office:value-type="float" office:value="0.85594099999999995" table:style-name="ce1">
            <text:p>0.855941</text:p>
          </table:table-cell>
          <table:table-cell table:number-columns-repeated="16381"/>
        </table:table-row>
        <table:table-row table:style-name="ro1">
          <table:table-cell office:value-type="float" office:value="47500" table:style-name="ce1">
            <text:p>47500</text:p>
          </table:table-cell>
          <table:table-cell office:value-type="float" office:value="3.4849999999999998E-3" table:style-name="ce1">
            <text:p>0.003485</text:p>
          </table:table-cell>
          <table:table-cell office:value-type="float" office:value="0.85929199999999994" table:style-name="ce1">
            <text:p>0.859292</text:p>
          </table:table-cell>
          <table:table-cell table:number-columns-repeated="16381"/>
        </table:table-row>
        <table:table-row table:style-name="ro1">
          <table:table-cell office:value-type="float" office:value="47600" table:style-name="ce1">
            <text:p>47600</text:p>
          </table:table-cell>
          <table:table-cell office:value-type="float" office:value="3.4849999999999998E-3" table:style-name="ce1">
            <text:p>0.003485</text:p>
          </table:table-cell>
          <table:table-cell office:value-type="float" office:value="0.863097" table:style-name="ce1">
            <text:p>0.863097</text:p>
          </table:table-cell>
          <table:table-cell table:number-columns-repeated="16381"/>
        </table:table-row>
        <table:table-row table:style-name="ro1">
          <table:table-cell office:value-type="float" office:value="47700" table:style-name="ce1">
            <text:p>47700</text:p>
          </table:table-cell>
          <table:table-cell office:value-type="float" office:value="3.4719999999999998E-3" table:style-name="ce1">
            <text:p>0.003472</text:p>
          </table:table-cell>
          <table:table-cell office:value-type="float" office:value="0.86705299999999996" table:style-name="ce1">
            <text:p>0.867053</text:p>
          </table:table-cell>
          <table:table-cell table:number-columns-repeated="16381"/>
        </table:table-row>
        <table:table-row table:style-name="ro1">
          <table:table-cell office:value-type="float" office:value="47800" table:style-name="ce1">
            <text:p>47800</text:p>
          </table:table-cell>
          <table:table-cell office:value-type="float" office:value="3.4719999999999998E-3" table:style-name="ce1">
            <text:p>0.003472</text:p>
          </table:table-cell>
          <table:table-cell office:value-type="float" office:value="0.87026999999999999" table:style-name="ce1">
            <text:p>0.87027</text:p>
          </table:table-cell>
          <table:table-cell table:number-columns-repeated="16381"/>
        </table:table-row>
        <table:table-row table:style-name="ro1">
          <table:table-cell office:value-type="float" office:value="47900" table:style-name="ce1">
            <text:p>47900</text:p>
          </table:table-cell>
          <table:table-cell office:value-type="float" office:value="3.4849999999999998E-3" table:style-name="ce1">
            <text:p>0.003485</text:p>
          </table:table-cell>
          <table:table-cell office:value-type="float" office:value="0.87398600000000004" table:style-name="ce1">
            <text:p>0.873986</text:p>
          </table:table-cell>
          <table:table-cell table:number-columns-repeated="16381"/>
        </table:table-row>
        <table:table-row table:style-name="ro1">
          <table:table-cell office:value-type="float" office:value="48000" table:style-name="ce1">
            <text:p>48000</text:p>
          </table:table-cell>
          <table:table-cell office:value-type="float" office:value="3.4859999999999999E-3" table:style-name="ce1">
            <text:p>0.003486</text:p>
          </table:table-cell>
          <table:table-cell office:value-type="float" office:value="0.87770800000000004" table:style-name="ce1">
            <text:p>0.877708</text:p>
          </table:table-cell>
          <table:table-cell table:number-columns-repeated="16381"/>
        </table:table-row>
        <table:table-row table:style-name="ro1">
          <table:table-cell office:value-type="float" office:value="48100" table:style-name="ce1">
            <text:p>48100</text:p>
          </table:table-cell>
          <table:table-cell office:value-type="float" office:value="3.5109999999999998E-3" table:style-name="ce1">
            <text:p>0.003511</text:p>
          </table:table-cell>
          <table:table-cell office:value-type="float" office:value="0.88249599999999995" table:style-name="ce1">
            <text:p>0.882496</text:p>
          </table:table-cell>
          <table:table-cell table:number-columns-repeated="16381"/>
        </table:table-row>
        <table:table-row table:style-name="ro1">
          <table:table-cell office:value-type="float" office:value="48200" table:style-name="ce1">
            <text:p>48200</text:p>
          </table:table-cell>
          <table:table-cell office:value-type="float" office:value="3.522E-3" table:style-name="ce1">
            <text:p>0.003522</text:p>
          </table:table-cell>
          <table:table-cell office:value-type="float" office:value="0.88629100000000005" table:style-name="ce1">
            <text:p>0.886291</text:p>
          </table:table-cell>
          <table:table-cell table:number-columns-repeated="16381"/>
        </table:table-row>
        <table:table-row table:style-name="ro1">
          <table:table-cell office:value-type="float" office:value="48300" table:style-name="ce1">
            <text:p>48300</text:p>
          </table:table-cell>
          <table:table-cell office:value-type="float" office:value="3.509E-3" table:style-name="ce1">
            <text:p>0.003509</text:p>
          </table:table-cell>
          <table:table-cell office:value-type="float" office:value="0.88973999999999998" table:style-name="ce1">
            <text:p>0.88974</text:p>
          </table:table-cell>
          <table:table-cell table:number-columns-repeated="16381"/>
        </table:table-row>
        <table:table-row table:style-name="ro1">
          <table:table-cell office:value-type="float" office:value="48400" table:style-name="ce1">
            <text:p>48400</text:p>
          </table:table-cell>
          <table:table-cell office:value-type="float" office:value="3.532E-3" table:style-name="ce1">
            <text:p>0.003532</text:p>
          </table:table-cell>
          <table:table-cell office:value-type="float" office:value="0.89325100000000002" table:style-name="ce1">
            <text:p>0.893251</text:p>
          </table:table-cell>
          <table:table-cell table:number-columns-repeated="16381"/>
        </table:table-row>
        <table:table-row table:style-name="ro1">
          <table:table-cell office:value-type="float" office:value="48500" table:style-name="ce1">
            <text:p>48500</text:p>
          </table:table-cell>
          <table:table-cell office:value-type="float" office:value="3.5200000000000001E-3" table:style-name="ce1">
            <text:p>0.00352</text:p>
          </table:table-cell>
          <table:table-cell office:value-type="float" office:value="0.89696799999999999" table:style-name="ce1">
            <text:p>0.896968</text:p>
          </table:table-cell>
          <table:table-cell table:number-columns-repeated="16381"/>
        </table:table-row>
        <table:table-row table:style-name="ro1">
          <table:table-cell office:value-type="float" office:value="48600" table:style-name="ce1">
            <text:p>48600</text:p>
          </table:table-cell>
          <table:table-cell office:value-type="float" office:value="3.5209999999999998E-3" table:style-name="ce1">
            <text:p>0.003521</text:p>
          </table:table-cell>
          <table:table-cell office:value-type="float" office:value="0.90083199999999997" table:style-name="ce1">
            <text:p>0.900832</text:p>
          </table:table-cell>
          <table:table-cell table:number-columns-repeated="16381"/>
        </table:table-row>
        <table:table-row table:style-name="ro1">
          <table:table-cell office:value-type="float" office:value="48700" table:style-name="ce1">
            <text:p>48700</text:p>
          </table:table-cell>
          <table:table-cell office:value-type="float" office:value="3.5279999999999999E-3" table:style-name="ce1">
            <text:p>0.003528</text:p>
          </table:table-cell>
          <table:table-cell office:value-type="float" office:value="0.90504200000000001" table:style-name="ce1">
            <text:p>0.905042</text:p>
          </table:table-cell>
          <table:table-cell table:number-columns-repeated="16381"/>
        </table:table-row>
        <table:table-row table:style-name="ro1">
          <table:table-cell office:value-type="float" office:value="48800" table:style-name="ce1">
            <text:p>48800</text:p>
          </table:table-cell>
          <table:table-cell office:value-type="float" office:value="3.5330000000000001E-3" table:style-name="ce1">
            <text:p>0.003533</text:p>
          </table:table-cell>
          <table:table-cell office:value-type="float" office:value="0.90973199999999999" table:style-name="ce1">
            <text:p>0.909732</text:p>
          </table:table-cell>
          <table:table-cell table:number-columns-repeated="16381"/>
        </table:table-row>
        <table:table-row table:style-name="ro1">
          <table:table-cell office:value-type="float" office:value="48900" table:style-name="ce1">
            <text:p>48900</text:p>
          </table:table-cell>
          <table:table-cell office:value-type="float" office:value="3.5430000000000001E-3" table:style-name="ce1">
            <text:p>0.003543</text:p>
          </table:table-cell>
          <table:table-cell office:value-type="float" office:value="0.912327" table:style-name="ce1">
            <text:p>0.912327</text:p>
          </table:table-cell>
          <table:table-cell table:number-columns-repeated="16381"/>
        </table:table-row>
        <table:table-row table:style-name="ro1">
          <table:table-cell office:value-type="float" office:value="49000" table:style-name="ce1">
            <text:p>49000</text:p>
          </table:table-cell>
          <table:table-cell office:value-type="float" office:value="3.552E-3" table:style-name="ce1">
            <text:p>0.003552</text:p>
          </table:table-cell>
          <table:table-cell office:value-type="float" office:value="0.91578000000000004" table:style-name="ce1">
            <text:p>0.91578</text:p>
          </table:table-cell>
          <table:table-cell table:number-columns-repeated="16381"/>
        </table:table-row>
        <table:table-row table:style-name="ro1">
          <table:table-cell office:value-type="float" office:value="49100" table:style-name="ce1">
            <text:p>49100</text:p>
          </table:table-cell>
          <table:table-cell office:value-type="float" office:value="3.5560000000000001E-3" table:style-name="ce1">
            <text:p>0.003556</text:p>
          </table:table-cell>
          <table:table-cell office:value-type="float" office:value="0.91981400000000002" table:style-name="ce1">
            <text:p>0.919814</text:p>
          </table:table-cell>
          <table:table-cell table:number-columns-repeated="16381"/>
        </table:table-row>
        <table:table-row table:style-name="ro1">
          <table:table-cell office:value-type="float" office:value="49200" table:style-name="ce1">
            <text:p>49200</text:p>
          </table:table-cell>
          <table:table-cell office:value-type="float" office:value="3.607E-3" table:style-name="ce1">
            <text:p>0.003607</text:p>
          </table:table-cell>
          <table:table-cell office:value-type="float" office:value="0.92451099999999997" table:style-name="ce1">
            <text:p>0.924511</text:p>
          </table:table-cell>
          <table:table-cell table:number-columns-repeated="16381"/>
        </table:table-row>
        <table:table-row table:style-name="ro1">
          <table:table-cell office:value-type="float" office:value="49300" table:style-name="ce1">
            <text:p>49300</text:p>
          </table:table-cell>
          <table:table-cell office:value-type="float" office:value="3.5760000000000002E-3" table:style-name="ce1">
            <text:p>0.003576</text:p>
          </table:table-cell>
          <table:table-cell office:value-type="float" office:value="0.92766400000000004" table:style-name="ce1">
            <text:p>0.927664</text:p>
          </table:table-cell>
          <table:table-cell table:number-columns-repeated="16381"/>
        </table:table-row>
        <table:table-row table:style-name="ro1">
          <table:table-cell office:value-type="float" office:value="49400" table:style-name="ce1">
            <text:p>49400</text:p>
          </table:table-cell>
          <table:table-cell office:value-type="float" office:value="3.5839999999999999E-3" table:style-name="ce1">
            <text:p>0.003584</text:p>
          </table:table-cell>
          <table:table-cell office:value-type="float" office:value="0.93161499999999997" table:style-name="ce1">
            <text:p>0.931615</text:p>
          </table:table-cell>
          <table:table-cell table:number-columns-repeated="16381"/>
        </table:table-row>
        <table:table-row table:style-name="ro1">
          <table:table-cell office:value-type="float" office:value="49500" table:style-name="ce1">
            <text:p>49500</text:p>
          </table:table-cell>
          <table:table-cell office:value-type="float" office:value="3.5839999999999999E-3" table:style-name="ce1">
            <text:p>0.003584</text:p>
          </table:table-cell>
          <table:table-cell office:value-type="float" office:value="0.93533100000000002" table:style-name="ce1">
            <text:p>0.935331</text:p>
          </table:table-cell>
          <table:table-cell table:number-columns-repeated="16381"/>
        </table:table-row>
        <table:table-row table:style-name="ro1">
          <table:table-cell office:value-type="float" office:value="49600" table:style-name="ce1">
            <text:p>49600</text:p>
          </table:table-cell>
          <table:table-cell office:value-type="float" office:value="3.5969999999999999E-3" table:style-name="ce1">
            <text:p>0.003597</text:p>
          </table:table-cell>
          <table:table-cell office:value-type="float" office:value="0.93903300000000001" table:style-name="ce1">
            <text:p>0.939033</text:p>
          </table:table-cell>
          <table:table-cell table:number-columns-repeated="16381"/>
        </table:table-row>
        <table:table-row table:style-name="ro1">
          <table:table-cell office:value-type="float" office:value="49700" table:style-name="ce1">
            <text:p>49700</text:p>
          </table:table-cell>
          <table:table-cell office:value-type="float" office:value="3.741E-3" table:style-name="ce1">
            <text:p>0.003741</text:p>
          </table:table-cell>
          <table:table-cell office:value-type="float" office:value="0.94403700000000002" table:style-name="ce1">
            <text:p>0.944037</text:p>
          </table:table-cell>
          <table:table-cell table:number-columns-repeated="16381"/>
        </table:table-row>
        <table:table-row table:style-name="ro1">
          <table:table-cell office:value-type="float" office:value="49800" table:style-name="ce1">
            <text:p>49800</text:p>
          </table:table-cell>
          <table:table-cell office:value-type="float" office:value="3.6210000000000001E-3" table:style-name="ce1">
            <text:p>0.003621</text:p>
          </table:table-cell>
          <table:table-cell office:value-type="float" office:value="0.94699699999999998" table:style-name="ce1">
            <text:p>0.946997</text:p>
          </table:table-cell>
          <table:table-cell table:number-columns-repeated="16381"/>
        </table:table-row>
        <table:table-row table:style-name="ro1">
          <table:table-cell office:value-type="float" office:value="49900" table:style-name="ce1">
            <text:p>49900</text:p>
          </table:table-cell>
          <table:table-cell office:value-type="float" office:value="3.6329999999999999E-3" table:style-name="ce1">
            <text:p>0.003633</text:p>
          </table:table-cell>
          <table:table-cell office:value-type="float" office:value="0.95129699999999995" table:style-name="ce1">
            <text:p>0.951297</text:p>
          </table:table-cell>
          <table:table-cell table:number-columns-repeated="16381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3.6359999999999999E-3" table:style-name="ce1">
            <text:p>0.003636</text:p>
          </table:table-cell>
          <table:table-cell office:value-type="float" office:value="0.955461" table:style-name="ce1">
            <text:p>0.955461</text:p>
          </table:table-cell>
          <table:table-cell table:number-columns-repeated="16381"/>
        </table:table-row>
        <table:table-row table:style-name="ro1">
          <table:table-cell office:value-type="float" office:value="50100" table:style-name="ce1">
            <text:p>50100</text:p>
          </table:table-cell>
          <table:table-cell office:value-type="float" office:value="3.643E-3" table:style-name="ce1">
            <text:p>0.003643</text:p>
          </table:table-cell>
          <table:table-cell office:value-type="float" office:value="0.95967599999999997" table:style-name="ce1">
            <text:p>0.959676</text:p>
          </table:table-cell>
          <table:table-cell table:number-columns-repeated="16381"/>
        </table:table-row>
        <table:table-row table:style-name="ro1">
          <table:table-cell office:value-type="float" office:value="50200" table:style-name="ce1">
            <text:p>50200</text:p>
          </table:table-cell>
          <table:table-cell office:value-type="float" office:value="3.6570000000000001E-3" table:style-name="ce1">
            <text:p>0.003657</text:p>
          </table:table-cell>
          <table:table-cell office:value-type="float" office:value="0.96285699999999996" table:style-name="ce1">
            <text:p>0.962857</text:p>
          </table:table-cell>
          <table:table-cell table:number-columns-repeated="16381"/>
        </table:table-row>
        <table:table-row table:style-name="ro1">
          <table:table-cell office:value-type="float" office:value="50300" table:style-name="ce1">
            <text:p>50300</text:p>
          </table:table-cell>
          <table:table-cell office:value-type="float" office:value="3.6619999999999999E-3" table:style-name="ce1">
            <text:p>0.003662</text:p>
          </table:table-cell>
          <table:table-cell office:value-type="float" office:value="0.96659399999999995" table:style-name="ce1">
            <text:p>0.966594</text:p>
          </table:table-cell>
          <table:table-cell table:number-columns-repeated="16381"/>
        </table:table-row>
        <table:table-row table:style-name="ro1">
          <table:table-cell office:value-type="float" office:value="50400" table:style-name="ce1">
            <text:p>50400</text:p>
          </table:table-cell>
          <table:table-cell office:value-type="float" office:value="3.6740000000000002E-3" table:style-name="ce1">
            <text:p>0.003674</text:p>
          </table:table-cell>
          <table:table-cell office:value-type="float" office:value="0.97103200000000001" table:style-name="ce1">
            <text:p>0.971032</text:p>
          </table:table-cell>
          <table:table-cell table:number-columns-repeated="16381"/>
        </table:table-row>
        <table:table-row table:style-name="ro1">
          <table:table-cell office:value-type="float" office:value="50500" table:style-name="ce1">
            <text:p>50500</text:p>
          </table:table-cell>
          <table:table-cell office:value-type="float" office:value="3.7079999999999999E-3" table:style-name="ce1">
            <text:p>0.003708</text:p>
          </table:table-cell>
          <table:table-cell office:value-type="float" office:value="0.97514299999999998" table:style-name="ce1">
            <text:p>0.975143</text:p>
          </table:table-cell>
          <table:table-cell table:number-columns-repeated="16381"/>
        </table:table-row>
        <table:table-row table:style-name="ro1">
          <table:table-cell office:value-type="float" office:value="50600" table:style-name="ce1">
            <text:p>50600</text:p>
          </table:table-cell>
          <table:table-cell office:value-type="float" office:value="3.6879999999999999E-3" table:style-name="ce1">
            <text:p>0.003688</text:p>
          </table:table-cell>
          <table:table-cell office:value-type="float" office:value="0.97943100000000005" table:style-name="ce1">
            <text:p>0.979431</text:p>
          </table:table-cell>
          <table:table-cell table:number-columns-repeated="16381"/>
        </table:table-row>
        <table:table-row table:style-name="ro1">
          <table:table-cell office:value-type="float" office:value="50700" table:style-name="ce1">
            <text:p>50700</text:p>
          </table:table-cell>
          <table:table-cell office:value-type="float" office:value="3.699E-3" table:style-name="ce1">
            <text:p>0.003699</text:p>
          </table:table-cell>
          <table:table-cell office:value-type="float" office:value="0.98284199999999999" table:style-name="ce1">
            <text:p>0.982842</text:p>
          </table:table-cell>
          <table:table-cell table:number-columns-repeated="16381"/>
        </table:table-row>
        <table:table-row table:style-name="ro1">
          <table:table-cell office:value-type="float" office:value="50800" table:style-name="ce1">
            <text:p>50800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0.987568" table:style-name="ce1">
            <text:p>0.987568</text:p>
          </table:table-cell>
          <table:table-cell table:number-columns-repeated="16381"/>
        </table:table-row>
        <table:table-row table:style-name="ro1">
          <table:table-cell office:value-type="float" office:value="50900" table:style-name="ce1">
            <text:p>50900</text:p>
          </table:table-cell>
          <table:table-cell office:value-type="float" office:value="3.7039999999999998E-3" table:style-name="ce1">
            <text:p>0.003704</text:p>
          </table:table-cell>
          <table:table-cell office:value-type="float" office:value="0.99026000000000003" table:style-name="ce1">
            <text:p>0.99026</text:p>
          </table:table-cell>
          <table:table-cell table:number-columns-repeated="16381"/>
        </table:table-row>
        <table:table-row table:style-name="ro1">
          <table:table-cell office:value-type="float" office:value="51000" table:style-name="ce1">
            <text:p>51000</text:p>
          </table:table-cell>
          <table:table-cell office:value-type="float" office:value="3.7169999999999998E-3" table:style-name="ce1">
            <text:p>0.003717</text:p>
          </table:table-cell>
          <table:table-cell office:value-type="float" office:value="0.994112" table:style-name="ce1">
            <text:p>0.994112</text:p>
          </table:table-cell>
          <table:table-cell table:number-columns-repeated="16381"/>
        </table:table-row>
        <table:table-row table:style-name="ro1">
          <table:table-cell office:value-type="float" office:value="51100" table:style-name="ce1">
            <text:p>51100</text:p>
          </table:table-cell>
          <table:table-cell office:value-type="float" office:value="3.7160000000000001E-3" table:style-name="ce1">
            <text:p>0.003716</text:p>
          </table:table-cell>
          <table:table-cell office:value-type="float" office:value="0.99812000000000001" table:style-name="ce1">
            <text:p>0.99812</text:p>
          </table:table-cell>
          <table:table-cell table:number-columns-repeated="16381"/>
        </table:table-row>
        <table:table-row table:style-name="ro1">
          <table:table-cell office:value-type="float" office:value="51200" table:style-name="ce1">
            <text:p>51200</text:p>
          </table:table-cell>
          <table:table-cell office:value-type="float" office:value="3.7629999999999999E-3" table:style-name="ce1">
            <text:p>0.003763</text:p>
          </table:table-cell>
          <table:table-cell office:value-type="float" office:value="1.002054" table:style-name="ce1">
            <text:p>1.002054</text:p>
          </table:table-cell>
          <table:table-cell table:number-columns-repeated="16381"/>
        </table:table-row>
        <table:table-row table:style-name="ro1">
          <table:table-cell office:value-type="float" office:value="51300" table:style-name="ce1">
            <text:p>51300</text:p>
          </table:table-cell>
          <table:table-cell office:value-type="float" office:value="3.7390000000000001E-3" table:style-name="ce1">
            <text:p>0.003739</text:p>
          </table:table-cell>
          <table:table-cell office:value-type="float" office:value="1.006267" table:style-name="ce1">
            <text:p>1.006267</text:p>
          </table:table-cell>
          <table:table-cell table:number-columns-repeated="16381"/>
        </table:table-row>
        <table:table-row table:style-name="ro1">
          <table:table-cell office:value-type="float" office:value="51400" table:style-name="ce1">
            <text:p>51400</text:p>
          </table:table-cell>
          <table:table-cell office:value-type="float" office:value="3.748E-3" table:style-name="ce1">
            <text:p>0.003748</text:p>
          </table:table-cell>
          <table:table-cell office:value-type="float" office:value="1.0102610000000001" table:style-name="ce1">
            <text:p>1.010261</text:p>
          </table:table-cell>
          <table:table-cell table:number-columns-repeated="16381"/>
        </table:table-row>
        <table:table-row table:style-name="ro1">
          <table:table-cell office:value-type="float" office:value="51500" table:style-name="ce1">
            <text:p>51500</text:p>
          </table:table-cell>
          <table:table-cell office:value-type="float" office:value="3.7650000000000001E-3" table:style-name="ce1">
            <text:p>0.003765</text:p>
          </table:table-cell>
          <table:table-cell office:value-type="float" office:value="1.015045" table:style-name="ce1">
            <text:p>1.015045</text:p>
          </table:table-cell>
          <table:table-cell table:number-columns-repeated="16381"/>
        </table:table-row>
        <table:table-row table:style-name="ro1">
          <table:table-cell office:value-type="float" office:value="51600" table:style-name="ce1">
            <text:p>51600</text:p>
          </table:table-cell>
          <table:table-cell office:value-type="float" office:value="3.771E-3" table:style-name="ce1">
            <text:p>0.003771</text:p>
          </table:table-cell>
          <table:table-cell office:value-type="float" office:value="1.0187550000000001" table:style-name="ce1">
            <text:p>1.018755</text:p>
          </table:table-cell>
          <table:table-cell table:number-columns-repeated="16381"/>
        </table:table-row>
        <table:table-row table:style-name="ro1">
          <table:table-cell office:value-type="float" office:value="51700" table:style-name="ce1">
            <text:p>51700</text:p>
          </table:table-cell>
          <table:table-cell office:value-type="float" office:value="3.7850000000000002E-3" table:style-name="ce1">
            <text:p>0.003785</text:p>
          </table:table-cell>
          <table:table-cell office:value-type="float" office:value="1.022011" table:style-name="ce1">
            <text:p>1.022011</text:p>
          </table:table-cell>
          <table:table-cell table:number-columns-repeated="16381"/>
        </table:table-row>
        <table:table-row table:style-name="ro1">
          <table:table-cell office:value-type="float" office:value="51800" table:style-name="ce1">
            <text:p>51800</text:p>
          </table:table-cell>
          <table:table-cell office:value-type="float" office:value="3.7959999999999999E-3" table:style-name="ce1">
            <text:p>0.003796</text:p>
          </table:table-cell>
          <table:table-cell office:value-type="float" office:value="1.0312060000000001" table:style-name="ce1">
            <text:p>1.031206</text:p>
          </table:table-cell>
          <table:table-cell table:number-columns-repeated="16381"/>
        </table:table-row>
        <table:table-row table:style-name="ro1">
          <table:table-cell office:value-type="float" office:value="51900" table:style-name="ce1">
            <text:p>51900</text:p>
          </table:table-cell>
          <table:table-cell office:value-type="float" office:value="3.813E-3" table:style-name="ce1">
            <text:p>0.003813</text:p>
          </table:table-cell>
          <table:table-cell office:value-type="float" office:value="1.0295529999999999" table:style-name="ce1">
            <text:p>1.029553</text:p>
          </table:table-cell>
          <table:table-cell table:number-columns-repeated="16381"/>
        </table:table-row>
        <table:table-row table:style-name="ro1">
          <table:table-cell office:value-type="float" office:value="52000" table:style-name="ce1">
            <text:p>52000</text:p>
          </table:table-cell>
          <table:table-cell office:value-type="float" office:value="3.8279999999999998E-3" table:style-name="ce1">
            <text:p>0.003828</text:p>
          </table:table-cell>
          <table:table-cell office:value-type="float" office:value="1.034662" table:style-name="ce1">
            <text:p>1.034662</text:p>
          </table:table-cell>
          <table:table-cell table:number-columns-repeated="16381"/>
        </table:table-row>
        <table:table-row table:style-name="ro1">
          <table:table-cell office:value-type="float" office:value="52100" table:style-name="ce1">
            <text:p>52100</text:p>
          </table:table-cell>
          <table:table-cell office:value-type="float" office:value="3.803E-3" table:style-name="ce1">
            <text:p>0.003803</text:p>
          </table:table-cell>
          <table:table-cell office:value-type="float" office:value="1.0401290000000001" table:style-name="ce1">
            <text:p>1.040129</text:p>
          </table:table-cell>
          <table:table-cell table:number-columns-repeated="16381"/>
        </table:table-row>
        <table:table-row table:style-name="ro1">
          <table:table-cell office:value-type="float" office:value="52200" table:style-name="ce1">
            <text:p>52200</text:p>
          </table:table-cell>
          <table:table-cell office:value-type="float" office:value="3.8140000000000001E-3" table:style-name="ce1">
            <text:p>0.003814</text:p>
          </table:table-cell>
          <table:table-cell office:value-type="float" office:value="1.042125" table:style-name="ce1">
            <text:p>1.042125</text:p>
          </table:table-cell>
          <table:table-cell table:number-columns-repeated="16381"/>
        </table:table-row>
        <table:table-row table:style-name="ro1">
          <table:table-cell office:value-type="float" office:value="52300" table:style-name="ce1">
            <text:p>52300</text:p>
          </table:table-cell>
          <table:table-cell office:value-type="float" office:value="3.8189999999999999E-3" table:style-name="ce1">
            <text:p>0.003819</text:p>
          </table:table-cell>
          <table:table-cell office:value-type="float" office:value="1.04677" table:style-name="ce1">
            <text:p>1.04677</text:p>
          </table:table-cell>
          <table:table-cell table:number-columns-repeated="16381"/>
        </table:table-row>
        <table:table-row table:style-name="ro1">
          <table:table-cell office:value-type="float" office:value="52400" table:style-name="ce1">
            <text:p>52400</text:p>
          </table:table-cell>
          <table:table-cell office:value-type="float" office:value="3.8249999999999998E-3" table:style-name="ce1">
            <text:p>0.003825</text:p>
          </table:table-cell>
          <table:table-cell office:value-type="float" office:value="1.0505370000000001" table:style-name="ce1">
            <text:p>1.050537</text:p>
          </table:table-cell>
          <table:table-cell table:number-columns-repeated="16381"/>
        </table:table-row>
        <table:table-row table:style-name="ro1">
          <table:table-cell office:value-type="float" office:value="52500" table:style-name="ce1">
            <text:p>52500</text:p>
          </table:table-cell>
          <table:table-cell office:value-type="float" office:value="3.8289999999999999E-3" table:style-name="ce1">
            <text:p>0.003829</text:p>
          </table:table-cell>
          <table:table-cell office:value-type="float" office:value="1.054208" table:style-name="ce1">
            <text:p>1.054208</text:p>
          </table:table-cell>
          <table:table-cell table:number-columns-repeated="16381"/>
        </table:table-row>
        <table:table-row table:style-name="ro1">
          <table:table-cell office:value-type="float" office:value="52600" table:style-name="ce1">
            <text:p>52600</text:p>
          </table:table-cell>
          <table:table-cell office:value-type="float" office:value="3.8409999999999998E-3" table:style-name="ce1">
            <text:p>0.003841</text:p>
          </table:table-cell>
          <table:table-cell office:value-type="float" office:value="1.058697" table:style-name="ce1">
            <text:p>1.058697</text:p>
          </table:table-cell>
          <table:table-cell table:number-columns-repeated="16381"/>
        </table:table-row>
        <table:table-row table:style-name="ro1">
          <table:table-cell office:value-type="float" office:value="52700" table:style-name="ce1">
            <text:p>52700</text:p>
          </table:table-cell>
          <table:table-cell office:value-type="float" office:value="3.8500000000000001E-3" table:style-name="ce1">
            <text:p>0.00385</text:p>
          </table:table-cell>
          <table:table-cell office:value-type="float" office:value="1.062549" table:style-name="ce1">
            <text:p>1.062549</text:p>
          </table:table-cell>
          <table:table-cell table:number-columns-repeated="16381"/>
        </table:table-row>
        <table:table-row table:style-name="ro1">
          <table:table-cell office:value-type="float" office:value="52800" table:style-name="ce1">
            <text:p>52800</text:p>
          </table:table-cell>
          <table:table-cell office:value-type="float" office:value="3.8430000000000001E-3" table:style-name="ce1">
            <text:p>0.003843</text:p>
          </table:table-cell>
          <table:table-cell office:value-type="float" office:value="1.0664819999999999" table:style-name="ce1">
            <text:p>1.066482</text:p>
          </table:table-cell>
          <table:table-cell table:number-columns-repeated="16381"/>
        </table:table-row>
        <table:table-row table:style-name="ro1">
          <table:table-cell office:value-type="float" office:value="52900" table:style-name="ce1">
            <text:p>52900</text:p>
          </table:table-cell>
          <table:table-cell office:value-type="float" office:value="3.8470000000000002E-3" table:style-name="ce1">
            <text:p>0.003847</text:p>
          </table:table-cell>
          <table:table-cell office:value-type="float" office:value="1.071339" table:style-name="ce1">
            <text:p>1.071339</text:p>
          </table:table-cell>
          <table:table-cell table:number-columns-repeated="16381"/>
        </table:table-row>
        <table:table-row table:style-name="ro1">
          <table:table-cell office:value-type="float" office:value="53000" table:style-name="ce1">
            <text:p>53000</text:p>
          </table:table-cell>
          <table:table-cell office:value-type="float" office:value="3.8570000000000002E-3" table:style-name="ce1">
            <text:p>0.003857</text:p>
          </table:table-cell>
          <table:table-cell office:value-type="float" office:value="1.0750150000000001" table:style-name="ce1">
            <text:p>1.075015</text:p>
          </table:table-cell>
          <table:table-cell table:number-columns-repeated="16381"/>
        </table:table-row>
        <table:table-row table:style-name="ro1">
          <table:table-cell office:value-type="float" office:value="53100" table:style-name="ce1">
            <text:p>53100</text:p>
          </table:table-cell>
          <table:table-cell office:value-type="float" office:value="3.8609999999999998E-3" table:style-name="ce1">
            <text:p>0.003861</text:p>
          </table:table-cell>
          <table:table-cell office:value-type="float" office:value="1.0791230000000001" table:style-name="ce1">
            <text:p>1.079123</text:p>
          </table:table-cell>
          <table:table-cell table:number-columns-repeated="16381"/>
        </table:table-row>
        <table:table-row table:style-name="ro1">
          <table:table-cell office:value-type="float" office:value="53200" table:style-name="ce1">
            <text:p>53200</text:p>
          </table:table-cell>
          <table:table-cell office:value-type="float" office:value="3.8739999999999998E-3" table:style-name="ce1">
            <text:p>0.003874</text:p>
          </table:table-cell>
          <table:table-cell office:value-type="float" office:value="1.0831059999999999" table:style-name="ce1">
            <text:p>1.083106</text:p>
          </table:table-cell>
          <table:table-cell table:number-columns-repeated="16381"/>
        </table:table-row>
        <table:table-row table:style-name="ro1">
          <table:table-cell office:value-type="float" office:value="53300" table:style-name="ce1">
            <text:p>53300</text:p>
          </table:table-cell>
          <table:table-cell office:value-type="float" office:value="3.8830000000000002E-3" table:style-name="ce1">
            <text:p>0.003883</text:p>
          </table:table-cell>
          <table:table-cell office:value-type="float" office:value="1.0877790000000001" table:style-name="ce1">
            <text:p>1.087779</text:p>
          </table:table-cell>
          <table:table-cell table:number-columns-repeated="16381"/>
        </table:table-row>
        <table:table-row table:style-name="ro1">
          <table:table-cell office:value-type="float" office:value="53400" table:style-name="ce1">
            <text:p>53400</text:p>
          </table:table-cell>
          <table:table-cell office:value-type="float" office:value="3.8830000000000002E-3" table:style-name="ce1">
            <text:p>0.003883</text:p>
          </table:table-cell>
          <table:table-cell office:value-type="float" office:value="1.0911869999999999" table:style-name="ce1">
            <text:p>1.091187</text:p>
          </table:table-cell>
          <table:table-cell table:number-columns-repeated="16381"/>
        </table:table-row>
        <table:table-row table:style-name="ro1">
          <table:table-cell office:value-type="float" office:value="53500" table:style-name="ce1">
            <text:p>53500</text:p>
          </table:table-cell>
          <table:table-cell office:value-type="float" office:value="3.9220000000000001E-3" table:style-name="ce1">
            <text:p>0.003922</text:p>
          </table:table-cell>
          <table:table-cell office:value-type="float" office:value="1.0947709999999999" table:style-name="ce1">
            <text:p>1.094771</text:p>
          </table:table-cell>
          <table:table-cell table:number-columns-repeated="16381"/>
        </table:table-row>
        <table:table-row table:style-name="ro1">
          <table:table-cell office:value-type="float" office:value="53600" table:style-name="ce1">
            <text:p>53600</text:p>
          </table:table-cell>
          <table:table-cell office:value-type="float" office:value="3.9119999999999997E-3" table:style-name="ce1">
            <text:p>0.003912</text:p>
          </table:table-cell>
          <table:table-cell office:value-type="float" office:value="1.099672" table:style-name="ce1">
            <text:p>1.099672</text:p>
          </table:table-cell>
          <table:table-cell table:number-columns-repeated="16381"/>
        </table:table-row>
        <table:table-row table:style-name="ro1">
          <table:table-cell office:value-type="float" office:value="53700" table:style-name="ce1">
            <text:p>53700</text:p>
          </table:table-cell>
          <table:table-cell office:value-type="float" office:value="3.9329999999999999E-3" table:style-name="ce1">
            <text:p>0.003933</text:p>
          </table:table-cell>
          <table:table-cell office:value-type="float" office:value="1.103912" table:style-name="ce1">
            <text:p>1.103912</text:p>
          </table:table-cell>
          <table:table-cell table:number-columns-repeated="16381"/>
        </table:table-row>
        <table:table-row table:style-name="ro1">
          <table:table-cell office:value-type="float" office:value="53800" table:style-name="ce1">
            <text:p>53800</text:p>
          </table:table-cell>
          <table:table-cell office:value-type="float" office:value="3.9399999999999999E-3" table:style-name="ce1">
            <text:p>0.00394</text:p>
          </table:table-cell>
          <table:table-cell office:value-type="float" office:value="1.108042" table:style-name="ce1">
            <text:p>1.108042</text:p>
          </table:table-cell>
          <table:table-cell table:number-columns-repeated="16381"/>
        </table:table-row>
        <table:table-row table:style-name="ro1">
          <table:table-cell office:value-type="float" office:value="53900" table:style-name="ce1">
            <text:p>53900</text:p>
          </table:table-cell>
          <table:table-cell office:value-type="float" office:value="4.0359999999999997E-3" table:style-name="ce1">
            <text:p>0.004036</text:p>
          </table:table-cell>
          <table:table-cell office:value-type="float" office:value="1.111802" table:style-name="ce1">
            <text:p>1.111802</text:p>
          </table:table-cell>
          <table:table-cell table:number-columns-repeated="16381"/>
        </table:table-row>
        <table:table-row table:style-name="ro1">
          <table:table-cell office:value-type="float" office:value="54000" table:style-name="ce1">
            <text:p>54000</text:p>
          </table:table-cell>
          <table:table-cell office:value-type="float" office:value="3.9769999999999996E-3" table:style-name="ce1">
            <text:p>0.003977</text:p>
          </table:table-cell>
          <table:table-cell office:value-type="float" office:value="1.116555" table:style-name="ce1">
            <text:p>1.116555</text:p>
          </table:table-cell>
          <table:table-cell table:number-columns-repeated="16381"/>
        </table:table-row>
        <table:table-row table:style-name="ro1">
          <table:table-cell office:value-type="float" office:value="54100" table:style-name="ce1">
            <text:p>54100</text:p>
          </table:table-cell>
          <table:table-cell office:value-type="float" office:value="3.9750000000000002E-3" table:style-name="ce1">
            <text:p>0.003975</text:p>
          </table:table-cell>
          <table:table-cell office:value-type="float" office:value="1.12069" table:style-name="ce1">
            <text:p>1.12069</text:p>
          </table:table-cell>
          <table:table-cell table:number-columns-repeated="16381"/>
        </table:table-row>
        <table:table-row table:style-name="ro1">
          <table:table-cell office:value-type="float" office:value="54200" table:style-name="ce1">
            <text:p>54200</text:p>
          </table:table-cell>
          <table:table-cell office:value-type="float" office:value="3.9620000000000002E-3" table:style-name="ce1">
            <text:p>0.003962</text:p>
          </table:table-cell>
          <table:table-cell office:value-type="float" office:value="1.1255660000000001" table:style-name="ce1">
            <text:p>1.125566</text:p>
          </table:table-cell>
          <table:table-cell table:number-columns-repeated="16381"/>
        </table:table-row>
        <table:table-row table:style-name="ro1">
          <table:table-cell office:value-type="float" office:value="54300" table:style-name="ce1">
            <text:p>54300</text:p>
          </table:table-cell>
          <table:table-cell office:value-type="float" office:value="3.973E-3" table:style-name="ce1">
            <text:p>0.003973</text:p>
          </table:table-cell>
          <table:table-cell office:value-type="float" office:value="1.1295930000000001" table:style-name="ce1">
            <text:p>1.129593</text:p>
          </table:table-cell>
          <table:table-cell table:number-columns-repeated="16381"/>
        </table:table-row>
        <table:table-row table:style-name="ro1">
          <table:table-cell office:value-type="float" office:value="54400" table:style-name="ce1">
            <text:p>54400</text:p>
          </table:table-cell>
          <table:table-cell office:value-type="float" office:value="3.9750000000000002E-3" table:style-name="ce1">
            <text:p>0.003975</text:p>
          </table:table-cell>
          <table:table-cell office:value-type="float" office:value="1.1342030000000001" table:style-name="ce1">
            <text:p>1.134203</text:p>
          </table:table-cell>
          <table:table-cell table:number-columns-repeated="16381"/>
        </table:table-row>
        <table:table-row table:style-name="ro1">
          <table:table-cell office:value-type="float" office:value="54500" table:style-name="ce1">
            <text:p>54500</text:p>
          </table:table-cell>
          <table:table-cell office:value-type="float" office:value="3.9890000000000004E-3" table:style-name="ce1">
            <text:p>0.003989</text:p>
          </table:table-cell>
          <table:table-cell office:value-type="float" office:value="1.139194" table:style-name="ce1">
            <text:p>1.139194</text:p>
          </table:table-cell>
          <table:table-cell table:number-columns-repeated="16381"/>
        </table:table-row>
        <table:table-row table:style-name="ro1">
          <table:table-cell office:value-type="float" office:value="54600" table:style-name="ce1">
            <text:p>54600</text:p>
          </table:table-cell>
          <table:table-cell office:value-type="float" office:value="4.0229999999999997E-3" table:style-name="ce1">
            <text:p>0.004023</text:p>
          </table:table-cell>
          <table:table-cell office:value-type="float" office:value="1.1429819999999999" table:style-name="ce1">
            <text:p>1.142982</text:p>
          </table:table-cell>
          <table:table-cell table:number-columns-repeated="16381"/>
        </table:table-row>
        <table:table-row table:style-name="ro1">
          <table:table-cell office:value-type="float" office:value="54700" table:style-name="ce1">
            <text:p>54700</text:p>
          </table:table-cell>
          <table:table-cell office:value-type="float" office:value="3.999E-3" table:style-name="ce1">
            <text:p>0.003999</text:p>
          </table:table-cell>
          <table:table-cell office:value-type="float" office:value="1.1469130000000001" table:style-name="ce1">
            <text:p>1.146913</text:p>
          </table:table-cell>
          <table:table-cell table:number-columns-repeated="16381"/>
        </table:table-row>
        <table:table-row table:style-name="ro1">
          <table:table-cell office:value-type="float" office:value="54800" table:style-name="ce1">
            <text:p>54800</text:p>
          </table:table-cell>
          <table:table-cell office:value-type="float" office:value="4.0220000000000004E-3" table:style-name="ce1">
            <text:p>0.004022</text:p>
          </table:table-cell>
          <table:table-cell office:value-type="float" office:value="1.151915" table:style-name="ce1">
            <text:p>1.151915</text:p>
          </table:table-cell>
          <table:table-cell table:number-columns-repeated="16381"/>
        </table:table-row>
        <table:table-row table:style-name="ro1">
          <table:table-cell office:value-type="float" office:value="54900" table:style-name="ce1">
            <text:p>54900</text:p>
          </table:table-cell>
          <table:table-cell office:value-type="float" office:value="4.0140000000000002E-3" table:style-name="ce1">
            <text:p>0.004014</text:p>
          </table:table-cell>
          <table:table-cell office:value-type="float" office:value="1.157016" table:style-name="ce1">
            <text:p>1.157016</text:p>
          </table:table-cell>
          <table:table-cell table:number-columns-repeated="16381"/>
        </table:table-row>
        <table:table-row table:style-name="ro1">
          <table:table-cell office:value-type="float" office:value="55000" table:style-name="ce1">
            <text:p>55000</text:p>
          </table:table-cell>
          <table:table-cell office:value-type="float" office:value="4.019E-3" table:style-name="ce1">
            <text:p>0.004019</text:p>
          </table:table-cell>
          <table:table-cell office:value-type="float" office:value="1.1627350000000001" table:style-name="ce1">
            <text:p>1.162735</text:p>
          </table:table-cell>
          <table:table-cell table:number-columns-repeated="16381"/>
        </table:table-row>
        <table:table-row table:style-name="ro1">
          <table:table-cell office:value-type="float" office:value="55100" table:style-name="ce1">
            <text:p>55100</text:p>
          </table:table-cell>
          <table:table-cell office:value-type="float" office:value="4.0369999999999998E-3" table:style-name="ce1">
            <text:p>0.004037</text:p>
          </table:table-cell>
          <table:table-cell office:value-type="float" office:value="1.165281" table:style-name="ce1">
            <text:p>1.165281</text:p>
          </table:table-cell>
          <table:table-cell table:number-columns-repeated="16381"/>
        </table:table-row>
        <table:table-row table:style-name="ro1">
          <table:table-cell office:value-type="float" office:value="55200" table:style-name="ce1">
            <text:p>55200</text:p>
          </table:table-cell>
          <table:table-cell office:value-type="float" office:value="4.0619999999999996E-3" table:style-name="ce1">
            <text:p>0.004062</text:p>
          </table:table-cell>
          <table:table-cell office:value-type="float" office:value="1.169557" table:style-name="ce1">
            <text:p>1.169557</text:p>
          </table:table-cell>
          <table:table-cell table:number-columns-repeated="16381"/>
        </table:table-row>
        <table:table-row table:style-name="ro1">
          <table:table-cell office:value-type="float" office:value="55300" table:style-name="ce1">
            <text:p>55300</text:p>
          </table:table-cell>
          <table:table-cell office:value-type="float" office:value="4.0569999999999998E-3" table:style-name="ce1">
            <text:p>0.004057</text:p>
          </table:table-cell>
          <table:table-cell office:value-type="float" office:value="1.173713" table:style-name="ce1">
            <text:p>1.173713</text:p>
          </table:table-cell>
          <table:table-cell table:number-columns-repeated="16381"/>
        </table:table-row>
        <table:table-row table:style-name="ro1">
          <table:table-cell office:value-type="float" office:value="55400" table:style-name="ce1">
            <text:p>55400</text:p>
          </table:table-cell>
          <table:table-cell office:value-type="float" office:value="4.0530000000000002E-3" table:style-name="ce1">
            <text:p>0.004053</text:p>
          </table:table-cell>
          <table:table-cell office:value-type="float" office:value="1.179514" table:style-name="ce1">
            <text:p>1.179514</text:p>
          </table:table-cell>
          <table:table-cell table:number-columns-repeated="16381"/>
        </table:table-row>
        <table:table-row table:style-name="ro1">
          <table:table-cell office:value-type="float" office:value="55500" table:style-name="ce1">
            <text:p>55500</text:p>
          </table:table-cell>
          <table:table-cell office:value-type="float" office:value="4.0610000000000004E-3" table:style-name="ce1">
            <text:p>0.004061</text:p>
          </table:table-cell>
          <table:table-cell office:value-type="float" office:value="1.183449" table:style-name="ce1">
            <text:p>1.183449</text:p>
          </table:table-cell>
          <table:table-cell table:number-columns-repeated="16381"/>
        </table:table-row>
        <table:table-row table:style-name="ro1">
          <table:table-cell office:value-type="float" office:value="55600" table:style-name="ce1">
            <text:p>55600</text:p>
          </table:table-cell>
          <table:table-cell office:value-type="float" office:value="4.0730000000000002E-3" table:style-name="ce1">
            <text:p>0.004073</text:p>
          </table:table-cell>
          <table:table-cell office:value-type="float" office:value="1.1894100000000001" table:style-name="ce1">
            <text:p>1.18941</text:p>
          </table:table-cell>
          <table:table-cell table:number-columns-repeated="16381"/>
        </table:table-row>
        <table:table-row table:style-name="ro1">
          <table:table-cell office:value-type="float" office:value="55700" table:style-name="ce1">
            <text:p>55700</text:p>
          </table:table-cell>
          <table:table-cell office:value-type="float" office:value="4.0740000000000004E-3" table:style-name="ce1">
            <text:p>0.004074</text:p>
          </table:table-cell>
          <table:table-cell office:value-type="float" office:value="1.1926650000000001" table:style-name="ce1">
            <text:p>1.192665</text:p>
          </table:table-cell>
          <table:table-cell table:number-columns-repeated="16381"/>
        </table:table-row>
        <table:table-row table:style-name="ro1">
          <table:table-cell office:value-type="float" office:value="55800" table:style-name="ce1">
            <text:p>55800</text:p>
          </table:table-cell>
          <table:table-cell office:value-type="float" office:value="4.0829999999999998E-3" table:style-name="ce1">
            <text:p>0.004083</text:p>
          </table:table-cell>
          <table:table-cell office:value-type="float" office:value="1.1970639999999999" table:style-name="ce1">
            <text:p>1.197064</text:p>
          </table:table-cell>
          <table:table-cell table:number-columns-repeated="16381"/>
        </table:table-row>
        <table:table-row table:style-name="ro1">
          <table:table-cell office:value-type="float" office:value="55900" table:style-name="ce1">
            <text:p>55900</text:p>
          </table:table-cell>
          <table:table-cell office:value-type="float" office:value="4.0920000000000002E-3" table:style-name="ce1">
            <text:p>0.004092</text:p>
          </table:table-cell>
          <table:table-cell office:value-type="float" office:value="1.2020280000000001" table:style-name="ce1">
            <text:p>1.202028</text:p>
          </table:table-cell>
          <table:table-cell table:number-columns-repeated="16381"/>
        </table:table-row>
        <table:table-row table:style-name="ro1">
          <table:table-cell office:value-type="float" office:value="56000" table:style-name="ce1">
            <text:p>56000</text:p>
          </table:table-cell>
          <table:table-cell office:value-type="float" office:value="4.1050000000000001E-3" table:style-name="ce1">
            <text:p>0.004105</text:p>
          </table:table-cell>
          <table:table-cell office:value-type="float" office:value="1.2060040000000001" table:style-name="ce1">
            <text:p>1.206004</text:p>
          </table:table-cell>
          <table:table-cell table:number-columns-repeated="16381"/>
        </table:table-row>
        <table:table-row table:style-name="ro1">
          <table:table-cell office:value-type="float" office:value="56100" table:style-name="ce1">
            <text:p>56100</text:p>
          </table:table-cell>
          <table:table-cell office:value-type="float" office:value="4.0990000000000002E-3" table:style-name="ce1">
            <text:p>0.004099</text:p>
          </table:table-cell>
          <table:table-cell office:value-type="float" office:value="1.2104600000000001" table:style-name="ce1">
            <text:p>1.21046</text:p>
          </table:table-cell>
          <table:table-cell table:number-columns-repeated="16381"/>
        </table:table-row>
        <table:table-row table:style-name="ro1">
          <table:table-cell office:value-type="float" office:value="56200" table:style-name="ce1">
            <text:p>56200</text:p>
          </table:table-cell>
          <table:table-cell office:value-type="float" office:value="4.1060000000000003E-3" table:style-name="ce1">
            <text:p>0.004106</text:p>
          </table:table-cell>
          <table:table-cell office:value-type="float" office:value="1.2151430000000001" table:style-name="ce1">
            <text:p>1.215143</text:p>
          </table:table-cell>
          <table:table-cell table:number-columns-repeated="16381"/>
        </table:table-row>
        <table:table-row table:style-name="ro1">
          <table:table-cell office:value-type="float" office:value="56300" table:style-name="ce1">
            <text:p>56300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1.2191270000000001" table:style-name="ce1">
            <text:p>1.219127</text:p>
          </table:table-cell>
          <table:table-cell table:number-columns-repeated="16381"/>
        </table:table-row>
        <table:table-row table:style-name="ro1">
          <table:table-cell office:value-type="float" office:value="56400" table:style-name="ce1">
            <text:p>56400</text:p>
          </table:table-cell>
          <table:table-cell office:value-type="float" office:value="4.1110000000000001E-3" table:style-name="ce1">
            <text:p>0.004111</text:p>
          </table:table-cell>
          <table:table-cell office:value-type="float" office:value="1.224148" table:style-name="ce1">
            <text:p>1.224148</text:p>
          </table:table-cell>
          <table:table-cell table:number-columns-repeated="16381"/>
        </table:table-row>
        <table:table-row table:style-name="ro1">
          <table:table-cell office:value-type="float" office:value="56500" table:style-name="ce1">
            <text:p>56500</text:p>
          </table:table-cell>
          <table:table-cell office:value-type="float" office:value="4.1219999999999998E-3" table:style-name="ce1">
            <text:p>0.004122</text:p>
          </table:table-cell>
          <table:table-cell office:value-type="float" office:value="1.2281" table:style-name="ce1">
            <text:p>1.2281</text:p>
          </table:table-cell>
          <table:table-cell table:number-columns-repeated="16381"/>
        </table:table-row>
        <table:table-row table:style-name="ro1">
          <table:table-cell office:value-type="float" office:value="56600" table:style-name="ce1">
            <text:p>56600</text:p>
          </table:table-cell>
          <table:table-cell office:value-type="float" office:value="4.1279999999999997E-3" table:style-name="ce1">
            <text:p>0.004128</text:p>
          </table:table-cell>
          <table:table-cell office:value-type="float" office:value="1.232504" table:style-name="ce1">
            <text:p>1.232504</text:p>
          </table:table-cell>
          <table:table-cell table:number-columns-repeated="16381"/>
        </table:table-row>
        <table:table-row table:style-name="ro1">
          <table:table-cell office:value-type="float" office:value="56700" table:style-name="ce1">
            <text:p>56700</text:p>
          </table:table-cell>
          <table:table-cell office:value-type="float" office:value="4.1390000000000003E-3" table:style-name="ce1">
            <text:p>0.004139</text:p>
          </table:table-cell>
          <table:table-cell office:value-type="float" office:value="1.2374890000000001" table:style-name="ce1">
            <text:p>1.237489</text:p>
          </table:table-cell>
          <table:table-cell table:number-columns-repeated="16381"/>
        </table:table-row>
        <table:table-row table:style-name="ro1">
          <table:table-cell office:value-type="float" office:value="56800" table:style-name="ce1">
            <text:p>56800</text:p>
          </table:table-cell>
          <table:table-cell office:value-type="float" office:value="4.1320000000000003E-3" table:style-name="ce1">
            <text:p>0.004132</text:p>
          </table:table-cell>
          <table:table-cell office:value-type="float" office:value="1.2422230000000001" table:style-name="ce1">
            <text:p>1.242223</text:p>
          </table:table-cell>
          <table:table-cell table:number-columns-repeated="16381"/>
        </table:table-row>
        <table:table-row table:style-name="ro1">
          <table:table-cell office:value-type="float" office:value="56900" table:style-name="ce1">
            <text:p>56900</text:p>
          </table:table-cell>
          <table:table-cell office:value-type="float" office:value="4.143E-3" table:style-name="ce1">
            <text:p>0.004143</text:p>
          </table:table-cell>
          <table:table-cell office:value-type="float" office:value="1.246991" table:style-name="ce1">
            <text:p>1.246991</text:p>
          </table:table-cell>
          <table:table-cell table:number-columns-repeated="16381"/>
        </table:table-row>
        <table:table-row table:style-name="ro1">
          <table:table-cell office:value-type="float" office:value="57000" table:style-name="ce1">
            <text:p>57000</text:p>
          </table:table-cell>
          <table:table-cell office:value-type="float" office:value="4.1440000000000001E-3" table:style-name="ce1">
            <text:p>0.004144</text:p>
          </table:table-cell>
          <table:table-cell office:value-type="float" office:value="1.2518530000000001" table:style-name="ce1">
            <text:p>1.251853</text:p>
          </table:table-cell>
          <table:table-cell table:number-columns-repeated="16381"/>
        </table:table-row>
        <table:table-row table:style-name="ro1">
          <table:table-cell office:value-type="float" office:value="57100" table:style-name="ce1">
            <text:p>57100</text:p>
          </table:table-cell>
          <table:table-cell office:value-type="float" office:value="4.1570000000000001E-3" table:style-name="ce1">
            <text:p>0.004157</text:p>
          </table:table-cell>
          <table:table-cell office:value-type="float" office:value="1.2562139999999999" table:style-name="ce1">
            <text:p>1.256214</text:p>
          </table:table-cell>
          <table:table-cell table:number-columns-repeated="16381"/>
        </table:table-row>
        <table:table-row table:style-name="ro1">
          <table:table-cell office:value-type="float" office:value="57200" table:style-name="ce1">
            <text:p>57200</text:p>
          </table:table-cell>
          <table:table-cell office:value-type="float" office:value="4.169E-3" table:style-name="ce1">
            <text:p>0.004169</text:p>
          </table:table-cell>
          <table:table-cell office:value-type="float" office:value="1.263082" table:style-name="ce1">
            <text:p>1.263082</text:p>
          </table:table-cell>
          <table:table-cell table:number-columns-repeated="16381"/>
        </table:table-row>
        <table:table-row table:style-name="ro1">
          <table:table-cell office:value-type="float" office:value="57300" table:style-name="ce1">
            <text:p>57300</text:p>
          </table:table-cell>
          <table:table-cell office:value-type="float" office:value="4.1660000000000004E-3" table:style-name="ce1">
            <text:p>0.004166</text:p>
          </table:table-cell>
          <table:table-cell office:value-type="float" office:value="1.2656700000000001" table:style-name="ce1">
            <text:p>1.26567</text:p>
          </table:table-cell>
          <table:table-cell table:number-columns-repeated="16381"/>
        </table:table-row>
        <table:table-row table:style-name="ro1">
          <table:table-cell office:value-type="float" office:value="57400" table:style-name="ce1">
            <text:p>57400</text:p>
          </table:table-cell>
          <table:table-cell office:value-type="float" office:value="4.1780000000000003E-3" table:style-name="ce1">
            <text:p>0.004178</text:p>
          </table:table-cell>
          <table:table-cell office:value-type="float" office:value="1.269898" table:style-name="ce1">
            <text:p>1.269898</text:p>
          </table:table-cell>
          <table:table-cell table:number-columns-repeated="16381"/>
        </table:table-row>
        <table:table-row table:style-name="ro1">
          <table:table-cell office:value-type="float" office:value="57500" table:style-name="ce1">
            <text:p>57500</text:p>
          </table:table-cell>
          <table:table-cell office:value-type="float" office:value="4.1850000000000004E-3" table:style-name="ce1">
            <text:p>0.004185</text:p>
          </table:table-cell>
          <table:table-cell office:value-type="float" office:value="1.2753749999999999" table:style-name="ce1">
            <text:p>1.275375</text:p>
          </table:table-cell>
          <table:table-cell table:number-columns-repeated="16381"/>
        </table:table-row>
        <table:table-row table:style-name="ro1">
          <table:table-cell office:value-type="float" office:value="57600" table:style-name="ce1">
            <text:p>57600</text:p>
          </table:table-cell>
          <table:table-cell office:value-type="float" office:value="4.1980000000000003E-3" table:style-name="ce1">
            <text:p>0.004198</text:p>
          </table:table-cell>
          <table:table-cell office:value-type="float" office:value="1.2793190000000001" table:style-name="ce1">
            <text:p>1.279319</text:p>
          </table:table-cell>
          <table:table-cell table:number-columns-repeated="16381"/>
        </table:table-row>
        <table:table-row table:style-name="ro1">
          <table:table-cell office:value-type="float" office:value="57700" table:style-name="ce1">
            <text:p>57700</text:p>
          </table:table-cell>
          <table:table-cell office:value-type="float" office:value="4.202E-3" table:style-name="ce1">
            <text:p>0.004202</text:p>
          </table:table-cell>
          <table:table-cell office:value-type="float" office:value="1.283469" table:style-name="ce1">
            <text:p>1.283469</text:p>
          </table:table-cell>
          <table:table-cell table:number-columns-repeated="16381"/>
        </table:table-row>
        <table:table-row table:style-name="ro1">
          <table:table-cell office:value-type="float" office:value="57800" table:style-name="ce1">
            <text:p>57800</text:p>
          </table:table-cell>
          <table:table-cell office:value-type="float" office:value="4.2440000000000004E-3" table:style-name="ce1">
            <text:p>0.004244</text:p>
          </table:table-cell>
          <table:table-cell office:value-type="float" office:value="1.2879849999999999" table:style-name="ce1">
            <text:p>1.287985</text:p>
          </table:table-cell>
          <table:table-cell table:number-columns-repeated="16381"/>
        </table:table-row>
        <table:table-row table:style-name="ro1">
          <table:table-cell office:value-type="float" office:value="57900" table:style-name="ce1">
            <text:p>57900</text:p>
          </table:table-cell>
          <table:table-cell office:value-type="float" office:value="4.2290000000000001E-3" table:style-name="ce1">
            <text:p>0.004229</text:p>
          </table:table-cell>
          <table:table-cell office:value-type="float" office:value="1.2928189999999999" table:style-name="ce1">
            <text:p>1.292819</text:p>
          </table:table-cell>
          <table:table-cell table:number-columns-repeated="16381"/>
        </table:table-row>
        <table:table-row table:style-name="ro1">
          <table:table-cell office:value-type="float" office:value="58000" table:style-name="ce1">
            <text:p>58000</text:p>
          </table:table-cell>
          <table:table-cell office:value-type="float" office:value="4.2389999999999997E-3" table:style-name="ce1">
            <text:p>0.004239</text:p>
          </table:table-cell>
          <table:table-cell office:value-type="float" office:value="1.297417" table:style-name="ce1">
            <text:p>1.297417</text:p>
          </table:table-cell>
          <table:table-cell table:number-columns-repeated="16381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float" office:value="4.2529999999999998E-3" table:style-name="ce1">
            <text:p>0.004253</text:p>
          </table:table-cell>
          <table:table-cell office:value-type="float" office:value="1.3041929999999999" table:style-name="ce1">
            <text:p>1.304193</text:p>
          </table:table-cell>
          <table:table-cell table:number-columns-repeated="16381"/>
        </table:table-row>
        <table:table-row table:style-name="ro1">
          <table:table-cell office:value-type="float" office:value="58200" table:style-name="ce1">
            <text:p>58200</text:p>
          </table:table-cell>
          <table:table-cell office:value-type="float" office:value="4.2550000000000001E-3" table:style-name="ce1">
            <text:p>0.004255</text:p>
          </table:table-cell>
          <table:table-cell office:value-type="float" office:value="1.306692" table:style-name="ce1">
            <text:p>1.306692</text:p>
          </table:table-cell>
          <table:table-cell table:number-columns-repeated="16381"/>
        </table:table-row>
        <table:table-row table:style-name="ro1">
          <table:table-cell office:value-type="float" office:value="58300" table:style-name="ce1">
            <text:p>58300</text:p>
          </table:table-cell>
          <table:table-cell office:value-type="float" office:value="4.2900000000000004E-3" table:style-name="ce1">
            <text:p>0.00429</text:p>
          </table:table-cell>
          <table:table-cell office:value-type="float" office:value="1.3118510000000001" table:style-name="ce1">
            <text:p>1.311851</text:p>
          </table:table-cell>
          <table:table-cell table:number-columns-repeated="16381"/>
        </table:table-row>
        <table:table-row table:style-name="ro1">
          <table:table-cell office:value-type="float" office:value="58400" table:style-name="ce1">
            <text:p>58400</text:p>
          </table:table-cell>
          <table:table-cell office:value-type="float" office:value="4.3039999999999997E-3" table:style-name="ce1">
            <text:p>0.004304</text:p>
          </table:table-cell>
          <table:table-cell office:value-type="float" office:value="1.316667" table:style-name="ce1">
            <text:p>1.316667</text:p>
          </table:table-cell>
          <table:table-cell table:number-columns-repeated="16381"/>
        </table:table-row>
        <table:table-row table:style-name="ro1">
          <table:table-cell office:value-type="float" office:value="58500" table:style-name="ce1">
            <text:p>58500</text:p>
          </table:table-cell>
          <table:table-cell office:value-type="float" office:value="4.2859999999999999E-3" table:style-name="ce1">
            <text:p>0.004286</text:p>
          </table:table-cell>
          <table:table-cell office:value-type="float" office:value="1.3208420000000001" table:style-name="ce1">
            <text:p>1.320842</text:p>
          </table:table-cell>
          <table:table-cell table:number-columns-repeated="16381"/>
        </table:table-row>
        <table:table-row table:style-name="ro1">
          <table:table-cell office:value-type="float" office:value="58600" table:style-name="ce1">
            <text:p>58600</text:p>
          </table:table-cell>
          <table:table-cell office:value-type="float" office:value="4.2960000000000003E-3" table:style-name="ce1">
            <text:p>0.004296</text:p>
          </table:table-cell>
          <table:table-cell office:value-type="float" office:value="1.3250310000000001" table:style-name="ce1">
            <text:p>1.325031</text:p>
          </table:table-cell>
          <table:table-cell table:number-columns-repeated="16381"/>
        </table:table-row>
        <table:table-row table:style-name="ro1">
          <table:table-cell office:value-type="float" office:value="58700" table:style-name="ce1">
            <text:p>58700</text:p>
          </table:table-cell>
          <table:table-cell office:value-type="float" office:value="4.3010000000000001E-3" table:style-name="ce1">
            <text:p>0.004301</text:p>
          </table:table-cell>
          <table:table-cell office:value-type="float" office:value="1.3304389999999999" table:style-name="ce1">
            <text:p>1.330439</text:p>
          </table:table-cell>
          <table:table-cell table:number-columns-repeated="16381"/>
        </table:table-row>
        <table:table-row table:style-name="ro1">
          <table:table-cell office:value-type="float" office:value="58800" table:style-name="ce1">
            <text:p>58800</text:p>
          </table:table-cell>
          <table:table-cell office:value-type="float" office:value="4.3140000000000001E-3" table:style-name="ce1">
            <text:p>0.004314</text:p>
          </table:table-cell>
          <table:table-cell office:value-type="float" office:value="1.3346709999999999" table:style-name="ce1">
            <text:p>1.334671</text:p>
          </table:table-cell>
          <table:table-cell table:number-columns-repeated="16381"/>
        </table:table-row>
        <table:table-row table:style-name="ro1">
          <table:table-cell office:value-type="float" office:value="58900" table:style-name="ce1">
            <text:p>58900</text:p>
          </table:table-cell>
          <table:table-cell office:value-type="float" office:value="4.3220000000000003E-3" table:style-name="ce1">
            <text:p>0.004322</text:p>
          </table:table-cell>
          <table:table-cell office:value-type="float" office:value="1.339485" table:style-name="ce1">
            <text:p>1.339485</text:p>
          </table:table-cell>
          <table:table-cell table:number-columns-repeated="16381"/>
        </table:table-row>
        <table:table-row table:style-name="ro1">
          <table:table-cell office:value-type="float" office:value="59000" table:style-name="ce1">
            <text:p>59000</text:p>
          </table:table-cell>
          <table:table-cell office:value-type="float" office:value="4.3439999999999998E-3" table:style-name="ce1">
            <text:p>0.004344</text:p>
          </table:table-cell>
          <table:table-cell office:value-type="float" office:value="1.344754" table:style-name="ce1">
            <text:p>1.344754</text:p>
          </table:table-cell>
          <table:table-cell table:number-columns-repeated="16381"/>
        </table:table-row>
        <table:table-row table:style-name="ro1">
          <table:table-cell office:value-type="float" office:value="59100" table:style-name="ce1">
            <text:p>59100</text:p>
          </table:table-cell>
          <table:table-cell office:value-type="float" office:value="4.3449999999999999E-3" table:style-name="ce1">
            <text:p>0.004345</text:p>
          </table:table-cell>
          <table:table-cell office:value-type="float" office:value="1.348671" table:style-name="ce1">
            <text:p>1.348671</text:p>
          </table:table-cell>
          <table:table-cell table:number-columns-repeated="16381"/>
        </table:table-row>
        <table:table-row table:style-name="ro1">
          <table:table-cell office:value-type="float" office:value="59200" table:style-name="ce1">
            <text:p>59200</text:p>
          </table:table-cell>
          <table:table-cell office:value-type="float" office:value="4.3449999999999999E-3" table:style-name="ce1">
            <text:p>0.004345</text:p>
          </table:table-cell>
          <table:table-cell office:value-type="float" office:value="1.352813" table:style-name="ce1">
            <text:p>1.352813</text:p>
          </table:table-cell>
          <table:table-cell table:number-columns-repeated="16381"/>
        </table:table-row>
        <table:table-row table:style-name="ro1">
          <table:table-cell office:value-type="float" office:value="59300" table:style-name="ce1">
            <text:p>59300</text:p>
          </table:table-cell>
          <table:table-cell office:value-type="float" office:value="4.3420000000000004E-3" table:style-name="ce1">
            <text:p>0.004342</text:p>
          </table:table-cell>
          <table:table-cell office:value-type="float" office:value="1.357693" table:style-name="ce1">
            <text:p>1.357693</text:p>
          </table:table-cell>
          <table:table-cell table:number-columns-repeated="16381"/>
        </table:table-row>
        <table:table-row table:style-name="ro1">
          <table:table-cell office:value-type="float" office:value="59400" table:style-name="ce1">
            <text:p>59400</text:p>
          </table:table-cell>
          <table:table-cell office:value-type="float" office:value="4.3429999999999996E-3" table:style-name="ce1">
            <text:p>0.004343</text:p>
          </table:table-cell>
          <table:table-cell office:value-type="float" office:value="1.363291" table:style-name="ce1">
            <text:p>1.363291</text:p>
          </table:table-cell>
          <table:table-cell table:number-columns-repeated="16381"/>
        </table:table-row>
        <table:table-row table:style-name="ro1">
          <table:table-cell office:value-type="float" office:value="59500" table:style-name="ce1">
            <text:p>59500</text:p>
          </table:table-cell>
          <table:table-cell office:value-type="float" office:value="4.352E-3" table:style-name="ce1">
            <text:p>0.004352</text:p>
          </table:table-cell>
          <table:table-cell office:value-type="float" office:value="1.3674869999999999" table:style-name="ce1">
            <text:p>1.367487</text:p>
          </table:table-cell>
          <table:table-cell table:number-columns-repeated="16381"/>
        </table:table-row>
        <table:table-row table:style-name="ro1">
          <table:table-cell office:value-type="float" office:value="59600" table:style-name="ce1">
            <text:p>59600</text:p>
          </table:table-cell>
          <table:table-cell office:value-type="float" office:value="4.3750000000000004E-3" table:style-name="ce1">
            <text:p>0.004375</text:p>
          </table:table-cell>
          <table:table-cell office:value-type="float" office:value="1.3722099999999999" table:style-name="ce1">
            <text:p>1.37221</text:p>
          </table:table-cell>
          <table:table-cell table:number-columns-repeated="16381"/>
        </table:table-row>
        <table:table-row table:style-name="ro1">
          <table:table-cell office:value-type="float" office:value="59700" table:style-name="ce1">
            <text:p>59700</text:p>
          </table:table-cell>
          <table:table-cell office:value-type="float" office:value="4.3930000000000002E-3" table:style-name="ce1">
            <text:p>0.004393</text:p>
          </table:table-cell>
          <table:table-cell office:value-type="float" office:value="1.377008" table:style-name="ce1">
            <text:p>1.377008</text:p>
          </table:table-cell>
          <table:table-cell table:number-columns-repeated="16381"/>
        </table:table-row>
        <table:table-row table:style-name="ro1">
          <table:table-cell office:value-type="float" office:value="59800" table:style-name="ce1">
            <text:p>59800</text:p>
          </table:table-cell>
          <table:table-cell office:value-type="float" office:value="4.3810000000000003E-3" table:style-name="ce1">
            <text:p>0.004381</text:p>
          </table:table-cell>
          <table:table-cell office:value-type="float" office:value="1.382773" table:style-name="ce1">
            <text:p>1.382773</text:p>
          </table:table-cell>
          <table:table-cell table:number-columns-repeated="16381"/>
        </table:table-row>
        <table:table-row table:style-name="ro1">
          <table:table-cell office:value-type="float" office:value="59900" table:style-name="ce1">
            <text:p>59900</text:p>
          </table:table-cell>
          <table:table-cell office:value-type="float" office:value="4.3899999999999998E-3" table:style-name="ce1">
            <text:p>0.00439</text:p>
          </table:table-cell>
          <table:table-cell office:value-type="float" office:value="1.386911" table:style-name="ce1">
            <text:p>1.386911</text:p>
          </table:table-cell>
          <table:table-cell table:number-columns-repeated="16381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4.398E-3" table:style-name="ce1">
            <text:p>0.004398</text:p>
          </table:table-cell>
          <table:table-cell office:value-type="float" office:value="1.3912610000000001" table:style-name="ce1">
            <text:p>1.391261</text:p>
          </table:table-cell>
          <table:table-cell table:number-columns-repeated="16381"/>
        </table:table-row>
        <table:table-row table:style-name="ro1">
          <table:table-cell office:value-type="float" office:value="60100" table:style-name="ce1">
            <text:p>60100</text:p>
          </table:table-cell>
          <table:table-cell office:value-type="float" office:value="4.4010000000000004E-3" table:style-name="ce1">
            <text:p>0.004401</text:p>
          </table:table-cell>
          <table:table-cell office:value-type="float" office:value="1.398325" table:style-name="ce1">
            <text:p>1.398325</text:p>
          </table:table-cell>
          <table:table-cell table:number-columns-repeated="16381"/>
        </table:table-row>
        <table:table-row table:style-name="ro1">
          <table:table-cell office:value-type="float" office:value="60200" table:style-name="ce1">
            <text:p>60200</text:p>
          </table:table-cell>
          <table:table-cell office:value-type="float" office:value="4.4219999999999997E-3" table:style-name="ce1">
            <text:p>0.004422</text:p>
          </table:table-cell>
          <table:table-cell office:value-type="float" office:value="1.400633" table:style-name="ce1">
            <text:p>1.400633</text:p>
          </table:table-cell>
          <table:table-cell table:number-columns-repeated="16381"/>
        </table:table-row>
        <table:table-row table:style-name="ro1">
          <table:table-cell office:value-type="float" office:value="60300" table:style-name="ce1">
            <text:p>6030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1.4055740000000001" table:style-name="ce1">
            <text:p>1.405574</text:p>
          </table:table-cell>
          <table:table-cell table:number-columns-repeated="16381"/>
        </table:table-row>
        <table:table-row table:style-name="ro1">
          <table:table-cell office:value-type="float" office:value="60400" table:style-name="ce1">
            <text:p>60400</text:p>
          </table:table-cell>
          <table:table-cell office:value-type="float" office:value="4.4419999999999998E-3" table:style-name="ce1">
            <text:p>0.004442</text:p>
          </table:table-cell>
          <table:table-cell office:value-type="float" office:value="1.4112119999999999" table:style-name="ce1">
            <text:p>1.411212</text:p>
          </table:table-cell>
          <table:table-cell table:number-columns-repeated="16381"/>
        </table:table-row>
        <table:table-row table:style-name="ro1">
          <table:table-cell office:value-type="float" office:value="60500" table:style-name="ce1">
            <text:p>60500</text:p>
          </table:table-cell>
          <table:table-cell office:value-type="float" office:value="4.4279999999999996E-3" table:style-name="ce1">
            <text:p>0.004428</text:p>
          </table:table-cell>
          <table:table-cell office:value-type="float" office:value="1.4166939999999999" table:style-name="ce1">
            <text:p>1.416694</text:p>
          </table:table-cell>
          <table:table-cell table:number-columns-repeated="16381"/>
        </table:table-row>
        <table:table-row table:style-name="ro1">
          <table:table-cell office:value-type="float" office:value="60600" table:style-name="ce1">
            <text:p>60600</text:p>
          </table:table-cell>
          <table:table-cell office:value-type="float" office:value="4.4359999999999998E-3" table:style-name="ce1">
            <text:p>0.004436</text:p>
          </table:table-cell>
          <table:table-cell office:value-type="float" office:value="1.420083" table:style-name="ce1">
            <text:p>1.420083</text:p>
          </table:table-cell>
          <table:table-cell table:number-columns-repeated="16381"/>
        </table:table-row>
        <table:table-row table:style-name="ro1">
          <table:table-cell office:value-type="float" office:value="60700" table:style-name="ce1">
            <text:p>60700</text:p>
          </table:table-cell>
          <table:table-cell office:value-type="float" office:value="4.4390000000000002E-3" table:style-name="ce1">
            <text:p>0.004439</text:p>
          </table:table-cell>
          <table:table-cell office:value-type="float" office:value="1.426814" table:style-name="ce1">
            <text:p>1.426814</text:p>
          </table:table-cell>
          <table:table-cell table:number-columns-repeated="16381"/>
        </table:table-row>
        <table:table-row table:style-name="ro1">
          <table:table-cell office:value-type="float" office:value="60800" table:style-name="ce1">
            <text:p>60800</text:p>
          </table:table-cell>
          <table:table-cell office:value-type="float" office:value="4.4460000000000003E-3" table:style-name="ce1">
            <text:p>0.004446</text:p>
          </table:table-cell>
          <table:table-cell office:value-type="float" office:value="1.431049" table:style-name="ce1">
            <text:p>1.431049</text:p>
          </table:table-cell>
          <table:table-cell table:number-columns-repeated="16381"/>
        </table:table-row>
        <table:table-row table:style-name="ro1">
          <table:table-cell office:value-type="float" office:value="60900" table:style-name="ce1">
            <text:p>60900</text:p>
          </table:table-cell>
          <table:table-cell office:value-type="float" office:value="4.444E-3" table:style-name="ce1">
            <text:p>0.004444</text:p>
          </table:table-cell>
          <table:table-cell office:value-type="float" office:value="1.434712" table:style-name="ce1">
            <text:p>1.434712</text:p>
          </table:table-cell>
          <table:table-cell table:number-columns-repeated="16381"/>
        </table:table-row>
        <table:table-row table:style-name="ro1">
          <table:table-cell office:value-type="float" office:value="61000" table:style-name="ce1">
            <text:p>61000</text:p>
          </table:table-cell>
          <table:table-cell office:value-type="float" office:value="4.4479999999999997E-3" table:style-name="ce1">
            <text:p>0.004448</text:p>
          </table:table-cell>
          <table:table-cell office:value-type="float" office:value="1.4397690000000001" table:style-name="ce1">
            <text:p>1.439769</text:p>
          </table:table-cell>
          <table:table-cell table:number-columns-repeated="16381"/>
        </table:table-row>
        <table:table-row table:style-name="ro1">
          <table:table-cell office:value-type="float" office:value="61100" table:style-name="ce1">
            <text:p>61100</text:p>
          </table:table-cell>
          <table:table-cell office:value-type="float" office:value="4.4479999999999997E-3" table:style-name="ce1">
            <text:p>0.004448</text:p>
          </table:table-cell>
          <table:table-cell office:value-type="float" office:value="1.4467110000000001" table:style-name="ce1">
            <text:p>1.446711</text:p>
          </table:table-cell>
          <table:table-cell table:number-columns-repeated="16381"/>
        </table:table-row>
        <table:table-row table:style-name="ro1">
          <table:table-cell office:value-type="float" office:value="61200" table:style-name="ce1">
            <text:p>61200</text:p>
          </table:table-cell>
          <table:table-cell office:value-type="float" office:value="4.4580000000000002E-3" table:style-name="ce1">
            <text:p>0.004458</text:p>
          </table:table-cell>
          <table:table-cell office:value-type="float" office:value="1.4492700000000001" table:style-name="ce1">
            <text:p>1.44927</text:p>
          </table:table-cell>
          <table:table-cell table:number-columns-repeated="16381"/>
        </table:table-row>
        <table:table-row table:style-name="ro1">
          <table:table-cell office:value-type="float" office:value="61300" table:style-name="ce1">
            <text:p>61300</text:p>
          </table:table-cell>
          <table:table-cell office:value-type="float" office:value="4.4549999999999998E-3" table:style-name="ce1">
            <text:p>0.004455</text:p>
          </table:table-cell>
          <table:table-cell office:value-type="float" office:value="1.4570050000000001" table:style-name="ce1">
            <text:p>1.457005</text:p>
          </table:table-cell>
          <table:table-cell table:number-columns-repeated="16381"/>
        </table:table-row>
        <table:table-row table:style-name="ro1">
          <table:table-cell office:value-type="float" office:value="61400" table:style-name="ce1">
            <text:p>61400</text:p>
          </table:table-cell>
          <table:table-cell office:value-type="float" office:value="4.4819999999999999E-3" table:style-name="ce1">
            <text:p>0.004482</text:p>
          </table:table-cell>
          <table:table-cell office:value-type="float" office:value="1.460099" table:style-name="ce1">
            <text:p>1.460099</text:p>
          </table:table-cell>
          <table:table-cell table:number-columns-repeated="16381"/>
        </table:table-row>
        <table:table-row table:style-name="ro1">
          <table:table-cell office:value-type="float" office:value="61500" table:style-name="ce1">
            <text:p>61500</text:p>
          </table:table-cell>
          <table:table-cell office:value-type="float" office:value="4.4749999999999998E-3" table:style-name="ce1">
            <text:p>0.004475</text:p>
          </table:table-cell>
          <table:table-cell office:value-type="float" office:value="1.465889" table:style-name="ce1">
            <text:p>1.465889</text:p>
          </table:table-cell>
          <table:table-cell table:number-columns-repeated="16381"/>
        </table:table-row>
        <table:table-row table:style-name="ro1">
          <table:table-cell office:value-type="float" office:value="61600" table:style-name="ce1">
            <text:p>61600</text:p>
          </table:table-cell>
          <table:table-cell office:value-type="float" office:value="4.5339999999999998E-3" table:style-name="ce1">
            <text:p>0.004534</text:p>
          </table:table-cell>
          <table:table-cell office:value-type="float" office:value="1.4695780000000001" table:style-name="ce1">
            <text:p>1.469578</text:p>
          </table:table-cell>
          <table:table-cell table:number-columns-repeated="16381"/>
        </table:table-row>
        <table:table-row table:style-name="ro1">
          <table:table-cell office:value-type="float" office:value="61700" table:style-name="ce1">
            <text:p>61700</text:p>
          </table:table-cell>
          <table:table-cell office:value-type="float" office:value="4.4990000000000004E-3" table:style-name="ce1">
            <text:p>0.004499</text:p>
          </table:table-cell>
          <table:table-cell office:value-type="float" office:value="1.4806950000000001" table:style-name="ce1">
            <text:p>1.480695</text:p>
          </table:table-cell>
          <table:table-cell table:number-columns-repeated="16381"/>
        </table:table-row>
        <table:table-row table:style-name="ro1">
          <table:table-cell office:value-type="float" office:value="61800" table:style-name="ce1">
            <text:p>61800</text:p>
          </table:table-cell>
          <table:table-cell office:value-type="float" office:value="4.5009999999999998E-3" table:style-name="ce1">
            <text:p>0.004501</text:p>
          </table:table-cell>
          <table:table-cell office:value-type="float" office:value="1.47909" table:style-name="ce1">
            <text:p>1.47909</text:p>
          </table:table-cell>
          <table:table-cell table:number-columns-repeated="16381"/>
        </table:table-row>
        <table:table-row table:style-name="ro1">
          <table:table-cell office:value-type="float" office:value="61900" table:style-name="ce1">
            <text:p>61900</text:p>
          </table:table-cell>
          <table:table-cell office:value-type="float" office:value="4.5240000000000002E-3" table:style-name="ce1">
            <text:p>0.004524</text:p>
          </table:table-cell>
          <table:table-cell office:value-type="float" office:value="1.48458" table:style-name="ce1">
            <text:p>1.48458</text:p>
          </table:table-cell>
          <table:table-cell table:number-columns-repeated="16381"/>
        </table:table-row>
        <table:table-row table:style-name="ro1">
          <table:table-cell office:value-type="float" office:value="62000" table:style-name="ce1">
            <text:p>62000</text:p>
          </table:table-cell>
          <table:table-cell office:value-type="float" office:value="4.5630000000000002E-3" table:style-name="ce1">
            <text:p>0.004563</text:p>
          </table:table-cell>
          <table:table-cell office:value-type="float" office:value="1.4917549999999999" table:style-name="ce1">
            <text:p>1.491755</text:p>
          </table:table-cell>
          <table:table-cell table:number-columns-repeated="16381"/>
        </table:table-row>
        <table:table-row table:style-name="ro1">
          <table:table-cell office:value-type="float" office:value="62100" table:style-name="ce1">
            <text:p>62100</text:p>
          </table:table-cell>
          <table:table-cell office:value-type="float" office:value="4.5389999999999996E-3" table:style-name="ce1">
            <text:p>0.004539</text:p>
          </table:table-cell>
          <table:table-cell office:value-type="float" office:value="1.4944360000000001" table:style-name="ce1">
            <text:p>1.494436</text:p>
          </table:table-cell>
          <table:table-cell table:number-columns-repeated="16381"/>
        </table:table-row>
        <table:table-row table:style-name="ro1">
          <table:table-cell office:value-type="float" office:value="62200" table:style-name="ce1">
            <text:p>62200</text:p>
          </table:table-cell>
          <table:table-cell office:value-type="float" office:value="4.5570000000000003E-3" table:style-name="ce1">
            <text:p>0.004557</text:p>
          </table:table-cell>
          <table:table-cell office:value-type="float" office:value="1.503115" table:style-name="ce1">
            <text:p>1.503115</text:p>
          </table:table-cell>
          <table:table-cell table:number-columns-repeated="16381"/>
        </table:table-row>
        <table:table-row table:style-name="ro1">
          <table:table-cell office:value-type="float" office:value="62300" table:style-name="ce1">
            <text:p>62300</text:p>
          </table:table-cell>
          <table:table-cell office:value-type="float" office:value="4.5500000000000002E-3" table:style-name="ce1">
            <text:p>0.00455</text:p>
          </table:table-cell>
          <table:table-cell office:value-type="float" office:value="1.5091270000000001" table:style-name="ce1">
            <text:p>1.509127</text:p>
          </table:table-cell>
          <table:table-cell table:number-columns-repeated="16381"/>
        </table:table-row>
        <table:table-row table:style-name="ro1">
          <table:table-cell office:value-type="float" office:value="62400" table:style-name="ce1">
            <text:p>62400</text:p>
          </table:table-cell>
          <table:table-cell office:value-type="float" office:value="4.5770000000000003E-3" table:style-name="ce1">
            <text:p>0.004577</text:p>
          </table:table-cell>
          <table:table-cell office:value-type="float" office:value="1.510859" table:style-name="ce1">
            <text:p>1.510859</text:p>
          </table:table-cell>
          <table:table-cell table:number-columns-repeated="16381"/>
        </table:table-row>
        <table:table-row table:style-name="ro1">
          <table:table-cell office:value-type="float" office:value="62500" table:style-name="ce1">
            <text:p>62500</text:p>
          </table:table-cell>
          <table:table-cell office:value-type="float" office:value="4.5729999999999998E-3" table:style-name="ce1">
            <text:p>0.004573</text:p>
          </table:table-cell>
          <table:table-cell office:value-type="float" office:value="1.517673" table:style-name="ce1">
            <text:p>1.517673</text:p>
          </table:table-cell>
          <table:table-cell table:number-columns-repeated="16381"/>
        </table:table-row>
        <table:table-row table:style-name="ro1">
          <table:table-cell office:value-type="float" office:value="62600" table:style-name="ce1">
            <text:p>62600</text:p>
          </table:table-cell>
          <table:table-cell office:value-type="float" office:value="4.6119999999999998E-3" table:style-name="ce1">
            <text:p>0.004612</text:p>
          </table:table-cell>
          <table:table-cell office:value-type="float" office:value="1.5209630000000001" table:style-name="ce1">
            <text:p>1.520963</text:p>
          </table:table-cell>
          <table:table-cell table:number-columns-repeated="16381"/>
        </table:table-row>
        <table:table-row table:style-name="ro1">
          <table:table-cell office:value-type="float" office:value="62700" table:style-name="ce1">
            <text:p>62700</text:p>
          </table:table-cell>
          <table:table-cell office:value-type="float" office:value="4.6010000000000001E-3" table:style-name="ce1">
            <text:p>0.004601</text:p>
          </table:table-cell>
          <table:table-cell office:value-type="float" office:value="1.526861" table:style-name="ce1">
            <text:p>1.526861</text:p>
          </table:table-cell>
          <table:table-cell table:number-columns-repeated="16381"/>
        </table:table-row>
        <table:table-row table:style-name="ro1">
          <table:table-cell office:value-type="float" office:value="62800" table:style-name="ce1">
            <text:p>62800</text:p>
          </table:table-cell>
          <table:table-cell office:value-type="float" office:value="4.6090000000000002E-3" table:style-name="ce1">
            <text:p>0.004609</text:p>
          </table:table-cell>
          <table:table-cell office:value-type="float" office:value="1.5296110000000001" table:style-name="ce1">
            <text:p>1.529611</text:p>
          </table:table-cell>
          <table:table-cell table:number-columns-repeated="16381"/>
        </table:table-row>
        <table:table-row table:style-name="ro1">
          <table:table-cell office:value-type="float" office:value="62900" table:style-name="ce1">
            <text:p>62900</text:p>
          </table:table-cell>
          <table:table-cell office:value-type="float" office:value="4.607E-3" table:style-name="ce1">
            <text:p>0.004607</text:p>
          </table:table-cell>
          <table:table-cell office:value-type="float" office:value="1.5405880000000001" table:style-name="ce1">
            <text:p>1.540588</text:p>
          </table:table-cell>
          <table:table-cell table:number-columns-repeated="16381"/>
        </table:table-row>
        <table:table-row table:style-name="ro1">
          <table:table-cell office:value-type="float" office:value="63000" table:style-name="ce1">
            <text:p>63000</text:p>
          </table:table-cell>
          <table:table-cell office:value-type="float" office:value="4.6109999999999996E-3" table:style-name="ce1">
            <text:p>0.004611</text:p>
          </table:table-cell>
          <table:table-cell office:value-type="float" office:value="1.5419799999999999" table:style-name="ce1">
            <text:p>1.54198</text:p>
          </table:table-cell>
          <table:table-cell table:number-columns-repeated="16381"/>
        </table:table-row>
        <table:table-row table:style-name="ro1">
          <table:table-cell office:value-type="float" office:value="63100" table:style-name="ce1">
            <text:p>63100</text:p>
          </table:table-cell>
          <table:table-cell office:value-type="float" office:value="4.6230000000000004E-3" table:style-name="ce1">
            <text:p>0.004623</text:p>
          </table:table-cell>
          <table:table-cell office:value-type="float" office:value="1.550529" table:style-name="ce1">
            <text:p>1.550529</text:p>
          </table:table-cell>
          <table:table-cell table:number-columns-repeated="16381"/>
        </table:table-row>
        <table:table-row table:style-name="ro1">
          <table:table-cell office:value-type="float" office:value="63200" table:style-name="ce1">
            <text:p>63200</text:p>
          </table:table-cell>
          <table:table-cell office:value-type="float" office:value="4.6620000000000003E-3" table:style-name="ce1">
            <text:p>0.004662</text:p>
          </table:table-cell>
          <table:table-cell office:value-type="float" office:value="1.5555129999999999" table:style-name="ce1">
            <text:p>1.555513</text:p>
          </table:table-cell>
          <table:table-cell table:number-columns-repeated="16381"/>
        </table:table-row>
        <table:table-row table:style-name="ro1">
          <table:table-cell office:value-type="float" office:value="63300" table:style-name="ce1">
            <text:p>63300</text:p>
          </table:table-cell>
          <table:table-cell office:value-type="float" office:value="4.6420000000000003E-3" table:style-name="ce1">
            <text:p>0.004642</text:p>
          </table:table-cell>
          <table:table-cell office:value-type="float" office:value="1.55542" table:style-name="ce1">
            <text:p>1.55542</text:p>
          </table:table-cell>
          <table:table-cell table:number-columns-repeated="16381"/>
        </table:table-row>
        <table:table-row table:style-name="ro1">
          <table:table-cell office:value-type="float" office:value="63400" table:style-name="ce1">
            <text:p>63400</text:p>
          </table:table-cell>
          <table:table-cell office:value-type="float" office:value="4.646E-3" table:style-name="ce1">
            <text:p>0.004646</text:p>
          </table:table-cell>
          <table:table-cell office:value-type="float" office:value="1.560743" table:style-name="ce1">
            <text:p>1.560743</text:p>
          </table:table-cell>
          <table:table-cell table:number-columns-repeated="16381"/>
        </table:table-row>
        <table:table-row table:style-name="ro1">
          <table:table-cell office:value-type="float" office:value="63500" table:style-name="ce1">
            <text:p>63500</text:p>
          </table:table-cell>
          <table:table-cell office:value-type="float" office:value="4.6490000000000004E-3" table:style-name="ce1">
            <text:p>0.004649</text:p>
          </table:table-cell>
          <table:table-cell office:value-type="float" office:value="1.568055" table:style-name="ce1">
            <text:p>1.568055</text:p>
          </table:table-cell>
          <table:table-cell table:number-columns-repeated="16381"/>
        </table:table-row>
        <table:table-row table:style-name="ro1">
          <table:table-cell office:value-type="float" office:value="63600" table:style-name="ce1">
            <text:p>63600</text:p>
          </table:table-cell>
          <table:table-cell office:value-type="float" office:value="4.6569999999999997E-3" table:style-name="ce1">
            <text:p>0.004657</text:p>
          </table:table-cell>
          <table:table-cell office:value-type="float" office:value="1.5740479999999999" table:style-name="ce1">
            <text:p>1.574048</text:p>
          </table:table-cell>
          <table:table-cell table:number-columns-repeated="16381"/>
        </table:table-row>
        <table:table-row table:style-name="ro1">
          <table:table-cell office:value-type="float" office:value="63700" table:style-name="ce1">
            <text:p>63700</text:p>
          </table:table-cell>
          <table:table-cell office:value-type="float" office:value="4.6730000000000001E-3" table:style-name="ce1">
            <text:p>0.004673</text:p>
          </table:table-cell>
          <table:table-cell office:value-type="float" office:value="1.5770439999999999" table:style-name="ce1">
            <text:p>1.577044</text:p>
          </table:table-cell>
          <table:table-cell table:number-columns-repeated="16381"/>
        </table:table-row>
        <table:table-row table:style-name="ro1">
          <table:table-cell office:value-type="float" office:value="63800" table:style-name="ce1">
            <text:p>63800</text:p>
          </table:table-cell>
          <table:table-cell office:value-type="float" office:value="4.6930000000000001E-3" table:style-name="ce1">
            <text:p>0.004693</text:p>
          </table:table-cell>
          <table:table-cell office:value-type="float" office:value="1.5808310000000001" table:style-name="ce1">
            <text:p>1.580831</text:p>
          </table:table-cell>
          <table:table-cell table:number-columns-repeated="16381"/>
        </table:table-row>
        <table:table-row table:style-name="ro1">
          <table:table-cell office:value-type="float" office:value="63900" table:style-name="ce1">
            <text:p>63900</text:p>
          </table:table-cell>
          <table:table-cell office:value-type="float" office:value="4.6810000000000003E-3" table:style-name="ce1">
            <text:p>0.004681</text:p>
          </table:table-cell>
          <table:table-cell office:value-type="float" office:value="1.5859019999999999" table:style-name="ce1">
            <text:p>1.585902</text:p>
          </table:table-cell>
          <table:table-cell table:number-columns-repeated="16381"/>
        </table:table-row>
        <table:table-row table:style-name="ro1">
          <table:table-cell office:value-type="float" office:value="64000" table:style-name="ce1">
            <text:p>64000</text:p>
          </table:table-cell>
          <table:table-cell office:value-type="float" office:value="4.6909999999999999E-3" table:style-name="ce1">
            <text:p>0.004691</text:p>
          </table:table-cell>
          <table:table-cell office:value-type="float" office:value="1.59277" table:style-name="ce1">
            <text:p>1.59277</text:p>
          </table:table-cell>
          <table:table-cell table:number-columns-repeated="16381"/>
        </table:table-row>
        <table:table-row table:style-name="ro1">
          <table:table-cell office:value-type="float" office:value="64100" table:style-name="ce1">
            <text:p>64100</text:p>
          </table:table-cell>
          <table:table-cell office:value-type="float" office:value="4.7000000000000002E-3" table:style-name="ce1">
            <text:p>0.0047</text:p>
          </table:table-cell>
          <table:table-cell office:value-type="float" office:value="1.596679" table:style-name="ce1">
            <text:p>1.596679</text:p>
          </table:table-cell>
          <table:table-cell table:number-columns-repeated="16381"/>
        </table:table-row>
        <table:table-row table:style-name="ro1">
          <table:table-cell office:value-type="float" office:value="64200" table:style-name="ce1">
            <text:p>64200</text:p>
          </table:table-cell>
          <table:table-cell office:value-type="float" office:value="4.7060000000000001E-3" table:style-name="ce1">
            <text:p>0.004706</text:p>
          </table:table-cell>
          <table:table-cell office:value-type="float" office:value="1.6008500000000001" table:style-name="ce1">
            <text:p>1.60085</text:p>
          </table:table-cell>
          <table:table-cell table:number-columns-repeated="16381"/>
        </table:table-row>
        <table:table-row table:style-name="ro1">
          <table:table-cell office:value-type="float" office:value="64300" table:style-name="ce1">
            <text:p>64300</text:p>
          </table:table-cell>
          <table:table-cell office:value-type="float" office:value="4.7219999999999996E-3" table:style-name="ce1">
            <text:p>0.004722</text:p>
          </table:table-cell>
          <table:table-cell office:value-type="float" office:value="1.6125350000000001" table:style-name="ce1">
            <text:p>1.612535</text:p>
          </table:table-cell>
          <table:table-cell table:number-columns-repeated="16381"/>
        </table:table-row>
        <table:table-row table:style-name="ro1">
          <table:table-cell office:value-type="float" office:value="64400" table:style-name="ce1">
            <text:p>64400</text:p>
          </table:table-cell>
          <table:table-cell office:value-type="float" office:value="4.725E-3" table:style-name="ce1">
            <text:p>0.004725</text:p>
          </table:table-cell>
          <table:table-cell office:value-type="float" office:value="1.6131899999999999" table:style-name="ce1">
            <text:p>1.61319</text:p>
          </table:table-cell>
          <table:table-cell table:number-columns-repeated="16381"/>
        </table:table-row>
        <table:table-row table:style-name="ro1">
          <table:table-cell office:value-type="float" office:value="64500" table:style-name="ce1">
            <text:p>64500</text:p>
          </table:table-cell>
          <table:table-cell office:value-type="float" office:value="4.738E-3" table:style-name="ce1">
            <text:p>0.004738</text:p>
          </table:table-cell>
          <table:table-cell office:value-type="float" office:value="1.616017" table:style-name="ce1">
            <text:p>1.616017</text:p>
          </table:table-cell>
          <table:table-cell table:number-columns-repeated="16381"/>
        </table:table-row>
        <table:table-row table:style-name="ro1">
          <table:table-cell office:value-type="float" office:value="64600" table:style-name="ce1">
            <text:p>64600</text:p>
          </table:table-cell>
          <table:table-cell office:value-type="float" office:value="4.7239999999999999E-3" table:style-name="ce1">
            <text:p>0.004724</text:p>
          </table:table-cell>
          <table:table-cell office:value-type="float" office:value="1.6231199999999999" table:style-name="ce1">
            <text:p>1.62312</text:p>
          </table:table-cell>
          <table:table-cell table:number-columns-repeated="16381"/>
        </table:table-row>
        <table:table-row table:style-name="ro1">
          <table:table-cell office:value-type="float" office:value="64700" table:style-name="ce1">
            <text:p>64700</text:p>
          </table:table-cell>
          <table:table-cell office:value-type="float" office:value="4.7460000000000002E-3" table:style-name="ce1">
            <text:p>0.004746</text:p>
          </table:table-cell>
          <table:table-cell office:value-type="float" office:value="1.6270929999999999" table:style-name="ce1">
            <text:p>1.627093</text:p>
          </table:table-cell>
          <table:table-cell table:number-columns-repeated="16381"/>
        </table:table-row>
        <table:table-row table:style-name="ro1">
          <table:table-cell office:value-type="float" office:value="64800" table:style-name="ce1">
            <text:p>64800</text:p>
          </table:table-cell>
          <table:table-cell office:value-type="float" office:value="4.7739999999999996E-3" table:style-name="ce1">
            <text:p>0.004774</text:p>
          </table:table-cell>
          <table:table-cell office:value-type="float" office:value="1.6355850000000001" table:style-name="ce1">
            <text:p>1.635585</text:p>
          </table:table-cell>
          <table:table-cell table:number-columns-repeated="16381"/>
        </table:table-row>
        <table:table-row table:style-name="ro1">
          <table:table-cell office:value-type="float" office:value="64900" table:style-name="ce1">
            <text:p>64900</text:p>
          </table:table-cell>
          <table:table-cell office:value-type="float" office:value="4.7650000000000001E-3" table:style-name="ce1">
            <text:p>0.004765</text:p>
          </table:table-cell>
          <table:table-cell office:value-type="float" office:value="1.636619" table:style-name="ce1">
            <text:p>1.636619</text:p>
          </table:table-cell>
          <table:table-cell table:number-columns-repeated="16381"/>
        </table:table-row>
        <table:table-row table:style-name="ro1">
          <table:table-cell office:value-type="float" office:value="65000" table:style-name="ce1">
            <text:p>65000</text:p>
          </table:table-cell>
          <table:table-cell office:value-type="float" office:value="4.7549999999999997E-3" table:style-name="ce1">
            <text:p>0.004755</text:p>
          </table:table-cell>
          <table:table-cell office:value-type="float" office:value="1.6427639999999999" table:style-name="ce1">
            <text:p>1.642764</text:p>
          </table:table-cell>
          <table:table-cell table:number-columns-repeated="16381"/>
        </table:table-row>
        <table:table-row table:style-name="ro1">
          <table:table-cell office:value-type="float" office:value="65100" table:style-name="ce1">
            <text:p>65100</text:p>
          </table:table-cell>
          <table:table-cell office:value-type="float" office:value="4.7619999999999997E-3" table:style-name="ce1">
            <text:p>0.004762</text:p>
          </table:table-cell>
          <table:table-cell office:value-type="float" office:value="1.6512899999999999" table:style-name="ce1">
            <text:p>1.65129</text:p>
          </table:table-cell>
          <table:table-cell table:number-columns-repeated="16381"/>
        </table:table-row>
        <table:table-row table:style-name="ro1">
          <table:table-cell office:value-type="float" office:value="65200" table:style-name="ce1">
            <text:p>65200</text:p>
          </table:table-cell>
          <table:table-cell office:value-type="float" office:value="4.7619999999999997E-3" table:style-name="ce1">
            <text:p>0.004762</text:p>
          </table:table-cell>
          <table:table-cell office:value-type="float" office:value="1.6547050000000001" table:style-name="ce1">
            <text:p>1.654705</text:p>
          </table:table-cell>
          <table:table-cell table:number-columns-repeated="16381"/>
        </table:table-row>
        <table:table-row table:style-name="ro1">
          <table:table-cell office:value-type="float" office:value="65300" table:style-name="ce1">
            <text:p>65300</text:p>
          </table:table-cell>
          <table:table-cell office:value-type="float" office:value="4.7730000000000003E-3" table:style-name="ce1">
            <text:p>0.004773</text:p>
          </table:table-cell>
          <table:table-cell office:value-type="float" office:value="1.660134" table:style-name="ce1">
            <text:p>1.660134</text:p>
          </table:table-cell>
          <table:table-cell table:number-columns-repeated="16381"/>
        </table:table-row>
        <table:table-row table:style-name="ro1">
          <table:table-cell office:value-type="float" office:value="65400" table:style-name="ce1">
            <text:p>65400</text:p>
          </table:table-cell>
          <table:table-cell office:value-type="float" office:value="4.8349999999999999E-3" table:style-name="ce1">
            <text:p>0.004835</text:p>
          </table:table-cell>
          <table:table-cell office:value-type="float" office:value="1.6669240000000001" table:style-name="ce1">
            <text:p>1.666924</text:p>
          </table:table-cell>
          <table:table-cell table:number-columns-repeated="16381"/>
        </table:table-row>
        <table:table-row table:style-name="ro1">
          <table:table-cell office:value-type="float" office:value="65500" table:style-name="ce1">
            <text:p>65500</text:p>
          </table:table-cell>
          <table:table-cell office:value-type="float" office:value="4.7939999999999997E-3" table:style-name="ce1">
            <text:p>0.004794</text:p>
          </table:table-cell>
          <table:table-cell office:value-type="float" office:value="1.670706" table:style-name="ce1">
            <text:p>1.670706</text:p>
          </table:table-cell>
          <table:table-cell table:number-columns-repeated="16381"/>
        </table:table-row>
        <table:table-row table:style-name="ro1">
          <table:table-cell office:value-type="float" office:value="65600" table:style-name="ce1">
            <text:p>65600</text:p>
          </table:table-cell>
          <table:table-cell office:value-type="float" office:value="4.797E-3" table:style-name="ce1">
            <text:p>0.004797</text:p>
          </table:table-cell>
          <table:table-cell office:value-type="float" office:value="1.6727430000000001" table:style-name="ce1">
            <text:p>1.672743</text:p>
          </table:table-cell>
          <table:table-cell table:number-columns-repeated="16381"/>
        </table:table-row>
        <table:table-row table:style-name="ro1">
          <table:table-cell office:value-type="float" office:value="65700" table:style-name="ce1">
            <text:p>65700</text:p>
          </table:table-cell>
          <table:table-cell office:value-type="float" office:value="4.8139999999999997E-3" table:style-name="ce1">
            <text:p>0.004814</text:p>
          </table:table-cell>
          <table:table-cell office:value-type="float" office:value="1.6783349999999999" table:style-name="ce1">
            <text:p>1.678335</text:p>
          </table:table-cell>
          <table:table-cell table:number-columns-repeated="16381"/>
        </table:table-row>
        <table:table-row table:style-name="ro1">
          <table:table-cell office:value-type="float" office:value="65800" table:style-name="ce1">
            <text:p>65800</text:p>
          </table:table-cell>
          <table:table-cell office:value-type="float" office:value="4.8170000000000001E-3" table:style-name="ce1">
            <text:p>0.004817</text:p>
          </table:table-cell>
          <table:table-cell office:value-type="float" office:value="1.6899439999999999" table:style-name="ce1">
            <text:p>1.689944</text:p>
          </table:table-cell>
          <table:table-cell table:number-columns-repeated="16381"/>
        </table:table-row>
        <table:table-row table:style-name="ro1">
          <table:table-cell office:value-type="float" office:value="65900" table:style-name="ce1">
            <text:p>65900</text:p>
          </table:table-cell>
          <table:table-cell office:value-type="float" office:value="4.8370000000000002E-3" table:style-name="ce1">
            <text:p>0.004837</text:p>
          </table:table-cell>
          <table:table-cell office:value-type="float" office:value="1.6879379999999999" table:style-name="ce1">
            <text:p>1.687938</text:p>
          </table:table-cell>
          <table:table-cell table:number-columns-repeated="16381"/>
        </table:table-row>
        <table:table-row table:style-name="ro1">
          <table:table-cell office:value-type="float" office:value="66000" table:style-name="ce1">
            <text:p>66000</text:p>
          </table:table-cell>
          <table:table-cell office:value-type="float" office:value="4.8679999999999999E-3" table:style-name="ce1">
            <text:p>0.004868</text:p>
          </table:table-cell>
          <table:table-cell office:value-type="float" office:value="1.6939200000000001" table:style-name="ce1">
            <text:p>1.69392</text:p>
          </table:table-cell>
          <table:table-cell table:number-columns-repeated="16381"/>
        </table:table-row>
        <table:table-row table:style-name="ro1">
          <table:table-cell office:value-type="float" office:value="66100" table:style-name="ce1">
            <text:p>66100</text:p>
          </table:table-cell>
          <table:table-cell office:value-type="float" office:value="4.8529999999999997E-3" table:style-name="ce1">
            <text:p>0.004853</text:p>
          </table:table-cell>
          <table:table-cell office:value-type="float" office:value="1.698777" table:style-name="ce1">
            <text:p>1.698777</text:p>
          </table:table-cell>
          <table:table-cell table:number-columns-repeated="16381"/>
        </table:table-row>
        <table:table-row table:style-name="ro1">
          <table:table-cell office:value-type="float" office:value="66200" table:style-name="ce1">
            <text:p>66200</text:p>
          </table:table-cell>
          <table:table-cell office:value-type="float" office:value="4.8719999999999996E-3" table:style-name="ce1">
            <text:p>0.004872</text:p>
          </table:table-cell>
          <table:table-cell office:value-type="float" office:value="1.7039690000000001" table:style-name="ce1">
            <text:p>1.703969</text:p>
          </table:table-cell>
          <table:table-cell table:number-columns-repeated="16381"/>
        </table:table-row>
        <table:table-row table:style-name="ro1">
          <table:table-cell office:value-type="float" office:value="66300" table:style-name="ce1">
            <text:p>66300</text:p>
          </table:table-cell>
          <table:table-cell office:value-type="float" office:value="4.8809999999999999E-3" table:style-name="ce1">
            <text:p>0.004881</text:p>
          </table:table-cell>
          <table:table-cell office:value-type="float" office:value="1.710224" table:style-name="ce1">
            <text:p>1.710224</text:p>
          </table:table-cell>
          <table:table-cell table:number-columns-repeated="16381"/>
        </table:table-row>
        <table:table-row table:style-name="ro1">
          <table:table-cell office:value-type="float" office:value="66400" table:style-name="ce1">
            <text:p>66400</text:p>
          </table:table-cell>
          <table:table-cell office:value-type="float" office:value="4.8939999999999999E-3" table:style-name="ce1">
            <text:p>0.004894</text:p>
          </table:table-cell>
          <table:table-cell office:value-type="float" office:value="1.713519" table:style-name="ce1">
            <text:p>1.713519</text:p>
          </table:table-cell>
          <table:table-cell table:number-columns-repeated="16381"/>
        </table:table-row>
        <table:table-row table:style-name="ro1">
          <table:table-cell office:value-type="float" office:value="66500" table:style-name="ce1">
            <text:p>66500</text:p>
          </table:table-cell>
          <table:table-cell office:value-type="float" office:value="4.9059999999999998E-3" table:style-name="ce1">
            <text:p>0.004906</text:p>
          </table:table-cell>
          <table:table-cell office:value-type="float" office:value="1.7191970000000001" table:style-name="ce1">
            <text:p>1.719197</text:p>
          </table:table-cell>
          <table:table-cell table:number-columns-repeated="16381"/>
        </table:table-row>
        <table:table-row table:style-name="ro1">
          <table:table-cell office:value-type="float" office:value="66600" table:style-name="ce1">
            <text:p>66600</text:p>
          </table:table-cell>
          <table:table-cell office:value-type="float" office:value="4.9119999999999997E-3" table:style-name="ce1">
            <text:p>0.004912</text:p>
          </table:table-cell>
          <table:table-cell office:value-type="float" office:value="1.726901" table:style-name="ce1">
            <text:p>1.726901</text:p>
          </table:table-cell>
          <table:table-cell table:number-columns-repeated="16381"/>
        </table:table-row>
        <table:table-row table:style-name="ro1">
          <table:table-cell office:value-type="float" office:value="66700" table:style-name="ce1">
            <text:p>66700</text:p>
          </table:table-cell>
          <table:table-cell office:value-type="float" office:value="4.9049999999999996E-3" table:style-name="ce1">
            <text:p>0.004905</text:p>
          </table:table-cell>
          <table:table-cell office:value-type="float" office:value="1.729363" table:style-name="ce1">
            <text:p>1.729363</text:p>
          </table:table-cell>
          <table:table-cell table:number-columns-repeated="16381"/>
        </table:table-row>
        <table:table-row table:style-name="ro1">
          <table:table-cell office:value-type="float" office:value="66800" table:style-name="ce1">
            <text:p>66800</text:p>
          </table:table-cell>
          <table:table-cell office:value-type="float" office:value="4.927E-3" table:style-name="ce1">
            <text:p>0.004927</text:p>
          </table:table-cell>
          <table:table-cell office:value-type="float" office:value="1.7372080000000001" table:style-name="ce1">
            <text:p>1.737208</text:p>
          </table:table-cell>
          <table:table-cell table:number-columns-repeated="16381"/>
        </table:table-row>
        <table:table-row table:style-name="ro1">
          <table:table-cell office:value-type="float" office:value="66900" table:style-name="ce1">
            <text:p>66900</text:p>
          </table:table-cell>
          <table:table-cell office:value-type="float" office:value="4.9189999999999998E-3" table:style-name="ce1">
            <text:p>0.004919</text:p>
          </table:table-cell>
          <table:table-cell office:value-type="float" office:value="1.74116" table:style-name="ce1">
            <text:p>1.74116</text:p>
          </table:table-cell>
          <table:table-cell table:number-columns-repeated="16381"/>
        </table:table-row>
        <table:table-row table:style-name="ro1">
          <table:table-cell office:value-type="float" office:value="67000" table:style-name="ce1">
            <text:p>67000</text:p>
          </table:table-cell>
          <table:table-cell office:value-type="float" office:value="4.9399999999999999E-3" table:style-name="ce1">
            <text:p>0.00494</text:p>
          </table:table-cell>
          <table:table-cell office:value-type="float" office:value="1.745468" table:style-name="ce1">
            <text:p>1.745468</text:p>
          </table:table-cell>
          <table:table-cell table:number-columns-repeated="16381"/>
        </table:table-row>
        <table:table-row table:style-name="ro1">
          <table:table-cell office:value-type="float" office:value="67100" table:style-name="ce1">
            <text:p>67100</text:p>
          </table:table-cell>
          <table:table-cell office:value-type="float" office:value="5.0159999999999996E-3" table:style-name="ce1">
            <text:p>0.005016</text:p>
          </table:table-cell>
          <table:table-cell office:value-type="float" office:value="1.7550190000000001" table:style-name="ce1">
            <text:p>1.755019</text:p>
          </table:table-cell>
          <table:table-cell table:number-columns-repeated="16381"/>
        </table:table-row>
        <table:table-row table:style-name="ro1">
          <table:table-cell office:value-type="float" office:value="67200" table:style-name="ce1">
            <text:p>67200</text:p>
          </table:table-cell>
          <table:table-cell office:value-type="float" office:value="4.9420000000000002E-3" table:style-name="ce1">
            <text:p>0.004942</text:p>
          </table:table-cell>
          <table:table-cell office:value-type="float" office:value="1.7673509999999999" table:style-name="ce1">
            <text:p>1.767351</text:p>
          </table:table-cell>
          <table:table-cell table:number-columns-repeated="16381"/>
        </table:table-row>
        <table:table-row table:style-name="ro1">
          <table:table-cell office:value-type="float" office:value="67300" table:style-name="ce1">
            <text:p>67300</text:p>
          </table:table-cell>
          <table:table-cell office:value-type="float" office:value="4.9579999999999997E-3" table:style-name="ce1">
            <text:p>0.004958</text:p>
          </table:table-cell>
          <table:table-cell office:value-type="float" office:value="1.762437" table:style-name="ce1">
            <text:p>1.762437</text:p>
          </table:table-cell>
          <table:table-cell table:number-columns-repeated="16381"/>
        </table:table-row>
        <table:table-row table:style-name="ro1">
          <table:table-cell office:value-type="float" office:value="67400" table:style-name="ce1">
            <text:p>67400</text:p>
          </table:table-cell>
          <table:table-cell office:value-type="float" office:value="4.9560000000000003E-3" table:style-name="ce1">
            <text:p>0.004956</text:p>
          </table:table-cell>
          <table:table-cell office:value-type="float" office:value="1.7661169999999999" table:style-name="ce1">
            <text:p>1.766117</text:p>
          </table:table-cell>
          <table:table-cell table:number-columns-repeated="16381"/>
        </table:table-row>
        <table:table-row table:style-name="ro1">
          <table:table-cell office:value-type="float" office:value="67500" table:style-name="ce1">
            <text:p>67500</text:p>
          </table:table-cell>
          <table:table-cell office:value-type="float" office:value="4.9579999999999997E-3" table:style-name="ce1">
            <text:p>0.004958</text:p>
          </table:table-cell>
          <table:table-cell office:value-type="float" office:value="1.784362" table:style-name="ce1">
            <text:p>1.784362</text:p>
          </table:table-cell>
          <table:table-cell table:number-columns-repeated="16381"/>
        </table:table-row>
        <table:table-row table:style-name="ro1">
          <table:table-cell office:value-type="float" office:value="67600" table:style-name="ce1">
            <text:p>67600</text:p>
          </table:table-cell>
          <table:table-cell office:value-type="float" office:value="4.9750000000000003E-3" table:style-name="ce1">
            <text:p>0.004975</text:p>
          </table:table-cell>
          <table:table-cell office:value-type="float" office:value="1.7908329999999999" table:style-name="ce1">
            <text:p>1.790833</text:p>
          </table:table-cell>
          <table:table-cell table:number-columns-repeated="16381"/>
        </table:table-row>
        <table:table-row table:style-name="ro1">
          <table:table-cell office:value-type="float" office:value="67700" table:style-name="ce1">
            <text:p>67700</text:p>
          </table:table-cell>
          <table:table-cell office:value-type="float" office:value="4.9940000000000002E-3" table:style-name="ce1">
            <text:p>0.004994</text:p>
          </table:table-cell>
          <table:table-cell office:value-type="float" office:value="1.7971680000000001" table:style-name="ce1">
            <text:p>1.797168</text:p>
          </table:table-cell>
          <table:table-cell table:number-columns-repeated="16381"/>
        </table:table-row>
        <table:table-row table:style-name="ro1">
          <table:table-cell office:value-type="float" office:value="67800" table:style-name="ce1">
            <text:p>67800</text:p>
          </table:table-cell>
          <table:table-cell office:value-type="float" office:value="4.9909999999999998E-3" table:style-name="ce1">
            <text:p>0.004991</text:p>
          </table:table-cell>
          <table:table-cell office:value-type="float" office:value="1.802127" table:style-name="ce1">
            <text:p>1.802127</text:p>
          </table:table-cell>
          <table:table-cell table:number-columns-repeated="16381"/>
        </table:table-row>
        <table:table-row table:style-name="ro1">
          <table:table-cell office:value-type="float" office:value="67900" table:style-name="ce1">
            <text:p>67900</text:p>
          </table:table-cell>
          <table:table-cell office:value-type="float" office:value="4.9919999999999999E-3" table:style-name="ce1">
            <text:p>0.004992</text:p>
          </table:table-cell>
          <table:table-cell office:value-type="float" office:value="1.808074" table:style-name="ce1">
            <text:p>1.808074</text:p>
          </table:table-cell>
          <table:table-cell table:number-columns-repeated="16381"/>
        </table:table-row>
        <table:table-row table:style-name="ro1">
          <table:table-cell office:value-type="float" office:value="68000" table:style-name="ce1">
            <text:p>68000</text:p>
          </table:table-cell>
          <table:table-cell office:value-type="float" office:value="4.9950000000000003E-3" table:style-name="ce1">
            <text:p>0.004995</text:p>
          </table:table-cell>
          <table:table-cell office:value-type="float" office:value="1.813229" table:style-name="ce1">
            <text:p>1.813229</text:p>
          </table:table-cell>
          <table:table-cell table:number-columns-repeated="16381"/>
        </table:table-row>
        <table:table-row table:style-name="ro1">
          <table:table-cell office:value-type="float" office:value="68100" table:style-name="ce1">
            <text:p>68100</text:p>
          </table:table-cell>
          <table:table-cell office:value-type="float" office:value="5.045E-3" table:style-name="ce1">
            <text:p>0.005045</text:p>
          </table:table-cell>
          <table:table-cell office:value-type="float" office:value="1.819475" table:style-name="ce1">
            <text:p>1.819475</text:p>
          </table:table-cell>
          <table:table-cell table:number-columns-repeated="16381"/>
        </table:table-row>
        <table:table-row table:style-name="ro1">
          <table:table-cell office:value-type="float" office:value="68200" table:style-name="ce1">
            <text:p>68200</text:p>
          </table:table-cell>
          <table:table-cell office:value-type="float" office:value="5.0159999999999996E-3" table:style-name="ce1">
            <text:p>0.005016</text:p>
          </table:table-cell>
          <table:table-cell office:value-type="float" office:value="1.824055" table:style-name="ce1">
            <text:p>1.824055</text:p>
          </table:table-cell>
          <table:table-cell table:number-columns-repeated="16381"/>
        </table:table-row>
        <table:table-row table:style-name="ro1">
          <table:table-cell office:value-type="float" office:value="68300" table:style-name="ce1">
            <text:p>68300</text:p>
          </table:table-cell>
          <table:table-cell office:value-type="float" office:value="5.0330000000000001E-3" table:style-name="ce1">
            <text:p>0.005033</text:p>
          </table:table-cell>
          <table:table-cell office:value-type="float" office:value="1.8298160000000001" table:style-name="ce1">
            <text:p>1.829816</text:p>
          </table:table-cell>
          <table:table-cell table:number-columns-repeated="16381"/>
        </table:table-row>
        <table:table-row table:style-name="ro1">
          <table:table-cell office:value-type="float" office:value="68400" table:style-name="ce1">
            <text:p>68400</text:p>
          </table:table-cell>
          <table:table-cell office:value-type="float" office:value="5.0439999999999999E-3" table:style-name="ce1">
            <text:p>0.005044</text:p>
          </table:table-cell>
          <table:table-cell office:value-type="float" office:value="1.832268" table:style-name="ce1">
            <text:p>1.832268</text:p>
          </table:table-cell>
          <table:table-cell table:number-columns-repeated="16381"/>
        </table:table-row>
        <table:table-row table:style-name="ro1">
          <table:table-cell office:value-type="float" office:value="68500" table:style-name="ce1">
            <text:p>68500</text:p>
          </table:table-cell>
          <table:table-cell office:value-type="float" office:value="5.0359999999999997E-3" table:style-name="ce1">
            <text:p>0.005036</text:p>
          </table:table-cell>
          <table:table-cell office:value-type="float" office:value="1.8258350000000001" table:style-name="ce1">
            <text:p>1.825835</text:p>
          </table:table-cell>
          <table:table-cell table:number-columns-repeated="16381"/>
        </table:table-row>
        <table:table-row table:style-name="ro1">
          <table:table-cell office:value-type="float" office:value="68600" table:style-name="ce1">
            <text:p>68600</text:p>
          </table:table-cell>
          <table:table-cell office:value-type="float" office:value="5.0639999999999999E-3" table:style-name="ce1">
            <text:p>0.005064</text:p>
          </table:table-cell>
          <table:table-cell office:value-type="float" office:value="1.831337" table:style-name="ce1">
            <text:p>1.831337</text:p>
          </table:table-cell>
          <table:table-cell table:number-columns-repeated="16381"/>
        </table:table-row>
        <table:table-row table:style-name="ro1">
          <table:table-cell office:value-type="float" office:value="68700" table:style-name="ce1">
            <text:p>68700</text:p>
          </table:table-cell>
          <table:table-cell office:value-type="float" office:value="5.0600000000000003E-3" table:style-name="ce1">
            <text:p>0.00506</text:p>
          </table:table-cell>
          <table:table-cell office:value-type="float" office:value="1.8432839999999999" table:style-name="ce1">
            <text:p>1.843284</text:p>
          </table:table-cell>
          <table:table-cell table:number-columns-repeated="16381"/>
        </table:table-row>
        <table:table-row table:style-name="ro1">
          <table:table-cell office:value-type="float" office:value="68800" table:style-name="ce1">
            <text:p>68800</text:p>
          </table:table-cell>
          <table:table-cell office:value-type="float" office:value="5.0650000000000001E-3" table:style-name="ce1">
            <text:p>0.005065</text:p>
          </table:table-cell>
          <table:table-cell office:value-type="float" office:value="1.8431310000000001" table:style-name="ce1">
            <text:p>1.843131</text:p>
          </table:table-cell>
          <table:table-cell table:number-columns-repeated="16381"/>
        </table:table-row>
        <table:table-row table:style-name="ro1">
          <table:table-cell office:value-type="float" office:value="68900" table:style-name="ce1">
            <text:p>68900</text:p>
          </table:table-cell>
          <table:table-cell office:value-type="float" office:value="5.0740000000000004E-3" table:style-name="ce1">
            <text:p>0.005074</text:p>
          </table:table-cell>
          <table:table-cell office:value-type="float" office:value="1.849569" table:style-name="ce1">
            <text:p>1.849569</text:p>
          </table:table-cell>
          <table:table-cell table:number-columns-repeated="16381"/>
        </table:table-row>
        <table:table-row table:style-name="ro1">
          <table:table-cell office:value-type="float" office:value="69000" table:style-name="ce1">
            <text:p>69000</text:p>
          </table:table-cell>
          <table:table-cell office:value-type="float" office:value="5.0720000000000001E-3" table:style-name="ce1">
            <text:p>0.005072</text:p>
          </table:table-cell>
          <table:table-cell office:value-type="float" office:value="1.8544389999999999" table:style-name="ce1">
            <text:p>1.854439</text:p>
          </table:table-cell>
          <table:table-cell table:number-columns-repeated="16381"/>
        </table:table-row>
        <table:table-row table:style-name="ro1">
          <table:table-cell office:value-type="float" office:value="69100" table:style-name="ce1">
            <text:p>69100</text:p>
          </table:table-cell>
          <table:table-cell office:value-type="float" office:value="5.0870000000000004E-3" table:style-name="ce1">
            <text:p>0.005087</text:p>
          </table:table-cell>
          <table:table-cell office:value-type="float" office:value="1.8617619999999999" table:style-name="ce1">
            <text:p>1.861762</text:p>
          </table:table-cell>
          <table:table-cell table:number-columns-repeated="16381"/>
        </table:table-row>
        <table:table-row table:style-name="ro1">
          <table:table-cell office:value-type="float" office:value="69200" table:style-name="ce1">
            <text:p>69200</text:p>
          </table:table-cell>
          <table:table-cell office:value-type="float" office:value="5.1339999999999997E-3" table:style-name="ce1">
            <text:p>0.005134</text:p>
          </table:table-cell>
          <table:table-cell office:value-type="float" office:value="1.864015" table:style-name="ce1">
            <text:p>1.864015</text:p>
          </table:table-cell>
          <table:table-cell table:number-columns-repeated="16381"/>
        </table:table-row>
        <table:table-row table:style-name="ro1">
          <table:table-cell office:value-type="float" office:value="69300" table:style-name="ce1">
            <text:p>69300</text:p>
          </table:table-cell>
          <table:table-cell office:value-type="float" office:value="5.084E-3" table:style-name="ce1">
            <text:p>0.005084</text:p>
          </table:table-cell>
          <table:table-cell office:value-type="float" office:value="1.8684860000000001" table:style-name="ce1">
            <text:p>1.868486</text:p>
          </table:table-cell>
          <table:table-cell table:number-columns-repeated="16381"/>
        </table:table-row>
        <table:table-row table:style-name="ro1">
          <table:table-cell office:value-type="float" office:value="69400" table:style-name="ce1">
            <text:p>69400</text:p>
          </table:table-cell>
          <table:table-cell office:value-type="float" office:value="5.0899999999999999E-3" table:style-name="ce1">
            <text:p>0.00509</text:p>
          </table:table-cell>
          <table:table-cell office:value-type="float" office:value="1.8739110000000001" table:style-name="ce1">
            <text:p>1.873911</text:p>
          </table:table-cell>
          <table:table-cell table:number-columns-repeated="16381"/>
        </table:table-row>
        <table:table-row table:style-name="ro1">
          <table:table-cell office:value-type="float" office:value="69500" table:style-name="ce1">
            <text:p>69500</text:p>
          </table:table-cell>
          <table:table-cell office:value-type="float" office:value="5.091E-3" table:style-name="ce1">
            <text:p>0.005091</text:p>
          </table:table-cell>
          <table:table-cell office:value-type="float" office:value="1.8826890000000001" table:style-name="ce1">
            <text:p>1.882689</text:p>
          </table:table-cell>
          <table:table-cell table:number-columns-repeated="16381"/>
        </table:table-row>
        <table:table-row table:style-name="ro1">
          <table:table-cell office:value-type="float" office:value="69600" table:style-name="ce1">
            <text:p>69600</text:p>
          </table:table-cell>
          <table:table-cell office:value-type="float" office:value="5.091E-3" table:style-name="ce1">
            <text:p>0.005091</text:p>
          </table:table-cell>
          <table:table-cell office:value-type="float" office:value="1.884849" table:style-name="ce1">
            <text:p>1.884849</text:p>
          </table:table-cell>
          <table:table-cell table:number-columns-repeated="16381"/>
        </table:table-row>
        <table:table-row table:style-name="ro1">
          <table:table-cell office:value-type="float" office:value="69700" table:style-name="ce1">
            <text:p>69700</text:p>
          </table:table-cell>
          <table:table-cell office:value-type="float" office:value="5.1850000000000004E-3" table:style-name="ce1">
            <text:p>0.005185</text:p>
          </table:table-cell>
          <table:table-cell office:value-type="float" office:value="1.8892530000000001" table:style-name="ce1">
            <text:p>1.889253</text:p>
          </table:table-cell>
          <table:table-cell table:number-columns-repeated="16381"/>
        </table:table-row>
        <table:table-row table:style-name="ro1">
          <table:table-cell office:value-type="float" office:value="69800" table:style-name="ce1">
            <text:p>69800</text:p>
          </table:table-cell>
          <table:table-cell office:value-type="float" office:value="5.1250000000000002E-3" table:style-name="ce1">
            <text:p>0.005125</text:p>
          </table:table-cell>
          <table:table-cell office:value-type="float" office:value="1.8981209999999999" table:style-name="ce1">
            <text:p>1.898121</text:p>
          </table:table-cell>
          <table:table-cell table:number-columns-repeated="16381"/>
        </table:table-row>
        <table:table-row table:style-name="ro1">
          <table:table-cell office:value-type="float" office:value="69900" table:style-name="ce1">
            <text:p>69900</text:p>
          </table:table-cell>
          <table:table-cell office:value-type="float" office:value="5.1339999999999997E-3" table:style-name="ce1">
            <text:p>0.005134</text:p>
          </table:table-cell>
          <table:table-cell office:value-type="float" office:value="1.9018269999999999" table:style-name="ce1">
            <text:p>1.901827</text:p>
          </table:table-cell>
          <table:table-cell table:number-columns-repeated="16381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5.1409999999999997E-3" table:style-name="ce1">
            <text:p>0.005141</text:p>
          </table:table-cell>
          <table:table-cell office:value-type="float" office:value="1.914093" table:style-name="ce1">
            <text:p>1.914093</text:p>
          </table:table-cell>
          <table:table-cell table:number-columns-repeated="16381"/>
        </table:table-row>
        <table:table-row table:style-name="ro1">
          <table:table-cell office:value-type="float" office:value="70100" table:style-name="ce1">
            <text:p>70100</text:p>
          </table:table-cell>
          <table:table-cell office:value-type="float" office:value="5.1520000000000003E-3" table:style-name="ce1">
            <text:p>0.005152</text:p>
          </table:table-cell>
          <table:table-cell office:value-type="float" office:value="1.915554" table:style-name="ce1">
            <text:p>1.915554</text:p>
          </table:table-cell>
          <table:table-cell table:number-columns-repeated="16381"/>
        </table:table-row>
        <table:table-row table:style-name="ro1">
          <table:table-cell office:value-type="float" office:value="70200" table:style-name="ce1">
            <text:p>70200</text:p>
          </table:table-cell>
          <table:table-cell office:value-type="float" office:value="5.1840000000000002E-3" table:style-name="ce1">
            <text:p>0.005184</text:p>
          </table:table-cell>
          <table:table-cell office:value-type="float" office:value="1.9248620000000001" table:style-name="ce1">
            <text:p>1.924862</text:p>
          </table:table-cell>
          <table:table-cell table:number-columns-repeated="16381"/>
        </table:table-row>
        <table:table-row table:style-name="ro1">
          <table:table-cell office:value-type="float" office:value="70300" table:style-name="ce1">
            <text:p>70300</text:p>
          </table:table-cell>
          <table:table-cell office:value-type="float" office:value="5.1780000000000003E-3" table:style-name="ce1">
            <text:p>0.005178</text:p>
          </table:table-cell>
          <table:table-cell office:value-type="float" office:value="1.9236599999999999" table:style-name="ce1">
            <text:p>1.92366</text:p>
          </table:table-cell>
          <table:table-cell table:number-columns-repeated="16381"/>
        </table:table-row>
        <table:table-row table:style-name="ro1">
          <table:table-cell office:value-type="float" office:value="70400" table:style-name="ce1">
            <text:p>70400</text:p>
          </table:table-cell>
          <table:table-cell office:value-type="float" office:value="5.1850000000000004E-3" table:style-name="ce1">
            <text:p>0.005185</text:p>
          </table:table-cell>
          <table:table-cell office:value-type="float" office:value="1.93072" table:style-name="ce1">
            <text:p>1.93072</text:p>
          </table:table-cell>
          <table:table-cell table:number-columns-repeated="16381"/>
        </table:table-row>
        <table:table-row table:style-name="ro1">
          <table:table-cell office:value-type="float" office:value="70500" table:style-name="ce1">
            <text:p>70500</text:p>
          </table:table-cell>
          <table:table-cell office:value-type="float" office:value="5.1929999999999997E-3" table:style-name="ce1">
            <text:p>0.005193</text:p>
          </table:table-cell>
          <table:table-cell office:value-type="float" office:value="1.9341360000000001" table:style-name="ce1">
            <text:p>1.934136</text:p>
          </table:table-cell>
          <table:table-cell table:number-columns-repeated="16381"/>
        </table:table-row>
        <table:table-row table:style-name="ro1">
          <table:table-cell office:value-type="float" office:value="70600" table:style-name="ce1">
            <text:p>70600</text:p>
          </table:table-cell>
          <table:table-cell office:value-type="float" office:value="5.2030000000000002E-3" table:style-name="ce1">
            <text:p>0.005203</text:p>
          </table:table-cell>
          <table:table-cell office:value-type="float" office:value="1.9408810000000001" table:style-name="ce1">
            <text:p>1.940881</text:p>
          </table:table-cell>
          <table:table-cell table:number-columns-repeated="16381"/>
        </table:table-row>
        <table:table-row table:style-name="ro1">
          <table:table-cell office:value-type="float" office:value="70700" table:style-name="ce1">
            <text:p>70700</text:p>
          </table:table-cell>
          <table:table-cell office:value-type="float" office:value="5.2220000000000001E-3" table:style-name="ce1">
            <text:p>0.005222</text:p>
          </table:table-cell>
          <table:table-cell office:value-type="float" office:value="1.945424" table:style-name="ce1">
            <text:p>1.945424</text:p>
          </table:table-cell>
          <table:table-cell table:number-columns-repeated="16381"/>
        </table:table-row>
        <table:table-row table:style-name="ro1">
          <table:table-cell office:value-type="float" office:value="70800" table:style-name="ce1">
            <text:p>70800</text:p>
          </table:table-cell>
          <table:table-cell office:value-type="float" office:value="5.2459999999999998E-3" table:style-name="ce1">
            <text:p>0.005246</text:p>
          </table:table-cell>
          <table:table-cell office:value-type="float" office:value="1.9514180000000001" table:style-name="ce1">
            <text:p>1.951418</text:p>
          </table:table-cell>
          <table:table-cell table:number-columns-repeated="16381"/>
        </table:table-row>
        <table:table-row table:style-name="ro1">
          <table:table-cell office:value-type="float" office:value="70900" table:style-name="ce1">
            <text:p>70900</text:p>
          </table:table-cell>
          <table:table-cell office:value-type="float" office:value="5.2379999999999996E-3" table:style-name="ce1">
            <text:p>0.005238</text:p>
          </table:table-cell>
          <table:table-cell office:value-type="float" office:value="1.955365" table:style-name="ce1">
            <text:p>1.955365</text:p>
          </table:table-cell>
          <table:table-cell table:number-columns-repeated="16381"/>
        </table:table-row>
        <table:table-row table:style-name="ro1">
          <table:table-cell office:value-type="float" office:value="71000" table:style-name="ce1">
            <text:p>71000</text:p>
          </table:table-cell>
          <table:table-cell office:value-type="float" office:value="5.2420000000000001E-3" table:style-name="ce1">
            <text:p>0.005242</text:p>
          </table:table-cell>
          <table:table-cell office:value-type="float" office:value="1.962326" table:style-name="ce1">
            <text:p>1.962326</text:p>
          </table:table-cell>
          <table:table-cell table:number-columns-repeated="16381"/>
        </table:table-row>
        <table:table-row table:style-name="ro1">
          <table:table-cell office:value-type="float" office:value="71100" table:style-name="ce1">
            <text:p>7110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967638" table:style-name="ce1">
            <text:p>1.967638</text:p>
          </table:table-cell>
          <table:table-cell table:number-columns-repeated="16381"/>
        </table:table-row>
        <table:table-row table:style-name="ro1">
          <table:table-cell office:value-type="float" office:value="71200" table:style-name="ce1">
            <text:p>71200</text:p>
          </table:table-cell>
          <table:table-cell office:value-type="float" office:value="5.2760000000000003E-3" table:style-name="ce1">
            <text:p>0.005276</text:p>
          </table:table-cell>
          <table:table-cell office:value-type="float" office:value="1.971916" table:style-name="ce1">
            <text:p>1.971916</text:p>
          </table:table-cell>
          <table:table-cell table:number-columns-repeated="16381"/>
        </table:table-row>
        <table:table-row table:style-name="ro1">
          <table:table-cell office:value-type="float" office:value="71300" table:style-name="ce1">
            <text:p>71300</text:p>
          </table:table-cell>
          <table:table-cell office:value-type="float" office:value="5.267E-3" table:style-name="ce1">
            <text:p>0.005267</text:p>
          </table:table-cell>
          <table:table-cell office:value-type="float" office:value="1.9783029999999999" table:style-name="ce1">
            <text:p>1.978303</text:p>
          </table:table-cell>
          <table:table-cell table:number-columns-repeated="16381"/>
        </table:table-row>
        <table:table-row table:style-name="ro1">
          <table:table-cell office:value-type="float" office:value="71400" table:style-name="ce1">
            <text:p>71400</text:p>
          </table:table-cell>
          <table:table-cell office:value-type="float" office:value="5.3070000000000001E-3" table:style-name="ce1">
            <text:p>0.005307</text:p>
          </table:table-cell>
          <table:table-cell office:value-type="float" office:value="1.983806" table:style-name="ce1">
            <text:p>1.983806</text:p>
          </table:table-cell>
          <table:table-cell table:number-columns-repeated="16381"/>
        </table:table-row>
        <table:table-row table:style-name="ro1">
          <table:table-cell office:value-type="float" office:value="71500" table:style-name="ce1">
            <text:p>71500</text:p>
          </table:table-cell>
          <table:table-cell office:value-type="float" office:value="5.2719999999999998E-3" table:style-name="ce1">
            <text:p>0.005272</text:p>
          </table:table-cell>
          <table:table-cell office:value-type="float" office:value="1.991093" table:style-name="ce1">
            <text:p>1.991093</text:p>
          </table:table-cell>
          <table:table-cell table:number-columns-repeated="16381"/>
        </table:table-row>
        <table:table-row table:style-name="ro1">
          <table:table-cell office:value-type="float" office:value="71600" table:style-name="ce1">
            <text:p>71600</text:p>
          </table:table-cell>
          <table:table-cell office:value-type="float" office:value="5.2839999999999996E-3" table:style-name="ce1">
            <text:p>0.005284</text:p>
          </table:table-cell>
          <table:table-cell office:value-type="float" office:value="1.996856" table:style-name="ce1">
            <text:p>1.996856</text:p>
          </table:table-cell>
          <table:table-cell table:number-columns-repeated="16381"/>
        </table:table-row>
        <table:table-row table:style-name="ro1">
          <table:table-cell office:value-type="float" office:value="71700" table:style-name="ce1">
            <text:p>71700</text:p>
          </table:table-cell>
          <table:table-cell office:value-type="float" office:value="5.3160000000000004E-3" table:style-name="ce1">
            <text:p>0.005316</text:p>
          </table:table-cell>
          <table:table-cell office:value-type="float" office:value="2.004343" table:style-name="ce1">
            <text:p>2.004343</text:p>
          </table:table-cell>
          <table:table-cell table:number-columns-repeated="16381"/>
        </table:table-row>
        <table:table-row table:style-name="ro1">
          <table:table-cell office:value-type="float" office:value="71800" table:style-name="ce1">
            <text:p>71800</text:p>
          </table:table-cell>
          <table:table-cell office:value-type="float" office:value="5.3119999999999999E-3" table:style-name="ce1">
            <text:p>0.005312</text:p>
          </table:table-cell>
          <table:table-cell office:value-type="float" office:value="2.009636" table:style-name="ce1">
            <text:p>2.009636</text:p>
          </table:table-cell>
          <table:table-cell table:number-columns-repeated="16381"/>
        </table:table-row>
        <table:table-row table:style-name="ro1">
          <table:table-cell office:value-type="float" office:value="71900" table:style-name="ce1">
            <text:p>71900</text:p>
          </table:table-cell>
          <table:table-cell office:value-type="float" office:value="5.3109999999999997E-3" table:style-name="ce1">
            <text:p>0.005311</text:p>
          </table:table-cell>
          <table:table-cell office:value-type="float" office:value="2.0113409999999998" table:style-name="ce1">
            <text:p>2.011341</text:p>
          </table:table-cell>
          <table:table-cell table:number-columns-repeated="16381"/>
        </table:table-row>
        <table:table-row table:style-name="ro1">
          <table:table-cell office:value-type="float" office:value="72000" table:style-name="ce1">
            <text:p>72000</text:p>
          </table:table-cell>
          <table:table-cell office:value-type="float" office:value="5.3160000000000004E-3" table:style-name="ce1">
            <text:p>0.005316</text:p>
          </table:table-cell>
          <table:table-cell office:value-type="float" office:value="2.0188790000000001" table:style-name="ce1">
            <text:p>2.018879</text:p>
          </table:table-cell>
          <table:table-cell table:number-columns-repeated="16381"/>
        </table:table-row>
        <table:table-row table:style-name="ro1">
          <table:table-cell office:value-type="float" office:value="72100" table:style-name="ce1">
            <text:p>72100</text:p>
          </table:table-cell>
          <table:table-cell office:value-type="float" office:value="5.3160000000000004E-3" table:style-name="ce1">
            <text:p>0.005316</text:p>
          </table:table-cell>
          <table:table-cell office:value-type="float" office:value="2.0263209999999998" table:style-name="ce1">
            <text:p>2.026321</text:p>
          </table:table-cell>
          <table:table-cell table:number-columns-repeated="16381"/>
        </table:table-row>
        <table:table-row table:style-name="ro1">
          <table:table-cell office:value-type="float" office:value="72200" table:style-name="ce1">
            <text:p>72200</text:p>
          </table:table-cell>
          <table:table-cell office:value-type="float" office:value="5.359E-3" table:style-name="ce1">
            <text:p>0.005359</text:p>
          </table:table-cell>
          <table:table-cell office:value-type="float" office:value="2.0346769999999998" table:style-name="ce1">
            <text:p>2.034677</text:p>
          </table:table-cell>
          <table:table-cell table:number-columns-repeated="16381"/>
        </table:table-row>
        <table:table-row table:style-name="ro1">
          <table:table-cell office:value-type="float" office:value="72300" table:style-name="ce1">
            <text:p>72300</text:p>
          </table:table-cell>
          <table:table-cell office:value-type="float" office:value="5.3330000000000001E-3" table:style-name="ce1">
            <text:p>0.005333</text:p>
          </table:table-cell>
          <table:table-cell office:value-type="float" office:value="2.038694" table:style-name="ce1">
            <text:p>2.038694</text:p>
          </table:table-cell>
          <table:table-cell table:number-columns-repeated="16381"/>
        </table:table-row>
        <table:table-row table:style-name="ro1">
          <table:table-cell office:value-type="float" office:value="72400" table:style-name="ce1">
            <text:p>72400</text:p>
          </table:table-cell>
          <table:table-cell office:value-type="float" office:value="5.3379999999999999E-3" table:style-name="ce1">
            <text:p>0.005338</text:p>
          </table:table-cell>
          <table:table-cell office:value-type="float" office:value="2.0549390000000001" table:style-name="ce1">
            <text:p>2.054939</text:p>
          </table:table-cell>
          <table:table-cell table:number-columns-repeated="16381"/>
        </table:table-row>
        <table:table-row table:style-name="ro1">
          <table:table-cell office:value-type="float" office:value="72500" table:style-name="ce1">
            <text:p>72500</text:p>
          </table:table-cell>
          <table:table-cell office:value-type="float" office:value="5.3569999999999998E-3" table:style-name="ce1">
            <text:p>0.005357</text:p>
          </table:table-cell>
          <table:table-cell office:value-type="float" office:value="2.046513" table:style-name="ce1">
            <text:p>2.046513</text:p>
          </table:table-cell>
          <table:table-cell table:number-columns-repeated="16381"/>
        </table:table-row>
        <table:table-row table:style-name="ro1">
          <table:table-cell office:value-type="float" office:value="72600" table:style-name="ce1">
            <text:p>72600</text:p>
          </table:table-cell>
          <table:table-cell office:value-type="float" office:value="5.3449999999999999E-3" table:style-name="ce1">
            <text:p>0.005345</text:p>
          </table:table-cell>
          <table:table-cell office:value-type="float" office:value="2.0534629999999998" table:style-name="ce1">
            <text:p>2.053463</text:p>
          </table:table-cell>
          <table:table-cell table:number-columns-repeated="16381"/>
        </table:table-row>
        <table:table-row table:style-name="ro1">
          <table:table-cell office:value-type="float" office:value="72700" table:style-name="ce1">
            <text:p>72700</text:p>
          </table:table-cell>
          <table:table-cell office:value-type="float" office:value="5.3880000000000004E-3" table:style-name="ce1">
            <text:p>0.005388</text:p>
          </table:table-cell>
          <table:table-cell office:value-type="float" office:value="2.0614029999999999" table:style-name="ce1">
            <text:p>2.061403</text:p>
          </table:table-cell>
          <table:table-cell table:number-columns-repeated="16381"/>
        </table:table-row>
        <table:table-row table:style-name="ro1">
          <table:table-cell office:value-type="float" office:value="72800" table:style-name="ce1">
            <text:p>72800</text:p>
          </table:table-cell>
          <table:table-cell office:value-type="float" office:value="5.3610000000000003E-3" table:style-name="ce1">
            <text:p>0.005361</text:p>
          </table:table-cell>
          <table:table-cell office:value-type="float" office:value="2.0725790000000002" table:style-name="ce1">
            <text:p>2.072579</text:p>
          </table:table-cell>
          <table:table-cell table:number-columns-repeated="16381"/>
        </table:table-row>
        <table:table-row table:style-name="ro1">
          <table:table-cell office:value-type="float" office:value="72900" table:style-name="ce1">
            <text:p>72900</text:p>
          </table:table-cell>
          <table:table-cell office:value-type="float" office:value="5.3730000000000002E-3" table:style-name="ce1">
            <text:p>0.005373</text:p>
          </table:table-cell>
          <table:table-cell office:value-type="float" office:value="2.0722969999999998" table:style-name="ce1">
            <text:p>2.072297</text:p>
          </table:table-cell>
          <table:table-cell table:number-columns-repeated="16381"/>
        </table:table-row>
        <table:table-row table:style-name="ro1">
          <table:table-cell office:value-type="float" office:value="73000" table:style-name="ce1">
            <text:p>73000</text:p>
          </table:table-cell>
          <table:table-cell office:value-type="float" office:value="5.3899999999999998E-3" table:style-name="ce1">
            <text:p>0.00539</text:p>
          </table:table-cell>
          <table:table-cell office:value-type="float" office:value="2.0790639999999998" table:style-name="ce1">
            <text:p>2.079064</text:p>
          </table:table-cell>
          <table:table-cell table:number-columns-repeated="16381"/>
        </table:table-row>
        <table:table-row table:style-name="ro1">
          <table:table-cell office:value-type="float" office:value="73100" table:style-name="ce1">
            <text:p>73100</text:p>
          </table:table-cell>
          <table:table-cell office:value-type="float" office:value="5.3829999999999998E-3" table:style-name="ce1">
            <text:p>0.005383</text:p>
          </table:table-cell>
          <table:table-cell office:value-type="float" office:value="2.0853899999999999" table:style-name="ce1">
            <text:p>2.08539</text:p>
          </table:table-cell>
          <table:table-cell table:number-columns-repeated="16381"/>
        </table:table-row>
        <table:table-row table:style-name="ro1">
          <table:table-cell office:value-type="float" office:value="73200" table:style-name="ce1">
            <text:p>73200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2.0858880000000002" table:style-name="ce1">
            <text:p>2.085888</text:p>
          </table:table-cell>
          <table:table-cell table:number-columns-repeated="16381"/>
        </table:table-row>
        <table:table-row table:style-name="ro1">
          <table:table-cell office:value-type="float" office:value="73300" table:style-name="ce1">
            <text:p>73300</text:p>
          </table:table-cell>
          <table:table-cell office:value-type="float" office:value="5.4130000000000003E-3" table:style-name="ce1">
            <text:p>0.005413</text:p>
          </table:table-cell>
          <table:table-cell office:value-type="float" office:value="2.0923929999999999" table:style-name="ce1">
            <text:p>2.092393</text:p>
          </table:table-cell>
          <table:table-cell table:number-columns-repeated="16381"/>
        </table:table-row>
        <table:table-row table:style-name="ro1">
          <table:table-cell office:value-type="float" office:value="73400" table:style-name="ce1">
            <text:p>73400</text:p>
          </table:table-cell>
          <table:table-cell office:value-type="float" office:value="5.3949999999999996E-3" table:style-name="ce1">
            <text:p>0.005395</text:p>
          </table:table-cell>
          <table:table-cell office:value-type="float" office:value="2.1005449999999999" table:style-name="ce1">
            <text:p>2.100545</text:p>
          </table:table-cell>
          <table:table-cell table:number-columns-repeated="16381"/>
        </table:table-row>
        <table:table-row table:style-name="ro1">
          <table:table-cell office:value-type="float" office:value="73500" table:style-name="ce1">
            <text:p>73500</text:p>
          </table:table-cell>
          <table:table-cell office:value-type="float" office:value="5.4050000000000001E-3" table:style-name="ce1">
            <text:p>0.005405</text:p>
          </table:table-cell>
          <table:table-cell office:value-type="float" office:value="2.103885" table:style-name="ce1">
            <text:p>2.103885</text:p>
          </table:table-cell>
          <table:table-cell table:number-columns-repeated="16381"/>
        </table:table-row>
        <table:table-row table:style-name="ro1">
          <table:table-cell office:value-type="float" office:value="73600" table:style-name="ce1">
            <text:p>73600</text:p>
          </table:table-cell>
          <table:table-cell office:value-type="float" office:value="5.4010000000000004E-3" table:style-name="ce1">
            <text:p>0.005401</text:p>
          </table:table-cell>
          <table:table-cell office:value-type="float" office:value="2.1121099999999999" table:style-name="ce1">
            <text:p>2.11211</text:p>
          </table:table-cell>
          <table:table-cell table:number-columns-repeated="16381"/>
        </table:table-row>
        <table:table-row table:style-name="ro1">
          <table:table-cell office:value-type="float" office:value="73700" table:style-name="ce1">
            <text:p>73700</text:p>
          </table:table-cell>
          <table:table-cell office:value-type="float" office:value="5.4310000000000001E-3" table:style-name="ce1">
            <text:p>0.005431</text:p>
          </table:table-cell>
          <table:table-cell office:value-type="float" office:value="2.1151529999999998" table:style-name="ce1">
            <text:p>2.115153</text:p>
          </table:table-cell>
          <table:table-cell table:number-columns-repeated="16381"/>
        </table:table-row>
        <table:table-row table:style-name="ro1">
          <table:table-cell office:value-type="float" office:value="73800" table:style-name="ce1">
            <text:p>73800</text:p>
          </table:table-cell>
          <table:table-cell office:value-type="float" office:value="5.4219999999999997E-3" table:style-name="ce1">
            <text:p>0.005422</text:p>
          </table:table-cell>
          <table:table-cell office:value-type="float" office:value="2.1205500000000002" table:style-name="ce1">
            <text:p>2.12055</text:p>
          </table:table-cell>
          <table:table-cell table:number-columns-repeated="16381"/>
        </table:table-row>
        <table:table-row table:style-name="ro1">
          <table:table-cell office:value-type="float" office:value="73900" table:style-name="ce1">
            <text:p>73900</text:p>
          </table:table-cell>
          <table:table-cell office:value-type="float" office:value="5.4440000000000001E-3" table:style-name="ce1">
            <text:p>0.005444</text:p>
          </table:table-cell>
          <table:table-cell office:value-type="float" office:value="2.1275469999999999" table:style-name="ce1">
            <text:p>2.127547</text:p>
          </table:table-cell>
          <table:table-cell table:number-columns-repeated="16381"/>
        </table:table-row>
        <table:table-row table:style-name="ro1">
          <table:table-cell office:value-type="float" office:value="74000" table:style-name="ce1">
            <text:p>74000</text:p>
          </table:table-cell>
          <table:table-cell office:value-type="float" office:value="5.4479999999999997E-3" table:style-name="ce1">
            <text:p>0.005448</text:p>
          </table:table-cell>
          <table:table-cell office:value-type="float" office:value="2.1326830000000001" table:style-name="ce1">
            <text:p>2.132683</text:p>
          </table:table-cell>
          <table:table-cell table:number-columns-repeated="16381"/>
        </table:table-row>
        <table:table-row table:style-name="ro1">
          <table:table-cell office:value-type="float" office:value="74100" table:style-name="ce1">
            <text:p>74100</text:p>
          </table:table-cell>
          <table:table-cell office:value-type="float" office:value="5.4590000000000003E-3" table:style-name="ce1">
            <text:p>0.005459</text:p>
          </table:table-cell>
          <table:table-cell office:value-type="float" office:value="2.140444" table:style-name="ce1">
            <text:p>2.140444</text:p>
          </table:table-cell>
          <table:table-cell table:number-columns-repeated="16381"/>
        </table:table-row>
        <table:table-row table:style-name="ro1">
          <table:table-cell office:value-type="float" office:value="74200" table:style-name="ce1">
            <text:p>74200</text:p>
          </table:table-cell>
          <table:table-cell office:value-type="float" office:value="5.4799999999999996E-3" table:style-name="ce1">
            <text:p>0.00548</text:p>
          </table:table-cell>
          <table:table-cell office:value-type="float" office:value="2.1450879999999999" table:style-name="ce1">
            <text:p>2.145088</text:p>
          </table:table-cell>
          <table:table-cell table:number-columns-repeated="16381"/>
        </table:table-row>
        <table:table-row table:style-name="ro1">
          <table:table-cell office:value-type="float" office:value="74300" table:style-name="ce1">
            <text:p>74300</text:p>
          </table:table-cell>
          <table:table-cell office:value-type="float" office:value="5.5050000000000003E-3" table:style-name="ce1">
            <text:p>0.005505</text:p>
          </table:table-cell>
          <table:table-cell office:value-type="float" office:value="2.148847" table:style-name="ce1">
            <text:p>2.148847</text:p>
          </table:table-cell>
          <table:table-cell table:number-columns-repeated="16381"/>
        </table:table-row>
        <table:table-row table:style-name="ro1">
          <table:table-cell office:value-type="float" office:value="74400" table:style-name="ce1">
            <text:p>74400</text:p>
          </table:table-cell>
          <table:table-cell office:value-type="float" office:value="5.4970000000000001E-3" table:style-name="ce1">
            <text:p>0.005497</text:p>
          </table:table-cell>
          <table:table-cell office:value-type="float" office:value="2.1546409999999998" table:style-name="ce1">
            <text:p>2.154641</text:p>
          </table:table-cell>
          <table:table-cell table:number-columns-repeated="16381"/>
        </table:table-row>
        <table:table-row table:style-name="ro1">
          <table:table-cell office:value-type="float" office:value="74500" table:style-name="ce1">
            <text:p>74500</text:p>
          </table:table-cell>
          <table:table-cell office:value-type="float" office:value="5.5110000000000003E-3" table:style-name="ce1">
            <text:p>0.005511</text:p>
          </table:table-cell>
          <table:table-cell office:value-type="float" office:value="2.1601409999999999" table:style-name="ce1">
            <text:p>2.160141</text:p>
          </table:table-cell>
          <table:table-cell table:number-columns-repeated="16381"/>
        </table:table-row>
        <table:table-row table:style-name="ro1">
          <table:table-cell office:value-type="float" office:value="74600" table:style-name="ce1">
            <text:p>74600</text:p>
          </table:table-cell>
          <table:table-cell office:value-type="float" office:value="5.5110000000000003E-3" table:style-name="ce1">
            <text:p>0.005511</text:p>
          </table:table-cell>
          <table:table-cell office:value-type="float" office:value="2.1666080000000001" table:style-name="ce1">
            <text:p>2.166608</text:p>
          </table:table-cell>
          <table:table-cell table:number-columns-repeated="16381"/>
        </table:table-row>
        <table:table-row table:style-name="ro1">
          <table:table-cell office:value-type="float" office:value="74700" table:style-name="ce1">
            <text:p>74700</text:p>
          </table:table-cell>
          <table:table-cell office:value-type="float" office:value="5.5310000000000003E-3" table:style-name="ce1">
            <text:p>0.005531</text:p>
          </table:table-cell>
          <table:table-cell office:value-type="float" office:value="2.1741760000000001" table:style-name="ce1">
            <text:p>2.174176</text:p>
          </table:table-cell>
          <table:table-cell table:number-columns-repeated="16381"/>
        </table:table-row>
        <table:table-row table:style-name="ro1">
          <table:table-cell office:value-type="float" office:value="74800" table:style-name="ce1">
            <text:p>74800</text:p>
          </table:table-cell>
          <table:table-cell office:value-type="float" office:value="5.5279999999999999E-3" table:style-name="ce1">
            <text:p>0.005528</text:p>
          </table:table-cell>
          <table:table-cell office:value-type="float" office:value="2.179907" table:style-name="ce1">
            <text:p>2.179907</text:p>
          </table:table-cell>
          <table:table-cell table:number-columns-repeated="16381"/>
        </table:table-row>
        <table:table-row table:style-name="ro1">
          <table:table-cell office:value-type="float" office:value="74900" table:style-name="ce1">
            <text:p>74900</text:p>
          </table:table-cell>
          <table:table-cell office:value-type="float" office:value="5.5339999999999999E-3" table:style-name="ce1">
            <text:p>0.005534</text:p>
          </table:table-cell>
          <table:table-cell office:value-type="float" office:value="2.1880459999999999" table:style-name="ce1">
            <text:p>2.188046</text:p>
          </table:table-cell>
          <table:table-cell table:number-columns-repeated="16381"/>
        </table:table-row>
        <table:table-row table:style-name="ro1">
          <table:table-cell office:value-type="float" office:value="75000" table:style-name="ce1">
            <text:p>75000</text:p>
          </table:table-cell>
          <table:table-cell office:value-type="float" office:value="5.548E-3" table:style-name="ce1">
            <text:p>0.005548</text:p>
          </table:table-cell>
          <table:table-cell office:value-type="float" office:value="2.1927620000000001" table:style-name="ce1">
            <text:p>2.192762</text:p>
          </table:table-cell>
          <table:table-cell table:number-columns-repeated="16381"/>
        </table:table-row>
        <table:table-row table:style-name="ro1">
          <table:table-cell office:value-type="float" office:value="75100" table:style-name="ce1">
            <text:p>75100</text:p>
          </table:table-cell>
          <table:table-cell office:value-type="float" office:value="5.6249999999999998E-3" table:style-name="ce1">
            <text:p>0.005625</text:p>
          </table:table-cell>
          <table:table-cell office:value-type="float" office:value="2.1981639999999998" table:style-name="ce1">
            <text:p>2.198164</text:p>
          </table:table-cell>
          <table:table-cell table:number-columns-repeated="16381"/>
        </table:table-row>
        <table:table-row table:style-name="ro1">
          <table:table-cell office:value-type="float" office:value="75200" table:style-name="ce1">
            <text:p>75200</text:p>
          </table:table-cell>
          <table:table-cell office:value-type="float" office:value="5.5669999999999999E-3" table:style-name="ce1">
            <text:p>0.005567</text:p>
          </table:table-cell>
          <table:table-cell office:value-type="float" office:value="2.2014429999999998" table:style-name="ce1">
            <text:p>2.201443</text:p>
          </table:table-cell>
          <table:table-cell table:number-columns-repeated="16381"/>
        </table:table-row>
        <table:table-row table:style-name="ro1">
          <table:table-cell office:value-type="float" office:value="75300" table:style-name="ce1">
            <text:p>75300</text:p>
          </table:table-cell>
          <table:table-cell office:value-type="float" office:value="5.5760000000000002E-3" table:style-name="ce1">
            <text:p>0.005576</text:p>
          </table:table-cell>
          <table:table-cell office:value-type="float" office:value="2.2079260000000001" table:style-name="ce1">
            <text:p>2.207926</text:p>
          </table:table-cell>
          <table:table-cell table:number-columns-repeated="16381"/>
        </table:table-row>
        <table:table-row table:style-name="ro1">
          <table:table-cell office:value-type="float" office:value="75400" table:style-name="ce1">
            <text:p>75400</text:p>
          </table:table-cell>
          <table:table-cell office:value-type="float" office:value="5.5770000000000004E-3" table:style-name="ce1">
            <text:p>0.005577</text:p>
          </table:table-cell>
          <table:table-cell office:value-type="float" office:value="2.2178019999999998" table:style-name="ce1">
            <text:p>2.217802</text:p>
          </table:table-cell>
          <table:table-cell table:number-columns-repeated="16381"/>
        </table:table-row>
        <table:table-row table:style-name="ro1">
          <table:table-cell office:value-type="float" office:value="75500" table:style-name="ce1">
            <text:p>75500</text:p>
          </table:table-cell>
          <table:table-cell office:value-type="float" office:value="5.587E-3" table:style-name="ce1">
            <text:p>0.005587</text:p>
          </table:table-cell>
          <table:table-cell office:value-type="float" office:value="2.2210299999999998" table:style-name="ce1">
            <text:p>2.22103</text:p>
          </table:table-cell>
          <table:table-cell table:number-columns-repeated="16381"/>
        </table:table-row>
        <table:table-row table:style-name="ro1">
          <table:table-cell office:value-type="float" office:value="75600" table:style-name="ce1">
            <text:p>75600</text:p>
          </table:table-cell>
          <table:table-cell office:value-type="float" office:value="5.6189999999999999E-3" table:style-name="ce1">
            <text:p>0.005619</text:p>
          </table:table-cell>
          <table:table-cell office:value-type="float" office:value="2.2362250000000001" table:style-name="ce1">
            <text:p>2.236225</text:p>
          </table:table-cell>
          <table:table-cell table:number-columns-repeated="16381"/>
        </table:table-row>
        <table:table-row table:style-name="ro1">
          <table:table-cell office:value-type="float" office:value="75700" table:style-name="ce1">
            <text:p>75700</text:p>
          </table:table-cell>
          <table:table-cell office:value-type="float" office:value="5.6119999999999998E-3" table:style-name="ce1">
            <text:p>0.005612</text:p>
          </table:table-cell>
          <table:table-cell office:value-type="float" office:value="2.2324920000000001" table:style-name="ce1">
            <text:p>2.232492</text:p>
          </table:table-cell>
          <table:table-cell table:number-columns-repeated="16381"/>
        </table:table-row>
        <table:table-row table:style-name="ro1">
          <table:table-cell office:value-type="float" office:value="75800" table:style-name="ce1">
            <text:p>75800</text:p>
          </table:table-cell>
          <table:table-cell office:value-type="float" office:value="5.607E-3" table:style-name="ce1">
            <text:p>0.005607</text:p>
          </table:table-cell>
          <table:table-cell office:value-type="float" office:value="2.2373590000000001" table:style-name="ce1">
            <text:p>2.237359</text:p>
          </table:table-cell>
          <table:table-cell table:number-columns-repeated="16381"/>
        </table:table-row>
        <table:table-row table:style-name="ro1">
          <table:table-cell office:value-type="float" office:value="75900" table:style-name="ce1">
            <text:p>75900</text:p>
          </table:table-cell>
          <table:table-cell office:value-type="float" office:value="5.6150000000000002E-3" table:style-name="ce1">
            <text:p>0.005615</text:p>
          </table:table-cell>
          <table:table-cell office:value-type="float" office:value="2.2434449999999999" table:style-name="ce1">
            <text:p>2.243445</text:p>
          </table:table-cell>
          <table:table-cell table:number-columns-repeated="16381"/>
        </table:table-row>
        <table:table-row table:style-name="ro1">
          <table:table-cell office:value-type="float" office:value="76000" table:style-name="ce1">
            <text:p>76000</text:p>
          </table:table-cell>
          <table:table-cell office:value-type="float" office:value="5.6179999999999997E-3" table:style-name="ce1">
            <text:p>0.005618</text:p>
          </table:table-cell>
          <table:table-cell office:value-type="float" office:value="2.2487599999999999" table:style-name="ce1">
            <text:p>2.24876</text:p>
          </table:table-cell>
          <table:table-cell table:number-columns-repeated="16381"/>
        </table:table-row>
        <table:table-row table:style-name="ro1">
          <table:table-cell office:value-type="float" office:value="76100" table:style-name="ce1">
            <text:p>76100</text:p>
          </table:table-cell>
          <table:table-cell office:value-type="float" office:value="5.6680000000000003E-3" table:style-name="ce1">
            <text:p>0.005668</text:p>
          </table:table-cell>
          <table:table-cell office:value-type="float" office:value="2.2556690000000001" table:style-name="ce1">
            <text:p>2.255669</text:p>
          </table:table-cell>
          <table:table-cell table:number-columns-repeated="16381"/>
        </table:table-row>
        <table:table-row table:style-name="ro1">
          <table:table-cell office:value-type="float" office:value="76200" table:style-name="ce1">
            <text:p>76200</text:p>
          </table:table-cell>
          <table:table-cell office:value-type="float" office:value="5.6449999999999998E-3" table:style-name="ce1">
            <text:p>0.005645</text:p>
          </table:table-cell>
          <table:table-cell office:value-type="float" office:value="2.2613240000000001" table:style-name="ce1">
            <text:p>2.261324</text:p>
          </table:table-cell>
          <table:table-cell table:number-columns-repeated="16381"/>
        </table:table-row>
        <table:table-row table:style-name="ro1">
          <table:table-cell office:value-type="float" office:value="76300" table:style-name="ce1">
            <text:p>76300</text:p>
          </table:table-cell>
          <table:table-cell office:value-type="float" office:value="5.6579999999999998E-3" table:style-name="ce1">
            <text:p>0.005658</text:p>
          </table:table-cell>
          <table:table-cell office:value-type="float" office:value="2.2749259999999998" table:style-name="ce1">
            <text:p>2.274926</text:p>
          </table:table-cell>
          <table:table-cell table:number-columns-repeated="16381"/>
        </table:table-row>
        <table:table-row table:style-name="ro1">
          <table:table-cell office:value-type="float" office:value="76400" table:style-name="ce1">
            <text:p>76400</text:p>
          </table:table-cell>
          <table:table-cell office:value-type="float" office:value="5.6579999999999998E-3" table:style-name="ce1">
            <text:p>0.005658</text:p>
          </table:table-cell>
          <table:table-cell office:value-type="float" office:value="2.2829220000000001" table:style-name="ce1">
            <text:p>2.282922</text:p>
          </table:table-cell>
          <table:table-cell table:number-columns-repeated="16381"/>
        </table:table-row>
        <table:table-row table:style-name="ro1">
          <table:table-cell office:value-type="float" office:value="76500" table:style-name="ce1">
            <text:p>76500</text:p>
          </table:table-cell>
          <table:table-cell office:value-type="float" office:value="5.6880000000000003E-3" table:style-name="ce1">
            <text:p>0.005688</text:p>
          </table:table-cell>
          <table:table-cell office:value-type="float" office:value="2.2800500000000001" table:style-name="ce1">
            <text:p>2.28005</text:p>
          </table:table-cell>
          <table:table-cell table:number-columns-repeated="16381"/>
        </table:table-row>
        <table:table-row table:style-name="ro1">
          <table:table-cell office:value-type="float" office:value="76600" table:style-name="ce1">
            <text:p>76600</text:p>
          </table:table-cell>
          <table:table-cell office:value-type="float" office:value="5.6950000000000004E-3" table:style-name="ce1">
            <text:p>0.005695</text:p>
          </table:table-cell>
          <table:table-cell office:value-type="float" office:value="2.286581" table:style-name="ce1">
            <text:p>2.286581</text:p>
          </table:table-cell>
          <table:table-cell table:number-columns-repeated="16381"/>
        </table:table-row>
        <table:table-row table:style-name="ro1">
          <table:table-cell office:value-type="float" office:value="76700" table:style-name="ce1">
            <text:p>76700</text:p>
          </table:table-cell>
          <table:table-cell office:value-type="float" office:value="5.6849999999999999E-3" table:style-name="ce1">
            <text:p>0.005685</text:p>
          </table:table-cell>
          <table:table-cell office:value-type="float" office:value="2.2917830000000001" table:style-name="ce1">
            <text:p>2.291783</text:p>
          </table:table-cell>
          <table:table-cell table:number-columns-repeated="16381"/>
        </table:table-row>
        <table:table-row table:style-name="ro1">
          <table:table-cell office:value-type="float" office:value="76800" table:style-name="ce1">
            <text:p>76800</text:p>
          </table:table-cell>
          <table:table-cell office:value-type="float" office:value="5.6969999999999998E-3" table:style-name="ce1">
            <text:p>0.005697</text:p>
          </table:table-cell>
          <table:table-cell office:value-type="float" office:value="2.2982339999999999" table:style-name="ce1">
            <text:p>2.298234</text:p>
          </table:table-cell>
          <table:table-cell table:number-columns-repeated="16381"/>
        </table:table-row>
        <table:table-row table:style-name="ro1">
          <table:table-cell office:value-type="float" office:value="76900" table:style-name="ce1">
            <text:p>76900</text:p>
          </table:table-cell>
          <table:table-cell office:value-type="float" office:value="5.731E-3" table:style-name="ce1">
            <text:p>0.005731</text:p>
          </table:table-cell>
          <table:table-cell office:value-type="float" office:value="2.3042180000000001" table:style-name="ce1">
            <text:p>2.304218</text:p>
          </table:table-cell>
          <table:table-cell table:number-columns-repeated="16381"/>
        </table:table-row>
        <table:table-row table:style-name="ro1">
          <table:table-cell office:value-type="float" office:value="77000" table:style-name="ce1">
            <text:p>77000</text:p>
          </table:table-cell>
          <table:table-cell office:value-type="float" office:value="5.7190000000000001E-3" table:style-name="ce1">
            <text:p>0.005719</text:p>
          </table:table-cell>
          <table:table-cell office:value-type="float" office:value="2.3091179999999998" table:style-name="ce1">
            <text:p>2.309118</text:p>
          </table:table-cell>
          <table:table-cell table:number-columns-repeated="16381"/>
        </table:table-row>
        <table:table-row table:style-name="ro1">
          <table:table-cell office:value-type="float" office:value="77100" table:style-name="ce1">
            <text:p>77100</text:p>
          </table:table-cell>
          <table:table-cell office:value-type="float" office:value="5.7250000000000001E-3" table:style-name="ce1">
            <text:p>0.005725</text:p>
          </table:table-cell>
          <table:table-cell office:value-type="float" office:value="2.316427" table:style-name="ce1">
            <text:p>2.316427</text:p>
          </table:table-cell>
          <table:table-cell table:number-columns-repeated="16381"/>
        </table:table-row>
        <table:table-row table:style-name="ro1">
          <table:table-cell office:value-type="float" office:value="77200" table:style-name="ce1">
            <text:p>77200</text:p>
          </table:table-cell>
          <table:table-cell office:value-type="float" office:value="5.7470000000000004E-3" table:style-name="ce1">
            <text:p>0.005747</text:p>
          </table:table-cell>
          <table:table-cell office:value-type="float" office:value="2.321434" table:style-name="ce1">
            <text:p>2.321434</text:p>
          </table:table-cell>
          <table:table-cell table:number-columns-repeated="16381"/>
        </table:table-row>
        <table:table-row table:style-name="ro1">
          <table:table-cell office:value-type="float" office:value="77300" table:style-name="ce1">
            <text:p>77300</text:p>
          </table:table-cell>
          <table:table-cell office:value-type="float" office:value="5.8079999999999998E-3" table:style-name="ce1">
            <text:p>0.005808</text:p>
          </table:table-cell>
          <table:table-cell office:value-type="float" office:value="2.3292169999999999" table:style-name="ce1">
            <text:p>2.329217</text:p>
          </table:table-cell>
          <table:table-cell table:number-columns-repeated="16381"/>
        </table:table-row>
        <table:table-row table:style-name="ro1">
          <table:table-cell office:value-type="float" office:value="77400" table:style-name="ce1">
            <text:p>77400</text:p>
          </table:table-cell>
          <table:table-cell office:value-type="float" office:value="5.7990000000000003E-3" table:style-name="ce1">
            <text:p>0.005799</text:p>
          </table:table-cell>
          <table:table-cell office:value-type="float" office:value="2.3368530000000001" table:style-name="ce1">
            <text:p>2.336853</text:p>
          </table:table-cell>
          <table:table-cell table:number-columns-repeated="16381"/>
        </table:table-row>
        <table:table-row table:style-name="ro1">
          <table:table-cell office:value-type="float" office:value="77500" table:style-name="ce1">
            <text:p>77500</text:p>
          </table:table-cell>
          <table:table-cell office:value-type="float" office:value="5.855E-3" table:style-name="ce1">
            <text:p>0.005855</text:p>
          </table:table-cell>
          <table:table-cell office:value-type="float" office:value="2.3441010000000002" table:style-name="ce1">
            <text:p>2.344101</text:p>
          </table:table-cell>
          <table:table-cell table:number-columns-repeated="16381"/>
        </table:table-row>
        <table:table-row table:style-name="ro1">
          <table:table-cell office:value-type="float" office:value="77600" table:style-name="ce1">
            <text:p>77600</text:p>
          </table:table-cell>
          <table:table-cell office:value-type="float" office:value="5.744E-3" table:style-name="ce1">
            <text:p>0.005744</text:p>
          </table:table-cell>
          <table:table-cell office:value-type="float" office:value="2.3459029999999998" table:style-name="ce1">
            <text:p>2.345903</text:p>
          </table:table-cell>
          <table:table-cell table:number-columns-repeated="16381"/>
        </table:table-row>
        <table:table-row table:style-name="ro1">
          <table:table-cell office:value-type="float" office:value="77700" table:style-name="ce1">
            <text:p>77700</text:p>
          </table:table-cell>
          <table:table-cell office:value-type="float" office:value="5.7349999999999996E-3" table:style-name="ce1">
            <text:p>0.005735</text:p>
          </table:table-cell>
          <table:table-cell office:value-type="float" office:value="2.355261" table:style-name="ce1">
            <text:p>2.355261</text:p>
          </table:table-cell>
          <table:table-cell table:number-columns-repeated="16381"/>
        </table:table-row>
        <table:table-row table:style-name="ro1">
          <table:table-cell office:value-type="float" office:value="77800" table:style-name="ce1">
            <text:p>77800</text:p>
          </table:table-cell>
          <table:table-cell office:value-type="float" office:value="5.7470000000000004E-3" table:style-name="ce1">
            <text:p>0.005747</text:p>
          </table:table-cell>
          <table:table-cell office:value-type="float" office:value="2.363874" table:style-name="ce1">
            <text:p>2.363874</text:p>
          </table:table-cell>
          <table:table-cell table:number-columns-repeated="16381"/>
        </table:table-row>
        <table:table-row table:style-name="ro1">
          <table:table-cell office:value-type="float" office:value="77900" table:style-name="ce1">
            <text:p>77900</text:p>
          </table:table-cell>
          <table:table-cell office:value-type="float" office:value="5.777E-3" table:style-name="ce1">
            <text:p>0.005777</text:p>
          </table:table-cell>
          <table:table-cell office:value-type="float" office:value="2.3654820000000001" table:style-name="ce1">
            <text:p>2.365482</text:p>
          </table:table-cell>
          <table:table-cell table:number-columns-repeated="16381"/>
        </table:table-row>
        <table:table-row table:style-name="ro1">
          <table:table-cell office:value-type="float" office:value="78000" table:style-name="ce1">
            <text:p>78000</text:p>
          </table:table-cell>
          <table:table-cell office:value-type="float" office:value="5.7710000000000001E-3" table:style-name="ce1">
            <text:p>0.005771</text:p>
          </table:table-cell>
          <table:table-cell office:value-type="float" office:value="2.3694480000000002" table:style-name="ce1">
            <text:p>2.369448</text:p>
          </table:table-cell>
          <table:table-cell table:number-columns-repeated="16381"/>
        </table:table-row>
        <table:table-row table:style-name="ro1">
          <table:table-cell office:value-type="float" office:value="78100" table:style-name="ce1">
            <text:p>78100</text:p>
          </table:table-cell>
          <table:table-cell office:value-type="float" office:value="5.7840000000000001E-3" table:style-name="ce1">
            <text:p>0.005784</text:p>
          </table:table-cell>
          <table:table-cell office:value-type="float" office:value="2.3781850000000002" table:style-name="ce1">
            <text:p>2.378185</text:p>
          </table:table-cell>
          <table:table-cell table:number-columns-repeated="16381"/>
        </table:table-row>
        <table:table-row table:style-name="ro1">
          <table:table-cell office:value-type="float" office:value="78200" table:style-name="ce1">
            <text:p>78200</text:p>
          </table:table-cell>
          <table:table-cell office:value-type="float" office:value="5.7809999999999997E-3" table:style-name="ce1">
            <text:p>0.005781</text:p>
          </table:table-cell>
          <table:table-cell office:value-type="float" office:value="2.3836599999999999" table:style-name="ce1">
            <text:p>2.38366</text:p>
          </table:table-cell>
          <table:table-cell table:number-columns-repeated="16381"/>
        </table:table-row>
        <table:table-row table:style-name="ro1">
          <table:table-cell office:value-type="float" office:value="78300" table:style-name="ce1">
            <text:p>78300</text:p>
          </table:table-cell>
          <table:table-cell office:value-type="float" office:value="5.8009999999999997E-3" table:style-name="ce1">
            <text:p>0.005801</text:p>
          </table:table-cell>
          <table:table-cell office:value-type="float" office:value="2.3893610000000001" table:style-name="ce1">
            <text:p>2.389361</text:p>
          </table:table-cell>
          <table:table-cell table:number-columns-repeated="16381"/>
        </table:table-row>
        <table:table-row table:style-name="ro1">
          <table:table-cell office:value-type="float" office:value="78400" table:style-name="ce1">
            <text:p>78400</text:p>
          </table:table-cell>
          <table:table-cell office:value-type="float" office:value="5.8380000000000003E-3" table:style-name="ce1">
            <text:p>0.005838</text:p>
          </table:table-cell>
          <table:table-cell office:value-type="float" office:value="2.3947609999999999" table:style-name="ce1">
            <text:p>2.394761</text:p>
          </table:table-cell>
          <table:table-cell table:number-columns-repeated="16381"/>
        </table:table-row>
        <table:table-row table:style-name="ro1">
          <table:table-cell office:value-type="float" office:value="78500" table:style-name="ce1">
            <text:p>78500</text:p>
          </table:table-cell>
          <table:table-cell office:value-type="float" office:value="5.8199999999999997E-3" table:style-name="ce1">
            <text:p>0.00582</text:p>
          </table:table-cell>
          <table:table-cell office:value-type="float" office:value="2.4009299999999998" table:style-name="ce1">
            <text:p>2.40093</text:p>
          </table:table-cell>
          <table:table-cell table:number-columns-repeated="16381"/>
        </table:table-row>
        <table:table-row table:style-name="ro1">
          <table:table-cell office:value-type="float" office:value="78600" table:style-name="ce1">
            <text:p>78600</text:p>
          </table:table-cell>
          <table:table-cell office:value-type="float" office:value="5.8409999999999998E-3" table:style-name="ce1">
            <text:p>0.005841</text:p>
          </table:table-cell>
          <table:table-cell office:value-type="float" office:value="2.4081260000000002" table:style-name="ce1">
            <text:p>2.408126</text:p>
          </table:table-cell>
          <table:table-cell table:number-columns-repeated="16381"/>
        </table:table-row>
        <table:table-row table:style-name="ro1">
          <table:table-cell office:value-type="float" office:value="78700" table:style-name="ce1">
            <text:p>78700</text:p>
          </table:table-cell>
          <table:table-cell office:value-type="float" office:value="5.8510000000000003E-3" table:style-name="ce1">
            <text:p>0.005851</text:p>
          </table:table-cell>
          <table:table-cell office:value-type="float" office:value="2.4125990000000002" table:style-name="ce1">
            <text:p>2.412599</text:p>
          </table:table-cell>
          <table:table-cell table:number-columns-repeated="16381"/>
        </table:table-row>
        <table:table-row table:style-name="ro1">
          <table:table-cell office:value-type="float" office:value="78800" table:style-name="ce1">
            <text:p>78800</text:p>
          </table:table-cell>
          <table:table-cell office:value-type="float" office:value="5.8719999999999996E-3" table:style-name="ce1">
            <text:p>0.005872</text:p>
          </table:table-cell>
          <table:table-cell office:value-type="float" office:value="2.4237120000000001" table:style-name="ce1">
            <text:p>2.423712</text:p>
          </table:table-cell>
          <table:table-cell table:number-columns-repeated="16381"/>
        </table:table-row>
        <table:table-row table:style-name="ro1">
          <table:table-cell office:value-type="float" office:value="78900" table:style-name="ce1">
            <text:p>78900</text:p>
          </table:table-cell>
          <table:table-cell office:value-type="float" office:value="5.8770000000000003E-3" table:style-name="ce1">
            <text:p>0.005877</text:p>
          </table:table-cell>
          <table:table-cell office:value-type="float" office:value="2.427082" table:style-name="ce1">
            <text:p>2.427082</text:p>
          </table:table-cell>
          <table:table-cell table:number-columns-repeated="16381"/>
        </table:table-row>
        <table:table-row table:style-name="ro1">
          <table:table-cell office:value-type="float" office:value="79000" table:style-name="ce1">
            <text:p>79000</text:p>
          </table:table-cell>
          <table:table-cell office:value-type="float" office:value="5.8760000000000001E-3" table:style-name="ce1">
            <text:p>0.005876</text:p>
          </table:table-cell>
          <table:table-cell office:value-type="float" office:value="2.434634" table:style-name="ce1">
            <text:p>2.434634</text:p>
          </table:table-cell>
          <table:table-cell table:number-columns-repeated="16381"/>
        </table:table-row>
        <table:table-row table:style-name="ro1">
          <table:table-cell office:value-type="float" office:value="79100" table:style-name="ce1">
            <text:p>79100</text:p>
          </table:table-cell>
          <table:table-cell office:value-type="float" office:value="5.8890000000000001E-3" table:style-name="ce1">
            <text:p>0.005889</text:p>
          </table:table-cell>
          <table:table-cell office:value-type="float" office:value="2.4401380000000001" table:style-name="ce1">
            <text:p>2.440138</text:p>
          </table:table-cell>
          <table:table-cell table:number-columns-repeated="16381"/>
        </table:table-row>
        <table:table-row table:style-name="ro1">
          <table:table-cell office:value-type="float" office:value="79200" table:style-name="ce1">
            <text:p>79200</text:p>
          </table:table-cell>
          <table:table-cell office:value-type="float" office:value="5.8989999999999997E-3" table:style-name="ce1">
            <text:p>0.005899</text:p>
          </table:table-cell>
          <table:table-cell office:value-type="float" office:value="2.4472200000000002" table:style-name="ce1">
            <text:p>2.44722</text:p>
          </table:table-cell>
          <table:table-cell table:number-columns-repeated="16381"/>
        </table:table-row>
        <table:table-row table:style-name="ro1">
          <table:table-cell office:value-type="float" office:value="79300" table:style-name="ce1">
            <text:p>79300</text:p>
          </table:table-cell>
          <table:table-cell office:value-type="float" office:value="5.9280000000000001E-3" table:style-name="ce1">
            <text:p>0.005928</text:p>
          </table:table-cell>
          <table:table-cell office:value-type="float" office:value="2.4504250000000001" table:style-name="ce1">
            <text:p>2.450425</text:p>
          </table:table-cell>
          <table:table-cell table:number-columns-repeated="16381"/>
        </table:table-row>
        <table:table-row table:style-name="ro1">
          <table:table-cell office:value-type="float" office:value="79400" table:style-name="ce1">
            <text:p>79400</text:p>
          </table:table-cell>
          <table:table-cell office:value-type="float" office:value="5.9259999999999998E-3" table:style-name="ce1">
            <text:p>0.005926</text:p>
          </table:table-cell>
          <table:table-cell office:value-type="float" office:value="2.4600360000000001" table:style-name="ce1">
            <text:p>2.460036</text:p>
          </table:table-cell>
          <table:table-cell table:number-columns-repeated="16381"/>
        </table:table-row>
        <table:table-row table:style-name="ro1">
          <table:table-cell office:value-type="float" office:value="79500" table:style-name="ce1">
            <text:p>79500</text:p>
          </table:table-cell>
          <table:table-cell office:value-type="float" office:value="5.9150000000000001E-3" table:style-name="ce1">
            <text:p>0.005915</text:p>
          </table:table-cell>
          <table:table-cell office:value-type="float" office:value="2.462504" table:style-name="ce1">
            <text:p>2.462504</text:p>
          </table:table-cell>
          <table:table-cell table:number-columns-repeated="16381"/>
        </table:table-row>
        <table:table-row table:style-name="ro1">
          <table:table-cell office:value-type="float" office:value="79600" table:style-name="ce1">
            <text:p>79600</text:p>
          </table:table-cell>
          <table:table-cell office:value-type="float" office:value="5.9319999999999998E-3" table:style-name="ce1">
            <text:p>0.005932</text:p>
          </table:table-cell>
          <table:table-cell office:value-type="float" office:value="2.4737260000000001" table:style-name="ce1">
            <text:p>2.473726</text:p>
          </table:table-cell>
          <table:table-cell table:number-columns-repeated="16381"/>
        </table:table-row>
        <table:table-row table:style-name="ro1">
          <table:table-cell office:value-type="float" office:value="79700" table:style-name="ce1">
            <text:p>79700</text:p>
          </table:table-cell>
          <table:table-cell office:value-type="float" office:value="5.9389999999999998E-3" table:style-name="ce1">
            <text:p>0.005939</text:p>
          </table:table-cell>
          <table:table-cell office:value-type="float" office:value="2.4774060000000002" table:style-name="ce1">
            <text:p>2.477406</text:p>
          </table:table-cell>
          <table:table-cell table:number-columns-repeated="16381"/>
        </table:table-row>
        <table:table-row table:style-name="ro1">
          <table:table-cell office:value-type="float" office:value="79800" table:style-name="ce1">
            <text:p>79800</text:p>
          </table:table-cell>
          <table:table-cell office:value-type="float" office:value="5.9410000000000001E-3" table:style-name="ce1">
            <text:p>0.005941</text:p>
          </table:table-cell>
          <table:table-cell office:value-type="float" office:value="2.4834399999999999" table:style-name="ce1">
            <text:p>2.48344</text:p>
          </table:table-cell>
          <table:table-cell table:number-columns-repeated="16381"/>
        </table:table-row>
        <table:table-row table:style-name="ro1">
          <table:table-cell office:value-type="float" office:value="79900" table:style-name="ce1">
            <text:p>79900</text:p>
          </table:table-cell>
          <table:table-cell office:value-type="float" office:value="5.96E-3" table:style-name="ce1">
            <text:p>0.00596</text:p>
          </table:table-cell>
          <table:table-cell office:value-type="float" office:value="2.4889420000000002" table:style-name="ce1">
            <text:p>2.488942</text:p>
          </table:table-cell>
          <table:table-cell table:number-columns-repeated="16381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5.9779999999999998E-3" table:style-name="ce1">
            <text:p>0.005978</text:p>
          </table:table-cell>
          <table:table-cell office:value-type="float" office:value="2.4945369999999998" table:style-name="ce1">
            <text:p>2.494537</text:p>
          </table:table-cell>
          <table:table-cell table:number-columns-repeated="16381"/>
        </table:table-row>
        <table:table-row table:style-name="ro1">
          <table:table-cell office:value-type="float" office:value="80100" table:style-name="ce1">
            <text:p>80100</text:p>
          </table:table-cell>
          <table:table-cell office:value-type="float" office:value="5.9760000000000004E-3" table:style-name="ce1">
            <text:p>0.005976</text:p>
          </table:table-cell>
          <table:table-cell office:value-type="float" office:value="2.502275" table:style-name="ce1">
            <text:p>2.502275</text:p>
          </table:table-cell>
          <table:table-cell table:number-columns-repeated="16381"/>
        </table:table-row>
        <table:table-row table:style-name="ro1">
          <table:table-cell office:value-type="float" office:value="80200" table:style-name="ce1">
            <text:p>80200</text:p>
          </table:table-cell>
          <table:table-cell office:value-type="float" office:value="5.9909999999999998E-3" table:style-name="ce1">
            <text:p>0.005991</text:p>
          </table:table-cell>
          <table:table-cell office:value-type="float" office:value="2.5090460000000001" table:style-name="ce1">
            <text:p>2.509046</text:p>
          </table:table-cell>
          <table:table-cell table:number-columns-repeated="16381"/>
        </table:table-row>
        <table:table-row table:style-name="ro1">
          <table:table-cell office:value-type="float" office:value="80300" table:style-name="ce1">
            <text:p>80300</text:p>
          </table:table-cell>
          <table:table-cell office:value-type="float" office:value="5.9820000000000003E-3" table:style-name="ce1">
            <text:p>0.005982</text:p>
          </table:table-cell>
          <table:table-cell office:value-type="float" office:value="2.5142579999999999" table:style-name="ce1">
            <text:p>2.514258</text:p>
          </table:table-cell>
          <table:table-cell table:number-columns-repeated="16381"/>
        </table:table-row>
        <table:table-row table:style-name="ro1">
          <table:table-cell office:value-type="float" office:value="80400" table:style-name="ce1">
            <text:p>80400</text:p>
          </table:table-cell>
          <table:table-cell office:value-type="float" office:value="5.9880000000000003E-3" table:style-name="ce1">
            <text:p>0.005988</text:p>
          </table:table-cell>
          <table:table-cell office:value-type="float" office:value="2.5222440000000002" table:style-name="ce1">
            <text:p>2.522244</text:p>
          </table:table-cell>
          <table:table-cell table:number-columns-repeated="16381"/>
        </table:table-row>
        <table:table-row table:style-name="ro1">
          <table:table-cell office:value-type="float" office:value="80500" table:style-name="ce1">
            <text:p>80500</text:p>
          </table:table-cell>
          <table:table-cell office:value-type="float" office:value="5.9800000000000001E-3" table:style-name="ce1">
            <text:p>0.00598</text:p>
          </table:table-cell>
          <table:table-cell office:value-type="float" office:value="2.5271490000000001" table:style-name="ce1">
            <text:p>2.527149</text:p>
          </table:table-cell>
          <table:table-cell table:number-columns-repeated="16381"/>
        </table:table-row>
        <table:table-row table:style-name="ro1">
          <table:table-cell office:value-type="float" office:value="80600" table:style-name="ce1">
            <text:p>80600</text:p>
          </table:table-cell>
          <table:table-cell office:value-type="float" office:value="6.0350000000000004E-3" table:style-name="ce1">
            <text:p>0.006035</text:p>
          </table:table-cell>
          <table:table-cell office:value-type="float" office:value="2.5322460000000002" table:style-name="ce1">
            <text:p>2.532246</text:p>
          </table:table-cell>
          <table:table-cell table:number-columns-repeated="16381"/>
        </table:table-row>
        <table:table-row table:style-name="ro1">
          <table:table-cell office:value-type="float" office:value="80700" table:style-name="ce1">
            <text:p>80700</text:p>
          </table:table-cell>
          <table:table-cell office:value-type="float" office:value="5.999E-3" table:style-name="ce1">
            <text:p>0.005999</text:p>
          </table:table-cell>
          <table:table-cell office:value-type="float" office:value="2.5407850000000001" table:style-name="ce1">
            <text:p>2.540785</text:p>
          </table:table-cell>
          <table:table-cell table:number-columns-repeated="16381"/>
        </table:table-row>
        <table:table-row table:style-name="ro1">
          <table:table-cell office:value-type="float" office:value="80800" table:style-name="ce1">
            <text:p>80800</text:p>
          </table:table-cell>
          <table:table-cell office:value-type="float" office:value="5.9959999999999996E-3" table:style-name="ce1">
            <text:p>0.005996</text:p>
          </table:table-cell>
          <table:table-cell office:value-type="float" office:value="2.5474239999999999" table:style-name="ce1">
            <text:p>2.547424</text:p>
          </table:table-cell>
          <table:table-cell table:number-columns-repeated="16381"/>
        </table:table-row>
        <table:table-row table:style-name="ro1">
          <table:table-cell office:value-type="float" office:value="80900" table:style-name="ce1">
            <text:p>80900</text:p>
          </table:table-cell>
          <table:table-cell office:value-type="float" office:value="5.9940000000000002E-3" table:style-name="ce1">
            <text:p>0.005994</text:p>
          </table:table-cell>
          <table:table-cell office:value-type="float" office:value="2.553385" table:style-name="ce1">
            <text:p>2.553385</text:p>
          </table:table-cell>
          <table:table-cell table:number-columns-repeated="16381"/>
        </table:table-row>
        <table:table-row table:style-name="ro1">
          <table:table-cell office:value-type="float" office:value="81000" table:style-name="ce1">
            <text:p>81000</text:p>
          </table:table-cell>
          <table:table-cell office:value-type="float" office:value="5.999E-3" table:style-name="ce1">
            <text:p>0.005999</text:p>
          </table:table-cell>
          <table:table-cell office:value-type="float" office:value="2.5578020000000001" table:style-name="ce1">
            <text:p>2.557802</text:p>
          </table:table-cell>
          <table:table-cell table:number-columns-repeated="16381"/>
        </table:table-row>
        <table:table-row table:style-name="ro1">
          <table:table-cell office:value-type="float" office:value="81100" table:style-name="ce1">
            <text:p>81100</text:p>
          </table:table-cell>
          <table:table-cell office:value-type="float" office:value="6.0679999999999996E-3" table:style-name="ce1">
            <text:p>0.006068</text:p>
          </table:table-cell>
          <table:table-cell office:value-type="float" office:value="2.5646849999999999" table:style-name="ce1">
            <text:p>2.564685</text:p>
          </table:table-cell>
          <table:table-cell table:number-columns-repeated="16381"/>
        </table:table-row>
        <table:table-row table:style-name="ro1">
          <table:table-cell office:value-type="float" office:value="81200" table:style-name="ce1">
            <text:p>81200</text:p>
          </table:table-cell>
          <table:table-cell office:value-type="float" office:value="6.0159999999999996E-3" table:style-name="ce1">
            <text:p>0.006016</text:p>
          </table:table-cell>
          <table:table-cell office:value-type="float" office:value="2.5709469999999999" table:style-name="ce1">
            <text:p>2.570947</text:p>
          </table:table-cell>
          <table:table-cell table:number-columns-repeated="16381"/>
        </table:table-row>
        <table:table-row table:style-name="ro1">
          <table:table-cell office:value-type="float" office:value="81300" table:style-name="ce1">
            <text:p>81300</text:p>
          </table:table-cell>
          <table:table-cell office:value-type="float" office:value="6.0260000000000001E-3" table:style-name="ce1">
            <text:p>0.006026</text:p>
          </table:table-cell>
          <table:table-cell office:value-type="float" office:value="2.5771199999999999" table:style-name="ce1">
            <text:p>2.57712</text:p>
          </table:table-cell>
          <table:table-cell table:number-columns-repeated="16381"/>
        </table:table-row>
        <table:table-row table:style-name="ro1">
          <table:table-cell office:value-type="float" office:value="81400" table:style-name="ce1">
            <text:p>81400</text:p>
          </table:table-cell>
          <table:table-cell office:value-type="float" office:value="6.0410000000000004E-3" table:style-name="ce1">
            <text:p>0.006041</text:p>
          </table:table-cell>
          <table:table-cell office:value-type="float" office:value="2.5831930000000001" table:style-name="ce1">
            <text:p>2.583193</text:p>
          </table:table-cell>
          <table:table-cell table:number-columns-repeated="16381"/>
        </table:table-row>
        <table:table-row table:style-name="ro1">
          <table:table-cell office:value-type="float" office:value="81500" table:style-name="ce1">
            <text:p>81500</text:p>
          </table:table-cell>
          <table:table-cell office:value-type="float" office:value="6.0740000000000004E-3" table:style-name="ce1">
            <text:p>0.006074</text:p>
          </table:table-cell>
          <table:table-cell office:value-type="float" office:value="2.5905399999999998" table:style-name="ce1">
            <text:p>2.59054</text:p>
          </table:table-cell>
          <table:table-cell table:number-columns-repeated="16381"/>
        </table:table-row>
        <table:table-row table:style-name="ro1">
          <table:table-cell office:value-type="float" office:value="81600" table:style-name="ce1">
            <text:p>81600</text:p>
          </table:table-cell>
          <table:table-cell office:value-type="float" office:value="6.1050000000000002E-3" table:style-name="ce1">
            <text:p>0.006105</text:p>
          </table:table-cell>
          <table:table-cell office:value-type="float" office:value="2.5961259999999999" table:style-name="ce1">
            <text:p>2.596126</text:p>
          </table:table-cell>
          <table:table-cell table:number-columns-repeated="16381"/>
        </table:table-row>
        <table:table-row table:style-name="ro1">
          <table:table-cell office:value-type="float" office:value="81700" table:style-name="ce1">
            <text:p>81700</text:p>
          </table:table-cell>
          <table:table-cell office:value-type="float" office:value="6.0590000000000001E-3" table:style-name="ce1">
            <text:p>0.006059</text:p>
          </table:table-cell>
          <table:table-cell office:value-type="float" office:value="2.6042459999999998" table:style-name="ce1">
            <text:p>2.604246</text:p>
          </table:table-cell>
          <table:table-cell table:number-columns-repeated="16381"/>
        </table:table-row>
        <table:table-row table:style-name="ro1">
          <table:table-cell office:value-type="float" office:value="81800" table:style-name="ce1">
            <text:p>81800</text:p>
          </table:table-cell>
          <table:table-cell office:value-type="float" office:value="6.045E-3" table:style-name="ce1">
            <text:p>0.006045</text:p>
          </table:table-cell>
          <table:table-cell office:value-type="float" office:value="2.6074480000000002" table:style-name="ce1">
            <text:p>2.607448</text:p>
          </table:table-cell>
          <table:table-cell table:number-columns-repeated="16381"/>
        </table:table-row>
        <table:table-row table:style-name="ro1">
          <table:table-cell office:value-type="float" office:value="81900" table:style-name="ce1">
            <text:p>81900</text:p>
          </table:table-cell>
          <table:table-cell office:value-type="float" office:value="6.0689999999999997E-3" table:style-name="ce1">
            <text:p>0.006069</text:p>
          </table:table-cell>
          <table:table-cell office:value-type="float" office:value="2.6135380000000001" table:style-name="ce1">
            <text:p>2.613538</text:p>
          </table:table-cell>
          <table:table-cell table:number-columns-repeated="16381"/>
        </table:table-row>
        <table:table-row table:style-name="ro1">
          <table:table-cell office:value-type="float" office:value="82000" table:style-name="ce1">
            <text:p>82000</text:p>
          </table:table-cell>
          <table:table-cell office:value-type="float" office:value="6.0959999999999999E-3" table:style-name="ce1">
            <text:p>0.006096</text:p>
          </table:table-cell>
          <table:table-cell office:value-type="float" office:value="2.619777" table:style-name="ce1">
            <text:p>2.619777</text:p>
          </table:table-cell>
          <table:table-cell table:number-columns-repeated="16381"/>
        </table:table-row>
        <table:table-row table:style-name="ro1">
          <table:table-cell office:value-type="float" office:value="82100" table:style-name="ce1">
            <text:p>82100</text:p>
          </table:table-cell>
          <table:table-cell office:value-type="float" office:value="6.1330000000000004E-3" table:style-name="ce1">
            <text:p>0.006133</text:p>
          </table:table-cell>
          <table:table-cell office:value-type="float" office:value="2.6273930000000001" table:style-name="ce1">
            <text:p>2.627393</text:p>
          </table:table-cell>
          <table:table-cell table:number-columns-repeated="16381"/>
        </table:table-row>
        <table:table-row table:style-name="ro1">
          <table:table-cell office:value-type="float" office:value="82200" table:style-name="ce1">
            <text:p>82200</text:p>
          </table:table-cell>
          <table:table-cell office:value-type="float" office:value="6.1390000000000004E-3" table:style-name="ce1">
            <text:p>0.006139</text:p>
          </table:table-cell>
          <table:table-cell office:value-type="float" office:value="2.632171" table:style-name="ce1">
            <text:p>2.632171</text:p>
          </table:table-cell>
          <table:table-cell table:number-columns-repeated="16381"/>
        </table:table-row>
        <table:table-row table:style-name="ro1">
          <table:table-cell office:value-type="float" office:value="82300" table:style-name="ce1">
            <text:p>82300</text:p>
          </table:table-cell>
          <table:table-cell office:value-type="float" office:value="6.1469999999999997E-3" table:style-name="ce1">
            <text:p>0.006147</text:p>
          </table:table-cell>
          <table:table-cell office:value-type="float" office:value="2.6402190000000001" table:style-name="ce1">
            <text:p>2.640219</text:p>
          </table:table-cell>
          <table:table-cell table:number-columns-repeated="16381"/>
        </table:table-row>
        <table:table-row table:style-name="ro1">
          <table:table-cell office:value-type="float" office:value="82400" table:style-name="ce1">
            <text:p>82400</text:p>
          </table:table-cell>
          <table:table-cell office:value-type="float" office:value="6.1590000000000004E-3" table:style-name="ce1">
            <text:p>0.006159</text:p>
          </table:table-cell>
          <table:table-cell office:value-type="float" office:value="2.6492209999999998" table:style-name="ce1">
            <text:p>2.649221</text:p>
          </table:table-cell>
          <table:table-cell table:number-columns-repeated="16381"/>
        </table:table-row>
        <table:table-row table:style-name="ro1">
          <table:table-cell office:value-type="float" office:value="82500" table:style-name="ce1">
            <text:p>82500</text:p>
          </table:table-cell>
          <table:table-cell office:value-type="float" office:value="6.2500000000000003E-3" table:style-name="ce1">
            <text:p>0.00625</text:p>
          </table:table-cell>
          <table:table-cell office:value-type="float" office:value="2.660701" table:style-name="ce1">
            <text:p>2.660701</text:p>
          </table:table-cell>
          <table:table-cell table:number-columns-repeated="16381"/>
        </table:table-row>
        <table:table-row table:style-name="ro1">
          <table:table-cell office:value-type="float" office:value="82600" table:style-name="ce1">
            <text:p>82600</text:p>
          </table:table-cell>
          <table:table-cell office:value-type="float" office:value="6.2069999999999998E-3" table:style-name="ce1">
            <text:p>0.006207</text:p>
          </table:table-cell>
          <table:table-cell office:value-type="float" office:value="2.6578140000000001" table:style-name="ce1">
            <text:p>2.657814</text:p>
          </table:table-cell>
          <table:table-cell table:number-columns-repeated="16381"/>
        </table:table-row>
        <table:table-row table:style-name="ro1">
          <table:table-cell office:value-type="float" office:value="82700" table:style-name="ce1">
            <text:p>82700</text:p>
          </table:table-cell>
          <table:table-cell office:value-type="float" office:value="6.2129999999999998E-3" table:style-name="ce1">
            <text:p>0.006213</text:p>
          </table:table-cell>
          <table:table-cell office:value-type="float" office:value="2.6653660000000001" table:style-name="ce1">
            <text:p>2.665366</text:p>
          </table:table-cell>
          <table:table-cell table:number-columns-repeated="16381"/>
        </table:table-row>
        <table:table-row table:style-name="ro1">
          <table:table-cell office:value-type="float" office:value="82800" table:style-name="ce1">
            <text:p>82800</text:p>
          </table:table-cell>
          <table:table-cell office:value-type="float" office:value="6.2170000000000003E-3" table:style-name="ce1">
            <text:p>0.006217</text:p>
          </table:table-cell>
          <table:table-cell office:value-type="float" office:value="2.6708150000000002" table:style-name="ce1">
            <text:p>2.670815</text:p>
          </table:table-cell>
          <table:table-cell table:number-columns-repeated="16381"/>
        </table:table-row>
        <table:table-row table:style-name="ro1">
          <table:table-cell office:value-type="float" office:value="82900" table:style-name="ce1">
            <text:p>82900</text:p>
          </table:table-cell>
          <table:table-cell office:value-type="float" office:value="6.2049999999999996E-3" table:style-name="ce1">
            <text:p>0.006205</text:p>
          </table:table-cell>
          <table:table-cell office:value-type="float" office:value="2.6810130000000001" table:style-name="ce1">
            <text:p>2.681013</text:p>
          </table:table-cell>
          <table:table-cell table:number-columns-repeated="16381"/>
        </table:table-row>
        <table:table-row table:style-name="ro1">
          <table:table-cell office:value-type="float" office:value="83000" table:style-name="ce1">
            <text:p>83000</text:p>
          </table:table-cell>
          <table:table-cell office:value-type="float" office:value="6.195E-3" table:style-name="ce1">
            <text:p>0.006195</text:p>
          </table:table-cell>
          <table:table-cell office:value-type="float" office:value="2.6864520000000001" table:style-name="ce1">
            <text:p>2.686452</text:p>
          </table:table-cell>
          <table:table-cell table:number-columns-repeated="16381"/>
        </table:table-row>
        <table:table-row table:style-name="ro1">
          <table:table-cell office:value-type="float" office:value="83100" table:style-name="ce1">
            <text:p>83100</text:p>
          </table:table-cell>
          <table:table-cell office:value-type="float" office:value="6.2049999999999996E-3" table:style-name="ce1">
            <text:p>0.006205</text:p>
          </table:table-cell>
          <table:table-cell office:value-type="float" office:value="2.6909740000000002" table:style-name="ce1">
            <text:p>2.690974</text:p>
          </table:table-cell>
          <table:table-cell table:number-columns-repeated="16381"/>
        </table:table-row>
        <table:table-row table:style-name="ro1">
          <table:table-cell office:value-type="float" office:value="83200" table:style-name="ce1">
            <text:p>83200</text:p>
          </table:table-cell>
          <table:table-cell office:value-type="float" office:value="6.2319999999999997E-3" table:style-name="ce1">
            <text:p>0.006232</text:p>
          </table:table-cell>
          <table:table-cell office:value-type="float" office:value="2.6985260000000002" table:style-name="ce1">
            <text:p>2.698526</text:p>
          </table:table-cell>
          <table:table-cell table:number-columns-repeated="16381"/>
        </table:table-row>
        <table:table-row table:style-name="ro1">
          <table:table-cell office:value-type="float" office:value="83300" table:style-name="ce1">
            <text:p>83300</text:p>
          </table:table-cell>
          <table:table-cell office:value-type="float" office:value="6.2420000000000002E-3" table:style-name="ce1">
            <text:p>0.006242</text:p>
          </table:table-cell>
          <table:table-cell office:value-type="float" office:value="2.7048649999999999" table:style-name="ce1">
            <text:p>2.704865</text:p>
          </table:table-cell>
          <table:table-cell table:number-columns-repeated="16381"/>
        </table:table-row>
        <table:table-row table:style-name="ro1">
          <table:table-cell office:value-type="float" office:value="83400" table:style-name="ce1">
            <text:p>83400</text:p>
          </table:table-cell>
          <table:table-cell office:value-type="float" office:value="6.2709999999999997E-3" table:style-name="ce1">
            <text:p>0.006271</text:p>
          </table:table-cell>
          <table:table-cell office:value-type="float" office:value="2.7109200000000002" table:style-name="ce1">
            <text:p>2.71092</text:p>
          </table:table-cell>
          <table:table-cell table:number-columns-repeated="16381"/>
        </table:table-row>
        <table:table-row table:style-name="ro1">
          <table:table-cell office:value-type="float" office:value="83500" table:style-name="ce1">
            <text:p>83500</text:p>
          </table:table-cell>
          <table:table-cell office:value-type="float" office:value="6.3010000000000002E-3" table:style-name="ce1">
            <text:p>0.006301</text:p>
          </table:table-cell>
          <table:table-cell office:value-type="float" office:value="2.7164139999999999" table:style-name="ce1">
            <text:p>2.716414</text:p>
          </table:table-cell>
          <table:table-cell table:number-columns-repeated="16381"/>
        </table:table-row>
        <table:table-row table:style-name="ro1">
          <table:table-cell office:value-type="float" office:value="83600" table:style-name="ce1">
            <text:p>83600</text:p>
          </table:table-cell>
          <table:table-cell office:value-type="float" office:value="6.3429999999999997E-3" table:style-name="ce1">
            <text:p>0.006343</text:p>
          </table:table-cell>
          <table:table-cell office:value-type="float" office:value="2.7235839999999998" table:style-name="ce1">
            <text:p>2.723584</text:p>
          </table:table-cell>
          <table:table-cell table:number-columns-repeated="16381"/>
        </table:table-row>
        <table:table-row table:style-name="ro1">
          <table:table-cell office:value-type="float" office:value="83700" table:style-name="ce1">
            <text:p>83700</text:p>
          </table:table-cell>
          <table:table-cell office:value-type="float" office:value="6.3379999999999999E-3" table:style-name="ce1">
            <text:p>0.006338</text:p>
          </table:table-cell>
          <table:table-cell office:value-type="float" office:value="2.730416" table:style-name="ce1">
            <text:p>2.730416</text:p>
          </table:table-cell>
          <table:table-cell table:number-columns-repeated="16381"/>
        </table:table-row>
        <table:table-row table:style-name="ro1">
          <table:table-cell office:value-type="float" office:value="83800" table:style-name="ce1">
            <text:p>83800</text:p>
          </table:table-cell>
          <table:table-cell office:value-type="float" office:value="6.2680000000000001E-3" table:style-name="ce1">
            <text:p>0.006268</text:p>
          </table:table-cell>
          <table:table-cell office:value-type="float" office:value="2.736526" table:style-name="ce1">
            <text:p>2.736526</text:p>
          </table:table-cell>
          <table:table-cell table:number-columns-repeated="16381"/>
        </table:table-row>
        <table:table-row table:style-name="ro1">
          <table:table-cell office:value-type="float" office:value="83900" table:style-name="ce1">
            <text:p>83900</text:p>
          </table:table-cell>
          <table:table-cell office:value-type="float" office:value="6.3350000000000004E-3" table:style-name="ce1">
            <text:p>0.006335</text:p>
          </table:table-cell>
          <table:table-cell office:value-type="float" office:value="2.7447819999999998" table:style-name="ce1">
            <text:p>2.744782</text:p>
          </table:table-cell>
          <table:table-cell table:number-columns-repeated="16381"/>
        </table:table-row>
        <table:table-row table:style-name="ro1">
          <table:table-cell office:value-type="float" office:value="84000" table:style-name="ce1">
            <text:p>84000</text:p>
          </table:table-cell>
          <table:table-cell office:value-type="float" office:value="6.3299999999999997E-3" table:style-name="ce1">
            <text:p>0.00633</text:p>
          </table:table-cell>
          <table:table-cell office:value-type="float" office:value="2.7486139999999999" table:style-name="ce1">
            <text:p>2.748614</text:p>
          </table:table-cell>
          <table:table-cell table:number-columns-repeated="16381"/>
        </table:table-row>
        <table:table-row table:style-name="ro1">
          <table:table-cell office:value-type="float" office:value="84100" table:style-name="ce1">
            <text:p>84100</text:p>
          </table:table-cell>
          <table:table-cell office:value-type="float" office:value="6.3330000000000001E-3" table:style-name="ce1">
            <text:p>0.006333</text:p>
          </table:table-cell>
          <table:table-cell office:value-type="float" office:value="2.7576420000000001" table:style-name="ce1">
            <text:p>2.757642</text:p>
          </table:table-cell>
          <table:table-cell table:number-columns-repeated="16381"/>
        </table:table-row>
        <table:table-row table:style-name="ro1">
          <table:table-cell office:value-type="float" office:value="84200" table:style-name="ce1">
            <text:p>8420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2.762289" table:style-name="ce1">
            <text:p>2.762289</text:p>
          </table:table-cell>
          <table:table-cell table:number-columns-repeated="16381"/>
        </table:table-row>
        <table:table-row table:style-name="ro1">
          <table:table-cell office:value-type="float" office:value="84300" table:style-name="ce1">
            <text:p>84300</text:p>
          </table:table-cell>
          <table:table-cell office:value-type="float" office:value="6.3150000000000003E-3" table:style-name="ce1">
            <text:p>0.006315</text:p>
          </table:table-cell>
          <table:table-cell office:value-type="float" office:value="2.7697259999999999" table:style-name="ce1">
            <text:p>2.769726</text:p>
          </table:table-cell>
          <table:table-cell table:number-columns-repeated="16381"/>
        </table:table-row>
        <table:table-row table:style-name="ro1">
          <table:table-cell office:value-type="float" office:value="84400" table:style-name="ce1">
            <text:p>84400</text:p>
          </table:table-cell>
          <table:table-cell office:value-type="float" office:value="6.3439999999999998E-3" table:style-name="ce1">
            <text:p>0.006344</text:p>
          </table:table-cell>
          <table:table-cell office:value-type="float" office:value="2.776268" table:style-name="ce1">
            <text:p>2.776268</text:p>
          </table:table-cell>
          <table:table-cell table:number-columns-repeated="16381"/>
        </table:table-row>
        <table:table-row table:style-name="ro1">
          <table:table-cell office:value-type="float" office:value="84500" table:style-name="ce1">
            <text:p>84500</text:p>
          </table:table-cell>
          <table:table-cell office:value-type="float" office:value="6.3290000000000004E-3" table:style-name="ce1">
            <text:p>0.006329</text:p>
          </table:table-cell>
          <table:table-cell office:value-type="float" office:value="2.7820239999999998" table:style-name="ce1">
            <text:p>2.782024</text:p>
          </table:table-cell>
          <table:table-cell table:number-columns-repeated="16381"/>
        </table:table-row>
        <table:table-row table:style-name="ro1">
          <table:table-cell office:value-type="float" office:value="84600" table:style-name="ce1">
            <text:p>84600</text:p>
          </table:table-cell>
          <table:table-cell office:value-type="float" office:value="6.3210000000000002E-3" table:style-name="ce1">
            <text:p>0.006321</text:p>
          </table:table-cell>
          <table:table-cell office:value-type="float" office:value="2.788783" table:style-name="ce1">
            <text:p>2.788783</text:p>
          </table:table-cell>
          <table:table-cell table:number-columns-repeated="16381"/>
        </table:table-row>
        <table:table-row table:style-name="ro1">
          <table:table-cell office:value-type="float" office:value="84700" table:style-name="ce1">
            <text:p>84700</text:p>
          </table:table-cell>
          <table:table-cell office:value-type="float" office:value="6.3309999999999998E-3" table:style-name="ce1">
            <text:p>0.006331</text:p>
          </table:table-cell>
          <table:table-cell office:value-type="float" office:value="2.7955589999999999" table:style-name="ce1">
            <text:p>2.795559</text:p>
          </table:table-cell>
          <table:table-cell table:number-columns-repeated="16381"/>
        </table:table-row>
        <table:table-row table:style-name="ro1">
          <table:table-cell office:value-type="float" office:value="84800" table:style-name="ce1">
            <text:p>84800</text:p>
          </table:table-cell>
          <table:table-cell office:value-type="float" office:value="6.3499999999999997E-3" table:style-name="ce1">
            <text:p>0.00635</text:p>
          </table:table-cell>
          <table:table-cell office:value-type="float" office:value="2.8032270000000001" table:style-name="ce1">
            <text:p>2.803227</text:p>
          </table:table-cell>
          <table:table-cell table:number-columns-repeated="16381"/>
        </table:table-row>
        <table:table-row table:style-name="ro1">
          <table:table-cell office:value-type="float" office:value="84900" table:style-name="ce1">
            <text:p>84900</text:p>
          </table:table-cell>
          <table:table-cell office:value-type="float" office:value="6.3530000000000001E-3" table:style-name="ce1">
            <text:p>0.006353</text:p>
          </table:table-cell>
          <table:table-cell office:value-type="float" office:value="2.8104460000000002" table:style-name="ce1">
            <text:p>2.810446</text:p>
          </table:table-cell>
          <table:table-cell table:number-columns-repeated="16381"/>
        </table:table-row>
        <table:table-row table:style-name="ro1">
          <table:table-cell office:value-type="float" office:value="85000" table:style-name="ce1">
            <text:p>85000</text:p>
          </table:table-cell>
          <table:table-cell office:value-type="float" office:value="6.3540000000000003E-3" table:style-name="ce1">
            <text:p>0.006354</text:p>
          </table:table-cell>
          <table:table-cell office:value-type="float" office:value="2.826336" table:style-name="ce1">
            <text:p>2.826336</text:p>
          </table:table-cell>
          <table:table-cell table:number-columns-repeated="16381"/>
        </table:table-row>
        <table:table-row table:style-name="ro1">
          <table:table-cell office:value-type="float" office:value="85100" table:style-name="ce1">
            <text:p>85100</text:p>
          </table:table-cell>
          <table:table-cell office:value-type="float" office:value="6.3740000000000003E-3" table:style-name="ce1">
            <text:p>0.006374</text:p>
          </table:table-cell>
          <table:table-cell office:value-type="float" office:value="2.8261090000000002" table:style-name="ce1">
            <text:p>2.826109</text:p>
          </table:table-cell>
          <table:table-cell table:number-columns-repeated="16381"/>
        </table:table-row>
        <table:table-row table:style-name="ro1">
          <table:table-cell office:value-type="float" office:value="85200" table:style-name="ce1">
            <text:p>85200</text:p>
          </table:table-cell>
          <table:table-cell office:value-type="float" office:value="6.3889999999999997E-3" table:style-name="ce1">
            <text:p>0.006389</text:p>
          </table:table-cell>
          <table:table-cell office:value-type="float" office:value="2.8326090000000002" table:style-name="ce1">
            <text:p>2.832609</text:p>
          </table:table-cell>
          <table:table-cell table:number-columns-repeated="16381"/>
        </table:table-row>
        <table:table-row table:style-name="ro1">
          <table:table-cell office:value-type="float" office:value="85300" table:style-name="ce1">
            <text:p>85300</text:p>
          </table:table-cell>
          <table:table-cell office:value-type="float" office:value="6.4120000000000002E-3" table:style-name="ce1">
            <text:p>0.006412</text:p>
          </table:table-cell>
          <table:table-cell office:value-type="float" office:value="2.8486989999999999" table:style-name="ce1">
            <text:p>2.848699</text:p>
          </table:table-cell>
          <table:table-cell table:number-columns-repeated="16381"/>
        </table:table-row>
        <table:table-row table:style-name="ro1">
          <table:table-cell office:value-type="float" office:value="85400" table:style-name="ce1">
            <text:p>85400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2.8511860000000002" table:style-name="ce1">
            <text:p>2.851186</text:p>
          </table:table-cell>
          <table:table-cell table:number-columns-repeated="16381"/>
        </table:table-row>
        <table:table-row table:style-name="ro1">
          <table:table-cell office:value-type="float" office:value="85500" table:style-name="ce1">
            <text:p>85500</text:p>
          </table:table-cell>
          <table:table-cell office:value-type="float" office:value="6.4219999999999998E-3" table:style-name="ce1">
            <text:p>0.006422</text:p>
          </table:table-cell>
          <table:table-cell office:value-type="float" office:value="2.8525360000000002" table:style-name="ce1">
            <text:p>2.852536</text:p>
          </table:table-cell>
          <table:table-cell table:number-columns-repeated="16381"/>
        </table:table-row>
        <table:table-row table:style-name="ro1">
          <table:table-cell office:value-type="float" office:value="85600" table:style-name="ce1">
            <text:p>85600</text:p>
          </table:table-cell>
          <table:table-cell office:value-type="float" office:value="6.4270000000000004E-3" table:style-name="ce1">
            <text:p>0.006427</text:p>
          </table:table-cell>
          <table:table-cell office:value-type="float" office:value="2.8578969999999999" table:style-name="ce1">
            <text:p>2.857897</text:p>
          </table:table-cell>
          <table:table-cell table:number-columns-repeated="16381"/>
        </table:table-row>
        <table:table-row table:style-name="ro1">
          <table:table-cell office:value-type="float" office:value="85700" table:style-name="ce1">
            <text:p>85700</text:p>
          </table:table-cell>
          <table:table-cell office:value-type="float" office:value="6.4510000000000001E-3" table:style-name="ce1">
            <text:p>0.006451</text:p>
          </table:table-cell>
          <table:table-cell office:value-type="float" office:value="2.8637459999999999" table:style-name="ce1">
            <text:p>2.863746</text:p>
          </table:table-cell>
          <table:table-cell table:number-columns-repeated="16381"/>
        </table:table-row>
        <table:table-row table:style-name="ro1">
          <table:table-cell office:value-type="float" office:value="85800" table:style-name="ce1">
            <text:p>85800</text:p>
          </table:table-cell>
          <table:table-cell office:value-type="float" office:value="6.4320000000000002E-3" table:style-name="ce1">
            <text:p>0.006432</text:p>
          </table:table-cell>
          <table:table-cell office:value-type="float" office:value="2.8728959999999999" table:style-name="ce1">
            <text:p>2.872896</text:p>
          </table:table-cell>
          <table:table-cell table:number-columns-repeated="16381"/>
        </table:table-row>
        <table:table-row table:style-name="ro1">
          <table:table-cell office:value-type="float" office:value="85900" table:style-name="ce1">
            <text:p>85900</text:p>
          </table:table-cell>
          <table:table-cell office:value-type="float" office:value="6.4310000000000001E-3" table:style-name="ce1">
            <text:p>0.006431</text:p>
          </table:table-cell>
          <table:table-cell office:value-type="float" office:value="2.8770289999999998" table:style-name="ce1">
            <text:p>2.877029</text:p>
          </table:table-cell>
          <table:table-cell table:number-columns-repeated="16381"/>
        </table:table-row>
        <table:table-row table:style-name="ro1">
          <table:table-cell office:value-type="float" office:value="86000" table:style-name="ce1">
            <text:p>86000</text:p>
          </table:table-cell>
          <table:table-cell office:value-type="float" office:value="6.4460000000000003E-3" table:style-name="ce1">
            <text:p>0.006446</text:p>
          </table:table-cell>
          <table:table-cell office:value-type="float" office:value="2.8879570000000001" table:style-name="ce1">
            <text:p>2.887957</text:p>
          </table:table-cell>
          <table:table-cell table:number-columns-repeated="16381"/>
        </table:table-row>
        <table:table-row table:style-name="ro1">
          <table:table-cell office:value-type="float" office:value="86100" table:style-name="ce1">
            <text:p>86100</text:p>
          </table:table-cell>
          <table:table-cell office:value-type="float" office:value="6.5209999999999999E-3" table:style-name="ce1">
            <text:p>0.006521</text:p>
          </table:table-cell>
          <table:table-cell office:value-type="float" office:value="2.8932389999999999" table:style-name="ce1">
            <text:p>2.893239</text:p>
          </table:table-cell>
          <table:table-cell table:number-columns-repeated="16381"/>
        </table:table-row>
        <table:table-row table:style-name="ro1">
          <table:table-cell office:value-type="float" office:value="86200" table:style-name="ce1">
            <text:p>86200</text:p>
          </table:table-cell>
          <table:table-cell office:value-type="float" office:value="6.4580000000000002E-3" table:style-name="ce1">
            <text:p>0.006458</text:p>
          </table:table-cell>
          <table:table-cell office:value-type="float" office:value="2.9003589999999999" table:style-name="ce1">
            <text:p>2.900359</text:p>
          </table:table-cell>
          <table:table-cell table:number-columns-repeated="16381"/>
        </table:table-row>
        <table:table-row table:style-name="ro1">
          <table:table-cell office:value-type="float" office:value="86300" table:style-name="ce1">
            <text:p>86300</text:p>
          </table:table-cell>
          <table:table-cell office:value-type="float" office:value="6.4920000000000004E-3" table:style-name="ce1">
            <text:p>0.006492</text:p>
          </table:table-cell>
          <table:table-cell office:value-type="float" office:value="2.9027959999999999" table:style-name="ce1">
            <text:p>2.902796</text:p>
          </table:table-cell>
          <table:table-cell table:number-columns-repeated="16381"/>
        </table:table-row>
        <table:table-row table:style-name="ro1">
          <table:table-cell office:value-type="float" office:value="86400" table:style-name="ce1">
            <text:p>86400</text:p>
          </table:table-cell>
          <table:table-cell office:value-type="float" office:value="6.489E-3" table:style-name="ce1">
            <text:p>0.006489</text:p>
          </table:table-cell>
          <table:table-cell office:value-type="float" office:value="2.9105259999999999" table:style-name="ce1">
            <text:p>2.910526</text:p>
          </table:table-cell>
          <table:table-cell table:number-columns-repeated="16381"/>
        </table:table-row>
        <table:table-row table:style-name="ro1">
          <table:table-cell office:value-type="float" office:value="86500" table:style-name="ce1">
            <text:p>86500</text:p>
          </table:table-cell>
          <table:table-cell office:value-type="float" office:value="6.5329999999999997E-3" table:style-name="ce1">
            <text:p>0.006533</text:p>
          </table:table-cell>
          <table:table-cell office:value-type="float" office:value="2.9152309999999999" table:style-name="ce1">
            <text:p>2.915231</text:p>
          </table:table-cell>
          <table:table-cell table:number-columns-repeated="16381"/>
        </table:table-row>
        <table:table-row table:style-name="ro1">
          <table:table-cell office:value-type="float" office:value="86600" table:style-name="ce1">
            <text:p>86600</text:p>
          </table:table-cell>
          <table:table-cell office:value-type="float" office:value="6.5110000000000003E-3" table:style-name="ce1">
            <text:p>0.006511</text:p>
          </table:table-cell>
          <table:table-cell office:value-type="float" office:value="2.923673" table:style-name="ce1">
            <text:p>2.923673</text:p>
          </table:table-cell>
          <table:table-cell table:number-columns-repeated="16381"/>
        </table:table-row>
        <table:table-row table:style-name="ro1">
          <table:table-cell office:value-type="float" office:value="86700" table:style-name="ce1">
            <text:p>86700</text:p>
          </table:table-cell>
          <table:table-cell office:value-type="float" office:value="6.5290000000000001E-3" table:style-name="ce1">
            <text:p>0.006529</text:p>
          </table:table-cell>
          <table:table-cell office:value-type="float" office:value="2.9345629999999998" table:style-name="ce1">
            <text:p>2.934563</text:p>
          </table:table-cell>
          <table:table-cell table:number-columns-repeated="16381"/>
        </table:table-row>
        <table:table-row table:style-name="ro1">
          <table:table-cell office:value-type="float" office:value="86800" table:style-name="ce1">
            <text:p>86800</text:p>
          </table:table-cell>
          <table:table-cell office:value-type="float" office:value="6.5360000000000001E-3" table:style-name="ce1">
            <text:p>0.006536</text:p>
          </table:table-cell>
          <table:table-cell office:value-type="float" office:value="2.9376899999999999" table:style-name="ce1">
            <text:p>2.93769</text:p>
          </table:table-cell>
          <table:table-cell table:number-columns-repeated="16381"/>
        </table:table-row>
        <table:table-row table:style-name="ro1">
          <table:table-cell office:value-type="float" office:value="86900" table:style-name="ce1">
            <text:p>86900</text:p>
          </table:table-cell>
          <table:table-cell office:value-type="float" office:value="6.5599999999999999E-3" table:style-name="ce1">
            <text:p>0.00656</text:p>
          </table:table-cell>
          <table:table-cell office:value-type="float" office:value="2.9426890000000001" table:style-name="ce1">
            <text:p>2.942689</text:p>
          </table:table-cell>
          <table:table-cell table:number-columns-repeated="16381"/>
        </table:table-row>
        <table:table-row table:style-name="ro1">
          <table:table-cell office:value-type="float" office:value="87000" table:style-name="ce1">
            <text:p>87000</text:p>
          </table:table-cell>
          <table:table-cell office:value-type="float" office:value="6.5669999999999999E-3" table:style-name="ce1">
            <text:p>0.006567</text:p>
          </table:table-cell>
          <table:table-cell office:value-type="float" office:value="2.9487369999999999" table:style-name="ce1">
            <text:p>2.948737</text:p>
          </table:table-cell>
          <table:table-cell table:number-columns-repeated="16381"/>
        </table:table-row>
        <table:table-row table:style-name="ro1">
          <table:table-cell office:value-type="float" office:value="87100" table:style-name="ce1">
            <text:p>87100</text:p>
          </table:table-cell>
          <table:table-cell office:value-type="float" office:value="6.5440000000000003E-3" table:style-name="ce1">
            <text:p>0.006544</text:p>
          </table:table-cell>
          <table:table-cell office:value-type="float" office:value="2.9564080000000001" table:style-name="ce1">
            <text:p>2.956408</text:p>
          </table:table-cell>
          <table:table-cell table:number-columns-repeated="16381"/>
        </table:table-row>
        <table:table-row table:style-name="ro1">
          <table:table-cell office:value-type="float" office:value="87200" table:style-name="ce1">
            <text:p>87200</text:p>
          </table:table-cell>
          <table:table-cell office:value-type="float" office:value="6.5550000000000001E-3" table:style-name="ce1">
            <text:p>0.006555</text:p>
          </table:table-cell>
          <table:table-cell office:value-type="float" office:value="2.9633120000000002" table:style-name="ce1">
            <text:p>2.963312</text:p>
          </table:table-cell>
          <table:table-cell table:number-columns-repeated="16381"/>
        </table:table-row>
        <table:table-row table:style-name="ro1">
          <table:table-cell office:value-type="float" office:value="87300" table:style-name="ce1">
            <text:p>87300</text:p>
          </table:table-cell>
          <table:table-cell office:value-type="float" office:value="6.5750000000000001E-3" table:style-name="ce1">
            <text:p>0.006575</text:p>
          </table:table-cell>
          <table:table-cell office:value-type="float" office:value="2.9734099999999999" table:style-name="ce1">
            <text:p>2.97341</text:p>
          </table:table-cell>
          <table:table-cell table:number-columns-repeated="16381"/>
        </table:table-row>
        <table:table-row table:style-name="ro1">
          <table:table-cell office:value-type="float" office:value="87400" table:style-name="ce1">
            <text:p>87400</text:p>
          </table:table-cell>
          <table:table-cell office:value-type="float" office:value="6.5789999999999998E-3" table:style-name="ce1">
            <text:p>0.006579</text:p>
          </table:table-cell>
          <table:table-cell office:value-type="float" office:value="2.9773040000000002" table:style-name="ce1">
            <text:p>2.977304</text:p>
          </table:table-cell>
          <table:table-cell table:number-columns-repeated="16381"/>
        </table:table-row>
        <table:table-row table:style-name="ro1">
          <table:table-cell office:value-type="float" office:value="87500" table:style-name="ce1">
            <text:p>87500</text:p>
          </table:table-cell>
          <table:table-cell office:value-type="float" office:value="6.5669999999999999E-3" table:style-name="ce1">
            <text:p>0.006567</text:p>
          </table:table-cell>
          <table:table-cell office:value-type="float" office:value="2.9916130000000001" table:style-name="ce1">
            <text:p>2.991613</text:p>
          </table:table-cell>
          <table:table-cell table:number-columns-repeated="16381"/>
        </table:table-row>
        <table:table-row table:style-name="ro1">
          <table:table-cell office:value-type="float" office:value="87600" table:style-name="ce1">
            <text:p>87600</text:p>
          </table:table-cell>
          <table:table-cell office:value-type="float" office:value="6.5680000000000001E-3" table:style-name="ce1">
            <text:p>0.006568</text:p>
          </table:table-cell>
          <table:table-cell office:value-type="float" office:value="2.9922420000000001" table:style-name="ce1">
            <text:p>2.992242</text:p>
          </table:table-cell>
          <table:table-cell table:number-columns-repeated="16381"/>
        </table:table-row>
        <table:table-row table:style-name="ro1">
          <table:table-cell office:value-type="float" office:value="87700" table:style-name="ce1">
            <text:p>87700</text:p>
          </table:table-cell>
          <table:table-cell office:value-type="float" office:value="6.587E-3" table:style-name="ce1">
            <text:p>0.006587</text:p>
          </table:table-cell>
          <table:table-cell office:value-type="float" office:value="2.997763" table:style-name="ce1">
            <text:p>2.997763</text:p>
          </table:table-cell>
          <table:table-cell table:number-columns-repeated="16381"/>
        </table:table-row>
        <table:table-row table:style-name="ro1">
          <table:table-cell office:value-type="float" office:value="87800" table:style-name="ce1">
            <text:p>87800</text:p>
          </table:table-cell>
          <table:table-cell office:value-type="float" office:value="6.6010000000000001E-3" table:style-name="ce1">
            <text:p>0.006601</text:p>
          </table:table-cell>
          <table:table-cell office:value-type="float" office:value="3.0049030000000001" table:style-name="ce1">
            <text:p>3.004903</text:p>
          </table:table-cell>
          <table:table-cell table:number-columns-repeated="16381"/>
        </table:table-row>
        <table:table-row table:style-name="ro1">
          <table:table-cell office:value-type="float" office:value="87900" table:style-name="ce1">
            <text:p>87900</text:p>
          </table:table-cell>
          <table:table-cell office:value-type="float" office:value="6.5849999999999997E-3" table:style-name="ce1">
            <text:p>0.006585</text:p>
          </table:table-cell>
          <table:table-cell office:value-type="float" office:value="3.0160119999999999" table:style-name="ce1">
            <text:p>3.016012</text:p>
          </table:table-cell>
          <table:table-cell table:number-columns-repeated="16381"/>
        </table:table-row>
        <table:table-row table:style-name="ro1">
          <table:table-cell office:value-type="float" office:value="88000" table:style-name="ce1">
            <text:p>88000</text:p>
          </table:table-cell>
          <table:table-cell office:value-type="float" office:value="6.6059999999999999E-3" table:style-name="ce1">
            <text:p>0.006606</text:p>
          </table:table-cell>
          <table:table-cell office:value-type="float" office:value="3.0216690000000002" table:style-name="ce1">
            <text:p>3.021669</text:p>
          </table:table-cell>
          <table:table-cell table:number-columns-repeated="16381"/>
        </table:table-row>
        <table:table-row table:style-name="ro1">
          <table:table-cell office:value-type="float" office:value="88100" table:style-name="ce1">
            <text:p>88100</text:p>
          </table:table-cell>
          <table:table-cell office:value-type="float" office:value="6.6389999999999999E-3" table:style-name="ce1">
            <text:p>0.006639</text:p>
          </table:table-cell>
          <table:table-cell office:value-type="float" office:value="3.0251039999999998" table:style-name="ce1">
            <text:p>3.025104</text:p>
          </table:table-cell>
          <table:table-cell table:number-columns-repeated="16381"/>
        </table:table-row>
        <table:table-row table:style-name="ro1">
          <table:table-cell office:value-type="float" office:value="88200" table:style-name="ce1">
            <text:p>88200</text:p>
          </table:table-cell>
          <table:table-cell office:value-type="float" office:value="6.6169999999999996E-3" table:style-name="ce1">
            <text:p>0.006617</text:p>
          </table:table-cell>
          <table:table-cell office:value-type="float" office:value="3.0346099999999998" table:style-name="ce1">
            <text:p>3.03461</text:p>
          </table:table-cell>
          <table:table-cell table:number-columns-repeated="16381"/>
        </table:table-row>
        <table:table-row table:style-name="ro1">
          <table:table-cell office:value-type="float" office:value="88300" table:style-name="ce1">
            <text:p>88300</text:p>
          </table:table-cell>
          <table:table-cell office:value-type="float" office:value="6.6210000000000001E-3" table:style-name="ce1">
            <text:p>0.006621</text:p>
          </table:table-cell>
          <table:table-cell office:value-type="float" office:value="3.040829" table:style-name="ce1">
            <text:p>3.040829</text:p>
          </table:table-cell>
          <table:table-cell table:number-columns-repeated="16381"/>
        </table:table-row>
        <table:table-row table:style-name="ro1">
          <table:table-cell office:value-type="float" office:value="88400" table:style-name="ce1">
            <text:p>88400</text:p>
          </table:table-cell>
          <table:table-cell office:value-type="float" office:value="6.6179999999999998E-3" table:style-name="ce1">
            <text:p>0.006618</text:p>
          </table:table-cell>
          <table:table-cell office:value-type="float" office:value="3.0479769999999999" table:style-name="ce1">
            <text:p>3.047977</text:p>
          </table:table-cell>
          <table:table-cell table:number-columns-repeated="16381"/>
        </table:table-row>
        <table:table-row table:style-name="ro1">
          <table:table-cell office:value-type="float" office:value="88500" table:style-name="ce1">
            <text:p>88500</text:p>
          </table:table-cell>
          <table:table-cell office:value-type="float" office:value="6.6530000000000001E-3" table:style-name="ce1">
            <text:p>0.006653</text:p>
          </table:table-cell>
          <table:table-cell office:value-type="float" office:value="3.0552160000000002" table:style-name="ce1">
            <text:p>3.055216</text:p>
          </table:table-cell>
          <table:table-cell table:number-columns-repeated="16381"/>
        </table:table-row>
        <table:table-row table:style-name="ro1">
          <table:table-cell office:value-type="float" office:value="88600" table:style-name="ce1">
            <text:p>88600</text:p>
          </table:table-cell>
          <table:table-cell office:value-type="float" office:value="6.6270000000000001E-3" table:style-name="ce1">
            <text:p>0.006627</text:p>
          </table:table-cell>
          <table:table-cell office:value-type="float" office:value="3.0609860000000002" table:style-name="ce1">
            <text:p>3.060986</text:p>
          </table:table-cell>
          <table:table-cell table:number-columns-repeated="16381"/>
        </table:table-row>
        <table:table-row table:style-name="ro1">
          <table:table-cell office:value-type="float" office:value="88700" table:style-name="ce1">
            <text:p>88700</text:p>
          </table:table-cell>
          <table:table-cell office:value-type="float" office:value="6.6319999999999999E-3" table:style-name="ce1">
            <text:p>0.006632</text:p>
          </table:table-cell>
          <table:table-cell office:value-type="float" office:value="3.0673319999999999" table:style-name="ce1">
            <text:p>3.067332</text:p>
          </table:table-cell>
          <table:table-cell table:number-columns-repeated="16381"/>
        </table:table-row>
        <table:table-row table:style-name="ro1">
          <table:table-cell office:value-type="float" office:value="88800" table:style-name="ce1">
            <text:p>88800</text:p>
          </table:table-cell>
          <table:table-cell office:value-type="float" office:value="6.6389999999999999E-3" table:style-name="ce1">
            <text:p>0.006639</text:p>
          </table:table-cell>
          <table:table-cell office:value-type="float" office:value="3.0762350000000001" table:style-name="ce1">
            <text:p>3.076235</text:p>
          </table:table-cell>
          <table:table-cell table:number-columns-repeated="16381"/>
        </table:table-row>
        <table:table-row table:style-name="ro1">
          <table:table-cell office:value-type="float" office:value="88900" table:style-name="ce1">
            <text:p>88900</text:p>
          </table:table-cell>
          <table:table-cell office:value-type="float" office:value="6.7889999999999999E-3" table:style-name="ce1">
            <text:p>0.006789</text:p>
          </table:table-cell>
          <table:table-cell office:value-type="float" office:value="3.082767" table:style-name="ce1">
            <text:p>3.082767</text:p>
          </table:table-cell>
          <table:table-cell table:number-columns-repeated="16381"/>
        </table:table-row>
        <table:table-row table:style-name="ro1">
          <table:table-cell office:value-type="float" office:value="89000" table:style-name="ce1">
            <text:p>89000</text:p>
          </table:table-cell>
          <table:table-cell office:value-type="float" office:value="6.9129999999999999E-3" table:style-name="ce1">
            <text:p>0.006913</text:p>
          </table:table-cell>
          <table:table-cell office:value-type="float" office:value="3.0895329999999999" table:style-name="ce1">
            <text:p>3.089533</text:p>
          </table:table-cell>
          <table:table-cell table:number-columns-repeated="16381"/>
        </table:table-row>
        <table:table-row table:style-name="ro1">
          <table:table-cell office:value-type="float" office:value="89100" table:style-name="ce1">
            <text:p>89100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3.0993569999999999" table:style-name="ce1">
            <text:p>3.099357</text:p>
          </table:table-cell>
          <table:table-cell table:number-columns-repeated="16381"/>
        </table:table-row>
        <table:table-row table:style-name="ro1">
          <table:table-cell office:value-type="float" office:value="89200" table:style-name="ce1">
            <text:p>89200</text:p>
          </table:table-cell>
          <table:table-cell office:value-type="float" office:value="6.7590000000000003E-3" table:style-name="ce1">
            <text:p>0.006759</text:p>
          </table:table-cell>
          <table:table-cell office:value-type="float" office:value="3.1029080000000002" table:style-name="ce1">
            <text:p>3.102908</text:p>
          </table:table-cell>
          <table:table-cell table:number-columns-repeated="16381"/>
        </table:table-row>
        <table:table-row table:style-name="ro1">
          <table:table-cell office:value-type="float" office:value="89300" table:style-name="ce1">
            <text:p>89300</text:p>
          </table:table-cell>
          <table:table-cell office:value-type="float" office:value="6.8139999999999997E-3" table:style-name="ce1">
            <text:p>0.006814</text:p>
          </table:table-cell>
          <table:table-cell office:value-type="float" office:value="3.1082019999999999" table:style-name="ce1">
            <text:p>3.108202</text:p>
          </table:table-cell>
          <table:table-cell table:number-columns-repeated="16381"/>
        </table:table-row>
        <table:table-row table:style-name="ro1">
          <table:table-cell office:value-type="float" office:value="89400" table:style-name="ce1">
            <text:p>89400</text:p>
          </table:table-cell>
          <table:table-cell office:value-type="float" office:value="6.7060000000000002E-3" table:style-name="ce1">
            <text:p>0.006706</text:p>
          </table:table-cell>
          <table:table-cell office:value-type="float" office:value="3.116663" table:style-name="ce1">
            <text:p>3.116663</text:p>
          </table:table-cell>
          <table:table-cell table:number-columns-repeated="16381"/>
        </table:table-row>
        <table:table-row table:style-name="ro1">
          <table:table-cell office:value-type="float" office:value="89500" table:style-name="ce1">
            <text:p>89500</text:p>
          </table:table-cell>
          <table:table-cell office:value-type="float" office:value="6.9779999999999998E-3" table:style-name="ce1">
            <text:p>0.006978</text:p>
          </table:table-cell>
          <table:table-cell office:value-type="float" office:value="3.1260590000000001" table:style-name="ce1">
            <text:p>3.126059</text:p>
          </table:table-cell>
          <table:table-cell table:number-columns-repeated="16381"/>
        </table:table-row>
        <table:table-row table:style-name="ro1">
          <table:table-cell office:value-type="float" office:value="89600" table:style-name="ce1">
            <text:p>89600</text:p>
          </table:table-cell>
          <table:table-cell office:value-type="float" office:value="6.8120000000000003E-3" table:style-name="ce1">
            <text:p>0.006812</text:p>
          </table:table-cell>
          <table:table-cell office:value-type="float" office:value="3.134182" table:style-name="ce1">
            <text:p>3.134182</text:p>
          </table:table-cell>
          <table:table-cell table:number-columns-repeated="16381"/>
        </table:table-row>
        <table:table-row table:style-name="ro1">
          <table:table-cell office:value-type="float" office:value="89700" table:style-name="ce1">
            <text:p>89700</text:p>
          </table:table-cell>
          <table:table-cell office:value-type="float" office:value="6.6819999999999996E-3" table:style-name="ce1">
            <text:p>0.006682</text:p>
          </table:table-cell>
          <table:table-cell office:value-type="float" office:value="2.0159419999999999" table:style-name="ce1">
            <text:p>2.015942</text:p>
          </table:table-cell>
          <table:table-cell table:number-columns-repeated="16381"/>
        </table:table-row>
        <table:table-row table:style-name="ro1">
          <table:table-cell office:value-type="float" office:value="89800" table:style-name="ce1">
            <text:p>89800</text:p>
          </table:table-cell>
          <table:table-cell office:value-type="float" office:value="6.692E-3" table:style-name="ce1">
            <text:p>0.006692</text:p>
          </table:table-cell>
          <table:table-cell office:value-type="float" office:value="3.1351740000000001" table:style-name="ce1">
            <text:p>3.135174</text:p>
          </table:table-cell>
          <table:table-cell table:number-columns-repeated="16381"/>
        </table:table-row>
        <table:table-row table:style-name="ro1">
          <table:table-cell office:value-type="float" office:value="89900" table:style-name="ce1">
            <text:p>89900</text:p>
          </table:table-cell>
          <table:table-cell office:value-type="float" office:value="6.6959999999999997E-3" table:style-name="ce1">
            <text:p>0.006696</text:p>
          </table:table-cell>
          <table:table-cell office:value-type="float" office:value="3.20905" table:style-name="ce1">
            <text:p>3.20905</text:p>
          </table:table-cell>
          <table:table-cell table:number-columns-repeated="16381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6.6930000000000002E-3" table:style-name="ce1">
            <text:p>0.006693</text:p>
          </table:table-cell>
          <table:table-cell office:value-type="float" office:value="3.2178640000000001" table:style-name="ce1">
            <text:p>3.217864</text:p>
          </table:table-cell>
          <table:table-cell table:number-columns-repeated="16381"/>
        </table:table-row>
        <table:table-row table:style-name="ro1">
          <table:table-cell office:value-type="float" office:value="90100" table:style-name="ce1">
            <text:p>90100</text:p>
          </table:table-cell>
          <table:table-cell office:value-type="float" office:value="6.698E-3" table:style-name="ce1">
            <text:p>0.006698</text:p>
          </table:table-cell>
          <table:table-cell office:value-type="float" office:value="3.225921" table:style-name="ce1">
            <text:p>3.225921</text:p>
          </table:table-cell>
          <table:table-cell table:number-columns-repeated="16381"/>
        </table:table-row>
        <table:table-row table:style-name="ro1">
          <table:table-cell office:value-type="float" office:value="90200" table:style-name="ce1">
            <text:p>90200</text:p>
          </table:table-cell>
          <table:table-cell office:value-type="float" office:value="6.7060000000000002E-3" table:style-name="ce1">
            <text:p>0.006706</text:p>
          </table:table-cell>
          <table:table-cell office:value-type="float" office:value="3.2346539999999999" table:style-name="ce1">
            <text:p>3.234654</text:p>
          </table:table-cell>
          <table:table-cell table:number-columns-repeated="16381"/>
        </table:table-row>
        <table:table-row table:style-name="ro1">
          <table:table-cell office:value-type="float" office:value="90300" table:style-name="ce1">
            <text:p>90300</text:p>
          </table:table-cell>
          <table:table-cell office:value-type="float" office:value="6.7080000000000004E-3" table:style-name="ce1">
            <text:p>0.006708</text:p>
          </table:table-cell>
          <table:table-cell office:value-type="float" office:value="3.2415210000000001" table:style-name="ce1">
            <text:p>3.241521</text:p>
          </table:table-cell>
          <table:table-cell table:number-columns-repeated="16381"/>
        </table:table-row>
        <table:table-row table:style-name="ro1">
          <table:table-cell office:value-type="float" office:value="90400" table:style-name="ce1">
            <text:p>90400</text:p>
          </table:table-cell>
          <table:table-cell office:value-type="float" office:value="6.7470000000000004E-3" table:style-name="ce1">
            <text:p>0.006747</text:p>
          </table:table-cell>
          <table:table-cell office:value-type="float" office:value="3.2561070000000001" table:style-name="ce1">
            <text:p>3.256107</text:p>
          </table:table-cell>
          <table:table-cell table:number-columns-repeated="16381"/>
        </table:table-row>
        <table:table-row table:style-name="ro1">
          <table:table-cell office:value-type="float" office:value="90500" table:style-name="ce1">
            <text:p>90500</text:p>
          </table:table-cell>
          <table:table-cell office:value-type="float" office:value="6.8700000000000002E-3" table:style-name="ce1">
            <text:p>0.00687</text:p>
          </table:table-cell>
          <table:table-cell office:value-type="float" office:value="3.2606899999999999" table:style-name="ce1">
            <text:p>3.26069</text:p>
          </table:table-cell>
          <table:table-cell table:number-columns-repeated="16381"/>
        </table:table-row>
        <table:table-row table:style-name="ro1">
          <table:table-cell office:value-type="float" office:value="90600" table:style-name="ce1">
            <text:p>90600</text:p>
          </table:table-cell>
          <table:table-cell office:value-type="float" office:value="6.7520000000000002E-3" table:style-name="ce1">
            <text:p>0.006752</text:p>
          </table:table-cell>
          <table:table-cell office:value-type="float" office:value="3.2745359999999999" table:style-name="ce1">
            <text:p>3.274536</text:p>
          </table:table-cell>
          <table:table-cell table:number-columns-repeated="16381"/>
        </table:table-row>
        <table:table-row table:style-name="ro1">
          <table:table-cell office:value-type="float" office:value="90700" table:style-name="ce1">
            <text:p>90700</text:p>
          </table:table-cell>
          <table:table-cell office:value-type="float" office:value="6.7669999999999996E-3" table:style-name="ce1">
            <text:p>0.006767</text:p>
          </table:table-cell>
          <table:table-cell office:value-type="float" office:value="3.299919" table:style-name="ce1">
            <text:p>3.299919</text:p>
          </table:table-cell>
          <table:table-cell table:number-columns-repeated="16381"/>
        </table:table-row>
        <table:table-row table:style-name="ro1">
          <table:table-cell office:value-type="float" office:value="90800" table:style-name="ce1">
            <text:p>90800</text:p>
          </table:table-cell>
          <table:table-cell office:value-type="float" office:value="6.7739999999999996E-3" table:style-name="ce1">
            <text:p>0.006774</text:p>
          </table:table-cell>
          <table:table-cell office:value-type="float" office:value="3.2975400000000001" table:style-name="ce1">
            <text:p>3.29754</text:p>
          </table:table-cell>
          <table:table-cell table:number-columns-repeated="16381"/>
        </table:table-row>
        <table:table-row table:style-name="ro1">
          <table:table-cell office:value-type="float" office:value="90900" table:style-name="ce1">
            <text:p>90900</text:p>
          </table:table-cell>
          <table:table-cell office:value-type="float" office:value="6.8279999999999999E-3" table:style-name="ce1">
            <text:p>0.006828</text:p>
          </table:table-cell>
          <table:table-cell office:value-type="float" office:value="3.2917519999999998" table:style-name="ce1">
            <text:p>3.291752</text:p>
          </table:table-cell>
          <table:table-cell table:number-columns-repeated="16381"/>
        </table:table-row>
        <table:table-row table:style-name="ro1">
          <table:table-cell office:value-type="float" office:value="91000" table:style-name="ce1">
            <text:p>91000</text:p>
          </table:table-cell>
          <table:table-cell office:value-type="float" office:value="6.7990000000000004E-3" table:style-name="ce1">
            <text:p>0.006799</text:p>
          </table:table-cell>
          <table:table-cell office:value-type="float" office:value="3.2985579999999999" table:style-name="ce1">
            <text:p>3.298558</text:p>
          </table:table-cell>
          <table:table-cell table:number-columns-repeated="16381"/>
        </table:table-row>
        <table:table-row table:style-name="ro1">
          <table:table-cell office:value-type="float" office:value="91100" table:style-name="ce1">
            <text:p>91100</text:p>
          </table:table-cell>
          <table:table-cell office:value-type="float" office:value="6.8110000000000002E-3" table:style-name="ce1">
            <text:p>0.006811</text:p>
          </table:table-cell>
          <table:table-cell office:value-type="float" office:value="3.3068930000000001" table:style-name="ce1">
            <text:p>3.306893</text:p>
          </table:table-cell>
          <table:table-cell table:number-columns-repeated="16381"/>
        </table:table-row>
        <table:table-row table:style-name="ro1">
          <table:table-cell office:value-type="float" office:value="91200" table:style-name="ce1">
            <text:p>91200</text:p>
          </table:table-cell>
          <table:table-cell office:value-type="float" office:value="6.8190000000000004E-3" table:style-name="ce1">
            <text:p>0.006819</text:p>
          </table:table-cell>
          <table:table-cell office:value-type="float" office:value="3.3148420000000001" table:style-name="ce1">
            <text:p>3.314842</text:p>
          </table:table-cell>
          <table:table-cell table:number-columns-repeated="16381"/>
        </table:table-row>
        <table:table-row table:style-name="ro1">
          <table:table-cell office:value-type="float" office:value="91300" table:style-name="ce1">
            <text:p>91300</text:p>
          </table:table-cell>
          <table:table-cell office:value-type="float" office:value="6.8500000000000002E-3" table:style-name="ce1">
            <text:p>0.00685</text:p>
          </table:table-cell>
          <table:table-cell office:value-type="float" office:value="3.3207439999999999" table:style-name="ce1">
            <text:p>3.320744</text:p>
          </table:table-cell>
          <table:table-cell table:number-columns-repeated="16381"/>
        </table:table-row>
        <table:table-row table:style-name="ro1">
          <table:table-cell office:value-type="float" office:value="91400" table:style-name="ce1">
            <text:p>91400</text:p>
          </table:table-cell>
          <table:table-cell office:value-type="float" office:value="6.8469999999999998E-3" table:style-name="ce1">
            <text:p>0.006847</text:p>
          </table:table-cell>
          <table:table-cell office:value-type="float" office:value="3.3341080000000001" table:style-name="ce1">
            <text:p>3.334108</text:p>
          </table:table-cell>
          <table:table-cell table:number-columns-repeated="16381"/>
        </table:table-row>
        <table:table-row table:style-name="ro1">
          <table:table-cell office:value-type="float" office:value="91500" table:style-name="ce1">
            <text:p>91500</text:p>
          </table:table-cell>
          <table:table-cell office:value-type="float" office:value="6.8479999999999999E-3" table:style-name="ce1">
            <text:p>0.006848</text:p>
          </table:table-cell>
          <table:table-cell office:value-type="float" office:value="3.3542990000000001" table:style-name="ce1">
            <text:p>3.354299</text:p>
          </table:table-cell>
          <table:table-cell table:number-columns-repeated="16381"/>
        </table:table-row>
        <table:table-row table:style-name="ro1">
          <table:table-cell office:value-type="float" office:value="91600" table:style-name="ce1">
            <text:p>91600</text:p>
          </table:table-cell>
          <table:table-cell office:value-type="float" office:value="6.8669999999999998E-3" table:style-name="ce1">
            <text:p>0.006867</text:p>
          </table:table-cell>
          <table:table-cell office:value-type="float" office:value="3.3499590000000001" table:style-name="ce1">
            <text:p>3.349959</text:p>
          </table:table-cell>
          <table:table-cell table:number-columns-repeated="16381"/>
        </table:table-row>
        <table:table-row table:style-name="ro1">
          <table:table-cell office:value-type="float" office:value="91700" table:style-name="ce1">
            <text:p>91700</text:p>
          </table:table-cell>
          <table:table-cell office:value-type="float" office:value="6.9569999999999996E-3" table:style-name="ce1">
            <text:p>0.006957</text:p>
          </table:table-cell>
          <table:table-cell office:value-type="float" office:value="3.3597489999999999" table:style-name="ce1">
            <text:p>3.359749</text:p>
          </table:table-cell>
          <table:table-cell table:number-columns-repeated="16381"/>
        </table:table-row>
        <table:table-row table:style-name="ro1">
          <table:table-cell office:value-type="float" office:value="91800" table:style-name="ce1">
            <text:p>91800</text:p>
          </table:table-cell>
          <table:table-cell office:value-type="float" office:value="6.8849999999999996E-3" table:style-name="ce1">
            <text:p>0.006885</text:p>
          </table:table-cell>
          <table:table-cell office:value-type="float" office:value="3.3641719999999999" table:style-name="ce1">
            <text:p>3.364172</text:p>
          </table:table-cell>
          <table:table-cell table:number-columns-repeated="16381"/>
        </table:table-row>
        <table:table-row table:style-name="ro1">
          <table:table-cell office:value-type="float" office:value="91900" table:style-name="ce1">
            <text:p>91900</text:p>
          </table:table-cell>
          <table:table-cell office:value-type="float" office:value="6.8950000000000001E-3" table:style-name="ce1">
            <text:p>0.006895</text:p>
          </table:table-cell>
          <table:table-cell office:value-type="float" office:value="3.372509" table:style-name="ce1">
            <text:p>3.372509</text:p>
          </table:table-cell>
          <table:table-cell table:number-columns-repeated="16381"/>
        </table:table-row>
        <table:table-row table:style-name="ro1">
          <table:table-cell office:value-type="float" office:value="92000" table:style-name="ce1">
            <text:p>92000</text:p>
          </table:table-cell>
          <table:table-cell office:value-type="float" office:value="6.9069999999999999E-3" table:style-name="ce1">
            <text:p>0.006907</text:p>
          </table:table-cell>
          <table:table-cell office:value-type="float" office:value="3.3812920000000002" table:style-name="ce1">
            <text:p>3.381292</text:p>
          </table:table-cell>
          <table:table-cell table:number-columns-repeated="16381"/>
        </table:table-row>
        <table:table-row table:style-name="ro1">
          <table:table-cell office:value-type="float" office:value="92100" table:style-name="ce1">
            <text:p>92100</text:p>
          </table:table-cell>
          <table:table-cell office:value-type="float" office:value="6.9249999999999997E-3" table:style-name="ce1">
            <text:p>0.006925</text:p>
          </table:table-cell>
          <table:table-cell office:value-type="float" office:value="3.3929490000000002" table:style-name="ce1">
            <text:p>3.392949</text:p>
          </table:table-cell>
          <table:table-cell table:number-columns-repeated="16381"/>
        </table:table-row>
        <table:table-row table:style-name="ro1">
          <table:table-cell office:value-type="float" office:value="92200" table:style-name="ce1">
            <text:p>92200</text:p>
          </table:table-cell>
          <table:table-cell office:value-type="float" office:value="6.9309999999999997E-3" table:style-name="ce1">
            <text:p>0.006931</text:p>
          </table:table-cell>
          <table:table-cell office:value-type="float" office:value="3.3976980000000001" table:style-name="ce1">
            <text:p>3.397698</text:p>
          </table:table-cell>
          <table:table-cell table:number-columns-repeated="16381"/>
        </table:table-row>
        <table:table-row table:style-name="ro1">
          <table:table-cell office:value-type="float" office:value="92300" table:style-name="ce1">
            <text:p>92300</text:p>
          </table:table-cell>
          <table:table-cell office:value-type="float" office:value="6.9309999999999997E-3" table:style-name="ce1">
            <text:p>0.006931</text:p>
          </table:table-cell>
          <table:table-cell office:value-type="float" office:value="3.4099949999999999" table:style-name="ce1">
            <text:p>3.409995</text:p>
          </table:table-cell>
          <table:table-cell table:number-columns-repeated="16381"/>
        </table:table-row>
        <table:table-row table:style-name="ro1">
          <table:table-cell office:value-type="float" office:value="92400" table:style-name="ce1">
            <text:p>92400</text:p>
          </table:table-cell>
          <table:table-cell office:value-type="float" office:value="6.9550000000000002E-3" table:style-name="ce1">
            <text:p>0.006955</text:p>
          </table:table-cell>
          <table:table-cell office:value-type="float" office:value="3.413116" table:style-name="ce1">
            <text:p>3.413116</text:p>
          </table:table-cell>
          <table:table-cell table:number-columns-repeated="16381"/>
        </table:table-row>
        <table:table-row table:style-name="ro1">
          <table:table-cell office:value-type="float" office:value="92500" table:style-name="ce1">
            <text:p>92500</text:p>
          </table:table-cell>
          <table:table-cell office:value-type="float" office:value="6.9639999999999997E-3" table:style-name="ce1">
            <text:p>0.006964</text:p>
          </table:table-cell>
          <table:table-cell office:value-type="float" office:value="3.426885" table:style-name="ce1">
            <text:p>3.426885</text:p>
          </table:table-cell>
          <table:table-cell table:number-columns-repeated="16381"/>
        </table:table-row>
        <table:table-row table:style-name="ro1">
          <table:table-cell office:value-type="float" office:value="92600" table:style-name="ce1">
            <text:p>92600</text:p>
          </table:table-cell>
          <table:table-cell office:value-type="float" office:value="6.9610000000000002E-3" table:style-name="ce1">
            <text:p>0.006961</text:p>
          </table:table-cell>
          <table:table-cell office:value-type="float" office:value="3.448048" table:style-name="ce1">
            <text:p>3.448048</text:p>
          </table:table-cell>
          <table:table-cell table:number-columns-repeated="16381"/>
        </table:table-row>
        <table:table-row table:style-name="ro1">
          <table:table-cell office:value-type="float" office:value="92700" table:style-name="ce1">
            <text:p>92700</text:p>
          </table:table-cell>
          <table:table-cell office:value-type="float" office:value="6.9750000000000003E-3" table:style-name="ce1">
            <text:p>0.006975</text:p>
          </table:table-cell>
          <table:table-cell office:value-type="float" office:value="3.4381300000000001" table:style-name="ce1">
            <text:p>3.43813</text:p>
          </table:table-cell>
          <table:table-cell table:number-columns-repeated="16381"/>
        </table:table-row>
        <table:table-row table:style-name="ro1">
          <table:table-cell office:value-type="float" office:value="92800" table:style-name="ce1">
            <text:p>92800</text:p>
          </table:table-cell>
          <table:table-cell office:value-type="float" office:value="6.9909999999999998E-3" table:style-name="ce1">
            <text:p>0.006991</text:p>
          </table:table-cell>
          <table:table-cell office:value-type="float" office:value="3.4696850000000001" table:style-name="ce1">
            <text:p>3.469685</text:p>
          </table:table-cell>
          <table:table-cell table:number-columns-repeated="16381"/>
        </table:table-row>
        <table:table-row table:style-name="ro1">
          <table:table-cell office:value-type="float" office:value="92900" table:style-name="ce1">
            <text:p>92900</text:p>
          </table:table-cell>
          <table:table-cell office:value-type="float" office:value="7.0080000000000003E-3" table:style-name="ce1">
            <text:p>0.007008</text:p>
          </table:table-cell>
          <table:table-cell office:value-type="float" office:value="3.4655800000000001" table:style-name="ce1">
            <text:p>3.46558</text:p>
          </table:table-cell>
          <table:table-cell table:number-columns-repeated="16381"/>
        </table:table-row>
        <table:table-row table:style-name="ro1">
          <table:table-cell office:value-type="float" office:value="93000" table:style-name="ce1">
            <text:p>93000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3.4776180000000001" table:style-name="ce1">
            <text:p>3.477618</text:p>
          </table:table-cell>
          <table:table-cell table:number-columns-repeated="16381"/>
        </table:table-row>
        <table:table-row table:style-name="ro1">
          <table:table-cell office:value-type="float" office:value="93100" table:style-name="ce1">
            <text:p>93100</text:p>
          </table:table-cell>
          <table:table-cell office:value-type="float" office:value="7.0229999999999997E-3" table:style-name="ce1">
            <text:p>0.007023</text:p>
          </table:table-cell>
          <table:table-cell office:value-type="float" office:value="3.4691869999999998" table:style-name="ce1">
            <text:p>3.469187</text:p>
          </table:table-cell>
          <table:table-cell table:number-columns-repeated="16381"/>
        </table:table-row>
        <table:table-row table:style-name="ro1">
          <table:table-cell office:value-type="float" office:value="93200" table:style-name="ce1">
            <text:p>93200</text:p>
          </table:table-cell>
          <table:table-cell office:value-type="float" office:value="7.0650000000000001E-3" table:style-name="ce1">
            <text:p>0.007065</text:p>
          </table:table-cell>
          <table:table-cell office:value-type="float" office:value="3.4785140000000001" table:style-name="ce1">
            <text:p>3.478514</text:p>
          </table:table-cell>
          <table:table-cell table:number-columns-repeated="16381"/>
        </table:table-row>
        <table:table-row table:style-name="ro1">
          <table:table-cell office:value-type="float" office:value="93300" table:style-name="ce1">
            <text:p>93300</text:p>
          </table:table-cell>
          <table:table-cell office:value-type="float" office:value="7.0210000000000003E-3" table:style-name="ce1">
            <text:p>0.007021</text:p>
          </table:table-cell>
          <table:table-cell office:value-type="float" office:value="3.4891230000000002" table:style-name="ce1">
            <text:p>3.489123</text:p>
          </table:table-cell>
          <table:table-cell table:number-columns-repeated="16381"/>
        </table:table-row>
        <table:table-row table:style-name="ro1">
          <table:table-cell office:value-type="float" office:value="93400" table:style-name="ce1">
            <text:p>93400</text:p>
          </table:table-cell>
          <table:table-cell office:value-type="float" office:value="7.0309999999999999E-3" table:style-name="ce1">
            <text:p>0.007031</text:p>
          </table:table-cell>
          <table:table-cell office:value-type="float" office:value="3.4955889999999998" table:style-name="ce1">
            <text:p>3.495589</text:p>
          </table:table-cell>
          <table:table-cell table:number-columns-repeated="16381"/>
        </table:table-row>
        <table:table-row table:style-name="ro1">
          <table:table-cell office:value-type="float" office:value="93500" table:style-name="ce1">
            <text:p>93500</text:p>
          </table:table-cell>
          <table:table-cell office:value-type="float" office:value="7.0460000000000002E-3" table:style-name="ce1">
            <text:p>0.007046</text:p>
          </table:table-cell>
          <table:table-cell office:value-type="float" office:value="3.5037240000000001" table:style-name="ce1">
            <text:p>3.503724</text:p>
          </table:table-cell>
          <table:table-cell table:number-columns-repeated="16381"/>
        </table:table-row>
        <table:table-row table:style-name="ro1">
          <table:table-cell office:value-type="float" office:value="93600" table:style-name="ce1">
            <text:p>93600</text:p>
          </table:table-cell>
          <table:table-cell office:value-type="float" office:value="7.0910000000000001E-3" table:style-name="ce1">
            <text:p>0.007091</text:p>
          </table:table-cell>
          <table:table-cell office:value-type="float" office:value="3.5121880000000001" table:style-name="ce1">
            <text:p>3.512188</text:p>
          </table:table-cell>
          <table:table-cell table:number-columns-repeated="16381"/>
        </table:table-row>
        <table:table-row table:style-name="ro1">
          <table:table-cell office:value-type="float" office:value="93700" table:style-name="ce1">
            <text:p>93700</text:p>
          </table:table-cell>
          <table:table-cell office:value-type="float" office:value="7.0809999999999996E-3" table:style-name="ce1">
            <text:p>0.007081</text:p>
          </table:table-cell>
          <table:table-cell office:value-type="float" office:value="3.5201250000000002" table:style-name="ce1">
            <text:p>3.520125</text:p>
          </table:table-cell>
          <table:table-cell table:number-columns-repeated="16381"/>
        </table:table-row>
        <table:table-row table:style-name="ro1">
          <table:table-cell office:value-type="float" office:value="93800" table:style-name="ce1">
            <text:p>93800</text:p>
          </table:table-cell>
          <table:table-cell office:value-type="float" office:value="7.0780000000000001E-3" table:style-name="ce1">
            <text:p>0.007078</text:p>
          </table:table-cell>
          <table:table-cell office:value-type="float" office:value="3.5284360000000001" table:style-name="ce1">
            <text:p>3.528436</text:p>
          </table:table-cell>
          <table:table-cell table:number-columns-repeated="16381"/>
        </table:table-row>
        <table:table-row table:style-name="ro1">
          <table:table-cell office:value-type="float" office:value="93900" table:style-name="ce1">
            <text:p>93900</text:p>
          </table:table-cell>
          <table:table-cell office:value-type="float" office:value="7.1060000000000003E-3" table:style-name="ce1">
            <text:p>0.007106</text:p>
          </table:table-cell>
          <table:table-cell office:value-type="float" office:value="3.5374720000000002" table:style-name="ce1">
            <text:p>3.537472</text:p>
          </table:table-cell>
          <table:table-cell table:number-columns-repeated="16381"/>
        </table:table-row>
        <table:table-row table:style-name="ro1">
          <table:table-cell office:value-type="float" office:value="94000" table:style-name="ce1">
            <text:p>94000</text:p>
          </table:table-cell>
          <table:table-cell office:value-type="float" office:value="7.1180000000000002E-3" table:style-name="ce1">
            <text:p>0.007118</text:p>
          </table:table-cell>
          <table:table-cell office:value-type="float" office:value="3.5462069999999999" table:style-name="ce1">
            <text:p>3.546207</text:p>
          </table:table-cell>
          <table:table-cell table:number-columns-repeated="16381"/>
        </table:table-row>
        <table:table-row table:style-name="ro1">
          <table:table-cell office:value-type="float" office:value="94100" table:style-name="ce1">
            <text:p>94100</text:p>
          </table:table-cell>
          <table:table-cell office:value-type="float" office:value="7.1110000000000001E-3" table:style-name="ce1">
            <text:p>0.007111</text:p>
          </table:table-cell>
          <table:table-cell office:value-type="float" office:value="3.5541290000000001" table:style-name="ce1">
            <text:p>3.554129</text:p>
          </table:table-cell>
          <table:table-cell table:number-columns-repeated="16381"/>
        </table:table-row>
        <table:table-row table:style-name="ro1">
          <table:table-cell office:value-type="float" office:value="94200" table:style-name="ce1">
            <text:p>94200</text:p>
          </table:table-cell>
          <table:table-cell office:value-type="float" office:value="7.1180000000000002E-3" table:style-name="ce1">
            <text:p>0.007118</text:p>
          </table:table-cell>
          <table:table-cell office:value-type="float" office:value="3.5619879999999999" table:style-name="ce1">
            <text:p>3.561988</text:p>
          </table:table-cell>
          <table:table-cell table:number-columns-repeated="16381"/>
        </table:table-row>
        <table:table-row table:style-name="ro1">
          <table:table-cell office:value-type="float" office:value="94300" table:style-name="ce1">
            <text:p>94300</text:p>
          </table:table-cell>
          <table:table-cell office:value-type="float" office:value="7.1570000000000002E-3" table:style-name="ce1">
            <text:p>0.007157</text:p>
          </table:table-cell>
          <table:table-cell office:value-type="float" office:value="3.5705230000000001" table:style-name="ce1">
            <text:p>3.570523</text:p>
          </table:table-cell>
          <table:table-cell table:number-columns-repeated="16381"/>
        </table:table-row>
        <table:table-row table:style-name="ro1">
          <table:table-cell office:value-type="float" office:value="94400" table:style-name="ce1">
            <text:p>94400</text:p>
          </table:table-cell>
          <table:table-cell office:value-type="float" office:value="7.1770000000000002E-3" table:style-name="ce1">
            <text:p>0.007177</text:p>
          </table:table-cell>
          <table:table-cell office:value-type="float" office:value="3.5805470000000001" table:style-name="ce1">
            <text:p>3.580547</text:p>
          </table:table-cell>
          <table:table-cell table:number-columns-repeated="16381"/>
        </table:table-row>
        <table:table-row table:style-name="ro1">
          <table:table-cell office:value-type="float" office:value="94500" table:style-name="ce1">
            <text:p>94500</text:p>
          </table:table-cell>
          <table:table-cell office:value-type="float" office:value="7.182E-3" table:style-name="ce1">
            <text:p>0.007182</text:p>
          </table:table-cell>
          <table:table-cell office:value-type="float" office:value="3.588568" table:style-name="ce1">
            <text:p>3.588568</text:p>
          </table:table-cell>
          <table:table-cell table:number-columns-repeated="16381"/>
        </table:table-row>
        <table:table-row table:style-name="ro1">
          <table:table-cell office:value-type="float" office:value="94600" table:style-name="ce1">
            <text:p>94600</text:p>
          </table:table-cell>
          <table:table-cell office:value-type="float" office:value="7.1760000000000001E-3" table:style-name="ce1">
            <text:p>0.007176</text:p>
          </table:table-cell>
          <table:table-cell office:value-type="float" office:value="3.5988380000000002" table:style-name="ce1">
            <text:p>3.598838</text:p>
          </table:table-cell>
          <table:table-cell table:number-columns-repeated="16381"/>
        </table:table-row>
        <table:table-row table:style-name="ro1">
          <table:table-cell office:value-type="float" office:value="94700" table:style-name="ce1">
            <text:p>94700</text:p>
          </table:table-cell>
          <table:table-cell office:value-type="float" office:value="7.1830000000000001E-3" table:style-name="ce1">
            <text:p>0.007183</text:p>
          </table:table-cell>
          <table:table-cell office:value-type="float" office:value="3.6038990000000002" table:style-name="ce1">
            <text:p>3.603899</text:p>
          </table:table-cell>
          <table:table-cell table:number-columns-repeated="16381"/>
        </table:table-row>
        <table:table-row table:style-name="ro1">
          <table:table-cell office:value-type="float" office:value="94800" table:style-name="ce1">
            <text:p>94800</text:p>
          </table:table-cell>
          <table:table-cell office:value-type="float" office:value="7.1900000000000002E-3" table:style-name="ce1">
            <text:p>0.00719</text:p>
          </table:table-cell>
          <table:table-cell office:value-type="float" office:value="3.6135190000000001" table:style-name="ce1">
            <text:p>3.613519</text:p>
          </table:table-cell>
          <table:table-cell table:number-columns-repeated="16381"/>
        </table:table-row>
        <table:table-row table:style-name="ro1">
          <table:table-cell office:value-type="float" office:value="94900" table:style-name="ce1">
            <text:p>94900</text:p>
          </table:table-cell>
          <table:table-cell office:value-type="float" office:value="7.1789999999999996E-3" table:style-name="ce1">
            <text:p>0.007179</text:p>
          </table:table-cell>
          <table:table-cell office:value-type="float" office:value="3.6213929999999999" table:style-name="ce1">
            <text:p>3.621393</text:p>
          </table:table-cell>
          <table:table-cell table:number-columns-repeated="16381"/>
        </table:table-row>
        <table:table-row table:style-name="ro1">
          <table:table-cell office:value-type="float" office:value="95000" table:style-name="ce1">
            <text:p>95000</text:p>
          </table:table-cell>
          <table:table-cell office:value-type="float" office:value="7.1809999999999999E-3" table:style-name="ce1">
            <text:p>0.007181</text:p>
          </table:table-cell>
          <table:table-cell office:value-type="float" office:value="3.628549" table:style-name="ce1">
            <text:p>3.628549</text:p>
          </table:table-cell>
          <table:table-cell table:number-columns-repeated="16381"/>
        </table:table-row>
        <table:table-row table:style-name="ro1">
          <table:table-cell office:value-type="float" office:value="95100" table:style-name="ce1">
            <text:p>95100</text:p>
          </table:table-cell>
          <table:table-cell office:value-type="float" office:value="7.182E-3" table:style-name="ce1">
            <text:p>0.007182</text:p>
          </table:table-cell>
          <table:table-cell office:value-type="float" office:value="3.6374119999999999" table:style-name="ce1">
            <text:p>3.637412</text:p>
          </table:table-cell>
          <table:table-cell table:number-columns-repeated="16381"/>
        </table:table-row>
        <table:table-row table:style-name="ro1">
          <table:table-cell office:value-type="float" office:value="95200" table:style-name="ce1">
            <text:p>95200</text:p>
          </table:table-cell>
          <table:table-cell office:value-type="float" office:value="7.1919999999999996E-3" table:style-name="ce1">
            <text:p>0.007192</text:p>
          </table:table-cell>
          <table:table-cell office:value-type="float" office:value="3.6452420000000001" table:style-name="ce1">
            <text:p>3.645242</text:p>
          </table:table-cell>
          <table:table-cell table:number-columns-repeated="16381"/>
        </table:table-row>
        <table:table-row table:style-name="ro1">
          <table:table-cell office:value-type="float" office:value="95300" table:style-name="ce1">
            <text:p>95300</text:p>
          </table:table-cell>
          <table:table-cell office:value-type="float" office:value="7.1869999999999998E-3" table:style-name="ce1">
            <text:p>0.007187</text:p>
          </table:table-cell>
          <table:table-cell office:value-type="float" office:value="3.6615060000000001" table:style-name="ce1">
            <text:p>3.661506</text:p>
          </table:table-cell>
          <table:table-cell table:number-columns-repeated="16381"/>
        </table:table-row>
        <table:table-row table:style-name="ro1">
          <table:table-cell office:value-type="float" office:value="95400" table:style-name="ce1">
            <text:p>95400</text:p>
          </table:table-cell>
          <table:table-cell office:value-type="float" office:value="7.339E-3" table:style-name="ce1">
            <text:p>0.007339</text:p>
          </table:table-cell>
          <table:table-cell office:value-type="float" office:value="3.6643189999999999" table:style-name="ce1">
            <text:p>3.664319</text:p>
          </table:table-cell>
          <table:table-cell table:number-columns-repeated="16381"/>
        </table:table-row>
        <table:table-row table:style-name="ro1">
          <table:table-cell office:value-type="float" office:value="95500" table:style-name="ce1">
            <text:p>95500</text:p>
          </table:table-cell>
          <table:table-cell office:value-type="float" office:value="7.2100000000000003E-3" table:style-name="ce1">
            <text:p>0.00721</text:p>
          </table:table-cell>
          <table:table-cell office:value-type="float" office:value="3.6750690000000001" table:style-name="ce1">
            <text:p>3.675069</text:p>
          </table:table-cell>
          <table:table-cell table:number-columns-repeated="16381"/>
        </table:table-row>
        <table:table-row table:style-name="ro1">
          <table:table-cell office:value-type="float" office:value="95600" table:style-name="ce1">
            <text:p>95600</text:p>
          </table:table-cell>
          <table:table-cell office:value-type="float" office:value="7.1980000000000004E-3" table:style-name="ce1">
            <text:p>0.007198</text:p>
          </table:table-cell>
          <table:table-cell office:value-type="float" office:value="3.68316" table:style-name="ce1">
            <text:p>3.68316</text:p>
          </table:table-cell>
          <table:table-cell table:number-columns-repeated="16381"/>
        </table:table-row>
        <table:table-row table:style-name="ro1">
          <table:table-cell office:value-type="float" office:value="95700" table:style-name="ce1">
            <text:p>95700</text:p>
          </table:table-cell>
          <table:table-cell office:value-type="float" office:value="7.221E-3" table:style-name="ce1">
            <text:p>0.007221</text:p>
          </table:table-cell>
          <table:table-cell office:value-type="float" office:value="3.6991879999999999" table:style-name="ce1">
            <text:p>3.699188</text:p>
          </table:table-cell>
          <table:table-cell table:number-columns-repeated="16381"/>
        </table:table-row>
        <table:table-row table:style-name="ro1">
          <table:table-cell office:value-type="float" office:value="95800" table:style-name="ce1">
            <text:p>95800</text:p>
          </table:table-cell>
          <table:table-cell office:value-type="float" office:value="7.2649999999999998E-3" table:style-name="ce1">
            <text:p>0.007265</text:p>
          </table:table-cell>
          <table:table-cell office:value-type="float" office:value="3.7024249999999999" table:style-name="ce1">
            <text:p>3.702425</text:p>
          </table:table-cell>
          <table:table-cell table:number-columns-repeated="16381"/>
        </table:table-row>
        <table:table-row table:style-name="ro1">
          <table:table-cell office:value-type="float" office:value="95900" table:style-name="ce1">
            <text:p>95900</text:p>
          </table:table-cell>
          <table:table-cell office:value-type="float" office:value="7.234E-3" table:style-name="ce1">
            <text:p>0.007234</text:p>
          </table:table-cell>
          <table:table-cell office:value-type="float" office:value="3.714941" table:style-name="ce1">
            <text:p>3.714941</text:p>
          </table:table-cell>
          <table:table-cell table:number-columns-repeated="16381"/>
        </table:table-row>
        <table:table-row table:style-name="ro1">
          <table:table-cell office:value-type="float" office:value="96000" table:style-name="ce1">
            <text:p>96000</text:p>
          </table:table-cell>
          <table:table-cell office:value-type="float" office:value="7.2399999999999999E-3" table:style-name="ce1">
            <text:p>0.00724</text:p>
          </table:table-cell>
          <table:table-cell office:value-type="float" office:value="3.713527" table:style-name="ce1">
            <text:p>3.713527</text:p>
          </table:table-cell>
          <table:table-cell table:number-columns-repeated="16381"/>
        </table:table-row>
        <table:table-row table:style-name="ro1">
          <table:table-cell office:value-type="float" office:value="96100" table:style-name="ce1">
            <text:p>96100</text:p>
          </table:table-cell>
          <table:table-cell office:value-type="float" office:value="7.247E-3" table:style-name="ce1">
            <text:p>0.007247</text:p>
          </table:table-cell>
          <table:table-cell office:value-type="float" office:value="3.723166" table:style-name="ce1">
            <text:p>3.723166</text:p>
          </table:table-cell>
          <table:table-cell table:number-columns-repeated="16381"/>
        </table:table-row>
        <table:table-row table:style-name="ro1">
          <table:table-cell office:value-type="float" office:value="96200" table:style-name="ce1">
            <text:p>96200</text:p>
          </table:table-cell>
          <table:table-cell office:value-type="float" office:value="7.267E-3" table:style-name="ce1">
            <text:p>0.007267</text:p>
          </table:table-cell>
          <table:table-cell office:value-type="float" office:value="3.7339720000000001" table:style-name="ce1">
            <text:p>3.733972</text:p>
          </table:table-cell>
          <table:table-cell table:number-columns-repeated="16381"/>
        </table:table-row>
        <table:table-row table:style-name="ro1">
          <table:table-cell office:value-type="float" office:value="96300" table:style-name="ce1">
            <text:p>96300</text:p>
          </table:table-cell>
          <table:table-cell office:value-type="float" office:value="7.2579999999999997E-3" table:style-name="ce1">
            <text:p>0.007258</text:p>
          </table:table-cell>
          <table:table-cell office:value-type="float" office:value="3.7572199999999998" table:style-name="ce1">
            <text:p>3.75722</text:p>
          </table:table-cell>
          <table:table-cell table:number-columns-repeated="16381"/>
        </table:table-row>
        <table:table-row table:style-name="ro1">
          <table:table-cell office:value-type="float" office:value="96400" table:style-name="ce1">
            <text:p>96400</text:p>
          </table:table-cell>
          <table:table-cell office:value-type="float" office:value="7.2620000000000002E-3" table:style-name="ce1">
            <text:p>0.007262</text:p>
          </table:table-cell>
          <table:table-cell office:value-type="float" office:value="3.811131" table:style-name="ce1">
            <text:p>3.811131</text:p>
          </table:table-cell>
          <table:table-cell table:number-columns-repeated="16381"/>
        </table:table-row>
        <table:table-row table:style-name="ro1">
          <table:table-cell office:value-type="float" office:value="96500" table:style-name="ce1">
            <text:p>96500</text:p>
          </table:table-cell>
          <table:table-cell office:value-type="float" office:value="7.2839999999999997E-3" table:style-name="ce1">
            <text:p>0.007284</text:p>
          </table:table-cell>
          <table:table-cell office:value-type="float" office:value="3.7837010000000002" table:style-name="ce1">
            <text:p>3.783701</text:p>
          </table:table-cell>
          <table:table-cell table:number-columns-repeated="16381"/>
        </table:table-row>
        <table:table-row table:style-name="ro1">
          <table:table-cell office:value-type="float" office:value="96600" table:style-name="ce1">
            <text:p>96600</text:p>
          </table:table-cell>
          <table:table-cell office:value-type="float" office:value="7.293E-3" table:style-name="ce1">
            <text:p>0.007293</text:p>
          </table:table-cell>
          <table:table-cell office:value-type="float" office:value="3.7892890000000001" table:style-name="ce1">
            <text:p>3.789289</text:p>
          </table:table-cell>
          <table:table-cell table:number-columns-repeated="16381"/>
        </table:table-row>
        <table:table-row table:style-name="ro1">
          <table:table-cell office:value-type="float" office:value="96700" table:style-name="ce1">
            <text:p>96700</text:p>
          </table:table-cell>
          <table:table-cell office:value-type="float" office:value="7.2820000000000003E-3" table:style-name="ce1">
            <text:p>0.007282</text:p>
          </table:table-cell>
          <table:table-cell office:value-type="float" office:value="3.7770459999999999" table:style-name="ce1">
            <text:p>3.777046</text:p>
          </table:table-cell>
          <table:table-cell table:number-columns-repeated="16381"/>
        </table:table-row>
        <table:table-row table:style-name="ro1">
          <table:table-cell office:value-type="float" office:value="96800" table:style-name="ce1">
            <text:p>96800</text:p>
          </table:table-cell>
          <table:table-cell office:value-type="float" office:value="7.2820000000000003E-3" table:style-name="ce1">
            <text:p>0.007282</text:p>
          </table:table-cell>
          <table:table-cell office:value-type="float" office:value="3.7911999999999999" table:style-name="ce1">
            <text:p>3.7912</text:p>
          </table:table-cell>
          <table:table-cell table:number-columns-repeated="16381"/>
        </table:table-row>
        <table:table-row table:style-name="ro1">
          <table:table-cell office:value-type="float" office:value="96900" table:style-name="ce1">
            <text:p>96900</text:p>
          </table:table-cell>
          <table:table-cell office:value-type="float" office:value="7.3010000000000002E-3" table:style-name="ce1">
            <text:p>0.007301</text:p>
          </table:table-cell>
          <table:table-cell office:value-type="float" office:value="3.8013849999999998" table:style-name="ce1">
            <text:p>3.801385</text:p>
          </table:table-cell>
          <table:table-cell table:number-columns-repeated="16381"/>
        </table:table-row>
        <table:table-row table:style-name="ro1">
          <table:table-cell office:value-type="float" office:value="97000" table:style-name="ce1">
            <text:p>97000</text:p>
          </table:table-cell>
          <table:table-cell office:value-type="float" office:value="7.3229999999999996E-3" table:style-name="ce1">
            <text:p>0.007323</text:p>
          </table:table-cell>
          <table:table-cell office:value-type="float" office:value="3.808592" table:style-name="ce1">
            <text:p>3.808592</text:p>
          </table:table-cell>
          <table:table-cell table:number-columns-repeated="16381"/>
        </table:table-row>
        <table:table-row table:style-name="ro1">
          <table:table-cell office:value-type="float" office:value="97100" table:style-name="ce1">
            <text:p>97100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3.8124020000000001" table:style-name="ce1">
            <text:p>3.812402</text:p>
          </table:table-cell>
          <table:table-cell table:number-columns-repeated="16381"/>
        </table:table-row>
        <table:table-row table:style-name="ro1">
          <table:table-cell office:value-type="float" office:value="97200" table:style-name="ce1">
            <text:p>97200</text:p>
          </table:table-cell>
          <table:table-cell office:value-type="float" office:value="7.3029999999999996E-3" table:style-name="ce1">
            <text:p>0.007303</text:p>
          </table:table-cell>
          <table:table-cell office:value-type="float" office:value="3.8228390000000001" table:style-name="ce1">
            <text:p>3.822839</text:p>
          </table:table-cell>
          <table:table-cell table:number-columns-repeated="16381"/>
        </table:table-row>
        <table:table-row table:style-name="ro1">
          <table:table-cell office:value-type="float" office:value="97300" table:style-name="ce1">
            <text:p>97300</text:p>
          </table:table-cell>
          <table:table-cell office:value-type="float" office:value="7.3099999999999997E-3" table:style-name="ce1">
            <text:p>0.00731</text:p>
          </table:table-cell>
          <table:table-cell office:value-type="float" office:value="3.8309700000000002" table:style-name="ce1">
            <text:p>3.83097</text:p>
          </table:table-cell>
          <table:table-cell table:number-columns-repeated="16381"/>
        </table:table-row>
        <table:table-row table:style-name="ro1">
          <table:table-cell office:value-type="float" office:value="97400" table:style-name="ce1">
            <text:p>97400</text:p>
          </table:table-cell>
          <table:table-cell office:value-type="float" office:value="7.3200000000000001E-3" table:style-name="ce1">
            <text:p>0.00732</text:p>
          </table:table-cell>
          <table:table-cell office:value-type="float" office:value="3.8426200000000001" table:style-name="ce1">
            <text:p>3.84262</text:p>
          </table:table-cell>
          <table:table-cell table:number-columns-repeated="16381"/>
        </table:table-row>
        <table:table-row table:style-name="ro1">
          <table:table-cell office:value-type="float" office:value="97500" table:style-name="ce1">
            <text:p>97500</text:p>
          </table:table-cell>
          <table:table-cell office:value-type="float" office:value="7.3239999999999998E-3" table:style-name="ce1">
            <text:p>0.007324</text:p>
          </table:table-cell>
          <table:table-cell office:value-type="float" office:value="3.8589739999999999" table:style-name="ce1">
            <text:p>3.858974</text:p>
          </table:table-cell>
          <table:table-cell table:number-columns-repeated="16381"/>
        </table:table-row>
        <table:table-row table:style-name="ro1">
          <table:table-cell office:value-type="float" office:value="97600" table:style-name="ce1">
            <text:p>97600</text:p>
          </table:table-cell>
          <table:table-cell office:value-type="float" office:value="7.3559999999999997E-3" table:style-name="ce1">
            <text:p>0.007356</text:p>
          </table:table-cell>
          <table:table-cell office:value-type="float" office:value="3.8568500000000001" table:style-name="ce1">
            <text:p>3.85685</text:p>
          </table:table-cell>
          <table:table-cell table:number-columns-repeated="16381"/>
        </table:table-row>
        <table:table-row table:style-name="ro1">
          <table:table-cell office:value-type="float" office:value="97700" table:style-name="ce1">
            <text:p>97700</text:p>
          </table:table-cell>
          <table:table-cell office:value-type="float" office:value="7.3239999999999998E-3" table:style-name="ce1">
            <text:p>0.007324</text:p>
          </table:table-cell>
          <table:table-cell office:value-type="float" office:value="3.8592740000000001" table:style-name="ce1">
            <text:p>3.859274</text:p>
          </table:table-cell>
          <table:table-cell table:number-columns-repeated="16381"/>
        </table:table-row>
        <table:table-row table:style-name="ro1">
          <table:table-cell office:value-type="float" office:value="97800" table:style-name="ce1">
            <text:p>97800</text:p>
          </table:table-cell>
          <table:table-cell office:value-type="float" office:value="7.3239999999999998E-3" table:style-name="ce1">
            <text:p>0.007324</text:p>
          </table:table-cell>
          <table:table-cell office:value-type="float" office:value="3.8765139999999998" table:style-name="ce1">
            <text:p>3.876514</text:p>
          </table:table-cell>
          <table:table-cell table:number-columns-repeated="16381"/>
        </table:table-row>
        <table:table-row table:style-name="ro1">
          <table:table-cell office:value-type="float" office:value="97900" table:style-name="ce1">
            <text:p>97900</text:p>
          </table:table-cell>
          <table:table-cell office:value-type="float" office:value="7.3270000000000002E-3" table:style-name="ce1">
            <text:p>0.007327</text:p>
          </table:table-cell>
          <table:table-cell office:value-type="float" office:value="3.881821" table:style-name="ce1">
            <text:p>3.881821</text:p>
          </table:table-cell>
          <table:table-cell table:number-columns-repeated="16381"/>
        </table:table-row>
        <table:table-row table:style-name="ro1">
          <table:table-cell office:value-type="float" office:value="98000" table:style-name="ce1">
            <text:p>98000</text:p>
          </table:table-cell>
          <table:table-cell office:value-type="float" office:value="7.3660000000000002E-3" table:style-name="ce1">
            <text:p>0.007366</text:p>
          </table:table-cell>
          <table:table-cell office:value-type="float" office:value="3.8898380000000001" table:style-name="ce1">
            <text:p>3.889838</text:p>
          </table:table-cell>
          <table:table-cell table:number-columns-repeated="16381"/>
        </table:table-row>
        <table:table-row table:style-name="ro1">
          <table:table-cell office:value-type="float" office:value="98100" table:style-name="ce1">
            <text:p>98100</text:p>
          </table:table-cell>
          <table:table-cell office:value-type="float" office:value="7.352E-3" table:style-name="ce1">
            <text:p>0.007352</text:p>
          </table:table-cell>
          <table:table-cell office:value-type="float" office:value="3.8996309999999998" table:style-name="ce1">
            <text:p>3.899631</text:p>
          </table:table-cell>
          <table:table-cell table:number-columns-repeated="16381"/>
        </table:table-row>
        <table:table-row table:style-name="ro1">
          <table:table-cell office:value-type="float" office:value="98200" table:style-name="ce1">
            <text:p>98200</text:p>
          </table:table-cell>
          <table:table-cell office:value-type="float" office:value="7.352E-3" table:style-name="ce1">
            <text:p>0.007352</text:p>
          </table:table-cell>
          <table:table-cell office:value-type="float" office:value="3.9051879999999999" table:style-name="ce1">
            <text:p>3.905188</text:p>
          </table:table-cell>
          <table:table-cell table:number-columns-repeated="16381"/>
        </table:table-row>
        <table:table-row table:style-name="ro1">
          <table:table-cell office:value-type="float" office:value="98300" table:style-name="ce1">
            <text:p>98300</text:p>
          </table:table-cell>
          <table:table-cell office:value-type="float" office:value="7.3619999999999996E-3" table:style-name="ce1">
            <text:p>0.007362</text:p>
          </table:table-cell>
          <table:table-cell office:value-type="float" office:value="3.9181629999999998" table:style-name="ce1">
            <text:p>3.918163</text:p>
          </table:table-cell>
          <table:table-cell table:number-columns-repeated="16381"/>
        </table:table-row>
        <table:table-row table:style-name="ro1">
          <table:table-cell office:value-type="float" office:value="98400" table:style-name="ce1">
            <text:p>98400</text:p>
          </table:table-cell>
          <table:table-cell office:value-type="float" office:value="7.3790000000000001E-3" table:style-name="ce1">
            <text:p>0.007379</text:p>
          </table:table-cell>
          <table:table-cell office:value-type="float" office:value="3.926021" table:style-name="ce1">
            <text:p>3.926021</text:p>
          </table:table-cell>
          <table:table-cell table:number-columns-repeated="16381"/>
        </table:table-row>
        <table:table-row table:style-name="ro1">
          <table:table-cell office:value-type="float" office:value="98500" table:style-name="ce1">
            <text:p>98500</text:p>
          </table:table-cell>
          <table:table-cell office:value-type="float" office:value="7.3879999999999996E-3" table:style-name="ce1">
            <text:p>0.007388</text:p>
          </table:table-cell>
          <table:table-cell office:value-type="float" office:value="3.9332310000000001" table:style-name="ce1">
            <text:p>3.933231</text:p>
          </table:table-cell>
          <table:table-cell table:number-columns-repeated="16381"/>
        </table:table-row>
        <table:table-row table:style-name="ro1">
          <table:table-cell office:value-type="float" office:value="98600" table:style-name="ce1">
            <text:p>98600</text:p>
          </table:table-cell>
          <table:table-cell office:value-type="float" office:value="7.3930000000000003E-3" table:style-name="ce1">
            <text:p>0.007393</text:p>
          </table:table-cell>
          <table:table-cell office:value-type="float" office:value="3.9409909999999999" table:style-name="ce1">
            <text:p>3.940991</text:p>
          </table:table-cell>
          <table:table-cell table:number-columns-repeated="16381"/>
        </table:table-row>
        <table:table-row table:style-name="ro1">
          <table:table-cell office:value-type="float" office:value="98700" table:style-name="ce1">
            <text:p>98700</text:p>
          </table:table-cell>
          <table:table-cell office:value-type="float" office:value="7.4180000000000001E-3" table:style-name="ce1">
            <text:p>0.007418</text:p>
          </table:table-cell>
          <table:table-cell office:value-type="float" office:value="3.9482740000000001" table:style-name="ce1">
            <text:p>3.948274</text:p>
          </table:table-cell>
          <table:table-cell table:number-columns-repeated="16381"/>
        </table:table-row>
        <table:table-row table:style-name="ro1">
          <table:table-cell office:value-type="float" office:value="98800" table:style-name="ce1">
            <text:p>98800</text:p>
          </table:table-cell>
          <table:table-cell office:value-type="float" office:value="7.4019999999999997E-3" table:style-name="ce1">
            <text:p>0.007402</text:p>
          </table:table-cell>
          <table:table-cell office:value-type="float" office:value="3.9678469999999999" table:style-name="ce1">
            <text:p>3.967847</text:p>
          </table:table-cell>
          <table:table-cell table:number-columns-repeated="16381"/>
        </table:table-row>
        <table:table-row table:style-name="ro1">
          <table:table-cell office:value-type="float" office:value="98900" table:style-name="ce1">
            <text:p>98900</text:p>
          </table:table-cell>
          <table:table-cell office:value-type="float" office:value="7.4130000000000003E-3" table:style-name="ce1">
            <text:p>0.007413</text:p>
          </table:table-cell>
          <table:table-cell office:value-type="float" office:value="3.9715150000000001" table:style-name="ce1">
            <text:p>3.971515</text:p>
          </table:table-cell>
          <table:table-cell table:number-columns-repeated="16381"/>
        </table:table-row>
        <table:table-row table:style-name="ro1">
          <table:table-cell office:value-type="float" office:value="99000" table:style-name="ce1">
            <text:p>99000</text:p>
          </table:table-cell>
          <table:table-cell office:value-type="float" office:value="7.4279999999999997E-3" table:style-name="ce1">
            <text:p>0.007428</text:p>
          </table:table-cell>
          <table:table-cell office:value-type="float" office:value="3.985074" table:style-name="ce1">
            <text:p>3.985074</text:p>
          </table:table-cell>
          <table:table-cell table:number-columns-repeated="16381"/>
        </table:table-row>
        <table:table-row table:style-name="ro1">
          <table:table-cell office:value-type="float" office:value="99100" table:style-name="ce1">
            <text:p>99100</text:p>
          </table:table-cell>
          <table:table-cell office:value-type="float" office:value="7.476E-3" table:style-name="ce1">
            <text:p>0.007476</text:p>
          </table:table-cell>
          <table:table-cell office:value-type="float" office:value="3.990866" table:style-name="ce1">
            <text:p>3.990866</text:p>
          </table:table-cell>
          <table:table-cell table:number-columns-repeated="16381"/>
        </table:table-row>
        <table:table-row table:style-name="ro1">
          <table:table-cell office:value-type="float" office:value="99200" table:style-name="ce1">
            <text:p>99200</text:p>
          </table:table-cell>
          <table:table-cell office:value-type="float" office:value="7.443E-3" table:style-name="ce1">
            <text:p>0.007443</text:p>
          </table:table-cell>
          <table:table-cell office:value-type="float" office:value="3.9963169999999999" table:style-name="ce1">
            <text:p>3.996317</text:p>
          </table:table-cell>
          <table:table-cell table:number-columns-repeated="16381"/>
        </table:table-row>
        <table:table-row table:style-name="ro1">
          <table:table-cell office:value-type="float" office:value="99300" table:style-name="ce1">
            <text:p>99300</text:p>
          </table:table-cell>
          <table:table-cell office:value-type="float" office:value="7.4570000000000001E-3" table:style-name="ce1">
            <text:p>0.007457</text:p>
          </table:table-cell>
          <table:table-cell office:value-type="float" office:value="4.0053299999999998" table:style-name="ce1">
            <text:p>4.00533</text:p>
          </table:table-cell>
          <table:table-cell table:number-columns-repeated="16381"/>
        </table:table-row>
        <table:table-row table:style-name="ro1">
          <table:table-cell office:value-type="float" office:value="99400" table:style-name="ce1">
            <text:p>99400</text:p>
          </table:table-cell>
          <table:table-cell office:value-type="float" office:value="7.463E-3" table:style-name="ce1">
            <text:p>0.007463</text:p>
          </table:table-cell>
          <table:table-cell office:value-type="float" office:value="4.0162690000000003" table:style-name="ce1">
            <text:p>4.016269</text:p>
          </table:table-cell>
          <table:table-cell table:number-columns-repeated="16381"/>
        </table:table-row>
        <table:table-row table:style-name="ro1">
          <table:table-cell office:value-type="float" office:value="99500" table:style-name="ce1">
            <text:p>99500</text:p>
          </table:table-cell>
          <table:table-cell office:value-type="float" office:value="7.4980000000000003E-3" table:style-name="ce1">
            <text:p>0.007498</text:p>
          </table:table-cell>
          <table:table-cell office:value-type="float" office:value="4.0285279999999997" table:style-name="ce1">
            <text:p>4.028528</text:p>
          </table:table-cell>
          <table:table-cell table:number-columns-repeated="16381"/>
        </table:table-row>
        <table:table-row table:style-name="ro1">
          <table:table-cell office:value-type="float" office:value="99600" table:style-name="ce1">
            <text:p>99600</text:p>
          </table:table-cell>
          <table:table-cell office:value-type="float" office:value="7.4859999999999996E-3" table:style-name="ce1">
            <text:p>0.007486</text:p>
          </table:table-cell>
          <table:table-cell office:value-type="float" office:value="4.0349050000000002" table:style-name="ce1">
            <text:p>4.034905</text:p>
          </table:table-cell>
          <table:table-cell table:number-columns-repeated="16381"/>
        </table:table-row>
        <table:table-row table:style-name="ro1">
          <table:table-cell office:value-type="float" office:value="99700" table:style-name="ce1">
            <text:p>99700</text:p>
          </table:table-cell>
          <table:table-cell office:value-type="float" office:value="7.4939999999999998E-3" table:style-name="ce1">
            <text:p>0.007494</text:p>
          </table:table-cell>
          <table:table-cell office:value-type="float" office:value="4.0406769999999996" table:style-name="ce1">
            <text:p>4.040677</text:p>
          </table:table-cell>
          <table:table-cell table:number-columns-repeated="16381"/>
        </table:table-row>
        <table:table-row table:style-name="ro1">
          <table:table-cell office:value-type="float" office:value="99800" table:style-name="ce1">
            <text:p>99800</text:p>
          </table:table-cell>
          <table:table-cell office:value-type="float" office:value="7.5490000000000002E-3" table:style-name="ce1">
            <text:p>0.007549</text:p>
          </table:table-cell>
          <table:table-cell office:value-type="float" office:value="4.0547810000000002" table:style-name="ce1">
            <text:p>4.054781</text:p>
          </table:table-cell>
          <table:table-cell table:number-columns-repeated="16381"/>
        </table:table-row>
        <table:table-row table:style-name="ro1">
          <table:table-cell office:value-type="float" office:value="99900" table:style-name="ce1">
            <text:p>99900</text:p>
          </table:table-cell>
          <table:table-cell office:value-type="float" office:value="7.5119999999999996E-3" table:style-name="ce1">
            <text:p>0.007512</text:p>
          </table:table-cell>
          <table:table-cell office:value-type="float" office:value="4.0618179999999997" table:style-name="ce1">
            <text:p>4.061818</text:p>
          </table:table-cell>
          <table:table-cell table:number-columns-repeated="1638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7.5129999999999997E-3" table:style-name="ce1">
            <text:p>0.007513</text:p>
          </table:table-cell>
          <table:table-cell office:value-type="float" office:value="4.0647279999999997" table:style-name="ce1">
            <text:p>4.064728</text:p>
          </table:table-cell>
          <table:table-cell table:number-columns-repeated="16381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dc:creator>Vijesh</dc:creator>
    <meta:creation-date>2023-02-13T12:59:12Z</meta:creation-date>
    <dc:date>2023-02-19T14:30:38Z</dc:date>
    <meta:editing-cycles>3</meta:editing-cycles>
    <meta:editing-duration>PT155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1.$A$2:.$A$1001"/>
          </chart:axis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1001" chart:class="chart:line" chart:attached-axis="primary-y" chart:style-name="G0S0">
            <chart:data-point chart:repeated="1000"/>
          </chart:series>
          <chart:series chart:label-cell-address="Sheet1.$C$1" chart:values-cell-range-address="Sheet1.$C$2:.$C$1001" chart:class="chart:line" chart:attached-axis="primary-y" chart:style-name="G0S1">
            <chart:data-point chart:repeated="10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